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21 17:46:50</text:p>
          </table:table-cell>
          <table:table-cell office:value-type="float" office:value="9377636" calcext:value-type="float">
            <text:p>9377636</text:p>
          </table:table-cell>
          <table:table-cell office:value-type="float" office:value="105216" calcext:value-type="float">
            <text:p>105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9300" calcext:value-type="float">
            <text:p>5739300</text:p>
          </table:table-cell>
          <table:table-cell office:value-type="float" office:value="32948" calcext:value-type="float">
            <text:p>32948</text:p>
          </table:table-cell>
          <table:table-cell office:value-type="float" office:value="9612" calcext:value-type="float">
            <text:p>9612</text:p>
          </table:table-cell>
          <table:table-cell office:value-type="float" office:value="23336" calcext:value-type="float">
            <text:p>23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1 17:46:51</text:p>
          </table:table-cell>
          <table:table-cell office:value-type="float" office:value="9305084" calcext:value-type="float">
            <text:p>93050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120320" calcext:value-type="float">
            <text:p>120320</text:p>
          </table:table-cell>
          <table:table-cell office:value-type="float" office:value="84368" calcext:value-type="float">
            <text:p>84368</text:p>
          </table:table-cell>
          <table:table-cell office:value-type="float" office:value="35952" calcext:value-type="float">
            <text:p>3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7587" calcext:value-type="float">
            <text:p>7587</text:p>
          </table:table-cell>
          <table:table-cell office:value-type="float" office:value="13952" calcext:value-type="float">
            <text:p>13952</text:p>
          </table:table-cell>
          <table:table-cell office:value-type="float" office:value="11662" calcext:value-type="float">
            <text:p>11662</text:p>
          </table:table-cell>
          <table:table-cell office:value-type="float" office:value="1664" calcext:value-type="float">
            <text:p>1664</text:p>
          </table:table-cell>
          <table:table-cell office:value-type="float" office:value="1306" calcext:value-type="float">
            <text:p>1306</text:p>
          </table:table-cell>
          <table:table-cell office:value-type="float" office:value="21296" calcext:value-type="float">
            <text:p>21296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4" calcext:value-type="float">
            <text:p>2984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2</text:p>
          </table:table-cell>
          <table:table-cell office:value-type="float" office:value="9189816" calcext:value-type="float">
            <text:p>918981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235820" calcext:value-type="float">
            <text:p>235820</text:p>
          </table:table-cell>
          <table:table-cell office:value-type="float" office:value="199868" calcext:value-type="float">
            <text:p>199868</text:p>
          </table:table-cell>
          <table:table-cell office:value-type="float" office:value="35952" calcext:value-type="float">
            <text:p>3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0464" calcext:value-type="float">
            <text:p>190464</text:p>
          </table:table-cell>
          <table:table-cell office:value-type="float" office:value="106231" calcext:value-type="float">
            <text:p>106231</text:p>
          </table:table-cell>
          <table:table-cell office:value-type="float" office:value="14976" calcext:value-type="float">
            <text:p>14976</text:p>
          </table:table-cell>
          <table:table-cell office:value-type="float" office:value="12704" calcext:value-type="float">
            <text:p>12704</text:p>
          </table:table-cell>
          <table:table-cell office:value-type="float" office:value="1664" calcext:value-type="float">
            <text:p>1664</text:p>
          </table:table-cell>
          <table:table-cell office:value-type="float" office:value="1306" calcext:value-type="float">
            <text:p>1306</text:p>
          </table:table-cell>
          <table:table-cell office:value-type="float" office:value="21296" calcext:value-type="float">
            <text:p>21296</text:p>
          </table:table-cell>
          <table:table-cell office:value-type="float" office:value="11584" calcext:value-type="float">
            <text:p>115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5" calcext:value-type="float">
            <text:p>29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3</text:p>
          </table:table-cell>
          <table:table-cell office:value-type="float" office:value="9156956" calcext:value-type="float">
            <text:p>91569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9288" calcext:value-type="float">
            <text:p>6149288</text:p>
          </table:table-cell>
          <table:table-cell office:value-type="float" office:value="277244" calcext:value-type="float">
            <text:p>277244</text:p>
          </table:table-cell>
          <table:table-cell office:value-type="float" office:value="241228" calcext:value-type="float">
            <text:p>241228</text:p>
          </table:table-cell>
          <table:table-cell office:value-type="float" office:value="36016" calcext:value-type="float">
            <text:p>36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9376" calcext:value-type="float">
            <text:p>229376</text:p>
          </table:table-cell>
          <table:table-cell office:value-type="float" office:value="9106" calcext:value-type="float">
            <text:p>9106</text:p>
          </table:table-cell>
          <table:table-cell office:value-type="float" office:value="14976" calcext:value-type="float">
            <text:p>14976</text:p>
          </table:table-cell>
          <table:table-cell office:value-type="float" office:value="12966" calcext:value-type="float">
            <text:p>12966</text:p>
          </table:table-cell>
          <table:table-cell office:value-type="float" office:value="1664" calcext:value-type="float">
            <text:p>1664</text:p>
          </table:table-cell>
          <table:table-cell office:value-type="float" office:value="1306" calcext:value-type="float">
            <text:p>1306</text:p>
          </table:table-cell>
          <table:table-cell office:value-type="float" office:value="21296" calcext:value-type="float">
            <text:p>2129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5" calcext:value-type="float">
            <text:p>2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4</text:p>
          </table:table-cell>
          <table:table-cell office:value-type="float" office:value="9301060" calcext:value-type="float">
            <text:p>93010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2108" calcext:value-type="float">
            <text:p>6482108</text:p>
          </table:table-cell>
          <table:table-cell office:value-type="float" office:value="123728" calcext:value-type="float">
            <text:p>123728</text:p>
          </table:table-cell>
          <table:table-cell office:value-type="float" office:value="87652" calcext:value-type="float">
            <text:p>87652</text:p>
          </table:table-cell>
          <table:table-cell office:value-type="float" office:value="36076" calcext:value-type="float">
            <text:p>3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480" calcext:value-type="float">
            <text:p>20480</text:p>
          </table:table-cell>
          <table:table-cell office:value-type="float" office:value="4796" calcext:value-type="float">
            <text:p>479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57" calcext:value-type="float">
            <text:p>13057</text:p>
          </table:table-cell>
          <table:table-cell office:value-type="float" office:value="1664" calcext:value-type="float">
            <text:p>1664</text:p>
          </table:table-cell>
          <table:table-cell office:value-type="float" office:value="1312" calcext:value-type="float">
            <text:p>1312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708" calcext:value-type="float">
            <text:p>2770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09" calcext:value-type="float">
            <text:p>30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5</text:p>
          </table:table-cell>
          <table:table-cell office:value-type="float" office:value="9301060" calcext:value-type="float">
            <text:p>93010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2108" calcext:value-type="float">
            <text:p>6482108</text:p>
          </table:table-cell>
          <table:table-cell office:value-type="float" office:value="123728" calcext:value-type="float">
            <text:p>123728</text:p>
          </table:table-cell>
          <table:table-cell office:value-type="float" office:value="87652" calcext:value-type="float">
            <text:p>87652</text:p>
          </table:table-cell>
          <table:table-cell office:value-type="float" office:value="36076" calcext:value-type="float">
            <text:p>36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480" calcext:value-type="float">
            <text:p>20480</text:p>
          </table:table-cell>
          <table:table-cell office:value-type="float" office:value="4796" calcext:value-type="float">
            <text:p>479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57" calcext:value-type="float">
            <text:p>13057</text:p>
          </table:table-cell>
          <table:table-cell office:value-type="float" office:value="1664" calcext:value-type="float">
            <text:p>1664</text:p>
          </table:table-cell>
          <table:table-cell office:value-type="float" office:value="1312" calcext:value-type="float">
            <text:p>1312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6</text:p>
          </table:table-cell>
          <table:table-cell office:value-type="float" office:value="9309316" calcext:value-type="float">
            <text:p>930931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2108" calcext:value-type="float">
            <text:p>6482108</text:p>
          </table:table-cell>
          <table:table-cell office:value-type="float" office:value="123728" calcext:value-type="float">
            <text:p>123728</text:p>
          </table:table-cell>
          <table:table-cell office:value-type="float" office:value="87652" calcext:value-type="float">
            <text:p>87652</text:p>
          </table:table-cell>
          <table:table-cell office:value-type="float" office:value="36076" calcext:value-type="float">
            <text:p>36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480" calcext:value-type="float">
            <text:p>20480</text:p>
          </table:table-cell>
          <table:table-cell office:value-type="float" office:value="4796" calcext:value-type="float">
            <text:p>479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57" calcext:value-type="float">
            <text:p>13057</text:p>
          </table:table-cell>
          <table:table-cell office:value-type="float" office:value="1664" calcext:value-type="float">
            <text:p>1664</text:p>
          </table:table-cell>
          <table:table-cell office:value-type="float" office:value="1312" calcext:value-type="float">
            <text:p>1312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7</text:p>
          </table:table-cell>
          <table:table-cell office:value-type="float" office:value="9309368" calcext:value-type="float">
            <text:p>93093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2108" calcext:value-type="float">
            <text:p>6482108</text:p>
          </table:table-cell>
          <table:table-cell office:value-type="float" office:value="123728" calcext:value-type="float">
            <text:p>123728</text:p>
          </table:table-cell>
          <table:table-cell office:value-type="float" office:value="87652" calcext:value-type="float">
            <text:p>87652</text:p>
          </table:table-cell>
          <table:table-cell office:value-type="float" office:value="36076" calcext:value-type="float">
            <text:p>36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480" calcext:value-type="float">
            <text:p>20480</text:p>
          </table:table-cell>
          <table:table-cell office:value-type="float" office:value="4796" calcext:value-type="float">
            <text:p>4796</text:p>
          </table:table-cell>
          <table:table-cell office:value-type="float" office:value="14976" calcext:value-type="float">
            <text:p>14976</text:p>
          </table:table-cell>
          <table:table-cell office:value-type="float" office:value="13057" calcext:value-type="float">
            <text:p>13057</text:p>
          </table:table-cell>
          <table:table-cell office:value-type="float" office:value="1664" calcext:value-type="float">
            <text:p>1664</text:p>
          </table:table-cell>
          <table:table-cell office:value-type="float" office:value="1312" calcext:value-type="float">
            <text:p>1312</text:p>
          </table:table-cell>
          <table:table-cell office:value-type="float" office:value="24960" calcext:value-type="float">
            <text:p>2496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708" calcext:value-type="float">
            <text:p>2770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8</text:p>
          </table:table-cell>
          <table:table-cell office:value-type="float" office:value="9150788" calcext:value-type="float">
            <text:p>91507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4988" calcext:value-type="float">
            <text:p>6604988</text:p>
          </table:table-cell>
          <table:table-cell office:value-type="float" office:value="278128" calcext:value-type="float">
            <text:p>278128</text:p>
          </table:table-cell>
          <table:table-cell office:value-type="float" office:value="242080" calcext:value-type="float">
            <text:p>242080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480" calcext:value-type="float">
            <text:p>20480</text:p>
          </table:table-cell>
          <table:table-cell office:value-type="float" office:value="8730" calcext:value-type="float">
            <text:p>8730</text:p>
          </table:table-cell>
          <table:table-cell office:value-type="float" office:value="150848" calcext:value-type="float">
            <text:p>150848</text:p>
          </table:table-cell>
          <table:table-cell office:value-type="float" office:value="141467" calcext:value-type="float">
            <text:p>141467</text:p>
          </table:table-cell>
          <table:table-cell office:value-type="float" office:value="13976" calcext:value-type="float">
            <text:p>13976</text:p>
          </table:table-cell>
          <table:table-cell office:value-type="float" office:value="10550" calcext:value-type="float">
            <text:p>10550</text:p>
          </table:table-cell>
          <table:table-cell office:value-type="float" office:value="249496" calcext:value-type="float">
            <text:p>2494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7708" calcext:value-type="float">
            <text:p>27708</text:p>
          </table:table-cell>
          <table:table-cell office:value-type="float" office:value="333" calcext:value-type="float">
            <text:p>333</text:p>
          </table:table-cell>
          <table:table-cell office:value-type="float" office:value="208" calcext:value-type="float">
            <text:p>208</text:p>
          </table:table-cell>
          <table:table-cell office:value-type="float" office:value="14895" calcext:value-type="float">
            <text:p>14895</text:p>
          </table:table-cell>
          <table:table-cell office:value-type="float" office:value="11886" calcext:value-type="float">
            <text:p>1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6:59</text:p>
          </table:table-cell>
          <table:table-cell office:value-type="float" office:value="8953676" calcext:value-type="float">
            <text:p>89536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6780" calcext:value-type="float">
            <text:p>6766780</text:p>
          </table:table-cell>
          <table:table-cell office:value-type="float" office:value="478712" calcext:value-type="float">
            <text:p>478712</text:p>
          </table:table-cell>
          <table:table-cell office:value-type="float" office:value="442664" calcext:value-type="float">
            <text:p>442664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200" calcext:value-type="float">
            <text:p>51200</text:p>
          </table:table-cell>
          <table:table-cell office:value-type="float" office:value="37003" calcext:value-type="float">
            <text:p>37003</text:p>
          </table:table-cell>
          <table:table-cell office:value-type="float" office:value="327692" calcext:value-type="float">
            <text:p>327692</text:p>
          </table:table-cell>
          <table:table-cell office:value-type="float" office:value="308545" calcext:value-type="float">
            <text:p>308545</text:p>
          </table:table-cell>
          <table:table-cell office:value-type="float" office:value="30052" calcext:value-type="float">
            <text:p>30052</text:p>
          </table:table-cell>
          <table:table-cell office:value-type="float" office:value="22565" calcext:value-type="float">
            <text:p>22565</text:p>
          </table:table-cell>
          <table:table-cell office:value-type="float" office:value="452360" calcext:value-type="float">
            <text:p>452360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487" calcext:value-type="float">
            <text:p>487</text:p>
          </table:table-cell>
          <table:table-cell office:value-type="float" office:value="208" calcext:value-type="float">
            <text:p>208</text:p>
          </table:table-cell>
          <table:table-cell office:value-type="float" office:value="30362" calcext:value-type="float">
            <text:p>30362</text:p>
          </table:table-cell>
          <table:table-cell office:value-type="float" office:value="15467" calcext:value-type="float">
            <text:p>1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0</text:p>
          </table:table-cell>
          <table:table-cell office:value-type="float" office:value="8808844" calcext:value-type="float">
            <text:p>88088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office:value-type="float" office:value="12648" calcext:value-type="float">
            <text:p>1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1</text:p>
          </table:table-cell>
          <table:table-cell office:value-type="float" office:value="8808876" calcext:value-type="float">
            <text:p>88088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2</text:p>
          </table:table-cell>
          <table:table-cell office:value-type="float" office:value="8808876" calcext:value-type="float">
            <text:p>88088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3</text:p>
          </table:table-cell>
          <table:table-cell office:value-type="float" office:value="8808876" calcext:value-type="float">
            <text:p>88088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4</text:p>
          </table:table-cell>
          <table:table-cell office:value-type="float" office:value="8808828" calcext:value-type="float">
            <text:p>88088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5</text:p>
          </table:table-cell>
          <table:table-cell office:value-type="float" office:value="8808880" calcext:value-type="float">
            <text:p>880888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6</text:p>
          </table:table-cell>
          <table:table-cell office:value-type="float" office:value="8808608" calcext:value-type="float">
            <text:p>880860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7</text:p>
          </table:table-cell>
          <table:table-cell office:value-type="float" office:value="8808132" calcext:value-type="float">
            <text:p>88081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9292" calcext:value-type="float">
            <text:p>619292</text:p>
          </table:table-cell>
          <table:table-cell office:value-type="float" office:value="583244" calcext:value-type="float">
            <text:p>5832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1968" calcext:value-type="float">
            <text:p>11968</text:p>
          </table:table-cell>
          <table:table-cell office:value-type="float" office:value="472460" calcext:value-type="float">
            <text:p>472460</text:p>
          </table:table-cell>
          <table:table-cell office:value-type="float" office:value="445159" calcext:value-type="float">
            <text:p>445159</text:p>
          </table:table-cell>
          <table:table-cell office:value-type="float" office:value="43236" calcext:value-type="float">
            <text:p>43236</text:p>
          </table:table-cell>
          <table:table-cell office:value-type="float" office:value="32387" calcext:value-type="float">
            <text:p>3238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08</text:p>
          </table:table-cell>
          <table:table-cell office:value-type="float" office:value="8811976" calcext:value-type="float">
            <text:p>88119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7:09</text:p>
          </table:table-cell>
          <table:table-cell office:value-type="float" office:value="8811976" calcext:value-type="float">
            <text:p>88119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0</text:p>
          </table:table-cell>
          <table:table-cell office:value-type="float" office:value="8812252" calcext:value-type="float">
            <text:p>88122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1</text:p>
          </table:table-cell>
          <table:table-cell office:value-type="float" office:value="8820356" calcext:value-type="float">
            <text:p>88203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2</text:p>
          </table:table-cell>
          <table:table-cell office:value-type="float" office:value="8816636" calcext:value-type="float">
            <text:p>88166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3</text:p>
          </table:table-cell>
          <table:table-cell office:value-type="float" office:value="8816636" calcext:value-type="float">
            <text:p>88166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4</text:p>
          </table:table-cell>
          <table:table-cell office:value-type="float" office:value="8816636" calcext:value-type="float">
            <text:p>88166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5</text:p>
          </table:table-cell>
          <table:table-cell office:value-type="float" office:value="8820480" calcext:value-type="float">
            <text:p>882048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11092" calcext:value-type="float">
            <text:p>611092</text:p>
          </table:table-cell>
          <table:table-cell office:value-type="float" office:value="575044" calcext:value-type="float">
            <text:p>57504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7" calcext:value-type="float">
            <text:p>10477</text:p>
          </table:table-cell>
          <table:table-cell office:value-type="float" office:value="472460" calcext:value-type="float">
            <text:p>472460</text:p>
          </table:table-cell>
          <table:table-cell office:value-type="float" office:value="358746" calcext:value-type="float">
            <text:p>358746</text:p>
          </table:table-cell>
          <table:table-cell office:value-type="float" office:value="43236" calcext:value-type="float">
            <text:p>43236</text:p>
          </table:table-cell>
          <table:table-cell office:value-type="float" office:value="26172" calcext:value-type="float">
            <text:p>2617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6</text:p>
          </table:table-cell>
          <table:table-cell office:value-type="float" office:value="8815028" calcext:value-type="float">
            <text:p>88150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7:17</text:p>
          </table:table-cell>
          <table:table-cell office:value-type="float" office:value="8814904" calcext:value-type="float">
            <text:p>88149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8</text:p>
          </table:table-cell>
          <table:table-cell office:value-type="float" office:value="8814904" calcext:value-type="float">
            <text:p>88149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19</text:p>
          </table:table-cell>
          <table:table-cell office:value-type="float" office:value="8823212" calcext:value-type="float">
            <text:p>88232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0</text:p>
          </table:table-cell>
          <table:table-cell office:value-type="float" office:value="8819196" calcext:value-type="float">
            <text:p>88191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1</text:p>
          </table:table-cell>
          <table:table-cell office:value-type="float" office:value="8803868" calcext:value-type="float">
            <text:p>88038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2</text:p>
          </table:table-cell>
          <table:table-cell office:value-type="float" office:value="8803868" calcext:value-type="float">
            <text:p>88038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3</text:p>
          </table:table-cell>
          <table:table-cell office:value-type="float" office:value="8803748" calcext:value-type="float">
            <text:p>88037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8168" calcext:value-type="float">
            <text:p>608168</text:p>
          </table:table-cell>
          <table:table-cell office:value-type="float" office:value="572120" calcext:value-type="float">
            <text:p>57212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888" calcext:value-type="float">
            <text:p>37888</text:p>
          </table:table-cell>
          <table:table-cell office:value-type="float" office:value="9029" calcext:value-type="float">
            <text:p>9029</text:p>
          </table:table-cell>
          <table:table-cell office:value-type="float" office:value="472460" calcext:value-type="float">
            <text:p>472460</text:p>
          </table:table-cell>
          <table:table-cell office:value-type="float" office:value="272332" calcext:value-type="float">
            <text:p>272332</text:p>
          </table:table-cell>
          <table:table-cell office:value-type="float" office:value="43236" calcext:value-type="float">
            <text:p>43236</text:p>
          </table:table-cell>
          <table:table-cell office:value-type="float" office:value="19957" calcext:value-type="float">
            <text:p>1995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4</text:p>
          </table:table-cell>
          <table:table-cell office:value-type="float" office:value="8802224" calcext:value-type="float">
            <text:p>88022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342" calcext:value-type="float">
            <text:p>7342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19" calcext:value-type="float">
            <text:p>185919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7:25</text:p>
          </table:table-cell>
          <table:table-cell office:value-type="float" office:value="8802012" calcext:value-type="float">
            <text:p>88020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19" calcext:value-type="float">
            <text:p>185919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6</text:p>
          </table:table-cell>
          <table:table-cell office:value-type="float" office:value="8802012" calcext:value-type="float">
            <text:p>88020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19" calcext:value-type="float">
            <text:p>185919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7</text:p>
          </table:table-cell>
          <table:table-cell office:value-type="float" office:value="8810072" calcext:value-type="float">
            <text:p>881007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19" calcext:value-type="float">
            <text:p>185919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8</text:p>
          </table:table-cell>
          <table:table-cell office:value-type="float" office:value="8809948" calcext:value-type="float">
            <text:p>88099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20" calcext:value-type="float">
            <text:p>185920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29</text:p>
          </table:table-cell>
          <table:table-cell office:value-type="float" office:value="8807236" calcext:value-type="float">
            <text:p>88072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20" calcext:value-type="float">
            <text:p>185920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0</text:p>
          </table:table-cell>
          <table:table-cell office:value-type="float" office:value="8811156" calcext:value-type="float">
            <text:p>88111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20" calcext:value-type="float">
            <text:p>185920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1</text:p>
          </table:table-cell>
          <table:table-cell office:value-type="float" office:value="8811156" calcext:value-type="float">
            <text:p>88111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7852" calcext:value-type="float">
            <text:p>6897852</text:p>
          </table:table-cell>
          <table:table-cell office:value-type="float" office:value="604976" calcext:value-type="float">
            <text:p>604976</text:p>
          </table:table-cell>
          <table:table-cell office:value-type="float" office:value="568928" calcext:value-type="float">
            <text:p>56892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81" calcext:value-type="float">
            <text:p>7581</text:p>
          </table:table-cell>
          <table:table-cell office:value-type="float" office:value="472460" calcext:value-type="float">
            <text:p>472460</text:p>
          </table:table-cell>
          <table:table-cell office:value-type="float" office:value="185920" calcext:value-type="float">
            <text:p>185920</text:p>
          </table:table-cell>
          <table:table-cell office:value-type="float" office:value="43236" calcext:value-type="float">
            <text:p>43236</text:p>
          </table:table-cell>
          <table:table-cell office:value-type="float" office:value="13742" calcext:value-type="float">
            <text:p>13742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2</text:p>
          </table:table-cell>
          <table:table-cell office:value-type="float" office:value="8820048" calcext:value-type="float">
            <text:p>88200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5920" calcext:value-type="float">
            <text:p>5920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7:33</text:p>
          </table:table-cell>
          <table:table-cell office:value-type="float" office:value="8816040" calcext:value-type="float">
            <text:p>88160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4</text:p>
          </table:table-cell>
          <table:table-cell office:value-type="float" office:value="8816040" calcext:value-type="float">
            <text:p>88160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5</text:p>
          </table:table-cell>
          <table:table-cell office:value-type="float" office:value="8824108" calcext:value-type="float">
            <text:p>882410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6</text:p>
          </table:table-cell>
          <table:table-cell office:value-type="float" office:value="8824124" calcext:value-type="float">
            <text:p>88241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7</text:p>
          </table:table-cell>
          <table:table-cell office:value-type="float" office:value="8820632" calcext:value-type="float">
            <text:p>88206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8</text:p>
          </table:table-cell>
          <table:table-cell office:value-type="float" office:value="8824228" calcext:value-type="float">
            <text:p>88242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39</text:p>
          </table:table-cell>
          <table:table-cell office:value-type="float" office:value="8824104" calcext:value-type="float">
            <text:p>88241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0</text:p>
          </table:table-cell>
          <table:table-cell office:value-type="float" office:value="8824104" calcext:value-type="float">
            <text:p>88241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1</text:p>
          </table:table-cell>
          <table:table-cell office:value-type="float" office:value="8822928" calcext:value-type="float">
            <text:p>88229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2</text:p>
          </table:table-cell>
          <table:table-cell office:value-type="float" office:value="8822928" calcext:value-type="float">
            <text:p>88229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3</text:p>
          </table:table-cell>
          <table:table-cell office:value-type="float" office:value="8822928" calcext:value-type="float">
            <text:p>88229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4</text:p>
          </table:table-cell>
          <table:table-cell office:value-type="float" office:value="8822928" calcext:value-type="float">
            <text:p>88229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5</text:p>
          </table:table-cell>
          <table:table-cell office:value-type="float" office:value="8822928" calcext:value-type="float">
            <text:p>88229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6</text:p>
          </table:table-cell>
          <table:table-cell office:value-type="float" office:value="8839208" calcext:value-type="float">
            <text:p>883920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7</text:p>
          </table:table-cell>
          <table:table-cell office:value-type="float" office:value="8839304" calcext:value-type="float">
            <text:p>88393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8</text:p>
          </table:table-cell>
          <table:table-cell office:value-type="float" office:value="8839304" calcext:value-type="float">
            <text:p>88393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49</text:p>
          </table:table-cell>
          <table:table-cell office:value-type="float" office:value="8839304" calcext:value-type="float">
            <text:p>88393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0</text:p>
          </table:table-cell>
          <table:table-cell office:value-type="float" office:value="8839304" calcext:value-type="float">
            <text:p>88393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1</text:p>
          </table:table-cell>
          <table:table-cell office:value-type="float" office:value="8824944" calcext:value-type="float">
            <text:p>88249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2</text:p>
          </table:table-cell>
          <table:table-cell office:value-type="float" office:value="8824924" calcext:value-type="float">
            <text:p>88249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3</text:p>
          </table:table-cell>
          <table:table-cell office:value-type="float" office:value="8824924" calcext:value-type="float">
            <text:p>88249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4</text:p>
          </table:table-cell>
          <table:table-cell office:value-type="float" office:value="8824924" calcext:value-type="float">
            <text:p>88249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5</text:p>
          </table:table-cell>
          <table:table-cell office:value-type="float" office:value="8824676" calcext:value-type="float">
            <text:p>88246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6</text:p>
          </table:table-cell>
          <table:table-cell office:value-type="float" office:value="8823856" calcext:value-type="float">
            <text:p>88238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7</text:p>
          </table:table-cell>
          <table:table-cell office:value-type="float" office:value="8823856" calcext:value-type="float">
            <text:p>88238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8</text:p>
          </table:table-cell>
          <table:table-cell office:value-type="float" office:value="8823860" calcext:value-type="float">
            <text:p>88238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7:59</text:p>
          </table:table-cell>
          <table:table-cell office:value-type="float" office:value="8824056" calcext:value-type="float">
            <text:p>88240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0</text:p>
          </table:table-cell>
          <table:table-cell office:value-type="float" office:value="8824368" calcext:value-type="float">
            <text:p>88243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1</text:p>
          </table:table-cell>
          <table:table-cell office:value-type="float" office:value="8823268" calcext:value-type="float">
            <text:p>88232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2</text:p>
          </table:table-cell>
          <table:table-cell office:value-type="float" office:value="8823396" calcext:value-type="float">
            <text:p>88233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3</text:p>
          </table:table-cell>
          <table:table-cell office:value-type="float" office:value="8823404" calcext:value-type="float">
            <text:p>88234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4</text:p>
          </table:table-cell>
          <table:table-cell office:value-type="float" office:value="8823404" calcext:value-type="float">
            <text:p>88234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5</text:p>
          </table:table-cell>
          <table:table-cell office:value-type="float" office:value="8823404" calcext:value-type="float">
            <text:p>88234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6</text:p>
          </table:table-cell>
          <table:table-cell office:value-type="float" office:value="8838824" calcext:value-type="float">
            <text:p>88388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7</text:p>
          </table:table-cell>
          <table:table-cell office:value-type="float" office:value="8838948" calcext:value-type="float">
            <text:p>88389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8</text:p>
          </table:table-cell>
          <table:table-cell office:value-type="float" office:value="8838788" calcext:value-type="float">
            <text:p>88387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09</text:p>
          </table:table-cell>
          <table:table-cell office:value-type="float" office:value="8838820" calcext:value-type="float">
            <text:p>88388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0</text:p>
          </table:table-cell>
          <table:table-cell office:value-type="float" office:value="8823856" calcext:value-type="float">
            <text:p>88238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1</text:p>
          </table:table-cell>
          <table:table-cell office:value-type="float" office:value="8823732" calcext:value-type="float">
            <text:p>8823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2</text:p>
          </table:table-cell>
          <table:table-cell office:value-type="float" office:value="8823732" calcext:value-type="float">
            <text:p>8823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3</text:p>
          </table:table-cell>
          <table:table-cell office:value-type="float" office:value="8823728" calcext:value-type="float">
            <text:p>88237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4</text:p>
          </table:table-cell>
          <table:table-cell office:value-type="float" office:value="8823628" calcext:value-type="float">
            <text:p>88236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5</text:p>
          </table:table-cell>
          <table:table-cell office:value-type="float" office:value="8823500" calcext:value-type="float">
            <text:p>88235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6</text:p>
          </table:table-cell>
          <table:table-cell office:value-type="float" office:value="8823008" calcext:value-type="float">
            <text:p>88230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7</text:p>
          </table:table-cell>
          <table:table-cell office:value-type="float" office:value="8823008" calcext:value-type="float">
            <text:p>88230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8</text:p>
          </table:table-cell>
          <table:table-cell office:value-type="float" office:value="8823080" calcext:value-type="float">
            <text:p>88230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19</text:p>
          </table:table-cell>
          <table:table-cell office:value-type="float" office:value="8823880" calcext:value-type="float">
            <text:p>88238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0</text:p>
          </table:table-cell>
          <table:table-cell office:value-type="float" office:value="8823380" calcext:value-type="float">
            <text:p>88233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1</text:p>
          </table:table-cell>
          <table:table-cell office:value-type="float" office:value="8823268" calcext:value-type="float">
            <text:p>88232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2</text:p>
          </table:table-cell>
          <table:table-cell office:value-type="float" office:value="8823268" calcext:value-type="float">
            <text:p>88232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3</text:p>
          </table:table-cell>
          <table:table-cell office:value-type="float" office:value="8823144" calcext:value-type="float">
            <text:p>88231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4</text:p>
          </table:table-cell>
          <table:table-cell office:value-type="float" office:value="8823144" calcext:value-type="float">
            <text:p>88231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5</text:p>
          </table:table-cell>
          <table:table-cell office:value-type="float" office:value="8839428" calcext:value-type="float">
            <text:p>8839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6</text:p>
          </table:table-cell>
          <table:table-cell office:value-type="float" office:value="8839428" calcext:value-type="float">
            <text:p>8839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7</text:p>
          </table:table-cell>
          <table:table-cell office:value-type="float" office:value="8839844" calcext:value-type="float">
            <text:p>88398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8</text:p>
          </table:table-cell>
          <table:table-cell office:value-type="float" office:value="8839996" calcext:value-type="float">
            <text:p>8839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29</text:p>
          </table:table-cell>
          <table:table-cell office:value-type="float" office:value="8839996" calcext:value-type="float">
            <text:p>8839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0</text:p>
          </table:table-cell>
          <table:table-cell office:value-type="float" office:value="8839996" calcext:value-type="float">
            <text:p>8839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1</text:p>
          </table:table-cell>
          <table:table-cell office:value-type="float" office:value="8839996" calcext:value-type="float">
            <text:p>8839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2</text:p>
          </table:table-cell>
          <table:table-cell office:value-type="float" office:value="8802564" calcext:value-type="float">
            <text:p>88025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3</text:p>
          </table:table-cell>
          <table:table-cell office:value-type="float" office:value="8805808" calcext:value-type="float">
            <text:p>88058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4</text:p>
          </table:table-cell>
          <table:table-cell office:value-type="float" office:value="8805808" calcext:value-type="float">
            <text:p>88058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5</text:p>
          </table:table-cell>
          <table:table-cell office:value-type="float" office:value="8805808" calcext:value-type="float">
            <text:p>88058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48" calcext:value-type="float">
            <text:p>27648</text:p>
          </table:table-cell>
          <table:table-cell office:value-type="float" office:value="6106" calcext:value-type="float">
            <text:p>6106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6</text:p>
          </table:table-cell>
          <table:table-cell office:value-type="float" office:value="8800848" calcext:value-type="float">
            <text:p>88008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233" calcext:value-type="float">
            <text:p>7233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680" calcext:value-type="float">
            <text:p>2668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7</text:p>
          </table:table-cell>
          <table:table-cell office:value-type="float" office:value="8800520" calcext:value-type="float">
            <text:p>88005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233" calcext:value-type="float">
            <text:p>7233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8</text:p>
          </table:table-cell>
          <table:table-cell office:value-type="float" office:value="8804516" calcext:value-type="float">
            <text:p>88045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233" calcext:value-type="float">
            <text:p>7233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39</text:p>
          </table:table-cell>
          <table:table-cell office:value-type="float" office:value="8804516" calcext:value-type="float">
            <text:p>88045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7233" calcext:value-type="float">
            <text:p>7233</text:p>
          </table:table-cell>
          <table:table-cell office:value-type="float" office:value="466316" calcext:value-type="float">
            <text:p>466316</text:p>
          </table:table-cell>
          <table:table-cell office:value-type="float" office:value="99507" calcext:value-type="float">
            <text:p>99507</text:p>
          </table:table-cell>
          <table:table-cell office:value-type="float" office:value="43236" calcext:value-type="float">
            <text:p>43236</text:p>
          </table:table-cell>
          <table:table-cell office:value-type="float" office:value="7527" calcext:value-type="float">
            <text:p>7527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0</text:p>
          </table:table-cell>
          <table:table-cell office:value-type="float" office:value="8802652" calcext:value-type="float">
            <text:p>88026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591584" calcext:value-type="float">
            <text:p>591584</text:p>
          </table:table-cell>
          <table:table-cell office:value-type="float" office:value="555536" calcext:value-type="float">
            <text:p>555536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0308" calcext:value-type="float">
            <text:p>10308</text:p>
          </table:table-cell>
          <table:table-cell office:value-type="float" office:value="466316" calcext:value-type="float">
            <text:p>466316</text:p>
          </table:table-cell>
          <table:table-cell office:value-type="float" office:value="106917" calcext:value-type="float">
            <text:p>106917</text:p>
          </table:table-cell>
          <table:table-cell office:value-type="float" office:value="43236" calcext:value-type="float">
            <text:p>43236</text:p>
          </table:table-cell>
          <table:table-cell office:value-type="float" office:value="8063" calcext:value-type="float">
            <text:p>8063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301" calcext:value-type="float">
            <text:p>301</text:p>
          </table:table-cell>
          <table:table-cell office:value-type="float" office:value="208" calcext:value-type="float">
            <text:p>208</text:p>
          </table:table-cell>
          <table:table-cell office:value-type="float" office:value="11695" calcext:value-type="float">
            <text:p>11695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1</text:p>
          </table:table-cell>
          <table:table-cell office:value-type="float" office:value="8794796" calcext:value-type="float">
            <text:p>8794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1708" calcext:value-type="float">
            <text:p>6891708</text:p>
          </table:table-cell>
          <table:table-cell office:value-type="float" office:value="601328" calcext:value-type="float">
            <text:p>601328</text:p>
          </table:table-cell>
          <table:table-cell office:value-type="float" office:value="565280" calcext:value-type="float">
            <text:p>565280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7648" calcext:value-type="float">
            <text:p>27648</text:p>
          </table:table-cell>
          <table:table-cell office:value-type="float" office:value="17130" calcext:value-type="float">
            <text:p>17130</text:p>
          </table:table-cell>
          <table:table-cell office:value-type="float" office:value="466316" calcext:value-type="float">
            <text:p>466316</text:p>
          </table:table-cell>
          <table:table-cell office:value-type="float" office:value="323117" calcext:value-type="float">
            <text:p>323117</text:p>
          </table:table-cell>
          <table:table-cell office:value-type="float" office:value="43236" calcext:value-type="float">
            <text:p>43236</text:p>
          </table:table-cell>
          <table:table-cell office:value-type="float" office:value="23611" calcext:value-type="float">
            <text:p>23611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680" calcext:value-type="float">
            <text:p>26680</text:p>
          </table:table-cell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office:value-type="float" office:value="31711" calcext:value-type="float">
            <text:p>31711</text:p>
          </table:table-cell>
          <table:table-cell office:value-type="float" office:value="20016" calcext:value-type="float">
            <text:p>2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2</text:p>
          </table:table-cell>
          <table:table-cell office:value-type="float" office:value="8679352" calcext:value-type="float">
            <text:p>86793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61340" calcext:value-type="float">
            <text:p>6961340</text:p>
          </table:table-cell>
          <table:table-cell office:value-type="float" office:value="717952" calcext:value-type="float">
            <text:p>717952</text:p>
          </table:table-cell>
          <table:table-cell office:value-type="float" office:value="681904" calcext:value-type="float">
            <text:p>681904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536" calcext:value-type="float">
            <text:p>65536</text:p>
          </table:table-cell>
          <table:table-cell office:value-type="float" office:value="24846" calcext:value-type="float">
            <text:p>24846</text:p>
          </table:table-cell>
          <table:table-cell office:value-type="float" office:value="541964" calcext:value-type="float">
            <text:p>541964</text:p>
          </table:table-cell>
          <table:table-cell office:value-type="float" office:value="510735" calcext:value-type="float">
            <text:p>510735</text:p>
          </table:table-cell>
          <table:table-cell office:value-type="float" office:value="49508" calcext:value-type="float">
            <text:p>49508</text:p>
          </table:table-cell>
          <table:table-cell office:value-type="float" office:value="37105" calcext:value-type="float">
            <text:p>37105</text:p>
          </table:table-cell>
          <table:table-cell office:value-type="float" office:value="787436" calcext:value-type="float">
            <text:p>787436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652" calcext:value-type="float">
            <text:p>25652</text:p>
          </table:table-cell>
          <table:table-cell office:value-type="float" office:value="673" calcext:value-type="float">
            <text:p>673</text:p>
          </table:table-cell>
          <table:table-cell office:value-type="float" office:value="208" calcext:value-type="float">
            <text:p>208</text:p>
          </table:table-cell>
          <table:table-cell office:value-type="float" office:value="49081" calcext:value-type="float">
            <text:p>49081</text:p>
          </table:table-cell>
          <table:table-cell office:value-type="float" office:value="17370" calcext:value-type="float">
            <text:p>17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3</text:p>
          </table:table-cell>
          <table:table-cell office:value-type="float" office:value="8667572" calcext:value-type="float">
            <text:p>86675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4</text:p>
          </table:table-cell>
          <table:table-cell office:value-type="float" office:value="8671196" calcext:value-type="float">
            <text:p>8671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5</text:p>
          </table:table-cell>
          <table:table-cell office:value-type="float" office:value="8671196" calcext:value-type="float">
            <text:p>8671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6</text:p>
          </table:table-cell>
          <table:table-cell office:value-type="float" office:value="8671196" calcext:value-type="float">
            <text:p>8671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7</text:p>
          </table:table-cell>
          <table:table-cell office:value-type="float" office:value="8667796" calcext:value-type="float">
            <text:p>8667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8</text:p>
          </table:table-cell>
          <table:table-cell office:value-type="float" office:value="8699284" calcext:value-type="float">
            <text:p>86992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49</text:p>
          </table:table-cell>
          <table:table-cell office:value-type="float" office:value="8699452" calcext:value-type="float">
            <text:p>86994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0</text:p>
          </table:table-cell>
          <table:table-cell office:value-type="float" office:value="8699452" calcext:value-type="float">
            <text:p>86994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1</text:p>
          </table:table-cell>
          <table:table-cell office:value-type="float" office:value="8699328" calcext:value-type="float">
            <text:p>86993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2</text:p>
          </table:table-cell>
          <table:table-cell office:value-type="float" office:value="8699452" calcext:value-type="float">
            <text:p>86994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3</text:p>
          </table:table-cell>
          <table:table-cell office:value-type="float" office:value="8698964" calcext:value-type="float">
            <text:p>86989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4</text:p>
          </table:table-cell>
          <table:table-cell office:value-type="float" office:value="8698968" calcext:value-type="float">
            <text:p>86989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8732" calcext:value-type="float">
            <text:p>728732</text:p>
          </table:table-cell>
          <table:table-cell office:value-type="float" office:value="692684" calcext:value-type="float">
            <text:p>692684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13328" calcext:value-type="float">
            <text:p>13328</text:p>
          </table:table-cell>
          <table:table-cell office:value-type="float" office:value="563980" calcext:value-type="float">
            <text:p>5639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51556" calcext:value-type="float">
            <text:p>51556</text:p>
          </table:table-cell>
          <table:table-cell office:value-type="float" office:value="38602" calcext:value-type="float">
            <text:p>3860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0" calcext:value-type="float">
            <text:p>5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5</text:p>
          </table:table-cell>
          <table:table-cell office:value-type="float" office:value="8702192" calcext:value-type="float">
            <text:p>87021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8:56</text:p>
          </table:table-cell>
          <table:table-cell office:value-type="float" office:value="8706164" calcext:value-type="float">
            <text:p>87061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7</text:p>
          </table:table-cell>
          <table:table-cell office:value-type="float" office:value="8706164" calcext:value-type="float">
            <text:p>87061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8</text:p>
          </table:table-cell>
          <table:table-cell office:value-type="float" office:value="8710256" calcext:value-type="float">
            <text:p>8710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8:59</text:p>
          </table:table-cell>
          <table:table-cell office:value-type="float" office:value="8706540" calcext:value-type="float">
            <text:p>87065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0</text:p>
          </table:table-cell>
          <table:table-cell office:value-type="float" office:value="8706664" calcext:value-type="float">
            <text:p>87066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1</text:p>
          </table:table-cell>
          <table:table-cell office:value-type="float" office:value="8710632" calcext:value-type="float">
            <text:p>87106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2</text:p>
          </table:table-cell>
          <table:table-cell office:value-type="float" office:value="8710652" calcext:value-type="float">
            <text:p>87106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21416" calcext:value-type="float">
            <text:p>721416</text:p>
          </table:table-cell>
          <table:table-cell office:value-type="float" office:value="685368" calcext:value-type="float">
            <text:p>685368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563980" calcext:value-type="float">
            <text:p>563980</text:p>
          </table:table-cell>
          <table:table-cell office:value-type="float" office:value="445165" calcext:value-type="float">
            <text:p>445165</text:p>
          </table:table-cell>
          <table:table-cell office:value-type="float" office:value="51556" calcext:value-type="float">
            <text:p>51556</text:p>
          </table:table-cell>
          <table:table-cell office:value-type="float" office:value="32387" calcext:value-type="float">
            <text:p>3238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0" calcext:value-type="float">
            <text:p>4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3</text:p>
          </table:table-cell>
          <table:table-cell office:value-type="float" office:value="8709784" calcext:value-type="float">
            <text:p>87097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9:04</text:p>
          </table:table-cell>
          <table:table-cell office:value-type="float" office:value="8717596" calcext:value-type="float">
            <text:p>87175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5</text:p>
          </table:table-cell>
          <table:table-cell office:value-type="float" office:value="8717472" calcext:value-type="float">
            <text:p>87174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6</text:p>
          </table:table-cell>
          <table:table-cell office:value-type="float" office:value="8717228" calcext:value-type="float">
            <text:p>87172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7</text:p>
          </table:table-cell>
          <table:table-cell office:value-type="float" office:value="8712764" calcext:value-type="float">
            <text:p>87127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8</text:p>
          </table:table-cell>
          <table:table-cell office:value-type="float" office:value="8712764" calcext:value-type="float">
            <text:p>87127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09</text:p>
          </table:table-cell>
          <table:table-cell office:value-type="float" office:value="8712764" calcext:value-type="float">
            <text:p>87127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0</text:p>
          </table:table-cell>
          <table:table-cell office:value-type="float" office:value="8712720" calcext:value-type="float">
            <text:p>87127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14088" calcext:value-type="float">
            <text:p>714088</text:p>
          </table:table-cell>
          <table:table-cell office:value-type="float" office:value="678040" calcext:value-type="float">
            <text:p>67804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0960" calcext:value-type="float">
            <text:p>40960</text:p>
          </table:table-cell>
          <table:table-cell office:value-type="float" office:value="10421" calcext:value-type="float">
            <text:p>10421</text:p>
          </table:table-cell>
          <table:table-cell office:value-type="float" office:value="563980" calcext:value-type="float">
            <text:p>563980</text:p>
          </table:table-cell>
          <table:table-cell office:value-type="float" office:value="358752" calcext:value-type="float">
            <text:p>358752</text:p>
          </table:table-cell>
          <table:table-cell office:value-type="float" office:value="51556" calcext:value-type="float">
            <text:p>51556</text:p>
          </table:table-cell>
          <table:table-cell office:value-type="float" office:value="26172" calcext:value-type="float">
            <text:p>2617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0" calcext:value-type="float">
            <text:p>35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1</text:p>
          </table:table-cell>
          <table:table-cell office:value-type="float" office:value="8716196" calcext:value-type="float">
            <text:p>8716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9:12</text:p>
          </table:table-cell>
          <table:table-cell office:value-type="float" office:value="8716196" calcext:value-type="float">
            <text:p>8716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3</text:p>
          </table:table-cell>
          <table:table-cell office:value-type="float" office:value="8724256" calcext:value-type="float">
            <text:p>8724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4</text:p>
          </table:table-cell>
          <table:table-cell office:value-type="float" office:value="8724256" calcext:value-type="float">
            <text:p>8724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5</text:p>
          </table:table-cell>
          <table:table-cell office:value-type="float" office:value="8720164" calcext:value-type="float">
            <text:p>87201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6</text:p>
          </table:table-cell>
          <table:table-cell office:value-type="float" office:value="8723692" calcext:value-type="float">
            <text:p>87236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7</text:p>
          </table:table-cell>
          <table:table-cell office:value-type="float" office:value="8723760" calcext:value-type="float">
            <text:p>87237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8</text:p>
          </table:table-cell>
          <table:table-cell office:value-type="float" office:value="8723636" calcext:value-type="float">
            <text:p>87236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1820" calcext:value-type="float">
            <text:p>6981820</text:p>
          </table:table-cell>
          <table:table-cell office:value-type="float" office:value="707824" calcext:value-type="float">
            <text:p>707824</text:p>
          </table:table-cell>
          <table:table-cell office:value-type="float" office:value="671776" calcext:value-type="float">
            <text:p>671776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8965" calcext:value-type="float">
            <text:p>8965</text:p>
          </table:table-cell>
          <table:table-cell office:value-type="float" office:value="563980" calcext:value-type="float">
            <text:p>563980</text:p>
          </table:table-cell>
          <table:table-cell office:value-type="float" office:value="272339" calcext:value-type="float">
            <text:p>272339</text:p>
          </table:table-cell>
          <table:table-cell office:value-type="float" office:value="51556" calcext:value-type="float">
            <text:p>51556</text:p>
          </table:table-cell>
          <table:table-cell office:value-type="float" office:value="19957" calcext:value-type="float">
            <text:p>19957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0" calcext:value-type="float">
            <text:p>27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19</text:p>
          </table:table-cell>
          <table:table-cell office:value-type="float" office:value="8738796" calcext:value-type="float">
            <text:p>8738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9:20</text:p>
          </table:table-cell>
          <table:table-cell office:value-type="float" office:value="8742888" calcext:value-type="float">
            <text:p>87428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1" calcext:value-type="date">
            <text:p>10/21/19 05:49 PM</text:p>
          </table:table-cell>
          <table:table-cell office:value-type="float" office:value="8742888" calcext:value-type="float">
            <text:p>87428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2" calcext:value-type="date">
            <text:p>10/21/19 05:49 PM</text:p>
          </table:table-cell>
          <table:table-cell office:value-type="float" office:value="8747840" calcext:value-type="float">
            <text:p>87478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3" calcext:value-type="date">
            <text:p>10/21/19 05:49 PM</text:p>
          </table:table-cell>
          <table:table-cell office:value-type="float" office:value="8744504" calcext:value-type="float">
            <text:p>87445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4" calcext:value-type="date">
            <text:p>10/21/19 05:49 PM</text:p>
          </table:table-cell>
          <table:table-cell office:value-type="float" office:value="8744384" calcext:value-type="float">
            <text:p>87443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5" calcext:value-type="date">
            <text:p>10/21/19 05:49 PM</text:p>
          </table:table-cell>
          <table:table-cell office:value-type="float" office:value="8744384" calcext:value-type="float">
            <text:p>87443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6" calcext:value-type="date">
            <text:p>10/21/19 05:49 PM</text:p>
          </table:table-cell>
          <table:table-cell office:value-type="float" office:value="8744384" calcext:value-type="float">
            <text:p>87443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7244" calcext:value-type="float">
            <text:p>6957244</text:p>
          </table:table-cell>
          <table:table-cell office:value-type="float" office:value="684148" calcext:value-type="float">
            <text:p>684148</text:p>
          </table:table-cell>
          <table:table-cell office:value-type="float" office:value="648100" calcext:value-type="float">
            <text:p>648100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816" calcext:value-type="float">
            <text:p>34816</text:p>
          </table:table-cell>
          <table:table-cell office:value-type="float" office:value="7543" calcext:value-type="float">
            <text:p>7543</text:p>
          </table:table-cell>
          <table:table-cell office:value-type="float" office:value="539404" calcext:value-type="float">
            <text:p>539404</text:p>
          </table:table-cell>
          <table:table-cell office:value-type="float" office:value="185926" calcext:value-type="float">
            <text:p>185926</text:p>
          </table:table-cell>
          <table:table-cell office:value-type="float" office:value="51556" calcext:value-type="float">
            <text:p>51556</text:p>
          </table:table-cell>
          <table:table-cell office:value-type="float" office:value="13742" calcext:value-type="float">
            <text:p>13742</text:p>
          </table:table-cell>
          <table:table-cell office:value-type="float" office:value="939968" calcext:value-type="float">
            <text:p>939968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0" calcext:value-type="float">
            <text:p>19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7" calcext:value-type="date">
            <text:p>10/21/19 05:49 PM</text:p>
          </table:table-cell>
          <table:table-cell office:value-type="float" office:value="9222328" calcext:value-type="float">
            <text:p>92223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4156" calcext:value-type="float">
            <text:p>6484156</text:p>
          </table:table-cell>
          <table:table-cell office:value-type="float" office:value="203140" calcext:value-type="float">
            <text:p>203140</text:p>
          </table:table-cell>
          <table:table-cell office:value-type="float" office:value="167092" calcext:value-type="float">
            <text:p>167092</text:p>
          </table:table-cell>
          <table:table-cell office:value-type="float" office:value="36048" calcext:value-type="float">
            <text:p>3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634" calcext:value-type="float">
            <text:p>4634</text:p>
          </table:table-cell>
          <table:table-cell office:value-type="float" office:value="66660" calcext:value-type="float">
            <text:p>66660</text:p>
          </table:table-cell>
          <table:table-cell office:value-type="float" office:value="13100" calcext:value-type="float">
            <text:p>13100</text:p>
          </table:table-cell>
          <table:table-cell office:value-type="float" office:value="51556" calcext:value-type="float">
            <text:p>51556</text:p>
          </table:table-cell>
          <table:table-cell office:value-type="float" office:value="1312" calcext:value-type="float">
            <text:p>1312</text:p>
          </table:table-cell>
          <table:table-cell office:value-type="float" office:value="868192" calcext:value-type="float">
            <text:p>868192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49:28" calcext:value-type="date">
            <text:p>10/21/19 05:49 PM</text:p>
          </table:table-cell>
          <table:table-cell office:value-type="float" office:value="9226008" calcext:value-type="float">
            <text:p>92260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4156" calcext:value-type="float">
            <text:p>6484156</text:p>
          </table:table-cell>
          <table:table-cell office:value-type="float" office:value="203140" calcext:value-type="float">
            <text:p>203140</text:p>
          </table:table-cell>
          <table:table-cell office:value-type="float" office:value="167092" calcext:value-type="float">
            <text:p>167092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634" calcext:value-type="float">
            <text:p>4634</text:p>
          </table:table-cell>
          <table:table-cell office:value-type="float" office:value="66660" calcext:value-type="float">
            <text:p>66660</text:p>
          </table:table-cell>
          <table:table-cell office:value-type="float" office:value="13100" calcext:value-type="float">
            <text:p>13100</text:p>
          </table:table-cell>
          <table:table-cell office:value-type="float" office:value="51556" calcext:value-type="float">
            <text:p>51556</text:p>
          </table:table-cell>
          <table:table-cell office:value-type="float" office:value="1312" calcext:value-type="float">
            <text:p>1312</text:p>
          </table:table-cell>
          <table:table-cell office:value-type="float" office:value="868192" calcext:value-type="float">
            <text:p>868192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29" calcext:value-type="date">
            <text:p>10/21/19 05:49 PM</text:p>
          </table:table-cell>
          <table:table-cell office:value-type="float" office:value="9230124" calcext:value-type="float">
            <text:p>92301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4156" calcext:value-type="float">
            <text:p>6484156</text:p>
          </table:table-cell>
          <table:table-cell office:value-type="float" office:value="203140" calcext:value-type="float">
            <text:p>203140</text:p>
          </table:table-cell>
          <table:table-cell office:value-type="float" office:value="167092" calcext:value-type="float">
            <text:p>167092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634" calcext:value-type="float">
            <text:p>4634</text:p>
          </table:table-cell>
          <table:table-cell office:value-type="float" office:value="66660" calcext:value-type="float">
            <text:p>66660</text:p>
          </table:table-cell>
          <table:table-cell office:value-type="float" office:value="13100" calcext:value-type="float">
            <text:p>13100</text:p>
          </table:table-cell>
          <table:table-cell office:value-type="float" office:value="51556" calcext:value-type="float">
            <text:p>51556</text:p>
          </table:table-cell>
          <table:table-cell office:value-type="float" office:value="1312" calcext:value-type="float">
            <text:p>1312</text:p>
          </table:table-cell>
          <table:table-cell office:value-type="float" office:value="868192" calcext:value-type="float">
            <text:p>868192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49:30" calcext:value-type="date">
            <text:p>10/21/19 05:49 PM</text:p>
          </table:table-cell>
          <table:table-cell office:value-type="float" office:value="9230124" calcext:value-type="float">
            <text:p>92301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4156" calcext:value-type="float">
            <text:p>6484156</text:p>
          </table:table-cell>
          <table:table-cell office:value-type="float" office:value="203140" calcext:value-type="float">
            <text:p>203140</text:p>
          </table:table-cell>
          <table:table-cell office:value-type="float" office:value="167092" calcext:value-type="float">
            <text:p>167092</text:p>
          </table:table-cell>
          <table:table-cell office:value-type="float" office:value="36048" calcext:value-type="float">
            <text:p>36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634" calcext:value-type="float">
            <text:p>4634</text:p>
          </table:table-cell>
          <table:table-cell office:value-type="float" office:value="66660" calcext:value-type="float">
            <text:p>66660</text:p>
          </table:table-cell>
          <table:table-cell office:value-type="float" office:value="13100" calcext:value-type="float">
            <text:p>13100</text:p>
          </table:table-cell>
          <table:table-cell office:value-type="float" office:value="51556" calcext:value-type="float">
            <text:p>51556</text:p>
          </table:table-cell>
          <table:table-cell office:value-type="float" office:value="1312" calcext:value-type="float">
            <text:p>1312</text:p>
          </table:table-cell>
          <table:table-cell office:value-type="float" office:value="868192" calcext:value-type="float">
            <text:p>868192</text:p>
          </table:table-cell>
          <table:table-cell office:value-type="float" office:value="12672" calcext:value-type="float">
            <text:p>126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0" calcext:value-type="float">
            <text:p>3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4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10-21 17:49:31</text:p>
          </table:table-cell>
          <table:table-cell office:value-type="float" office:value="9385440" calcext:value-type="float">
            <text:p>9385440</text:p>
          </table:table-cell>
          <table:table-cell office:value-type="float" office:value="104960" calcext:value-type="float">
            <text:p>1049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2568" calcext:value-type="float">
            <text:p>5812568</text:p>
          </table:table-cell>
          <table:table-cell office:value-type="float" office:value="33192" calcext:value-type="float">
            <text:p>33192</text:p>
          </table:table-cell>
          <table:table-cell office:value-type="float" office:value="9244" calcext:value-type="float">
            <text:p>9244</text:p>
          </table:table-cell>
          <table:table-cell office:value-type="float" office:value="23948" calcext:value-type="float">
            <text:p>23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10-21 17:49:32</text:p>
          </table:table-cell>
          <table:table-cell office:value-type="float" office:value="9310548" calcext:value-type="float">
            <text:p>93105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19916" calcext:value-type="float">
            <text:p>119916</text:p>
          </table:table-cell>
          <table:table-cell office:value-type="float" office:value="83572" calcext:value-type="float">
            <text:p>83572</text:p>
          </table:table-cell>
          <table:table-cell office:value-type="float" office:value="36344" calcext:value-type="float">
            <text:p>3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36260" calcext:value-type="float">
            <text:p>36260</text:p>
          </table:table-cell>
          <table:table-cell office:value-type="float" office:value="12096" calcext:value-type="float">
            <text:p>12096</text:p>
          </table:table-cell>
          <table:table-cell office:value-type="float" office:value="11738" calcext:value-type="float">
            <text:p>11738</text:p>
          </table:table-cell>
          <table:table-cell office:value-type="float" office:value="1472" calcext:value-type="float">
            <text:p>1472</text:p>
          </table:table-cell>
          <table:table-cell office:value-type="float" office:value="1302" calcext:value-type="float">
            <text:p>1302</text:p>
          </table:table-cell>
          <table:table-cell office:value-type="float" office:value="21248" calcext:value-type="float">
            <text:p>21248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8" calcext:value-type="float">
            <text:p>2988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3</text:p>
          </table:table-cell>
          <table:table-cell office:value-type="float" office:value="9200468" calcext:value-type="float">
            <text:p>92004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30304" calcext:value-type="float">
            <text:p>230304</text:p>
          </table:table-cell>
          <table:table-cell office:value-type="float" office:value="193960" calcext:value-type="float">
            <text:p>193960</text:p>
          </table:table-cell>
          <table:table-cell office:value-type="float" office:value="36344" calcext:value-type="float">
            <text:p>3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88048" calcext:value-type="float">
            <text:p>88048</text:p>
          </table:table-cell>
          <table:table-cell office:value-type="float" office:value="12992" calcext:value-type="float">
            <text:p>12992</text:p>
          </table:table-cell>
          <table:table-cell office:value-type="float" office:value="12673" calcext:value-type="float">
            <text:p>12673</text:p>
          </table:table-cell>
          <table:table-cell office:value-type="float" office:value="1472" calcext:value-type="float">
            <text:p>1472</text:p>
          </table:table-cell>
          <table:table-cell office:value-type="float" office:value="1303" calcext:value-type="float">
            <text:p>1303</text:p>
          </table:table-cell>
          <table:table-cell office:value-type="float" office:value="21248" calcext:value-type="float">
            <text:p>21248</text:p>
          </table:table-cell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4</text:p>
          </table:table-cell>
          <table:table-cell office:value-type="float" office:value="9159796" calcext:value-type="float">
            <text:p>9159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74148" calcext:value-type="float">
            <text:p>274148</text:p>
          </table:table-cell>
          <table:table-cell office:value-type="float" office:value="237740" calcext:value-type="float">
            <text:p>237740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9376" calcext:value-type="float">
            <text:p>229376</text:p>
          </table:table-cell>
          <table:table-cell office:value-type="float" office:value="140604" calcext:value-type="float">
            <text:p>140604</text:p>
          </table:table-cell>
          <table:table-cell office:value-type="float" office:value="13248" calcext:value-type="float">
            <text:p>13248</text:p>
          </table:table-cell>
          <table:table-cell office:value-type="float" office:value="12925" calcext:value-type="float">
            <text:p>12925</text:p>
          </table:table-cell>
          <table:table-cell office:value-type="float" office:value="1472" calcext:value-type="float">
            <text:p>1472</text:p>
          </table:table-cell>
          <table:table-cell office:value-type="float" office:value="1303" calcext:value-type="float">
            <text:p>1303</text:p>
          </table:table-cell>
          <table:table-cell office:value-type="float" office:value="21248" calcext:value-type="float">
            <text:p>21248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5</text:p>
          </table:table-cell>
          <table:table-cell office:value-type="float" office:value="9305256" calcext:value-type="float">
            <text:p>9305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20696" calcext:value-type="float">
            <text:p>120696</text:p>
          </table:table-cell>
          <table:table-cell office:value-type="float" office:value="84288" calcext:value-type="float">
            <text:p>84288</text:p>
          </table:table-cell>
          <table:table-cell office:value-type="float" office:value="36408" calcext:value-type="float">
            <text:p>3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80" calcext:value-type="float">
            <text:p>20480</text:p>
          </table:table-cell>
          <table:table-cell office:value-type="float" office:value="4818" calcext:value-type="float">
            <text:p>4818</text:p>
          </table:table-cell>
          <table:table-cell office:value-type="float" office:value="13440" calcext:value-type="float">
            <text:p>13440</text:p>
          </table:table-cell>
          <table:table-cell office:value-type="float" office:value="13025" calcext:value-type="float">
            <text:p>13025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6</text:p>
          </table:table-cell>
          <table:table-cell office:value-type="float" office:value="9305256" calcext:value-type="float">
            <text:p>9305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20696" calcext:value-type="float">
            <text:p>120696</text:p>
          </table:table-cell>
          <table:table-cell office:value-type="float" office:value="84288" calcext:value-type="float">
            <text:p>842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80" calcext:value-type="float">
            <text:p>20480</text:p>
          </table:table-cell>
          <table:table-cell office:value-type="float" office:value="4818" calcext:value-type="float">
            <text:p>4818</text:p>
          </table:table-cell>
          <table:table-cell office:value-type="float" office:value="13440" calcext:value-type="float">
            <text:p>13440</text:p>
          </table:table-cell>
          <table:table-cell office:value-type="float" office:value="13025" calcext:value-type="float">
            <text:p>13025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7</text:p>
          </table:table-cell>
          <table:table-cell office:value-type="float" office:value="9312944" calcext:value-type="float">
            <text:p>93129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20696" calcext:value-type="float">
            <text:p>120696</text:p>
          </table:table-cell>
          <table:table-cell office:value-type="float" office:value="84288" calcext:value-type="float">
            <text:p>842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80" calcext:value-type="float">
            <text:p>20480</text:p>
          </table:table-cell>
          <table:table-cell office:value-type="float" office:value="4818" calcext:value-type="float">
            <text:p>4818</text:p>
          </table:table-cell>
          <table:table-cell office:value-type="float" office:value="13440" calcext:value-type="float">
            <text:p>13440</text:p>
          </table:table-cell>
          <table:table-cell office:value-type="float" office:value="13025" calcext:value-type="float">
            <text:p>13025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8</text:p>
          </table:table-cell>
          <table:table-cell office:value-type="float" office:value="9312944" calcext:value-type="float">
            <text:p>93129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20696" calcext:value-type="float">
            <text:p>120696</text:p>
          </table:table-cell>
          <table:table-cell office:value-type="float" office:value="84288" calcext:value-type="float">
            <text:p>84288</text:p>
          </table:table-cell>
          <table:table-cell office:value-type="float" office:value="36408" calcext:value-type="float">
            <text:p>36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80" calcext:value-type="float">
            <text:p>20480</text:p>
          </table:table-cell>
          <table:table-cell office:value-type="float" office:value="4818" calcext:value-type="float">
            <text:p>4818</text:p>
          </table:table-cell>
          <table:table-cell office:value-type="float" office:value="13440" calcext:value-type="float">
            <text:p>13440</text:p>
          </table:table-cell>
          <table:table-cell office:value-type="float" office:value="13025" calcext:value-type="float">
            <text:p>13025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22336" calcext:value-type="float">
            <text:p>22336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39</text:p>
          </table:table-cell>
          <table:table-cell office:value-type="float" office:value="9175188" calcext:value-type="float">
            <text:p>91751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2592" calcext:value-type="float">
            <text:p>6732592</text:p>
          </table:table-cell>
          <table:table-cell office:value-type="float" office:value="254224" calcext:value-type="float">
            <text:p>254224</text:p>
          </table:table-cell>
          <table:table-cell office:value-type="float" office:value="217852" calcext:value-type="float">
            <text:p>21785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480" calcext:value-type="float">
            <text:p>20480</text:p>
          </table:table-cell>
          <table:table-cell office:value-type="float" office:value="6372" calcext:value-type="float">
            <text:p>6372</text:p>
          </table:table-cell>
          <table:table-cell office:value-type="float" office:value="127552" calcext:value-type="float">
            <text:p>127552</text:p>
          </table:table-cell>
          <table:table-cell office:value-type="float" office:value="121745" calcext:value-type="float">
            <text:p>121745</text:p>
          </table:table-cell>
          <table:table-cell office:value-type="float" office:value="10752" calcext:value-type="float">
            <text:p>10752</text:p>
          </table:table-cell>
          <table:table-cell office:value-type="float" office:value="9101" calcext:value-type="float">
            <text:p>9101</text:p>
          </table:table-cell>
          <table:table-cell office:value-type="float" office:value="134528" calcext:value-type="float">
            <text:p>1345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760" calcext:value-type="float">
            <text:p>29760</text:p>
          </table:table-cell>
          <table:table-cell office:value-type="float" office:value="314" calcext:value-type="float">
            <text:p>314</text:p>
          </table:table-cell>
          <table:table-cell office:value-type="float" office:value="208" calcext:value-type="float">
            <text:p>208</text:p>
          </table:table-cell>
          <table:table-cell office:value-type="float" office:value="13092" calcext:value-type="float">
            <text:p>13092</text:p>
          </table:table-cell>
          <table:table-cell office:value-type="float" office:value="10078" calcext:value-type="float">
            <text:p>1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0</text:p>
          </table:table-cell>
          <table:table-cell office:value-type="float" office:value="8961544" calcext:value-type="float">
            <text:p>89615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12816" calcext:value-type="float">
            <text:p>6912816</text:p>
          </table:table-cell>
          <table:table-cell office:value-type="float" office:value="467992" calcext:value-type="float">
            <text:p>467992</text:p>
          </table:table-cell>
          <table:table-cell office:value-type="float" office:value="431620" calcext:value-type="float">
            <text:p>431620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9936" calcext:value-type="float">
            <text:p>39936</text:p>
          </table:table-cell>
          <table:table-cell office:value-type="float" office:value="9973" calcext:value-type="float">
            <text:p>9973</text:p>
          </table:table-cell>
          <table:table-cell office:value-type="float" office:value="325248" calcext:value-type="float">
            <text:p>325248</text:p>
          </table:table-cell>
          <table:table-cell office:value-type="float" office:value="310228" calcext:value-type="float">
            <text:p>310228</text:p>
          </table:table-cell>
          <table:table-cell office:value-type="float" office:value="27072" calcext:value-type="float">
            <text:p>27072</text:p>
          </table:table-cell>
          <table:table-cell office:value-type="float" office:value="22630" calcext:value-type="float">
            <text:p>22630</text:p>
          </table:table-cell>
          <table:table-cell office:value-type="float" office:value="329408" calcext:value-type="float">
            <text:p>32940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489" calcext:value-type="float">
            <text:p>489</text:p>
          </table:table-cell>
          <table:table-cell office:value-type="float" office:value="208" calcext:value-type="float">
            <text:p>208</text:p>
          </table:table-cell>
          <table:table-cell office:value-type="float" office:value="30565" calcext:value-type="float">
            <text:p>30565</text:p>
          </table:table-cell>
          <table:table-cell office:value-type="float" office:value="17473" calcext:value-type="float">
            <text:p>17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1</text:p>
          </table:table-cell>
          <table:table-cell office:value-type="float" office:value="8814288" calcext:value-type="float">
            <text:p>88142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614368" calcext:value-type="float">
            <text:p>614368</text:p>
          </table:table-cell>
          <table:table-cell office:value-type="float" office:value="577996" calcext:value-type="float">
            <text:p>577996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office:value-type="float" office:value="12449" calcext:value-type="float">
            <text:p>1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2</text:p>
          </table:table-cell>
          <table:table-cell office:value-type="float" office:value="8831408" calcext:value-type="float">
            <text:p>88314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3</text:p>
          </table:table-cell>
          <table:table-cell office:value-type="float" office:value="8831408" calcext:value-type="float">
            <text:p>88314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4</text:p>
          </table:table-cell>
          <table:table-cell office:value-type="float" office:value="8835500" calcext:value-type="float">
            <text:p>88355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5</text:p>
          </table:table-cell>
          <table:table-cell office:value-type="float" office:value="8831532" calcext:value-type="float">
            <text:p>88315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6</text:p>
          </table:table-cell>
          <table:table-cell office:value-type="float" office:value="8831408" calcext:value-type="float">
            <text:p>88314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7</text:p>
          </table:table-cell>
          <table:table-cell office:value-type="float" office:value="8831408" calcext:value-type="float">
            <text:p>88314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8</text:p>
          </table:table-cell>
          <table:table-cell office:value-type="float" office:value="8834936" calcext:value-type="float">
            <text:p>88349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7288" calcext:value-type="float">
            <text:p>597288</text:p>
          </table:table-cell>
          <table:table-cell office:value-type="float" office:value="560916" calcext:value-type="float">
            <text:p>560916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951" calcext:value-type="float">
            <text:p>11951</text:p>
          </table:table-cell>
          <table:table-cell office:value-type="float" office:value="466112" calcext:value-type="float">
            <text:p>466112</text:p>
          </table:table-cell>
          <table:table-cell office:value-type="float" office:value="444506" calcext:value-type="float">
            <text:p>444506</text:p>
          </table:table-cell>
          <table:table-cell office:value-type="float" office:value="38656" calcext:value-type="float">
            <text:p>38656</text:p>
          </table:table-cell>
          <table:table-cell office:value-type="float" office:value="32262" calcext:value-type="float">
            <text:p>32262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49</text:p>
          </table:table-cell>
          <table:table-cell office:value-type="float" office:value="8910900" calcext:value-type="float">
            <text:p>89109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9:50</text:p>
          </table:table-cell>
          <table:table-cell office:value-type="float" office:value="8910996" calcext:value-type="float">
            <text:p>8910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1</text:p>
          </table:table-cell>
          <table:table-cell office:value-type="float" office:value="8910872" calcext:value-type="float">
            <text:p>89108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2</text:p>
          </table:table-cell>
          <table:table-cell office:value-type="float" office:value="8910872" calcext:value-type="float">
            <text:p>89108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3</text:p>
          </table:table-cell>
          <table:table-cell office:value-type="float" office:value="8914964" calcext:value-type="float">
            <text:p>89149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4</text:p>
          </table:table-cell>
          <table:table-cell office:value-type="float" office:value="8914964" calcext:value-type="float">
            <text:p>89149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5</text:p>
          </table:table-cell>
          <table:table-cell office:value-type="float" office:value="8914964" calcext:value-type="float">
            <text:p>89149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6</text:p>
          </table:table-cell>
          <table:table-cell office:value-type="float" office:value="8914964" calcext:value-type="float">
            <text:p>89149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13840" calcext:value-type="float">
            <text:p>513840</text:p>
          </table:table-cell>
          <table:table-cell office:value-type="float" office:value="477468" calcext:value-type="float">
            <text:p>47746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87" calcext:value-type="float">
            <text:p>10487</text:p>
          </table:table-cell>
          <table:table-cell office:value-type="float" office:value="386944" calcext:value-type="float">
            <text:p>386944</text:p>
          </table:table-cell>
          <table:table-cell office:value-type="float" office:value="358208" calcext:value-type="float">
            <text:p>358208</text:p>
          </table:table-cell>
          <table:table-cell office:value-type="float" office:value="38592" calcext:value-type="float">
            <text:p>38592</text:p>
          </table:table-cell>
          <table:table-cell office:value-type="float" office:value="26068" calcext:value-type="float">
            <text:p>26068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7</text:p>
          </table:table-cell>
          <table:table-cell office:value-type="float" office:value="8993780" calcext:value-type="float">
            <text:p>89937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49:58</text:p>
          </table:table-cell>
          <table:table-cell office:value-type="float" office:value="8993828" calcext:value-type="float">
            <text:p>89938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49:59</text:p>
          </table:table-cell>
          <table:table-cell office:value-type="float" office:value="8997672" calcext:value-type="float">
            <text:p>89976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0</text:p>
          </table:table-cell>
          <table:table-cell office:value-type="float" office:value="9001896" calcext:value-type="float">
            <text:p>90018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1</text:p>
          </table:table-cell>
          <table:table-cell office:value-type="float" office:value="8998176" calcext:value-type="float">
            <text:p>89981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2</text:p>
          </table:table-cell>
          <table:table-cell office:value-type="float" office:value="8998176" calcext:value-type="float">
            <text:p>89981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3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4</text:p>
          </table:table-cell>
          <table:table-cell office:value-type="float" office:value="9002148" calcext:value-type="float">
            <text:p>90021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30776" calcext:value-type="float">
            <text:p>430776</text:p>
          </table:table-cell>
          <table:table-cell office:value-type="float" office:value="394404" calcext:value-type="float">
            <text:p>3944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9039" calcext:value-type="float">
            <text:p>9039</text:p>
          </table:table-cell>
          <table:table-cell office:value-type="float" office:value="303488" calcext:value-type="float">
            <text:p>303488</text:p>
          </table:table-cell>
          <table:table-cell office:value-type="float" office:value="271914" calcext:value-type="float">
            <text:p>271914</text:p>
          </table:table-cell>
          <table:table-cell office:value-type="float" office:value="36288" calcext:value-type="float">
            <text:p>36288</text:p>
          </table:table-cell>
          <table:table-cell office:value-type="float" office:value="19880" calcext:value-type="float">
            <text:p>19880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5</text:p>
          </table:table-cell>
          <table:table-cell office:value-type="float" office:value="9090500" calcext:value-type="float">
            <text:p>90905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352" calcext:value-type="float">
            <text:p>7352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1" calcext:value-type="float">
            <text:p>185621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6896" calcext:value-type="float">
            <text:p>77689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0:06</text:p>
          </table:table-cell>
          <table:table-cell office:value-type="float" office:value="9086224" calcext:value-type="float">
            <text:p>90862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1" calcext:value-type="float">
            <text:p>185621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7</text:p>
          </table:table-cell>
          <table:table-cell office:value-type="float" office:value="9085852" calcext:value-type="float">
            <text:p>90858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1" calcext:value-type="float">
            <text:p>185621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8</text:p>
          </table:table-cell>
          <table:table-cell office:value-type="float" office:value="9094160" calcext:value-type="float">
            <text:p>90941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1" calcext:value-type="float">
            <text:p>185621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09</text:p>
          </table:table-cell>
          <table:table-cell office:value-type="float" office:value="9094160" calcext:value-type="float">
            <text:p>90941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1" calcext:value-type="float">
            <text:p>185621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0</text:p>
          </table:table-cell>
          <table:table-cell office:value-type="float" office:value="9090316" calcext:value-type="float">
            <text:p>90903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2" calcext:value-type="float">
            <text:p>185622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1</text:p>
          </table:table-cell>
          <table:table-cell office:value-type="float" office:value="9090456" calcext:value-type="float">
            <text:p>90904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2" calcext:value-type="float">
            <text:p>185622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2</text:p>
          </table:table-cell>
          <table:table-cell office:value-type="float" office:value="9090256" calcext:value-type="float">
            <text:p>9090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2" calcext:value-type="float">
            <text:p>185622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3</text:p>
          </table:table-cell>
          <table:table-cell office:value-type="float" office:value="9090256" calcext:value-type="float">
            <text:p>90902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38216" calcext:value-type="float">
            <text:p>338216</text:p>
          </table:table-cell>
          <table:table-cell office:value-type="float" office:value="301844" calcext:value-type="float">
            <text:p>30184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4" calcext:value-type="float">
            <text:p>7564</text:p>
          </table:table-cell>
          <table:table-cell office:value-type="float" office:value="214784" calcext:value-type="float">
            <text:p>214784</text:p>
          </table:table-cell>
          <table:table-cell office:value-type="float" office:value="185622" calcext:value-type="float">
            <text:p>185622</text:p>
          </table:table-cell>
          <table:table-cell office:value-type="float" office:value="30208" calcext:value-type="float">
            <text:p>30208</text:p>
          </table:table-cell>
          <table:table-cell office:value-type="float" office:value="13685" calcext:value-type="float">
            <text:p>13685</text:p>
          </table:table-cell>
          <table:table-cell office:value-type="float" office:value="770816" calcext:value-type="float">
            <text:p>77081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4</text:p>
          </table:table-cell>
          <table:table-cell office:value-type="float" office:value="9178996" calcext:value-type="float">
            <text:p>91789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0:15</text:p>
          </table:table-cell>
          <table:table-cell office:value-type="float" office:value="9179040" calcext:value-type="float">
            <text:p>91790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6</text:p>
          </table:table-cell>
          <table:table-cell office:value-type="float" office:value="9187348" calcext:value-type="float">
            <text:p>91873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7</text:p>
          </table:table-cell>
          <table:table-cell office:value-type="float" office:value="9187348" calcext:value-type="float">
            <text:p>91873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8</text:p>
          </table:table-cell>
          <table:table-cell office:value-type="float" office:value="9183752" calcext:value-type="float">
            <text:p>91837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19</text:p>
          </table:table-cell>
          <table:table-cell office:value-type="float" office:value="9183628" calcext:value-type="float">
            <text:p>91836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0</text:p>
          </table:table-cell>
          <table:table-cell office:value-type="float" office:value="9187156" calcext:value-type="float">
            <text:p>91871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1</text:p>
          </table:table-cell>
          <table:table-cell office:value-type="float" office:value="9187156" calcext:value-type="float">
            <text:p>91871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2</text:p>
          </table:table-cell>
          <table:table-cell office:value-type="float" office:value="9187228" calcext:value-type="float">
            <text:p>91872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3</text:p>
          </table:table-cell>
          <table:table-cell office:value-type="float" office:value="9187352" calcext:value-type="float">
            <text:p>91873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4</text:p>
          </table:table-cell>
          <table:table-cell office:value-type="float" office:value="9187480" calcext:value-type="float">
            <text:p>91874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5</text:p>
          </table:table-cell>
          <table:table-cell office:value-type="float" office:value="9186860" calcext:value-type="float">
            <text:p>91868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6</text:p>
          </table:table-cell>
          <table:table-cell office:value-type="float" office:value="9186740" calcext:value-type="float">
            <text:p>91867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7</text:p>
          </table:table-cell>
          <table:table-cell office:value-type="float" office:value="9186740" calcext:value-type="float">
            <text:p>91867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8</text:p>
          </table:table-cell>
          <table:table-cell office:value-type="float" office:value="9186740" calcext:value-type="float">
            <text:p>91867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29</text:p>
          </table:table-cell>
          <table:table-cell office:value-type="float" office:value="9186740" calcext:value-type="float">
            <text:p>91867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0</text:p>
          </table:table-cell>
          <table:table-cell office:value-type="float" office:value="9186740" calcext:value-type="float">
            <text:p>91867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1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2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3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4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5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6</text:p>
          </table:table-cell>
          <table:table-cell office:value-type="float" office:value="9186616" calcext:value-type="float">
            <text:p>91866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7</text:p>
          </table:table-cell>
          <table:table-cell office:value-type="float" office:value="9186748" calcext:value-type="float">
            <text:p>91867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8</text:p>
          </table:table-cell>
          <table:table-cell office:value-type="float" office:value="9186748" calcext:value-type="float">
            <text:p>91867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39</text:p>
          </table:table-cell>
          <table:table-cell office:value-type="float" office:value="9186748" calcext:value-type="float">
            <text:p>91867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0</text:p>
          </table:table-cell>
          <table:table-cell office:value-type="float" office:value="9186636" calcext:value-type="float">
            <text:p>91866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1</text:p>
          </table:table-cell>
          <table:table-cell office:value-type="float" office:value="9186644" calcext:value-type="float">
            <text:p>91866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2</text:p>
          </table:table-cell>
          <table:table-cell office:value-type="float" office:value="9186644" calcext:value-type="float">
            <text:p>91866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3</text:p>
          </table:table-cell>
          <table:table-cell office:value-type="float" office:value="9186644" calcext:value-type="float">
            <text:p>91866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4</text:p>
          </table:table-cell>
          <table:table-cell office:value-type="float" office:value="9186592" calcext:value-type="float">
            <text:p>91865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5</text:p>
          </table:table-cell>
          <table:table-cell office:value-type="float" office:value="9186768" calcext:value-type="float">
            <text:p>91867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6</text:p>
          </table:table-cell>
          <table:table-cell office:value-type="float" office:value="9186768" calcext:value-type="float">
            <text:p>91867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7</text:p>
          </table:table-cell>
          <table:table-cell office:value-type="float" office:value="9186772" calcext:value-type="float">
            <text:p>91867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8</text:p>
          </table:table-cell>
          <table:table-cell office:value-type="float" office:value="9186772" calcext:value-type="float">
            <text:p>91867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49</text:p>
          </table:table-cell>
          <table:table-cell office:value-type="float" office:value="9186772" calcext:value-type="float">
            <text:p>91867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0</text:p>
          </table:table-cell>
          <table:table-cell office:value-type="float" office:value="9186772" calcext:value-type="float">
            <text:p>91867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1</text:p>
          </table:table-cell>
          <table:table-cell office:value-type="float" office:value="9186824" calcext:value-type="float">
            <text:p>91868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2</text:p>
          </table:table-cell>
          <table:table-cell office:value-type="float" office:value="9186896" calcext:value-type="float">
            <text:p>91868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3</text:p>
          </table:table-cell>
          <table:table-cell office:value-type="float" office:value="9186948" calcext:value-type="float">
            <text:p>91869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4</text:p>
          </table:table-cell>
          <table:table-cell office:value-type="float" office:value="9186980" calcext:value-type="float">
            <text:p>91869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5</text:p>
          </table:table-cell>
          <table:table-cell office:value-type="float" office:value="9187080" calcext:value-type="float">
            <text:p>91870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6</text:p>
          </table:table-cell>
          <table:table-cell office:value-type="float" office:value="9187080" calcext:value-type="float">
            <text:p>91870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7</text:p>
          </table:table-cell>
          <table:table-cell office:value-type="float" office:value="9187080" calcext:value-type="float">
            <text:p>91870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8</text:p>
          </table:table-cell>
          <table:table-cell office:value-type="float" office:value="9187080" calcext:value-type="float">
            <text:p>91870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0:59</text:p>
          </table:table-cell>
          <table:table-cell office:value-type="float" office:value="9187084" calcext:value-type="float">
            <text:p>91870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0</text:p>
          </table:table-cell>
          <table:table-cell office:value-type="float" office:value="9187084" calcext:value-type="float">
            <text:p>91870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1</text:p>
          </table:table-cell>
          <table:table-cell office:value-type="float" office:value="9187084" calcext:value-type="float">
            <text:p>91870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2</text:p>
          </table:table-cell>
          <table:table-cell office:value-type="float" office:value="9187116" calcext:value-type="float">
            <text:p>9187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3</text:p>
          </table:table-cell>
          <table:table-cell office:value-type="float" office:value="9187116" calcext:value-type="float">
            <text:p>9187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4</text:p>
          </table:table-cell>
          <table:table-cell office:value-type="float" office:value="9187116" calcext:value-type="float">
            <text:p>9187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5</text:p>
          </table:table-cell>
          <table:table-cell office:value-type="float" office:value="9187116" calcext:value-type="float">
            <text:p>9187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6</text:p>
          </table:table-cell>
          <table:table-cell office:value-type="float" office:value="9187864" calcext:value-type="float">
            <text:p>9187864</text:p>
          </table:table-cell>
          <table:table-cell office:value-type="float" office:value="104960" calcext:value-type="float">
            <text:p>1049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7</text:p>
          </table:table-cell>
          <table:table-cell office:value-type="float" office:value="9187388" calcext:value-type="float">
            <text:p>91873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8</text:p>
          </table:table-cell>
          <table:table-cell office:value-type="float" office:value="9187392" calcext:value-type="float">
            <text:p>91873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09</text:p>
          </table:table-cell>
          <table:table-cell office:value-type="float" office:value="9187392" calcext:value-type="float">
            <text:p>91873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0</text:p>
          </table:table-cell>
          <table:table-cell office:value-type="float" office:value="9187396" calcext:value-type="float">
            <text:p>91873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1</text:p>
          </table:table-cell>
          <table:table-cell office:value-type="float" office:value="9187404" calcext:value-type="float">
            <text:p>91874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2</text:p>
          </table:table-cell>
          <table:table-cell office:value-type="float" office:value="9187336" calcext:value-type="float">
            <text:p>91873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3</text:p>
          </table:table-cell>
          <table:table-cell office:value-type="float" office:value="9187464" calcext:value-type="float">
            <text:p>9187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4</text:p>
          </table:table-cell>
          <table:table-cell office:value-type="float" office:value="9187464" calcext:value-type="float">
            <text:p>9187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5</text:p>
          </table:table-cell>
          <table:table-cell office:value-type="float" office:value="9187464" calcext:value-type="float">
            <text:p>9187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6</text:p>
          </table:table-cell>
          <table:table-cell office:value-type="float" office:value="9187464" calcext:value-type="float">
            <text:p>9187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7</text:p>
          </table:table-cell>
          <table:table-cell office:value-type="float" office:value="9187464" calcext:value-type="float">
            <text:p>9187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8</text:p>
          </table:table-cell>
          <table:table-cell office:value-type="float" office:value="9183500" calcext:value-type="float">
            <text:p>91835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19</text:p>
          </table:table-cell>
          <table:table-cell office:value-type="float" office:value="9183288" calcext:value-type="float">
            <text:p>91832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0</text:p>
          </table:table-cell>
          <table:table-cell office:value-type="float" office:value="9171816" calcext:value-type="float">
            <text:p>91718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1</text:p>
          </table:table-cell>
          <table:table-cell office:value-type="float" office:value="9171872" calcext:value-type="float">
            <text:p>91718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245204" calcext:value-type="float">
            <text:p>245204</text:p>
          </table:table-cell>
          <table:table-cell office:value-type="float" office:value="208832" calcext:value-type="float">
            <text:p>20883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20448" calcext:value-type="float">
            <text:p>120448</text:p>
          </table:table-cell>
          <table:table-cell office:value-type="float" office:value="99352" calcext:value-type="float">
            <text:p>99352</text:p>
          </table:table-cell>
          <table:table-cell office:value-type="float" office:value="20544" calcext:value-type="float">
            <text:p>20544</text:p>
          </table:table-cell>
          <table:table-cell office:value-type="float" office:value="7498" calcext:value-type="float">
            <text:p>7498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2</text:p>
          </table:table-cell>
          <table:table-cell office:value-type="float" office:value="8987236" calcext:value-type="float">
            <text:p>89872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5696" calcext:value-type="float">
            <text:p>7035696</text:p>
          </table:table-cell>
          <table:table-cell office:value-type="float" office:value="426184" calcext:value-type="float">
            <text:p>426184</text:p>
          </table:table-cell>
          <table:table-cell office:value-type="float" office:value="389812" calcext:value-type="float">
            <text:p>38981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10789" calcext:value-type="float">
            <text:p>10789</text:p>
          </table:table-cell>
          <table:table-cell office:value-type="float" office:value="308224" calcext:value-type="float">
            <text:p>308224</text:p>
          </table:table-cell>
          <table:table-cell office:value-type="float" office:value="292978" calcext:value-type="float">
            <text:p>292978</text:p>
          </table:table-cell>
          <table:table-cell office:value-type="float" office:value="25600" calcext:value-type="float">
            <text:p>25600</text:p>
          </table:table-cell>
          <table:table-cell office:value-type="float" office:value="21400" calcext:value-type="float">
            <text:p>21400</text:p>
          </table:table-cell>
          <table:table-cell office:value-type="float" office:value="401536" calcext:value-type="float">
            <text:p>40153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473" calcext:value-type="float">
            <text:p>473</text:p>
          </table:table-cell>
          <table:table-cell office:value-type="float" office:value="208" calcext:value-type="float">
            <text:p>208</text:p>
          </table:table-cell>
          <table:table-cell office:value-type="float" office:value="28959" calcext:value-type="float">
            <text:p>28959</text:p>
          </table:table-cell>
          <table:table-cell office:value-type="float" office:value="17945" calcext:value-type="float">
            <text:p>1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3</text:p>
          </table:table-cell>
          <table:table-cell office:value-type="float" office:value="8762804" calcext:value-type="float">
            <text:p>87628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84848" calcext:value-type="float">
            <text:p>7084848</text:p>
          </table:table-cell>
          <table:table-cell office:value-type="float" office:value="650252" calcext:value-type="float">
            <text:p>650252</text:p>
          </table:table-cell>
          <table:table-cell office:value-type="float" office:value="613880" calcext:value-type="float">
            <text:p>613880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68" calcext:value-type="float">
            <text:p>58368</text:p>
          </table:table-cell>
          <table:table-cell office:value-type="float" office:value="21928" calcext:value-type="float">
            <text:p>21928</text:p>
          </table:table-cell>
          <table:table-cell office:value-type="float" office:value="509952" calcext:value-type="float">
            <text:p>509952</text:p>
          </table:table-cell>
          <table:table-cell office:value-type="float" office:value="484918" calcext:value-type="float">
            <text:p>484918</text:p>
          </table:table-cell>
          <table:table-cell office:value-type="float" office:value="42048" calcext:value-type="float">
            <text:p>42048</text:p>
          </table:table-cell>
          <table:table-cell office:value-type="float" office:value="35171" calcext:value-type="float">
            <text:p>35171</text:p>
          </table:table-cell>
          <table:table-cell office:value-type="float" office:value="712256" calcext:value-type="float">
            <text:p>71225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650" calcext:value-type="float">
            <text:p>650</text:p>
          </table:table-cell>
          <table:table-cell office:value-type="float" office:value="208" calcext:value-type="float">
            <text:p>208</text:p>
          </table:table-cell>
          <table:table-cell office:value-type="float" office:value="46753" calcext:value-type="float">
            <text:p>46753</text:p>
          </table:table-cell>
          <table:table-cell office:value-type="float" office:value="17794" calcext:value-type="float">
            <text:p>1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4</text:p>
          </table:table-cell>
          <table:table-cell office:value-type="float" office:value="8723248" calcext:value-type="float">
            <text:p>87232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office:value-type="float" office:value="4261" calcext:value-type="float">
            <text:p>4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5</text:p>
          </table:table-cell>
          <table:table-cell office:value-type="float" office:value="8723196" calcext:value-type="float">
            <text:p>87231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6</text:p>
          </table:table-cell>
          <table:table-cell office:value-type="float" office:value="8726724" calcext:value-type="float">
            <text:p>87267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7</text:p>
          </table:table-cell>
          <table:table-cell office:value-type="float" office:value="8726844" calcext:value-type="float">
            <text:p>87268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8</text:p>
          </table:table-cell>
          <table:table-cell office:value-type="float" office:value="8722976" calcext:value-type="float">
            <text:p>87229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29</text:p>
          </table:table-cell>
          <table:table-cell office:value-type="float" office:value="8723844" calcext:value-type="float">
            <text:p>87238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0</text:p>
          </table:table-cell>
          <table:table-cell office:value-type="float" office:value="8723636" calcext:value-type="float">
            <text:p>87236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1</text:p>
          </table:table-cell>
          <table:table-cell office:value-type="float" office:value="8723636" calcext:value-type="float">
            <text:p>87236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2</text:p>
          </table:table-cell>
          <table:table-cell office:value-type="float" office:value="8723388" calcext:value-type="float">
            <text:p>87233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3</text:p>
          </table:table-cell>
          <table:table-cell office:value-type="float" office:value="8723392" calcext:value-type="float">
            <text:p>87233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4</text:p>
          </table:table-cell>
          <table:table-cell office:value-type="float" office:value="8723392" calcext:value-type="float">
            <text:p>87233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5</text:p>
          </table:table-cell>
          <table:table-cell office:value-type="float" office:value="8723392" calcext:value-type="float">
            <text:p>87233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9224" calcext:value-type="float">
            <text:p>689224</text:p>
          </table:table-cell>
          <table:table-cell office:value-type="float" office:value="652852" calcext:value-type="float">
            <text:p>65285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20" calcext:value-type="float">
            <text:p>13320</text:p>
          </table:table-cell>
          <table:table-cell office:value-type="float" office:value="557760" calcext:value-type="float">
            <text:p>55776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5888" calcext:value-type="float">
            <text:p>45888</text:p>
          </table:table-cell>
          <table:table-cell office:value-type="float" office:value="38463" calcext:value-type="float">
            <text:p>38463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6</text:p>
          </table:table-cell>
          <table:table-cell office:value-type="float" office:value="8803020" calcext:value-type="float">
            <text:p>88030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1:37</text:p>
          </table:table-cell>
          <table:table-cell office:value-type="float" office:value="8803144" calcext:value-type="float">
            <text:p>88031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8</text:p>
          </table:table-cell>
          <table:table-cell office:value-type="float" office:value="8807064" calcext:value-type="float">
            <text:p>88070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39</text:p>
          </table:table-cell>
          <table:table-cell office:value-type="float" office:value="8810376" calcext:value-type="float">
            <text:p>88103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0</text:p>
          </table:table-cell>
          <table:table-cell office:value-type="float" office:value="8805600" calcext:value-type="float">
            <text:p>88056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1</text:p>
          </table:table-cell>
          <table:table-cell office:value-type="float" office:value="8805600" calcext:value-type="float">
            <text:p>88056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2</text:p>
          </table:table-cell>
          <table:table-cell office:value-type="float" office:value="8809820" calcext:value-type="float">
            <text:p>88098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3</text:p>
          </table:table-cell>
          <table:table-cell office:value-type="float" office:value="8809820" calcext:value-type="float">
            <text:p>88098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605960" calcext:value-type="float">
            <text:p>605960</text:p>
          </table:table-cell>
          <table:table-cell office:value-type="float" office:value="569588" calcext:value-type="float">
            <text:p>569588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11870" calcext:value-type="float">
            <text:p>11870</text:p>
          </table:table-cell>
          <table:table-cell office:value-type="float" office:value="477184" calcext:value-type="float">
            <text:p>477184</text:p>
          </table:table-cell>
          <table:table-cell office:value-type="float" office:value="444608" calcext:value-type="float">
            <text:p>444608</text:p>
          </table:table-cell>
          <table:table-cell office:value-type="float" office:value="45376" calcext:value-type="float">
            <text:p>45376</text:p>
          </table:table-cell>
          <table:table-cell office:value-type="float" office:value="32279" calcext:value-type="float">
            <text:p>32279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4</text:p>
          </table:table-cell>
          <table:table-cell office:value-type="float" office:value="8884468" calcext:value-type="float">
            <text:p>88844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1:45</text:p>
          </table:table-cell>
          <table:table-cell office:value-type="float" office:value="8909128" calcext:value-type="float">
            <text:p>89091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6</text:p>
          </table:table-cell>
          <table:table-cell office:value-type="float" office:value="8909132" calcext:value-type="float">
            <text:p>89091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7</text:p>
          </table:table-cell>
          <table:table-cell office:value-type="float" office:value="8909132" calcext:value-type="float">
            <text:p>89091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8</text:p>
          </table:table-cell>
          <table:table-cell office:value-type="float" office:value="8904920" calcext:value-type="float">
            <text:p>89049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49</text:p>
          </table:table-cell>
          <table:table-cell office:value-type="float" office:value="8904920" calcext:value-type="float">
            <text:p>89049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0</text:p>
          </table:table-cell>
          <table:table-cell office:value-type="float" office:value="8904920" calcext:value-type="float">
            <text:p>89049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1</text:p>
          </table:table-cell>
          <table:table-cell office:value-type="float" office:value="8904920" calcext:value-type="float">
            <text:p>89049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523284" calcext:value-type="float">
            <text:p>523284</text:p>
          </table:table-cell>
          <table:table-cell office:value-type="float" office:value="486912" calcext:value-type="float">
            <text:p>48691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95072" calcext:value-type="float">
            <text:p>395072</text:p>
          </table:table-cell>
          <table:table-cell office:value-type="float" office:value="358308" calcext:value-type="float">
            <text:p>358308</text:p>
          </table:table-cell>
          <table:table-cell office:value-type="float" office:value="43968" calcext:value-type="float">
            <text:p>43968</text:p>
          </table:table-cell>
          <table:table-cell office:value-type="float" office:value="26090" calcext:value-type="float">
            <text:p>26090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2</text:p>
          </table:table-cell>
          <table:table-cell office:value-type="float" office:value="8974724" calcext:value-type="float">
            <text:p>89747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1:53</text:p>
          </table:table-cell>
          <table:table-cell office:value-type="float" office:value="8969768" calcext:value-type="float">
            <text:p>89697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4</text:p>
          </table:table-cell>
          <table:table-cell office:value-type="float" office:value="8977828" calcext:value-type="float">
            <text:p>89778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5</text:p>
          </table:table-cell>
          <table:table-cell office:value-type="float" office:value="8977828" calcext:value-type="float">
            <text:p>89778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6</text:p>
          </table:table-cell>
          <table:table-cell office:value-type="float" office:value="8973116" calcext:value-type="float">
            <text:p>8973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7</text:p>
          </table:table-cell>
          <table:table-cell office:value-type="float" office:value="8976644" calcext:value-type="float">
            <text:p>89766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8</text:p>
          </table:table-cell>
          <table:table-cell office:value-type="float" office:value="8976592" calcext:value-type="float">
            <text:p>89765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1:59</text:p>
          </table:table-cell>
          <table:table-cell office:value-type="float" office:value="8976592" calcext:value-type="float">
            <text:p>89765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439144" calcext:value-type="float">
            <text:p>439144</text:p>
          </table:table-cell>
          <table:table-cell office:value-type="float" office:value="402772" calcext:value-type="float">
            <text:p>402772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888" calcext:value-type="float">
            <text:p>37888</text:p>
          </table:table-cell>
          <table:table-cell office:value-type="float" office:value="8992" calcext:value-type="float">
            <text:p>8992</text:p>
          </table:table-cell>
          <table:table-cell office:value-type="float" office:value="310656" calcext:value-type="float">
            <text:p>310656</text:p>
          </table:table-cell>
          <table:table-cell office:value-type="float" office:value="271990" calcext:value-type="float">
            <text:p>271990</text:p>
          </table:table-cell>
          <table:table-cell office:value-type="float" office:value="40640" calcext:value-type="float">
            <text:p>40640</text:p>
          </table:table-cell>
          <table:table-cell office:value-type="float" office:value="19894" calcext:value-type="float">
            <text:p>19894</text:p>
          </table:table-cell>
          <table:table-cell office:value-type="float" office:value="929600" calcext:value-type="float">
            <text:p>929600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2:00</text:p>
          </table:table-cell>
          <table:table-cell office:value-type="float" office:value="9062524" calcext:value-type="float">
            <text:p>90625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10-21 17:52:01</text:p>
          </table:table-cell>
          <table:table-cell office:value-type="float" office:value="9063396" calcext:value-type="float">
            <text:p>90633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2:02</text:p>
          </table:table-cell>
          <table:table-cell office:value-type="float" office:value="9067440" calcext:value-type="float">
            <text:p>90674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10-21 17:52:03</text:p>
          </table:table-cell>
          <table:table-cell office:value-type="float" office:value="9070596" calcext:value-type="float">
            <text:p>90705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04" calcext:value-type="date">
            <text:p>10/21/19 05:52 PM</text:p>
          </table:table-cell>
          <table:table-cell office:value-type="float" office:value="9067000" calcext:value-type="float">
            <text:p>90670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05" calcext:value-type="date">
            <text:p>10/21/19 05:52 PM</text:p>
          </table:table-cell>
          <table:table-cell office:value-type="float" office:value="9066876" calcext:value-type="float">
            <text:p>90668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06" calcext:value-type="date">
            <text:p>10/21/19 05:52 PM</text:p>
          </table:table-cell>
          <table:table-cell office:value-type="float" office:value="9066876" calcext:value-type="float">
            <text:p>90668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07" calcext:value-type="date">
            <text:p>10/21/19 05:52 PM</text:p>
          </table:table-cell>
          <table:table-cell office:value-type="float" office:value="9066752" calcext:value-type="float">
            <text:p>90667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7616" calcext:value-type="float">
            <text:p>7117616</text:p>
          </table:table-cell>
          <table:table-cell office:value-type="float" office:value="345172" calcext:value-type="float">
            <text:p>345172</text:p>
          </table:table-cell>
          <table:table-cell office:value-type="float" office:value="308800" calcext:value-type="float">
            <text:p>308800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6" calcext:value-type="float">
            <text:p>7536</text:p>
          </table:table-cell>
          <table:table-cell office:value-type="float" office:value="219840" calcext:value-type="float">
            <text:p>219840</text:p>
          </table:table-cell>
          <table:table-cell office:value-type="float" office:value="185678" calcext:value-type="float">
            <text:p>185678</text:p>
          </table:table-cell>
          <table:table-cell office:value-type="float" office:value="33792" calcext:value-type="float">
            <text:p>33792</text:p>
          </table:table-cell>
          <table:table-cell office:value-type="float" office:value="13697" calcext:value-type="float">
            <text:p>13697</text:p>
          </table:table-cell>
          <table:table-cell office:value-type="float" office:value="909952" calcext:value-type="float">
            <text:p>909952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08" calcext:value-type="date">
            <text:p>10/21/19 05:52 PM</text:p>
          </table:table-cell>
          <table:table-cell office:value-type="float" office:value="9283420" calcext:value-type="float">
            <text:p>92834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41276" calcext:value-type="float">
            <text:p>141276</text:p>
          </table:table-cell>
          <table:table-cell office:value-type="float" office:value="104904" calcext:value-type="float">
            <text:p>104904</text:p>
          </table:table-cell>
          <table:table-cell office:value-type="float" office:value="36372" calcext:value-type="float">
            <text:p>3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661" calcext:value-type="float">
            <text:p>4661</text:p>
          </table:table-cell>
          <table:table-cell office:value-type="float" office:value="13504" calcext:value-type="float">
            <text:p>13504</text:p>
          </table:table-cell>
          <table:table-cell office:value-type="float" office:value="13067" calcext:value-type="float">
            <text:p>13067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45056" calcext:value-type="float">
            <text:p>4505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52:09" calcext:value-type="date">
            <text:p>10/21/19 05:52 PM</text:p>
          </table:table-cell>
          <table:table-cell office:value-type="float" office:value="9287760" calcext:value-type="float">
            <text:p>92877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41276" calcext:value-type="float">
            <text:p>141276</text:p>
          </table:table-cell>
          <table:table-cell office:value-type="float" office:value="104904" calcext:value-type="float">
            <text:p>1049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661" calcext:value-type="float">
            <text:p>4661</text:p>
          </table:table-cell>
          <table:table-cell office:value-type="float" office:value="13504" calcext:value-type="float">
            <text:p>13504</text:p>
          </table:table-cell>
          <table:table-cell office:value-type="float" office:value="13067" calcext:value-type="float">
            <text:p>13067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45056" calcext:value-type="float">
            <text:p>4505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0" calcext:value-type="date">
            <text:p>10/21/19 05:52 PM</text:p>
          </table:table-cell>
          <table:table-cell office:value-type="float" office:value="9287748" calcext:value-type="float">
            <text:p>92877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41276" calcext:value-type="float">
            <text:p>141276</text:p>
          </table:table-cell>
          <table:table-cell office:value-type="float" office:value="104904" calcext:value-type="float">
            <text:p>1049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661" calcext:value-type="float">
            <text:p>4661</text:p>
          </table:table-cell>
          <table:table-cell office:value-type="float" office:value="13504" calcext:value-type="float">
            <text:p>13504</text:p>
          </table:table-cell>
          <table:table-cell office:value-type="float" office:value="13067" calcext:value-type="float">
            <text:p>13067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45056" calcext:value-type="float">
            <text:p>4505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1" calcext:value-type="date">
            <text:p>10/21/19 05:52 PM</text:p>
          </table:table-cell>
          <table:table-cell office:value-type="float" office:value="9291876" calcext:value-type="float">
            <text:p>92918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41276" calcext:value-type="float">
            <text:p>141276</text:p>
          </table:table-cell>
          <table:table-cell office:value-type="float" office:value="104904" calcext:value-type="float">
            <text:p>104904</text:p>
          </table:table-cell>
          <table:table-cell office:value-type="float" office:value="36372" calcext:value-type="float">
            <text:p>36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4661" calcext:value-type="float">
            <text:p>4661</text:p>
          </table:table-cell>
          <table:table-cell office:value-type="float" office:value="13504" calcext:value-type="float">
            <text:p>13504</text:p>
          </table:table-cell>
          <table:table-cell office:value-type="float" office:value="13067" calcext:value-type="float">
            <text:p>13067</text:p>
          </table:table-cell>
          <table:table-cell office:value-type="float" office:value="1536" calcext:value-type="float">
            <text:p>1536</text:p>
          </table:table-cell>
          <table:table-cell office:value-type="float" office:value="1309" calcext:value-type="float">
            <text:p>1309</text:p>
          </table:table-cell>
          <table:table-cell office:value-type="float" office:value="45056" calcext:value-type="float">
            <text:p>45056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4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10-21T17:52:12" calcext:value-type="date">
            <text:p>10/21/19 05:52 PM</text:p>
          </table:table-cell>
          <table:table-cell office:value-type="float" office:value="9386164" calcext:value-type="float">
            <text:p>9386164</text:p>
          </table:table-cell>
          <table:table-cell office:value-type="float" office:value="104960" calcext:value-type="float">
            <text:p>1049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2568" calcext:value-type="float">
            <text:p>5812568</text:p>
          </table:table-cell>
          <table:table-cell office:value-type="float" office:value="33444" calcext:value-type="float">
            <text:p>33444</text:p>
          </table:table-cell>
          <table:table-cell office:value-type="float" office:value="9312" calcext:value-type="float">
            <text:p>9312</text:p>
          </table:table-cell>
          <table:table-cell office:value-type="float" office:value="24132" calcext:value-type="float">
            <text:p>24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10-21T17:52:13" calcext:value-type="date">
            <text:p>10/21/19 05:52 PM</text:p>
          </table:table-cell>
          <table:table-cell office:value-type="float" office:value="9309464" calcext:value-type="float">
            <text:p>93094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105204" calcext:value-type="float">
            <text:p>105204</text:p>
          </table:table-cell>
          <table:table-cell office:value-type="float" office:value="68820" calcext:value-type="float">
            <text:p>68820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23337" calcext:value-type="float">
            <text:p>23337</text:p>
          </table:table-cell>
          <table:table-cell office:value-type="float" office:value="11840" calcext:value-type="float">
            <text:p>11840</text:p>
          </table:table-cell>
          <table:table-cell office:value-type="float" office:value="11582" calcext:value-type="float">
            <text:p>11582</text:p>
          </table:table-cell>
          <table:table-cell office:value-type="float" office:value="1424" calcext:value-type="float">
            <text:p>1424</text:p>
          </table:table-cell>
          <table:table-cell office:value-type="float" office:value="1302" calcext:value-type="float">
            <text:p>1302</text:p>
          </table:table-cell>
          <table:table-cell office:value-type="float" office:value="21296" calcext:value-type="float">
            <text:p>21296</text:p>
          </table:table-cell>
          <table:table-cell office:value-type="float" office:value="8768" calcext:value-type="float">
            <text:p>876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8" calcext:value-type="float">
            <text:p>2988</text:p>
          </table:table-cell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4" calcext:value-type="date">
            <text:p>10/21/19 05:52 PM</text:p>
          </table:table-cell>
          <table:table-cell office:value-type="float" office:value="9190228" calcext:value-type="float">
            <text:p>91902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24336" calcext:value-type="float">
            <text:p>224336</text:p>
          </table:table-cell>
          <table:table-cell office:value-type="float" office:value="187952" calcext:value-type="float">
            <text:p>187952</text:p>
          </table:table-cell>
          <table:table-cell office:value-type="float" office:value="36384" calcext:value-type="float">
            <text:p>3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464" calcext:value-type="float">
            <text:p>190464</text:p>
          </table:table-cell>
          <table:table-cell office:value-type="float" office:value="91507" calcext:value-type="float">
            <text:p>91507</text:p>
          </table:table-cell>
          <table:table-cell office:value-type="float" office:value="12880" calcext:value-type="float">
            <text:p>12880</text:p>
          </table:table-cell>
          <table:table-cell office:value-type="float" office:value="12663" calcext:value-type="float">
            <text:p>12663</text:p>
          </table:table-cell>
          <table:table-cell office:value-type="float" office:value="1424" calcext:value-type="float">
            <text:p>1424</text:p>
          </table:table-cell>
          <table:table-cell office:value-type="float" office:value="1303" calcext:value-type="float">
            <text:p>1303</text:p>
          </table:table-cell>
          <table:table-cell office:value-type="float" office:value="21296" calcext:value-type="float">
            <text:p>21296</text:p>
          </table:table-cell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5" calcext:value-type="date">
            <text:p>10/21/19 05:52 PM</text:p>
          </table:table-cell>
          <table:table-cell office:value-type="float" office:value="9150672" calcext:value-type="float">
            <text:p>91506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76" calcext:value-type="float">
            <text:p>6293276</text:p>
          </table:table-cell>
          <table:table-cell office:value-type="float" office:value="267788" calcext:value-type="float">
            <text:p>267788</text:p>
          </table:table-cell>
          <table:table-cell office:value-type="float" office:value="231340" calcext:value-type="float">
            <text:p>231340</text:p>
          </table:table-cell>
          <table:table-cell office:value-type="float" office:value="36448" calcext:value-type="float">
            <text:p>3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9376" calcext:value-type="float">
            <text:p>229376</text:p>
          </table:table-cell>
          <table:table-cell office:value-type="float" office:value="32693" calcext:value-type="float">
            <text:p>32693</text:p>
          </table:table-cell>
          <table:table-cell office:value-type="float" office:value="13168" calcext:value-type="float">
            <text:p>13168</text:p>
          </table:table-cell>
          <table:table-cell office:value-type="float" office:value="12959" calcext:value-type="float">
            <text:p>12959</text:p>
          </table:table-cell>
          <table:table-cell office:value-type="float" office:value="1424" calcext:value-type="float">
            <text:p>1424</text:p>
          </table:table-cell>
          <table:table-cell office:value-type="float" office:value="1303" calcext:value-type="float">
            <text:p>1303</text:p>
          </table:table-cell>
          <table:table-cell office:value-type="float" office:value="21296" calcext:value-type="float">
            <text:p>21296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6" calcext:value-type="date">
            <text:p>10/21/19 05:52 PM</text:p>
          </table:table-cell>
          <table:table-cell office:value-type="float" office:value="9296620" calcext:value-type="float">
            <text:p>92966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14264" calcext:value-type="float">
            <text:p>114264</text:p>
          </table:table-cell>
          <table:table-cell office:value-type="float" office:value="77712" calcext:value-type="float">
            <text:p>77712</text:p>
          </table:table-cell>
          <table:table-cell office:value-type="float" office:value="36552" calcext:value-type="float">
            <text:p>36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76" calcext:value-type="float">
            <text:p>24576</text:p>
          </table:table-cell>
          <table:table-cell office:value-type="float" office:value="4948" calcext:value-type="float">
            <text:p>4948</text:p>
          </table:table-cell>
          <table:table-cell office:value-type="float" office:value="13232" calcext:value-type="float">
            <text:p>13232</text:p>
          </table:table-cell>
          <table:table-cell office:value-type="float" office:value="13012" calcext:value-type="float">
            <text:p>13012</text:p>
          </table:table-cell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  <table:table-cell office:value-type="float" office:value="22000" calcext:value-type="float">
            <text:p>2200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3" calcext:value-type="float">
            <text:p>30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7" calcext:value-type="date">
            <text:p>10/21/19 05:52 PM</text:p>
          </table:table-cell>
          <table:table-cell office:value-type="float" office:value="9296008" calcext:value-type="float">
            <text:p>92960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14264" calcext:value-type="float">
            <text:p>114264</text:p>
          </table:table-cell>
          <table:table-cell office:value-type="float" office:value="77712" calcext:value-type="float">
            <text:p>77712</text:p>
          </table:table-cell>
          <table:table-cell office:value-type="float" office:value="36552" calcext:value-type="float">
            <text:p>36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76" calcext:value-type="float">
            <text:p>24576</text:p>
          </table:table-cell>
          <table:table-cell office:value-type="float" office:value="4948" calcext:value-type="float">
            <text:p>4948</text:p>
          </table:table-cell>
          <table:table-cell office:value-type="float" office:value="13232" calcext:value-type="float">
            <text:p>13232</text:p>
          </table:table-cell>
          <table:table-cell office:value-type="float" office:value="13012" calcext:value-type="float">
            <text:p>13012</text:p>
          </table:table-cell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  <table:table-cell office:value-type="float" office:value="22000" calcext:value-type="float">
            <text:p>2200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8" calcext:value-type="date">
            <text:p>10/21/19 05:52 PM</text:p>
          </table:table-cell>
          <table:table-cell office:value-type="float" office:value="9303456" calcext:value-type="float">
            <text:p>93034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14264" calcext:value-type="float">
            <text:p>114264</text:p>
          </table:table-cell>
          <table:table-cell office:value-type="float" office:value="77712" calcext:value-type="float">
            <text:p>77712</text:p>
          </table:table-cell>
          <table:table-cell office:value-type="float" office:value="36552" calcext:value-type="float">
            <text:p>36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76" calcext:value-type="float">
            <text:p>24576</text:p>
          </table:table-cell>
          <table:table-cell office:value-type="float" office:value="4948" calcext:value-type="float">
            <text:p>4948</text:p>
          </table:table-cell>
          <table:table-cell office:value-type="float" office:value="13232" calcext:value-type="float">
            <text:p>13232</text:p>
          </table:table-cell>
          <table:table-cell office:value-type="float" office:value="13012" calcext:value-type="float">
            <text:p>13012</text:p>
          </table:table-cell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  <table:table-cell office:value-type="float" office:value="22000" calcext:value-type="float">
            <text:p>2200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19" calcext:value-type="date">
            <text:p>10/21/19 05:52 PM</text:p>
          </table:table-cell>
          <table:table-cell office:value-type="float" office:value="9303460" calcext:value-type="float">
            <text:p>93034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14264" calcext:value-type="float">
            <text:p>114264</text:p>
          </table:table-cell>
          <table:table-cell office:value-type="float" office:value="77712" calcext:value-type="float">
            <text:p>77712</text:p>
          </table:table-cell>
          <table:table-cell office:value-type="float" office:value="36552" calcext:value-type="float">
            <text:p>36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76" calcext:value-type="float">
            <text:p>24576</text:p>
          </table:table-cell>
          <table:table-cell office:value-type="float" office:value="4948" calcext:value-type="float">
            <text:p>4948</text:p>
          </table:table-cell>
          <table:table-cell office:value-type="float" office:value="13232" calcext:value-type="float">
            <text:p>13232</text:p>
          </table:table-cell>
          <table:table-cell office:value-type="float" office:value="13012" calcext:value-type="float">
            <text:p>13012</text:p>
          </table:table-cell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  <table:table-cell office:value-type="float" office:value="22000" calcext:value-type="float">
            <text:p>2200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760" calcext:value-type="float">
            <text:p>2976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3" calcext:value-type="float">
            <text:p>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0" calcext:value-type="date">
            <text:p>10/21/19 05:52 PM</text:p>
          </table:table-cell>
          <table:table-cell office:value-type="float" office:value="9144372" calcext:value-type="float">
            <text:p>91443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7168" calcext:value-type="float">
            <text:p>6757168</text:p>
          </table:table-cell>
          <table:table-cell office:value-type="float" office:value="268688" calcext:value-type="float">
            <text:p>268688</text:p>
          </table:table-cell>
          <table:table-cell office:value-type="float" office:value="232148" calcext:value-type="float">
            <text:p>232148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576" calcext:value-type="float">
            <text:p>24576</text:p>
          </table:table-cell>
          <table:table-cell office:value-type="float" office:value="15605" calcext:value-type="float">
            <text:p>15605</text:p>
          </table:table-cell>
          <table:table-cell office:value-type="float" office:value="146320" calcext:value-type="float">
            <text:p>146320</text:p>
          </table:table-cell>
          <table:table-cell office:value-type="float" office:value="144246" calcext:value-type="float">
            <text:p>144246</text:p>
          </table:table-cell>
          <table:table-cell office:value-type="float" office:value="11760" calcext:value-type="float">
            <text:p>11760</text:p>
          </table:table-cell>
          <table:table-cell office:value-type="float" office:value="10723" calcext:value-type="float">
            <text:p>10723</text:p>
          </table:table-cell>
          <table:table-cell office:value-type="float" office:value="216960" calcext:value-type="float">
            <text:p>2169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760" calcext:value-type="float">
            <text:p>29760</text:p>
          </table:table-cell>
          <table:table-cell office:value-type="float" office:value="336" calcext:value-type="float">
            <text:p>336</text:p>
          </table:table-cell>
          <table:table-cell office:value-type="float" office:value="208" calcext:value-type="float">
            <text:p>208</text:p>
          </table:table-cell>
          <table:table-cell office:value-type="float" office:value="15179" calcext:value-type="float">
            <text:p>15179</text:p>
          </table:table-cell>
          <table:table-cell office:value-type="float" office:value="12166" calcext:value-type="float">
            <text:p>1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1" calcext:value-type="date">
            <text:p>10/21/19 05:52 PM</text:p>
          </table:table-cell>
          <table:table-cell office:value-type="float" office:value="8947956" calcext:value-type="float">
            <text:p>89479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1008" calcext:value-type="float">
            <text:p>6921008</text:p>
          </table:table-cell>
          <table:table-cell office:value-type="float" office:value="466200" calcext:value-type="float">
            <text:p>466200</text:p>
          </table:table-cell>
          <table:table-cell office:value-type="float" office:value="429660" calcext:value-type="float">
            <text:p>42966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960" calcext:value-type="float">
            <text:p>40960</text:p>
          </table:table-cell>
          <table:table-cell office:value-type="float" office:value="31531" calcext:value-type="float">
            <text:p>31531</text:p>
          </table:table-cell>
          <table:table-cell office:value-type="float" office:value="323904" calcext:value-type="float">
            <text:p>323904</text:p>
          </table:table-cell>
          <table:table-cell office:value-type="float" office:value="319451" calcext:value-type="float">
            <text:p>319451</text:p>
          </table:table-cell>
          <table:table-cell office:value-type="float" office:value="25472" calcext:value-type="float">
            <text:p>25472</text:p>
          </table:table-cell>
          <table:table-cell office:value-type="float" office:value="23291" calcext:value-type="float">
            <text:p>23291</text:p>
          </table:table-cell>
          <table:table-cell office:value-type="float" office:value="466704" calcext:value-type="float">
            <text:p>46670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497" calcext:value-type="float">
            <text:p>497</text:p>
          </table:table-cell>
          <table:table-cell office:value-type="float" office:value="208" calcext:value-type="float">
            <text:p>208</text:p>
          </table:table-cell>
          <table:table-cell office:value-type="float" office:value="31421" calcext:value-type="float">
            <text:p>31421</text:p>
          </table:table-cell>
          <table:table-cell office:value-type="float" office:value="16242" calcext:value-type="float">
            <text:p>1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2" calcext:value-type="date">
            <text:p>10/21/19 05:52 PM</text:p>
          </table:table-cell>
          <table:table-cell office:value-type="float" office:value="8819244" calcext:value-type="float">
            <text:p>88192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95200" calcext:value-type="float">
            <text:p>595200</text:p>
          </table:table-cell>
          <table:table-cell office:value-type="float" office:value="558660" calcext:value-type="float">
            <text:p>55866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office:value-type="float" office:value="11593" calcext:value-type="float">
            <text:p>1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3" calcext:value-type="date">
            <text:p>10/21/19 05:52 PM</text:p>
          </table:table-cell>
          <table:table-cell office:value-type="float" office:value="8829756" calcext:value-type="float">
            <text:p>88297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4" calcext:value-type="date">
            <text:p>10/21/19 05:52 PM</text:p>
          </table:table-cell>
          <table:table-cell office:value-type="float" office:value="8829544" calcext:value-type="float">
            <text:p>88295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5" calcext:value-type="date">
            <text:p>10/21/19 05:52 PM</text:p>
          </table:table-cell>
          <table:table-cell office:value-type="float" office:value="8833072" calcext:value-type="float">
            <text:p>88330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6" calcext:value-type="date">
            <text:p>10/21/19 05:52 PM</text:p>
          </table:table-cell>
          <table:table-cell office:value-type="float" office:value="8829792" calcext:value-type="float">
            <text:p>88297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7" calcext:value-type="date">
            <text:p>10/21/19 05:52 PM</text:p>
          </table:table-cell>
          <table:table-cell office:value-type="float" office:value="8829792" calcext:value-type="float">
            <text:p>88297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8" calcext:value-type="date">
            <text:p>10/21/19 05:52 PM</text:p>
          </table:table-cell>
          <table:table-cell office:value-type="float" office:value="8849408" calcext:value-type="float">
            <text:p>88494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29" calcext:value-type="date">
            <text:p>10/21/19 05:52 PM</text:p>
          </table:table-cell>
          <table:table-cell office:value-type="float" office:value="8849552" calcext:value-type="float">
            <text:p>88495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83084" calcext:value-type="float">
            <text:p>583084</text:p>
          </table:table-cell>
          <table:table-cell office:value-type="float" office:value="546544" calcext:value-type="float">
            <text:p>54654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884" calcext:value-type="float">
            <text:p>11884</text:p>
          </table:table-cell>
          <table:table-cell office:value-type="float" office:value="450672" calcext:value-type="float">
            <text:p>450672</text:p>
          </table:table-cell>
          <table:table-cell office:value-type="float" office:value="444481" calcext:value-type="float">
            <text:p>444481</text:p>
          </table:table-cell>
          <table:table-cell office:value-type="float" office:value="35360" calcext:value-type="float">
            <text:p>35360</text:p>
          </table:table-cell>
          <table:table-cell office:value-type="float" office:value="32258" calcext:value-type="float">
            <text:p>32258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0" calcext:value-type="date">
            <text:p>10/21/19 05:52 PM</text:p>
          </table:table-cell>
          <table:table-cell office:value-type="float" office:value="8926804" calcext:value-type="float">
            <text:p>89268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2:31" calcext:value-type="date">
            <text:p>10/21/19 05:52 PM</text:p>
          </table:table-cell>
          <table:table-cell office:value-type="float" office:value="8926804" calcext:value-type="float">
            <text:p>89268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2" calcext:value-type="date">
            <text:p>10/21/19 05:52 PM</text:p>
          </table:table-cell>
          <table:table-cell office:value-type="float" office:value="8926680" calcext:value-type="float">
            <text:p>89266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3" calcext:value-type="date">
            <text:p>10/21/19 05:52 PM</text:p>
          </table:table-cell>
          <table:table-cell office:value-type="float" office:value="8926680" calcext:value-type="float">
            <text:p>89266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4" calcext:value-type="date">
            <text:p>10/21/19 05:52 PM</text:p>
          </table:table-cell>
          <table:table-cell office:value-type="float" office:value="8930796" calcext:value-type="float">
            <text:p>8930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5" calcext:value-type="date">
            <text:p>10/21/19 05:52 PM</text:p>
          </table:table-cell>
          <table:table-cell office:value-type="float" office:value="8930776" calcext:value-type="float">
            <text:p>89307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6" calcext:value-type="date">
            <text:p>10/21/19 05:52 PM</text:p>
          </table:table-cell>
          <table:table-cell office:value-type="float" office:value="8930900" calcext:value-type="float">
            <text:p>893090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7" calcext:value-type="date">
            <text:p>10/21/19 05:52 PM</text:p>
          </table:table-cell>
          <table:table-cell office:value-type="float" office:value="8931024" calcext:value-type="float">
            <text:p>89310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98080" calcext:value-type="float">
            <text:p>498080</text:p>
          </table:table-cell>
          <table:table-cell office:value-type="float" office:value="461540" calcext:value-type="float">
            <text:p>46154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73" calcext:value-type="float">
            <text:p>10473</text:p>
          </table:table-cell>
          <table:table-cell office:value-type="float" office:value="364240" calcext:value-type="float">
            <text:p>364240</text:p>
          </table:table-cell>
          <table:table-cell office:value-type="float" office:value="358197" calcext:value-type="float">
            <text:p>358197</text:p>
          </table:table-cell>
          <table:table-cell office:value-type="float" office:value="29376" calcext:value-type="float">
            <text:p>29376</text:p>
          </table:table-cell>
          <table:table-cell office:value-type="float" office:value="26067" calcext:value-type="float">
            <text:p>26067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38" calcext:value-type="date">
            <text:p>10/21/19 05:52 PM</text:p>
          </table:table-cell>
          <table:table-cell office:value-type="float" office:value="9018572" calcext:value-type="float">
            <text:p>90185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2:39" calcext:value-type="date">
            <text:p>10/21/19 05:52 PM</text:p>
          </table:table-cell>
          <table:table-cell office:value-type="float" office:value="9018572" calcext:value-type="float">
            <text:p>90185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0" calcext:value-type="date">
            <text:p>10/21/19 05:52 PM</text:p>
          </table:table-cell>
          <table:table-cell office:value-type="float" office:value="9022492" calcext:value-type="float">
            <text:p>90224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1" calcext:value-type="date">
            <text:p>10/21/19 05:52 PM</text:p>
          </table:table-cell>
          <table:table-cell office:value-type="float" office:value="9026892" calcext:value-type="float">
            <text:p>90268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2" calcext:value-type="date">
            <text:p>10/21/19 05:52 PM</text:p>
          </table:table-cell>
          <table:table-cell office:value-type="float" office:value="9023296" calcext:value-type="float">
            <text:p>90232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3" calcext:value-type="date">
            <text:p>10/21/19 05:52 PM</text:p>
          </table:table-cell>
          <table:table-cell office:value-type="float" office:value="9023348" calcext:value-type="float">
            <text:p>90233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4" calcext:value-type="date">
            <text:p>10/21/19 05:52 PM</text:p>
          </table:table-cell>
          <table:table-cell office:value-type="float" office:value="9027252" calcext:value-type="float">
            <text:p>90272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5" calcext:value-type="date">
            <text:p>10/21/19 05:52 PM</text:p>
          </table:table-cell>
          <table:table-cell office:value-type="float" office:value="9027128" calcext:value-type="float">
            <text:p>90271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405820" calcext:value-type="float">
            <text:p>405820</text:p>
          </table:table-cell>
          <table:table-cell office:value-type="float" office:value="369280" calcext:value-type="float">
            <text:p>36928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9012" calcext:value-type="float">
            <text:p>9012</text:p>
          </table:table-cell>
          <table:table-cell office:value-type="float" office:value="277440" calcext:value-type="float">
            <text:p>277440</text:p>
          </table:table-cell>
          <table:table-cell office:value-type="float" office:value="271901" calcext:value-type="float">
            <text:p>271901</text:p>
          </table:table-cell>
          <table:table-cell office:value-type="float" office:value="23200" calcext:value-type="float">
            <text:p>23200</text:p>
          </table:table-cell>
          <table:table-cell office:value-type="float" office:value="19875" calcext:value-type="float">
            <text:p>19875</text:p>
          </table:table-cell>
          <table:table-cell office:value-type="float" office:value="751120" calcext:value-type="float">
            <text:p>75112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6" calcext:value-type="date">
            <text:p>10/21/19 05:52 PM</text:p>
          </table:table-cell>
          <table:table-cell office:value-type="float" office:value="9109796" calcext:value-type="float">
            <text:p>9109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2" calcext:value-type="float">
            <text:p>185612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2:47" calcext:value-type="date">
            <text:p>10/21/19 05:52 PM</text:p>
          </table:table-cell>
          <table:table-cell office:value-type="float" office:value="9109796" calcext:value-type="float">
            <text:p>91097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2" calcext:value-type="float">
            <text:p>185612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8" calcext:value-type="date">
            <text:p>10/21/19 05:52 PM</text:p>
          </table:table-cell>
          <table:table-cell office:value-type="float" office:value="9113884" calcext:value-type="float">
            <text:p>91138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2" calcext:value-type="float">
            <text:p>185612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49" calcext:value-type="date">
            <text:p>10/21/19 05:52 PM</text:p>
          </table:table-cell>
          <table:table-cell office:value-type="float" office:value="9117268" calcext:value-type="float">
            <text:p>91172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2" calcext:value-type="float">
            <text:p>185612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0" calcext:value-type="date">
            <text:p>10/21/19 05:52 PM</text:p>
          </table:table-cell>
          <table:table-cell office:value-type="float" office:value="9113688" calcext:value-type="float">
            <text:p>91136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3" calcext:value-type="float">
            <text:p>185613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1" calcext:value-type="date">
            <text:p>10/21/19 05:52 PM</text:p>
          </table:table-cell>
          <table:table-cell office:value-type="float" office:value="9113688" calcext:value-type="float">
            <text:p>91136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3" calcext:value-type="float">
            <text:p>185613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2" calcext:value-type="date">
            <text:p>10/21/19 05:52 PM</text:p>
          </table:table-cell>
          <table:table-cell office:value-type="float" office:value="9113812" calcext:value-type="float">
            <text:p>911381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3" calcext:value-type="float">
            <text:p>185613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3" calcext:value-type="date">
            <text:p>10/21/19 05:52 PM</text:p>
          </table:table-cell>
          <table:table-cell office:value-type="float" office:value="9113812" calcext:value-type="float">
            <text:p>911381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314932" calcext:value-type="float">
            <text:p>314932</text:p>
          </table:table-cell>
          <table:table-cell office:value-type="float" office:value="278392" calcext:value-type="float">
            <text:p>27839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63" calcext:value-type="float">
            <text:p>7563</text:p>
          </table:table-cell>
          <table:table-cell office:value-type="float" office:value="190016" calcext:value-type="float">
            <text:p>190016</text:p>
          </table:table-cell>
          <table:table-cell office:value-type="float" office:value="185613" calcext:value-type="float">
            <text:p>185613</text:p>
          </table:table-cell>
          <table:table-cell office:value-type="float" office:value="16432" calcext:value-type="float">
            <text:p>16432</text:p>
          </table:table-cell>
          <table:table-cell office:value-type="float" office:value="13688" calcext:value-type="float">
            <text:p>13688</text:p>
          </table:table-cell>
          <table:table-cell office:value-type="float" office:value="739360" calcext:value-type="float">
            <text:p>73936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4" calcext:value-type="date">
            <text:p>10/21/19 05:52 PM</text:p>
          </table:table-cell>
          <table:table-cell office:value-type="float" office:value="9199664" calcext:value-type="float">
            <text:p>91996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2:55" calcext:value-type="date">
            <text:p>10/21/19 05:52 PM</text:p>
          </table:table-cell>
          <table:table-cell office:value-type="float" office:value="9199744" calcext:value-type="float">
            <text:p>91997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6" calcext:value-type="date">
            <text:p>10/21/19 05:52 PM</text:p>
          </table:table-cell>
          <table:table-cell office:value-type="float" office:value="9199496" calcext:value-type="float">
            <text:p>91994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7" calcext:value-type="date">
            <text:p>10/21/19 05:52 PM</text:p>
          </table:table-cell>
          <table:table-cell office:value-type="float" office:value="9207728" calcext:value-type="float">
            <text:p>92077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8" calcext:value-type="date">
            <text:p>10/21/19 05:52 PM</text:p>
          </table:table-cell>
          <table:table-cell office:value-type="float" office:value="9207680" calcext:value-type="float">
            <text:p>92076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2:59" calcext:value-type="date">
            <text:p>10/21/19 05:52 PM</text:p>
          </table:table-cell>
          <table:table-cell office:value-type="float" office:value="9204332" calcext:value-type="float">
            <text:p>92043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0" calcext:value-type="date">
            <text:p>10/21/19 05:53 PM</text:p>
          </table:table-cell>
          <table:table-cell office:value-type="float" office:value="9204208" calcext:value-type="float">
            <text:p>92042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1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2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3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4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5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6" calcext:value-type="date">
            <text:p>10/21/19 05:53 PM</text:p>
          </table:table-cell>
          <table:table-cell office:value-type="float" office:value="9208052" calcext:value-type="float">
            <text:p>92080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7" calcext:value-type="date">
            <text:p>10/21/19 05:53 PM</text:p>
          </table:table-cell>
          <table:table-cell office:value-type="float" office:value="9207804" calcext:value-type="float">
            <text:p>92078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8" calcext:value-type="date">
            <text:p>10/21/19 05:53 PM</text:p>
          </table:table-cell>
          <table:table-cell office:value-type="float" office:value="9207688" calcext:value-type="float">
            <text:p>92076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09" calcext:value-type="date">
            <text:p>10/21/19 05:53 PM</text:p>
          </table:table-cell>
          <table:table-cell office:value-type="float" office:value="9207688" calcext:value-type="float">
            <text:p>92076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0" calcext:value-type="date">
            <text:p>10/21/19 05:53 PM</text:p>
          </table:table-cell>
          <table:table-cell office:value-type="float" office:value="9207688" calcext:value-type="float">
            <text:p>92076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1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2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3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4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5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6" calcext:value-type="date">
            <text:p>10/21/19 05:53 PM</text:p>
          </table:table-cell>
          <table:table-cell office:value-type="float" office:value="9207732" calcext:value-type="float">
            <text:p>92077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7" calcext:value-type="date">
            <text:p>10/21/19 05:53 PM</text:p>
          </table:table-cell>
          <table:table-cell office:value-type="float" office:value="9207752" calcext:value-type="float">
            <text:p>92077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8" calcext:value-type="date">
            <text:p>10/21/19 05:53 PM</text:p>
          </table:table-cell>
          <table:table-cell office:value-type="float" office:value="9207752" calcext:value-type="float">
            <text:p>92077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19" calcext:value-type="date">
            <text:p>10/21/19 05:53 PM</text:p>
          </table:table-cell>
          <table:table-cell office:value-type="float" office:value="9207752" calcext:value-type="float">
            <text:p>92077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0" calcext:value-type="date">
            <text:p>10/21/19 05:53 PM</text:p>
          </table:table-cell>
          <table:table-cell office:value-type="float" office:value="9207820" calcext:value-type="float">
            <text:p>92078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1" calcext:value-type="date">
            <text:p>10/21/19 05:53 PM</text:p>
          </table:table-cell>
          <table:table-cell office:value-type="float" office:value="9207412" calcext:value-type="float">
            <text:p>920741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2" calcext:value-type="date">
            <text:p>10/21/19 05:53 PM</text:p>
          </table:table-cell>
          <table:table-cell office:value-type="float" office:value="9207288" calcext:value-type="float">
            <text:p>92072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3" calcext:value-type="date">
            <text:p>10/21/19 05:53 PM</text:p>
          </table:table-cell>
          <table:table-cell office:value-type="float" office:value="9207288" calcext:value-type="float">
            <text:p>92072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4" calcext:value-type="date">
            <text:p>10/21/19 05:53 PM</text:p>
          </table:table-cell>
          <table:table-cell office:value-type="float" office:value="9207288" calcext:value-type="float">
            <text:p>92072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5" calcext:value-type="date">
            <text:p>10/21/19 05:53 PM</text:p>
          </table:table-cell>
          <table:table-cell office:value-type="float" office:value="9207292" calcext:value-type="float">
            <text:p>92072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6" calcext:value-type="date">
            <text:p>10/21/19 05:53 PM</text:p>
          </table:table-cell>
          <table:table-cell office:value-type="float" office:value="9207292" calcext:value-type="float">
            <text:p>92072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7" calcext:value-type="date">
            <text:p>10/21/19 05:53 PM</text:p>
          </table:table-cell>
          <table:table-cell office:value-type="float" office:value="9207292" calcext:value-type="float">
            <text:p>92072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8" calcext:value-type="date">
            <text:p>10/21/19 05:53 PM</text:p>
          </table:table-cell>
          <table:table-cell office:value-type="float" office:value="9207488" calcext:value-type="float">
            <text:p>92074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29" calcext:value-type="date">
            <text:p>10/21/19 05:53 PM</text:p>
          </table:table-cell>
          <table:table-cell office:value-type="float" office:value="9207428" calcext:value-type="float">
            <text:p>9207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0" calcext:value-type="date">
            <text:p>10/21/19 05:53 PM</text:p>
          </table:table-cell>
          <table:table-cell office:value-type="float" office:value="9207428" calcext:value-type="float">
            <text:p>9207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1" calcext:value-type="date">
            <text:p>10/21/19 05:53 PM</text:p>
          </table:table-cell>
          <table:table-cell office:value-type="float" office:value="9207428" calcext:value-type="float">
            <text:p>9207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2" calcext:value-type="date">
            <text:p>10/21/19 05:53 PM</text:p>
          </table:table-cell>
          <table:table-cell office:value-type="float" office:value="9180848" calcext:value-type="float">
            <text:p>91808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3" calcext:value-type="date">
            <text:p>10/21/19 05:53 PM</text:p>
          </table:table-cell>
          <table:table-cell office:value-type="float" office:value="9180848" calcext:value-type="float">
            <text:p>918084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4" calcext:value-type="date">
            <text:p>10/21/19 05:53 PM</text:p>
          </table:table-cell>
          <table:table-cell office:value-type="float" office:value="9180668" calcext:value-type="float">
            <text:p>91806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5" calcext:value-type="date">
            <text:p>10/21/19 05:53 PM</text:p>
          </table:table-cell>
          <table:table-cell office:value-type="float" office:value="9180668" calcext:value-type="float">
            <text:p>91806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6" calcext:value-type="date">
            <text:p>10/21/19 05:53 PM</text:p>
          </table:table-cell>
          <table:table-cell office:value-type="float" office:value="9180420" calcext:value-type="float">
            <text:p>91804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7" calcext:value-type="date">
            <text:p>10/21/19 05:53 PM</text:p>
          </table:table-cell>
          <table:table-cell office:value-type="float" office:value="9179852" calcext:value-type="float">
            <text:p>91798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8" calcext:value-type="date">
            <text:p>10/21/19 05:53 PM</text:p>
          </table:table-cell>
          <table:table-cell office:value-type="float" office:value="9179240" calcext:value-type="float">
            <text:p>91792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39" calcext:value-type="date">
            <text:p>10/21/19 05:53 PM</text:p>
          </table:table-cell>
          <table:table-cell office:value-type="float" office:value="9179116" calcext:value-type="float">
            <text:p>91791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0" calcext:value-type="date">
            <text:p>10/21/19 05:53 PM</text:p>
          </table:table-cell>
          <table:table-cell office:value-type="float" office:value="9179696" calcext:value-type="float">
            <text:p>91796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1" calcext:value-type="date">
            <text:p>10/21/19 05:53 PM</text:p>
          </table:table-cell>
          <table:table-cell office:value-type="float" office:value="9179928" calcext:value-type="float">
            <text:p>91799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2" calcext:value-type="date">
            <text:p>10/21/19 05:53 PM</text:p>
          </table:table-cell>
          <table:table-cell office:value-type="float" office:value="9180004" calcext:value-type="float">
            <text:p>91800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3" calcext:value-type="date">
            <text:p>10/21/19 05:53 PM</text:p>
          </table:table-cell>
          <table:table-cell office:value-type="float" office:value="9179932" calcext:value-type="float">
            <text:p>91799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4" calcext:value-type="date">
            <text:p>10/21/19 05:53 PM</text:p>
          </table:table-cell>
          <table:table-cell office:value-type="float" office:value="9179932" calcext:value-type="float">
            <text:p>91799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5" calcext:value-type="date">
            <text:p>10/21/19 05:53 PM</text:p>
          </table:table-cell>
          <table:table-cell office:value-type="float" office:value="9179932" calcext:value-type="float">
            <text:p>91799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6" calcext:value-type="date">
            <text:p>10/21/19 05:53 PM</text:p>
          </table:table-cell>
          <table:table-cell office:value-type="float" office:value="9179932" calcext:value-type="float">
            <text:p>91799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7" calcext:value-type="date">
            <text:p>10/21/19 05:53 PM</text:p>
          </table:table-cell>
          <table:table-cell office:value-type="float" office:value="9190064" calcext:value-type="float">
            <text:p>91900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8" calcext:value-type="date">
            <text:p>10/21/19 05:53 PM</text:p>
          </table:table-cell>
          <table:table-cell office:value-type="float" office:value="9206372" calcext:value-type="float">
            <text:p>92063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49" calcext:value-type="date">
            <text:p>10/21/19 05:53 PM</text:p>
          </table:table-cell>
          <table:table-cell office:value-type="float" office:value="9206496" calcext:value-type="float">
            <text:p>92064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0" calcext:value-type="date">
            <text:p>10/21/19 05:53 PM</text:p>
          </table:table-cell>
          <table:table-cell office:value-type="float" office:value="9206496" calcext:value-type="float">
            <text:p>92064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1" calcext:value-type="date">
            <text:p>10/21/19 05:53 PM</text:p>
          </table:table-cell>
          <table:table-cell office:value-type="float" office:value="9206496" calcext:value-type="float">
            <text:p>92064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2" calcext:value-type="date">
            <text:p>10/21/19 05:53 PM</text:p>
          </table:table-cell>
          <table:table-cell office:value-type="float" office:value="9206992" calcext:value-type="float">
            <text:p>920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3" calcext:value-type="date">
            <text:p>10/21/19 05:53 PM</text:p>
          </table:table-cell>
          <table:table-cell office:value-type="float" office:value="9206992" calcext:value-type="float">
            <text:p>920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4" calcext:value-type="date">
            <text:p>10/21/19 05:53 PM</text:p>
          </table:table-cell>
          <table:table-cell office:value-type="float" office:value="9206992" calcext:value-type="float">
            <text:p>920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5" calcext:value-type="date">
            <text:p>10/21/19 05:53 PM</text:p>
          </table:table-cell>
          <table:table-cell office:value-type="float" office:value="9206992" calcext:value-type="float">
            <text:p>920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6" calcext:value-type="date">
            <text:p>10/21/19 05:53 PM</text:p>
          </table:table-cell>
          <table:table-cell office:value-type="float" office:value="9206992" calcext:value-type="float">
            <text:p>920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7" calcext:value-type="date">
            <text:p>10/21/19 05:53 PM</text:p>
          </table:table-cell>
          <table:table-cell office:value-type="float" office:value="9207232" calcext:value-type="float">
            <text:p>920723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6115" calcext:value-type="float">
            <text:p>6115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8" calcext:value-type="date">
            <text:p>10/21/19 05:53 PM</text:p>
          </table:table-cell>
          <table:table-cell office:value-type="float" office:value="9202720" calcext:value-type="float">
            <text:p>92027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3:59" calcext:value-type="date">
            <text:p>10/21/19 05:53 PM</text:p>
          </table:table-cell>
          <table:table-cell office:value-type="float" office:value="9202844" calcext:value-type="float">
            <text:p>92028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0" calcext:value-type="date">
            <text:p>10/21/19 05:54 PM</text:p>
          </table:table-cell>
          <table:table-cell office:value-type="float" office:value="9202720" calcext:value-type="float">
            <text:p>92027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1" calcext:value-type="date">
            <text:p>10/21/19 05:54 PM</text:p>
          </table:table-cell>
          <table:table-cell office:value-type="float" office:value="9207060" calcext:value-type="float">
            <text:p>92070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24800" calcext:value-type="float">
            <text:p>224800</text:p>
          </table:table-cell>
          <table:table-cell office:value-type="float" office:value="188260" calcext:value-type="float">
            <text:p>1882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6832" calcext:value-type="float">
            <text:p>6832</text:p>
          </table:table-cell>
          <table:table-cell office:value-type="float" office:value="102272" calcext:value-type="float">
            <text:p>102272</text:p>
          </table:table-cell>
          <table:table-cell office:value-type="float" office:value="99333" calcext:value-type="float">
            <text:p>99333</text:p>
          </table:table-cell>
          <table:table-cell office:value-type="float" office:value="9408" calcext:value-type="float">
            <text:p>9408</text:p>
          </table:table-cell>
          <table:table-cell office:value-type="float" office:value="7500" calcext:value-type="float">
            <text:p>7500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1014" calcext:value-type="float">
            <text:p>1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2" calcext:value-type="date">
            <text:p>10/21/19 05:54 PM</text:p>
          </table:table-cell>
          <table:table-cell office:value-type="float" office:value="9193696" calcext:value-type="float">
            <text:p>919369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235108" calcext:value-type="float">
            <text:p>235108</text:p>
          </table:table-cell>
          <table:table-cell office:value-type="float" office:value="198568" calcext:value-type="float">
            <text:p>198568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648" calcext:value-type="float">
            <text:p>27648</text:p>
          </table:table-cell>
          <table:table-cell office:value-type="float" office:value="11674" calcext:value-type="float">
            <text:p>11674</text:p>
          </table:table-cell>
          <table:table-cell office:value-type="float" office:value="112368" calcext:value-type="float">
            <text:p>112368</text:p>
          </table:table-cell>
          <table:table-cell office:value-type="float" office:value="109670" calcext:value-type="float">
            <text:p>109670</text:p>
          </table:table-cell>
          <table:table-cell office:value-type="float" office:value="10160" calcext:value-type="float">
            <text:p>10160</text:p>
          </table:table-cell>
          <table:table-cell office:value-type="float" office:value="8249" calcext:value-type="float">
            <text:p>8249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304" calcext:value-type="float">
            <text:p>304</text:p>
          </table:table-cell>
          <table:table-cell office:value-type="float" office:value="208" calcext:value-type="float">
            <text:p>208</text:p>
          </table:table-cell>
          <table:table-cell office:value-type="float" office:value="11969" calcext:value-type="float">
            <text:p>11969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3" calcext:value-type="date">
            <text:p>10/21/19 05:54 PM</text:p>
          </table:table-cell>
          <table:table-cell office:value-type="float" office:value="8923624" calcext:value-type="float">
            <text:p>89236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3888" calcext:value-type="float">
            <text:p>7043888</text:p>
          </table:table-cell>
          <table:table-cell office:value-type="float" office:value="505364" calcext:value-type="float">
            <text:p>505364</text:p>
          </table:table-cell>
          <table:table-cell office:value-type="float" office:value="468824" calcext:value-type="float">
            <text:p>468824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8544" calcext:value-type="float">
            <text:p>108544</text:p>
          </table:table-cell>
          <table:table-cell office:value-type="float" office:value="39031" calcext:value-type="float">
            <text:p>39031</text:p>
          </table:table-cell>
          <table:table-cell office:value-type="float" office:value="318752" calcext:value-type="float">
            <text:p>318752</text:p>
          </table:table-cell>
          <table:table-cell office:value-type="float" office:value="314185" calcext:value-type="float">
            <text:p>314185</text:p>
          </table:table-cell>
          <table:table-cell office:value-type="float" office:value="25328" calcext:value-type="float">
            <text:p>25328</text:p>
          </table:table-cell>
          <table:table-cell office:value-type="float" office:value="22941" calcext:value-type="float">
            <text:p>22941</text:p>
          </table:table-cell>
          <table:table-cell office:value-type="float" office:value="340912" calcext:value-type="float">
            <text:p>34091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493" calcext:value-type="float">
            <text:p>493</text:p>
          </table:table-cell>
          <table:table-cell office:value-type="float" office:value="208" calcext:value-type="float">
            <text:p>208</text:p>
          </table:table-cell>
          <table:table-cell office:value-type="float" office:value="30924" calcext:value-type="float">
            <text:p>30924</text:p>
          </table:table-cell>
          <table:table-cell office:value-type="float" office:value="18955" calcext:value-type="float">
            <text:p>18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4" calcext:value-type="date">
            <text:p>10/21/19 05:54 PM</text:p>
          </table:table-cell>
          <table:table-cell office:value-type="float" office:value="8789952" calcext:value-type="float">
            <text:p>878995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3040" calcext:value-type="float">
            <text:p>7093040</text:p>
          </table:table-cell>
          <table:table-cell office:value-type="float" office:value="642996" calcext:value-type="float">
            <text:p>642996</text:p>
          </table:table-cell>
          <table:table-cell office:value-type="float" office:value="606456" calcext:value-type="float">
            <text:p>606456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200" calcext:value-type="float">
            <text:p>51200</text:p>
          </table:table-cell>
          <table:table-cell office:value-type="float" office:value="38143" calcext:value-type="float">
            <text:p>38143</text:p>
          </table:table-cell>
          <table:table-cell office:value-type="float" office:value="499136" calcext:value-type="float">
            <text:p>499136</text:p>
          </table:table-cell>
          <table:table-cell office:value-type="float" office:value="492113" calcext:value-type="float">
            <text:p>492113</text:p>
          </table:table-cell>
          <table:table-cell office:value-type="float" office:value="39376" calcext:value-type="float">
            <text:p>39376</text:p>
          </table:table-cell>
          <table:table-cell office:value-type="float" office:value="35699" calcext:value-type="float">
            <text:p>35699</text:p>
          </table:table-cell>
          <table:table-cell office:value-type="float" office:value="661440" calcext:value-type="float">
            <text:p>6614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657" calcext:value-type="float">
            <text:p>657</text:p>
          </table:table-cell>
          <table:table-cell office:value-type="float" office:value="208" calcext:value-type="float">
            <text:p>208</text:p>
          </table:table-cell>
          <table:table-cell office:value-type="float" office:value="47419" calcext:value-type="float">
            <text:p>47419</text:p>
          </table:table-cell>
          <table:table-cell office:value-type="float" office:value="16495" calcext:value-type="float">
            <text:p>16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5" calcext:value-type="date">
            <text:p>10/21/19 05:54 PM</text:p>
          </table:table-cell>
          <table:table-cell office:value-type="float" office:value="8746428" calcext:value-type="float">
            <text:p>87464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6" calcext:value-type="date">
            <text:p>10/21/19 05:54 PM</text:p>
          </table:table-cell>
          <table:table-cell office:value-type="float" office:value="8747016" calcext:value-type="float">
            <text:p>87470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7" calcext:value-type="date">
            <text:p>10/21/19 05:54 PM</text:p>
          </table:table-cell>
          <table:table-cell office:value-type="float" office:value="8750520" calcext:value-type="float">
            <text:p>87505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8" calcext:value-type="date">
            <text:p>10/21/19 05:54 PM</text:p>
          </table:table-cell>
          <table:table-cell office:value-type="float" office:value="8750528" calcext:value-type="float">
            <text:p>875052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09" calcext:value-type="date">
            <text:p>10/21/19 05:54 PM</text:p>
          </table:table-cell>
          <table:table-cell office:value-type="float" office:value="8747304" calcext:value-type="float">
            <text:p>87473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0" calcext:value-type="date">
            <text:p>10/21/19 05:54 PM</text:p>
          </table:table-cell>
          <table:table-cell office:value-type="float" office:value="8747180" calcext:value-type="float">
            <text:p>87471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1" calcext:value-type="date">
            <text:p>10/21/19 05:54 PM</text:p>
          </table:table-cell>
          <table:table-cell office:value-type="float" office:value="8746992" calcext:value-type="float">
            <text:p>874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2" calcext:value-type="date">
            <text:p>10/21/19 05:54 PM</text:p>
          </table:table-cell>
          <table:table-cell office:value-type="float" office:value="8746992" calcext:value-type="float">
            <text:p>87469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3" calcext:value-type="date">
            <text:p>10/21/19 05:54 PM</text:p>
          </table:table-cell>
          <table:table-cell office:value-type="float" office:value="8746868" calcext:value-type="float">
            <text:p>87468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4" calcext:value-type="date">
            <text:p>10/21/19 05:54 PM</text:p>
          </table:table-cell>
          <table:table-cell office:value-type="float" office:value="8746744" calcext:value-type="float">
            <text:p>87467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5" calcext:value-type="date">
            <text:p>10/21/19 05:54 PM</text:p>
          </table:table-cell>
          <table:table-cell office:value-type="float" office:value="8746744" calcext:value-type="float">
            <text:p>87467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6" calcext:value-type="date">
            <text:p>10/21/19 05:54 PM</text:p>
          </table:table-cell>
          <table:table-cell office:value-type="float" office:value="8746880" calcext:value-type="float">
            <text:p>87468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681964" calcext:value-type="float">
            <text:p>681964</text:p>
          </table:table-cell>
          <table:table-cell office:value-type="float" office:value="645424" calcext:value-type="float">
            <text:p>64542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3311" calcext:value-type="float">
            <text:p>13311</text:p>
          </table:table-cell>
          <table:table-cell office:value-type="float" office:value="538336" calcext:value-type="float">
            <text:p>538336</text:p>
          </table:table-cell>
          <table:table-cell office:value-type="float" office:value="530882" calcext:value-type="float">
            <text:p>530882</text:p>
          </table:table-cell>
          <table:table-cell office:value-type="float" office:value="42368" calcext:value-type="float">
            <text:p>42368</text:p>
          </table:table-cell>
          <table:table-cell office:value-type="float" office:value="38475" calcext:value-type="float">
            <text:p>3847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1014" calcext:value-type="float">
            <text:p>5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7" calcext:value-type="date">
            <text:p>10/21/19 05:54 PM</text:p>
          </table:table-cell>
          <table:table-cell office:value-type="float" office:value="8830704" calcext:value-type="float">
            <text:p>88307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4:18" calcext:value-type="date">
            <text:p>10/21/19 05:54 PM</text:p>
          </table:table-cell>
          <table:table-cell office:value-type="float" office:value="8830704" calcext:value-type="float">
            <text:p>88307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19" calcext:value-type="date">
            <text:p>10/21/19 05:54 PM</text:p>
          </table:table-cell>
          <table:table-cell office:value-type="float" office:value="8839384" calcext:value-type="float">
            <text:p>883938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0" calcext:value-type="date">
            <text:p>10/21/19 05:54 PM</text:p>
          </table:table-cell>
          <table:table-cell office:value-type="float" office:value="8839136" calcext:value-type="float">
            <text:p>88391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1" calcext:value-type="date">
            <text:p>10/21/19 05:54 PM</text:p>
          </table:table-cell>
          <table:table-cell office:value-type="float" office:value="8835044" calcext:value-type="float">
            <text:p>88350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2" calcext:value-type="date">
            <text:p>10/21/19 05:54 PM</text:p>
          </table:table-cell>
          <table:table-cell office:value-type="float" office:value="8835044" calcext:value-type="float">
            <text:p>88350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3" calcext:value-type="date">
            <text:p>10/21/19 05:54 PM</text:p>
          </table:table-cell>
          <table:table-cell office:value-type="float" office:value="8839136" calcext:value-type="float">
            <text:p>883913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4" calcext:value-type="date">
            <text:p>10/21/19 05:54 PM</text:p>
          </table:table-cell>
          <table:table-cell office:value-type="float" office:value="8839012" calcext:value-type="float">
            <text:p>883901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93560" calcext:value-type="float">
            <text:p>593560</text:p>
          </table:table-cell>
          <table:table-cell office:value-type="float" office:value="557020" calcext:value-type="float">
            <text:p>55702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1878" calcext:value-type="float">
            <text:p>1187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44568" calcext:value-type="float">
            <text:p>444568</text:p>
          </table:table-cell>
          <table:table-cell office:value-type="float" office:value="36352" calcext:value-type="float">
            <text:p>36352</text:p>
          </table:table-cell>
          <table:table-cell office:value-type="float" office:value="32279" calcext:value-type="float">
            <text:p>32279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3014" calcext:value-type="float">
            <text:p>4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5" calcext:value-type="date">
            <text:p>10/21/19 05:54 PM</text:p>
          </table:table-cell>
          <table:table-cell office:value-type="float" office:value="8924820" calcext:value-type="float">
            <text:p>89248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4:26" calcext:value-type="date">
            <text:p>10/21/19 05:54 PM</text:p>
          </table:table-cell>
          <table:table-cell office:value-type="float" office:value="8924820" calcext:value-type="float">
            <text:p>89248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7" calcext:value-type="date">
            <text:p>10/21/19 05:54 PM</text:p>
          </table:table-cell>
          <table:table-cell office:value-type="float" office:value="8932660" calcext:value-type="float">
            <text:p>893266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8" calcext:value-type="date">
            <text:p>10/21/19 05:54 PM</text:p>
          </table:table-cell>
          <table:table-cell office:value-type="float" office:value="8932764" calcext:value-type="float">
            <text:p>893276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29" calcext:value-type="date">
            <text:p>10/21/19 05:54 PM</text:p>
          </table:table-cell>
          <table:table-cell office:value-type="float" office:value="8929168" calcext:value-type="float">
            <text:p>89291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0" calcext:value-type="date">
            <text:p>10/21/19 05:54 PM</text:p>
          </table:table-cell>
          <table:table-cell office:value-type="float" office:value="8929044" calcext:value-type="float">
            <text:p>89290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1" calcext:value-type="date">
            <text:p>10/21/19 05:54 PM</text:p>
          </table:table-cell>
          <table:table-cell office:value-type="float" office:value="8929044" calcext:value-type="float">
            <text:p>89290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2" calcext:value-type="date">
            <text:p>10/21/19 05:54 PM</text:p>
          </table:table-cell>
          <table:table-cell office:value-type="float" office:value="8929172" calcext:value-type="float">
            <text:p>89291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500144" calcext:value-type="float">
            <text:p>500144</text:p>
          </table:table-cell>
          <table:table-cell office:value-type="float" office:value="463604" calcext:value-type="float">
            <text:p>463604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0431" calcext:value-type="float">
            <text:p>10431</text:p>
          </table:table-cell>
          <table:table-cell office:value-type="float" office:value="365136" calcext:value-type="float">
            <text:p>365136</text:p>
          </table:table-cell>
          <table:table-cell office:value-type="float" office:value="358255" calcext:value-type="float">
            <text:p>358255</text:p>
          </table:table-cell>
          <table:table-cell office:value-type="float" office:value="30144" calcext:value-type="float">
            <text:p>30144</text:p>
          </table:table-cell>
          <table:table-cell office:value-type="float" office:value="26085" calcext:value-type="float">
            <text:p>26085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5014" calcext:value-type="float">
            <text:p>3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3" calcext:value-type="date">
            <text:p>10/21/19 05:54 PM</text:p>
          </table:table-cell>
          <table:table-cell office:value-type="float" office:value="9017088" calcext:value-type="float">
            <text:p>90170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4:34" calcext:value-type="date">
            <text:p>10/21/19 05:54 PM</text:p>
          </table:table-cell>
          <table:table-cell office:value-type="float" office:value="9017088" calcext:value-type="float">
            <text:p>901708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5" calcext:value-type="date">
            <text:p>10/21/19 05:54 PM</text:p>
          </table:table-cell>
          <table:table-cell office:value-type="float" office:value="9021304" calcext:value-type="float">
            <text:p>90213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6" calcext:value-type="date">
            <text:p>10/21/19 05:54 PM</text:p>
          </table:table-cell>
          <table:table-cell office:value-type="float" office:value="9025272" calcext:value-type="float">
            <text:p>902527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7" calcext:value-type="date">
            <text:p>10/21/19 05:54 PM</text:p>
          </table:table-cell>
          <table:table-cell office:value-type="float" office:value="9021304" calcext:value-type="float">
            <text:p>902130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8" calcext:value-type="date">
            <text:p>10/21/19 05:54 PM</text:p>
          </table:table-cell>
          <table:table-cell office:value-type="float" office:value="9021056" calcext:value-type="float">
            <text:p>902105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39" calcext:value-type="date">
            <text:p>10/21/19 05:54 PM</text:p>
          </table:table-cell>
          <table:table-cell office:value-type="float" office:value="9024776" calcext:value-type="float">
            <text:p>902477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0" calcext:value-type="date">
            <text:p>10/21/19 05:54 PM</text:p>
          </table:table-cell>
          <table:table-cell office:value-type="float" office:value="9024980" calcext:value-type="float">
            <text:p>902498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407748" calcext:value-type="float">
            <text:p>407748</text:p>
          </table:table-cell>
          <table:table-cell office:value-type="float" office:value="371208" calcext:value-type="float">
            <text:p>371208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816" calcext:value-type="float">
            <text:p>34816</text:p>
          </table:table-cell>
          <table:table-cell office:value-type="float" office:value="8974" calcext:value-type="float">
            <text:p>8974</text:p>
          </table:table-cell>
          <table:table-cell office:value-type="float" office:value="278256" calcext:value-type="float">
            <text:p>278256</text:p>
          </table:table-cell>
          <table:table-cell office:value-type="float" office:value="271948" calcext:value-type="float">
            <text:p>271948</text:p>
          </table:table-cell>
          <table:table-cell office:value-type="float" office:value="23872" calcext:value-type="float">
            <text:p>23872</text:p>
          </table:table-cell>
          <table:table-cell office:value-type="float" office:value="19893" calcext:value-type="float">
            <text:p>19893</text:p>
          </table:table-cell>
          <table:table-cell office:value-type="float" office:value="897232" calcext:value-type="float">
            <text:p>89723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7014" calcext:value-type="float">
            <text:p>27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1" calcext:value-type="date">
            <text:p>10/21/19 05:54 PM</text:p>
          </table:table-cell>
          <table:table-cell office:value-type="float" office:value="9108324" calcext:value-type="float">
            <text:p>91083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10-21T17:54:42" calcext:value-type="date">
            <text:p>10/21/19 05:54 PM</text:p>
          </table:table-cell>
          <table:table-cell office:value-type="float" office:value="9108324" calcext:value-type="float">
            <text:p>910832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3" calcext:value-type="date">
            <text:p>10/21/19 05:54 PM</text:p>
          </table:table-cell>
          <table:table-cell office:value-type="float" office:value="9115968" calcext:value-type="float">
            <text:p>91159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4" calcext:value-type="date">
            <text:p>10/21/19 05:54 PM</text:p>
          </table:table-cell>
          <table:table-cell office:value-type="float" office:value="9115968" calcext:value-type="float">
            <text:p>911596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5" calcext:value-type="date">
            <text:p>10/21/19 05:54 PM</text:p>
          </table:table-cell>
          <table:table-cell office:value-type="float" office:value="9112416" calcext:value-type="float">
            <text:p>9112416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6" calcext:value-type="date">
            <text:p>10/21/19 05:54 PM</text:p>
          </table:table-cell>
          <table:table-cell office:value-type="float" office:value="9112540" calcext:value-type="float">
            <text:p>911254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7" calcext:value-type="date">
            <text:p>10/21/19 05:54 PM</text:p>
          </table:table-cell>
          <table:table-cell office:value-type="float" office:value="9112544" calcext:value-type="float">
            <text:p>91125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8" calcext:value-type="date">
            <text:p>10/21/19 05:54 PM</text:p>
          </table:table-cell>
          <table:table-cell office:value-type="float" office:value="9112544" calcext:value-type="float">
            <text:p>9112544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5808" calcext:value-type="float">
            <text:p>7125808</text:p>
          </table:table-cell>
          <table:table-cell office:value-type="float" office:value="316612" calcext:value-type="float">
            <text:p>316612</text:p>
          </table:table-cell>
          <table:table-cell office:value-type="float" office:value="280072" calcext:value-type="float">
            <text:p>280072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720" calcext:value-type="float">
            <text:p>30720</text:p>
          </table:table-cell>
          <table:table-cell office:value-type="float" office:value="7535" calcext:value-type="float">
            <text:p>7535</text:p>
          </table:table-cell>
          <table:table-cell office:value-type="float" office:value="190576" calcext:value-type="float">
            <text:p>190576</text:p>
          </table:table-cell>
          <table:table-cell office:value-type="float" office:value="185639" calcext:value-type="float">
            <text:p>185639</text:p>
          </table:table-cell>
          <table:table-cell office:value-type="float" office:value="16864" calcext:value-type="float">
            <text:p>16864</text:p>
          </table:table-cell>
          <table:table-cell office:value-type="float" office:value="13698" calcext:value-type="float">
            <text:p>13698</text:p>
          </table:table-cell>
          <table:table-cell office:value-type="float" office:value="871040" calcext:value-type="float">
            <text:p>8710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9014" calcext:value-type="float">
            <text:p>1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49" calcext:value-type="date">
            <text:p>10/21/19 05:54 PM</text:p>
          </table:table-cell>
          <table:table-cell office:value-type="float" office:value="9295120" calcext:value-type="float">
            <text:p>92951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30500" calcext:value-type="float">
            <text:p>130500</text:p>
          </table:table-cell>
          <table:table-cell office:value-type="float" office:value="93960" calcext:value-type="float">
            <text:p>93960</text:p>
          </table:table-cell>
          <table:table-cell office:value-type="float" office:value="36540" calcext:value-type="float">
            <text:p>36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643" calcext:value-type="float">
            <text:p>4643</text:p>
          </table:table-cell>
          <table:table-cell office:value-type="float" office:value="13280" calcext:value-type="float">
            <text:p>13280</text:p>
          </table:table-cell>
          <table:table-cell office:value-type="float" office:value="13054" calcext:value-type="float">
            <text:p>13054</text:p>
          </table:table-cell>
          <table:table-cell office:value-type="float" office:value="1440" calcext:value-type="float">
            <text:p>1440</text:p>
          </table:table-cell>
          <table:table-cell office:value-type="float" office:value="1309" calcext:value-type="float">
            <text:p>1309</text:p>
          </table:table-cell>
          <table:table-cell office:value-type="float" office:value="44272" calcext:value-type="float">
            <text:p>442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10-21T17:54:50" calcext:value-type="date">
            <text:p>10/21/19 05:54 PM</text:p>
          </table:table-cell>
          <table:table-cell office:value-type="float" office:value="9295120" calcext:value-type="float">
            <text:p>9295120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30500" calcext:value-type="float">
            <text:p>130500</text:p>
          </table:table-cell>
          <table:table-cell office:value-type="float" office:value="93960" calcext:value-type="float">
            <text:p>939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643" calcext:value-type="float">
            <text:p>4643</text:p>
          </table:table-cell>
          <table:table-cell office:value-type="float" office:value="13280" calcext:value-type="float">
            <text:p>13280</text:p>
          </table:table-cell>
          <table:table-cell office:value-type="float" office:value="13054" calcext:value-type="float">
            <text:p>13054</text:p>
          </table:table-cell>
          <table:table-cell office:value-type="float" office:value="1440" calcext:value-type="float">
            <text:p>1440</text:p>
          </table:table-cell>
          <table:table-cell office:value-type="float" office:value="1309" calcext:value-type="float">
            <text:p>1309</text:p>
          </table:table-cell>
          <table:table-cell office:value-type="float" office:value="44272" calcext:value-type="float">
            <text:p>442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51" calcext:value-type="date">
            <text:p>10/21/19 05:54 PM</text:p>
          </table:table-cell>
          <table:table-cell office:value-type="float" office:value="9299292" calcext:value-type="float">
            <text:p>9299292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30500" calcext:value-type="float">
            <text:p>130500</text:p>
          </table:table-cell>
          <table:table-cell office:value-type="float" office:value="93960" calcext:value-type="float">
            <text:p>939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643" calcext:value-type="float">
            <text:p>4643</text:p>
          </table:table-cell>
          <table:table-cell office:value-type="float" office:value="13280" calcext:value-type="float">
            <text:p>13280</text:p>
          </table:table-cell>
          <table:table-cell office:value-type="float" office:value="13054" calcext:value-type="float">
            <text:p>13054</text:p>
          </table:table-cell>
          <table:table-cell office:value-type="float" office:value="1440" calcext:value-type="float">
            <text:p>1440</text:p>
          </table:table-cell>
          <table:table-cell office:value-type="float" office:value="1309" calcext:value-type="float">
            <text:p>1309</text:p>
          </table:table-cell>
          <table:table-cell office:value-type="float" office:value="44272" calcext:value-type="float">
            <text:p>442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10-21T17:54:52" calcext:value-type="date">
            <text:p>10/21/19 05:54 PM</text:p>
          </table:table-cell>
          <table:table-cell office:value-type="float" office:value="9303508" calcext:value-type="float">
            <text:p>9303508</text:p>
          </table:table-cell>
          <table:table-cell office:value-type="float" office:value="104960" calcext:value-type="float">
            <text:p>104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6096" calcext:value-type="float">
            <text:p>6626096</text:p>
          </table:table-cell>
          <table:table-cell office:value-type="float" office:value="130500" calcext:value-type="float">
            <text:p>130500</text:p>
          </table:table-cell>
          <table:table-cell office:value-type="float" office:value="93960" calcext:value-type="float">
            <text:p>93960</text:p>
          </table:table-cell>
          <table:table-cell office:value-type="float" office:value="36540" calcext:value-type="float">
            <text:p>365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643" calcext:value-type="float">
            <text:p>4643</text:p>
          </table:table-cell>
          <table:table-cell office:value-type="float" office:value="13280" calcext:value-type="float">
            <text:p>13280</text:p>
          </table:table-cell>
          <table:table-cell office:value-type="float" office:value="13054" calcext:value-type="float">
            <text:p>13054</text:p>
          </table:table-cell>
          <table:table-cell office:value-type="float" office:value="1440" calcext:value-type="float">
            <text:p>1440</text:p>
          </table:table-cell>
          <table:table-cell office:value-type="float" office:value="1309" calcext:value-type="float">
            <text:p>1309</text:p>
          </table:table-cell>
          <table:table-cell office:value-type="float" office:value="44272" calcext:value-type="float">
            <text:p>44272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4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2948" calcext:value-type="float">
            <text:p>32948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9" calcext:value-type="float">
            <text:p>109</text:p>
          </table:table-cell>
          <table:table-cell table:formula="of:=['patched-standard'.O5]" office:value-type="float" office:value="33192" calcext:value-type="float">
            <text:p>33192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8" calcext:value-type="float">
            <text:p>108</text:p>
          </table:table-cell>
          <table:table-cell table:formula="of:=['patched-aggressive'.O5]" office:value-type="float" office:value="33444" calcext:value-type="float">
            <text:p>33444</text:p>
          </table:table-cell>
        </table:table-row>
        <table:table-row table:style-name="ro1">
          <table:table-cell table:formula="of:=[original.AB6]" office:value-type="float" office:value="13952" calcext:value-type="float">
            <text:p>13952</text:p>
          </table:table-cell>
          <table:table-cell table:formula="of:=[original.AC6]" office:value-type="float" office:value="11662" calcext:value-type="float">
            <text:p>11662</text:p>
          </table:table-cell>
          <table:table-cell table:formula="of:=[original.O6]" office:value-type="float" office:value="120320" calcext:value-type="float">
            <text:p>120320</text:p>
          </table:table-cell>
          <table:table-cell table:formula="of:=['patched-standard'.AB6]" office:value-type="float" office:value="12096" calcext:value-type="float">
            <text:p>12096</text:p>
          </table:table-cell>
          <table:table-cell table:formula="of:=['patched-standard'.AC6]" office:value-type="float" office:value="11738" calcext:value-type="float">
            <text:p>11738</text:p>
          </table:table-cell>
          <table:table-cell table:formula="of:=['patched-standard'.O6]" office:value-type="float" office:value="119916" calcext:value-type="float">
            <text:p>119916</text:p>
          </table:table-cell>
          <table:table-cell table:formula="of:=['patched-aggressive'.AB6]" office:value-type="float" office:value="11840" calcext:value-type="float">
            <text:p>11840</text:p>
          </table:table-cell>
          <table:table-cell table:formula="of:=['patched-aggressive'.AC6]" office:value-type="float" office:value="11582" calcext:value-type="float">
            <text:p>11582</text:p>
          </table:table-cell>
          <table:table-cell table:formula="of:=['patched-aggressive'.O6]" office:value-type="float" office:value="105204" calcext:value-type="float">
            <text:p>105204</text:p>
          </table:table-cell>
        </table:table-row>
        <table:table-row table:style-name="ro1">
          <table:table-cell table:formula="of:=[original.AB7]" office:value-type="float" office:value="14976" calcext:value-type="float">
            <text:p>14976</text:p>
          </table:table-cell>
          <table:table-cell table:formula="of:=[original.AC7]" office:value-type="float" office:value="12704" calcext:value-type="float">
            <text:p>12704</text:p>
          </table:table-cell>
          <table:table-cell table:formula="of:=[original.O7]" office:value-type="float" office:value="235820" calcext:value-type="float">
            <text:p>235820</text:p>
          </table:table-cell>
          <table:table-cell table:formula="of:=['patched-standard'.AB7]" office:value-type="float" office:value="12992" calcext:value-type="float">
            <text:p>12992</text:p>
          </table:table-cell>
          <table:table-cell table:formula="of:=['patched-standard'.AC7]" office:value-type="float" office:value="12673" calcext:value-type="float">
            <text:p>12673</text:p>
          </table:table-cell>
          <table:table-cell table:formula="of:=['patched-standard'.O7]" office:value-type="float" office:value="230304" calcext:value-type="float">
            <text:p>230304</text:p>
          </table:table-cell>
          <table:table-cell table:formula="of:=['patched-aggressive'.AB7]" office:value-type="float" office:value="12880" calcext:value-type="float">
            <text:p>12880</text:p>
          </table:table-cell>
          <table:table-cell table:formula="of:=['patched-aggressive'.AC7]" office:value-type="float" office:value="12663" calcext:value-type="float">
            <text:p>12663</text:p>
          </table:table-cell>
          <table:table-cell table:formula="of:=['patched-aggressive'.O7]" office:value-type="float" office:value="224336" calcext:value-type="float">
            <text:p>224336</text:p>
          </table:table-cell>
        </table:table-row>
        <table:table-row table:style-name="ro1">
          <table:table-cell table:formula="of:=[original.AB8]" office:value-type="float" office:value="14976" calcext:value-type="float">
            <text:p>14976</text:p>
          </table:table-cell>
          <table:table-cell table:formula="of:=[original.AC8]" office:value-type="float" office:value="12966" calcext:value-type="float">
            <text:p>12966</text:p>
          </table:table-cell>
          <table:table-cell table:formula="of:=[original.O8]" office:value-type="float" office:value="277244" calcext:value-type="float">
            <text:p>277244</text:p>
          </table:table-cell>
          <table:table-cell table:formula="of:=['patched-standard'.AB8]" office:value-type="float" office:value="13248" calcext:value-type="float">
            <text:p>13248</text:p>
          </table:table-cell>
          <table:table-cell table:formula="of:=['patched-standard'.AC8]" office:value-type="float" office:value="12925" calcext:value-type="float">
            <text:p>12925</text:p>
          </table:table-cell>
          <table:table-cell table:formula="of:=['patched-standard'.O8]" office:value-type="float" office:value="274148" calcext:value-type="float">
            <text:p>274148</text:p>
          </table:table-cell>
          <table:table-cell table:formula="of:=['patched-aggressive'.AB8]" office:value-type="float" office:value="13168" calcext:value-type="float">
            <text:p>13168</text:p>
          </table:table-cell>
          <table:table-cell table:formula="of:=['patched-aggressive'.AC8]" office:value-type="float" office:value="12959" calcext:value-type="float">
            <text:p>12959</text:p>
          </table:table-cell>
          <table:table-cell table:formula="of:=['patched-aggressive'.O8]" office:value-type="float" office:value="267788" calcext:value-type="float">
            <text:p>267788</text:p>
          </table:table-cell>
        </table:table-row>
        <table:table-row table:style-name="ro1">
          <table:table-cell table:formula="of:=[original.AB9]" office:value-type="float" office:value="14976" calcext:value-type="float">
            <text:p>14976</text:p>
          </table:table-cell>
          <table:table-cell table:formula="of:=[original.AC9]" office:value-type="float" office:value="13057" calcext:value-type="float">
            <text:p>13057</text:p>
          </table:table-cell>
          <table:table-cell table:formula="of:=[original.O9]" office:value-type="float" office:value="123728" calcext:value-type="float">
            <text:p>123728</text:p>
          </table:table-cell>
          <table:table-cell table:formula="of:=['patched-standard'.AB9]" office:value-type="float" office:value="13440" calcext:value-type="float">
            <text:p>13440</text:p>
          </table:table-cell>
          <table:table-cell table:formula="of:=['patched-standard'.AC9]" office:value-type="float" office:value="13025" calcext:value-type="float">
            <text:p>13025</text:p>
          </table:table-cell>
          <table:table-cell table:formula="of:=['patched-standard'.O9]" office:value-type="float" office:value="120696" calcext:value-type="float">
            <text:p>120696</text:p>
          </table:table-cell>
          <table:table-cell table:formula="of:=['patched-aggressive'.AB9]" office:value-type="float" office:value="13232" calcext:value-type="float">
            <text:p>13232</text:p>
          </table:table-cell>
          <table:table-cell table:formula="of:=['patched-aggressive'.AC9]" office:value-type="float" office:value="13012" calcext:value-type="float">
            <text:p>13012</text:p>
          </table:table-cell>
          <table:table-cell table:formula="of:=['patched-aggressive'.O9]" office:value-type="float" office:value="114264" calcext:value-type="float">
            <text:p>114264</text:p>
          </table:table-cell>
        </table:table-row>
        <table:table-row table:style-name="ro1">
          <table:table-cell table:formula="of:=[original.AB10]" office:value-type="float" office:value="14976" calcext:value-type="float">
            <text:p>14976</text:p>
          </table:table-cell>
          <table:table-cell table:formula="of:=[original.AC10]" office:value-type="float" office:value="13057" calcext:value-type="float">
            <text:p>13057</text:p>
          </table:table-cell>
          <table:table-cell table:formula="of:=[original.O10]" office:value-type="float" office:value="123728" calcext:value-type="float">
            <text:p>123728</text:p>
          </table:table-cell>
          <table:table-cell table:formula="of:=['patched-standard'.AB10]" office:value-type="float" office:value="13440" calcext:value-type="float">
            <text:p>13440</text:p>
          </table:table-cell>
          <table:table-cell table:formula="of:=['patched-standard'.AC10]" office:value-type="float" office:value="13025" calcext:value-type="float">
            <text:p>13025</text:p>
          </table:table-cell>
          <table:table-cell table:formula="of:=['patched-standard'.O10]" office:value-type="float" office:value="120696" calcext:value-type="float">
            <text:p>120696</text:p>
          </table:table-cell>
          <table:table-cell table:formula="of:=['patched-aggressive'.AB10]" office:value-type="float" office:value="13232" calcext:value-type="float">
            <text:p>13232</text:p>
          </table:table-cell>
          <table:table-cell table:formula="of:=['patched-aggressive'.AC10]" office:value-type="float" office:value="13012" calcext:value-type="float">
            <text:p>13012</text:p>
          </table:table-cell>
          <table:table-cell table:formula="of:=['patched-aggressive'.O10]" office:value-type="float" office:value="114264" calcext:value-type="float">
            <text:p>114264</text:p>
          </table:table-cell>
        </table:table-row>
        <table:table-row table:style-name="ro1">
          <table:table-cell table:formula="of:=[original.AB11]" office:value-type="float" office:value="14976" calcext:value-type="float">
            <text:p>14976</text:p>
          </table:table-cell>
          <table:table-cell table:formula="of:=[original.AC11]" office:value-type="float" office:value="13057" calcext:value-type="float">
            <text:p>13057</text:p>
          </table:table-cell>
          <table:table-cell table:formula="of:=[original.O11]" office:value-type="float" office:value="123728" calcext:value-type="float">
            <text:p>123728</text:p>
          </table:table-cell>
          <table:table-cell table:formula="of:=['patched-standard'.AB11]" office:value-type="float" office:value="13440" calcext:value-type="float">
            <text:p>13440</text:p>
          </table:table-cell>
          <table:table-cell table:formula="of:=['patched-standard'.AC11]" office:value-type="float" office:value="13025" calcext:value-type="float">
            <text:p>13025</text:p>
          </table:table-cell>
          <table:table-cell table:formula="of:=['patched-standard'.O11]" office:value-type="float" office:value="120696" calcext:value-type="float">
            <text:p>120696</text:p>
          </table:table-cell>
          <table:table-cell table:formula="of:=['patched-aggressive'.AB11]" office:value-type="float" office:value="13232" calcext:value-type="float">
            <text:p>13232</text:p>
          </table:table-cell>
          <table:table-cell table:formula="of:=['patched-aggressive'.AC11]" office:value-type="float" office:value="13012" calcext:value-type="float">
            <text:p>13012</text:p>
          </table:table-cell>
          <table:table-cell table:formula="of:=['patched-aggressive'.O11]" office:value-type="float" office:value="114264" calcext:value-type="float">
            <text:p>114264</text:p>
          </table:table-cell>
        </table:table-row>
        <table:table-row table:style-name="ro1">
          <table:table-cell table:formula="of:=[original.AB12]" office:value-type="float" office:value="14976" calcext:value-type="float">
            <text:p>14976</text:p>
          </table:table-cell>
          <table:table-cell table:formula="of:=[original.AC12]" office:value-type="float" office:value="13057" calcext:value-type="float">
            <text:p>13057</text:p>
          </table:table-cell>
          <table:table-cell table:formula="of:=[original.O12]" office:value-type="float" office:value="123728" calcext:value-type="float">
            <text:p>123728</text:p>
          </table:table-cell>
          <table:table-cell table:formula="of:=['patched-standard'.AB12]" office:value-type="float" office:value="13440" calcext:value-type="float">
            <text:p>13440</text:p>
          </table:table-cell>
          <table:table-cell table:formula="of:=['patched-standard'.AC12]" office:value-type="float" office:value="13025" calcext:value-type="float">
            <text:p>13025</text:p>
          </table:table-cell>
          <table:table-cell table:formula="of:=['patched-standard'.O12]" office:value-type="float" office:value="120696" calcext:value-type="float">
            <text:p>120696</text:p>
          </table:table-cell>
          <table:table-cell table:formula="of:=['patched-aggressive'.AB12]" office:value-type="float" office:value="13232" calcext:value-type="float">
            <text:p>13232</text:p>
          </table:table-cell>
          <table:table-cell table:formula="of:=['patched-aggressive'.AC12]" office:value-type="float" office:value="13012" calcext:value-type="float">
            <text:p>13012</text:p>
          </table:table-cell>
          <table:table-cell table:formula="of:=['patched-aggressive'.O12]" office:value-type="float" office:value="114264" calcext:value-type="float">
            <text:p>114264</text:p>
          </table:table-cell>
        </table:table-row>
        <table:table-row table:style-name="ro1">
          <table:table-cell table:formula="of:=[original.AB13]" office:value-type="float" office:value="150848" calcext:value-type="float">
            <text:p>150848</text:p>
          </table:table-cell>
          <table:table-cell table:formula="of:=[original.AC13]" office:value-type="float" office:value="141467" calcext:value-type="float">
            <text:p>141467</text:p>
          </table:table-cell>
          <table:table-cell table:formula="of:=[original.O13]" office:value-type="float" office:value="278128" calcext:value-type="float">
            <text:p>278128</text:p>
          </table:table-cell>
          <table:table-cell table:formula="of:=['patched-standard'.AB13]" office:value-type="float" office:value="127552" calcext:value-type="float">
            <text:p>127552</text:p>
          </table:table-cell>
          <table:table-cell table:formula="of:=['patched-standard'.AC13]" office:value-type="float" office:value="121745" calcext:value-type="float">
            <text:p>121745</text:p>
          </table:table-cell>
          <table:table-cell table:formula="of:=['patched-standard'.O13]" office:value-type="float" office:value="254224" calcext:value-type="float">
            <text:p>254224</text:p>
          </table:table-cell>
          <table:table-cell table:formula="of:=['patched-aggressive'.AB13]" office:value-type="float" office:value="146320" calcext:value-type="float">
            <text:p>146320</text:p>
          </table:table-cell>
          <table:table-cell table:formula="of:=['patched-aggressive'.AC13]" office:value-type="float" office:value="144246" calcext:value-type="float">
            <text:p>144246</text:p>
          </table:table-cell>
          <table:table-cell table:formula="of:=['patched-aggressive'.O13]" office:value-type="float" office:value="268688" calcext:value-type="float">
            <text:p>268688</text:p>
          </table:table-cell>
        </table:table-row>
        <table:table-row table:style-name="ro1">
          <table:table-cell table:formula="of:=[original.AB14]" office:value-type="float" office:value="327692" calcext:value-type="float">
            <text:p>327692</text:p>
          </table:table-cell>
          <table:table-cell table:formula="of:=[original.AC14]" office:value-type="float" office:value="308545" calcext:value-type="float">
            <text:p>308545</text:p>
          </table:table-cell>
          <table:table-cell table:formula="of:=[original.O14]" office:value-type="float" office:value="478712" calcext:value-type="float">
            <text:p>478712</text:p>
          </table:table-cell>
          <table:table-cell table:formula="of:=['patched-standard'.AB14]" office:value-type="float" office:value="325248" calcext:value-type="float">
            <text:p>325248</text:p>
          </table:table-cell>
          <table:table-cell table:formula="of:=['patched-standard'.AC14]" office:value-type="float" office:value="310228" calcext:value-type="float">
            <text:p>310228</text:p>
          </table:table-cell>
          <table:table-cell table:formula="of:=['patched-standard'.O14]" office:value-type="float" office:value="467992" calcext:value-type="float">
            <text:p>467992</text:p>
          </table:table-cell>
          <table:table-cell table:formula="of:=['patched-aggressive'.AB14]" office:value-type="float" office:value="323904" calcext:value-type="float">
            <text:p>323904</text:p>
          </table:table-cell>
          <table:table-cell table:formula="of:=['patched-aggressive'.AC14]" office:value-type="float" office:value="319451" calcext:value-type="float">
            <text:p>319451</text:p>
          </table:table-cell>
          <table:table-cell table:formula="of:=['patched-aggressive'.O14]" office:value-type="float" office:value="466200" calcext:value-type="float">
            <text:p>466200</text:p>
          </table:table-cell>
        </table:table-row>
        <table:table-row table:style-name="ro1">
          <table:table-cell table:formula="of:=[original.AB15]" office:value-type="float" office:value="472460" calcext:value-type="float">
            <text:p>472460</text:p>
          </table:table-cell>
          <table:table-cell table:formula="of:=[original.AC15]" office:value-type="float" office:value="445159" calcext:value-type="float">
            <text:p>445159</text:p>
          </table:table-cell>
          <table:table-cell table:formula="of:=[original.O15]" office:value-type="float" office:value="619292" calcext:value-type="float">
            <text:p>619292</text:p>
          </table:table-cell>
          <table:table-cell table:formula="of:=['patched-standard'.AB15]" office:value-type="float" office:value="466112" calcext:value-type="float">
            <text:p>466112</text:p>
          </table:table-cell>
          <table:table-cell table:formula="of:=['patched-standard'.AC15]" office:value-type="float" office:value="444506" calcext:value-type="float">
            <text:p>444506</text:p>
          </table:table-cell>
          <table:table-cell table:formula="of:=['patched-standard'.O15]" office:value-type="float" office:value="614368" calcext:value-type="float">
            <text:p>614368</text:p>
          </table:table-cell>
          <table:table-cell table:formula="of:=['patched-aggressive'.AB15]" office:value-type="float" office:value="450672" calcext:value-type="float">
            <text:p>450672</text:p>
          </table:table-cell>
          <table:table-cell table:formula="of:=['patched-aggressive'.AC15]" office:value-type="float" office:value="444481" calcext:value-type="float">
            <text:p>444481</text:p>
          </table:table-cell>
          <table:table-cell table:formula="of:=['patched-aggressive'.O15]" office:value-type="float" office:value="595200" calcext:value-type="float">
            <text:p>595200</text:p>
          </table:table-cell>
        </table:table-row>
        <table:table-row table:style-name="ro1">
          <table:table-cell table:formula="of:=[original.AB16]" office:value-type="float" office:value="472460" calcext:value-type="float">
            <text:p>472460</text:p>
          </table:table-cell>
          <table:table-cell table:formula="of:=[original.AC16]" office:value-type="float" office:value="445159" calcext:value-type="float">
            <text:p>445159</text:p>
          </table:table-cell>
          <table:table-cell table:formula="of:=[original.O16]" office:value-type="float" office:value="619292" calcext:value-type="float">
            <text:p>619292</text:p>
          </table:table-cell>
          <table:table-cell table:formula="of:=['patched-standard'.AB16]" office:value-type="float" office:value="466112" calcext:value-type="float">
            <text:p>466112</text:p>
          </table:table-cell>
          <table:table-cell table:formula="of:=['patched-standard'.AC16]" office:value-type="float" office:value="444506" calcext:value-type="float">
            <text:p>444506</text:p>
          </table:table-cell>
          <table:table-cell table:formula="of:=['patched-standard'.O16]" office:value-type="float" office:value="597288" calcext:value-type="float">
            <text:p>597288</text:p>
          </table:table-cell>
          <table:table-cell table:formula="of:=['patched-aggressive'.AB16]" office:value-type="float" office:value="450672" calcext:value-type="float">
            <text:p>450672</text:p>
          </table:table-cell>
          <table:table-cell table:formula="of:=['patched-aggressive'.AC16]" office:value-type="float" office:value="444481" calcext:value-type="float">
            <text:p>444481</text:p>
          </table:table-cell>
          <table:table-cell table:formula="of:=['patched-aggressive'.O16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17]" office:value-type="float" office:value="472460" calcext:value-type="float">
            <text:p>472460</text:p>
          </table:table-cell>
          <table:table-cell table:formula="of:=[original.AC17]" office:value-type="float" office:value="445159" calcext:value-type="float">
            <text:p>445159</text:p>
          </table:table-cell>
          <table:table-cell table:formula="of:=[original.O17]" office:value-type="float" office:value="619292" calcext:value-type="float">
            <text:p>619292</text:p>
          </table:table-cell>
          <table:table-cell table:formula="of:=['patched-standard'.AB17]" office:value-type="float" office:value="466112" calcext:value-type="float">
            <text:p>466112</text:p>
          </table:table-cell>
          <table:table-cell table:formula="of:=['patched-standard'.AC17]" office:value-type="float" office:value="444506" calcext:value-type="float">
            <text:p>444506</text:p>
          </table:table-cell>
          <table:table-cell table:formula="of:=['patched-standard'.O17]" office:value-type="float" office:value="597288" calcext:value-type="float">
            <text:p>597288</text:p>
          </table:table-cell>
          <table:table-cell table:formula="of:=['patched-aggressive'.AB17]" office:value-type="float" office:value="450672" calcext:value-type="float">
            <text:p>450672</text:p>
          </table:table-cell>
          <table:table-cell table:formula="of:=['patched-aggressive'.AC17]" office:value-type="float" office:value="444481" calcext:value-type="float">
            <text:p>444481</text:p>
          </table:table-cell>
          <table:table-cell table:formula="of:=['patched-aggressive'.O17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18]" office:value-type="float" office:value="472460" calcext:value-type="float">
            <text:p>472460</text:p>
          </table:table-cell>
          <table:table-cell table:formula="of:=[original.AC18]" office:value-type="float" office:value="445159" calcext:value-type="float">
            <text:p>445159</text:p>
          </table:table-cell>
          <table:table-cell table:formula="of:=[original.O18]" office:value-type="float" office:value="619292" calcext:value-type="float">
            <text:p>619292</text:p>
          </table:table-cell>
          <table:table-cell table:formula="of:=['patched-standard'.AB18]" office:value-type="float" office:value="466112" calcext:value-type="float">
            <text:p>466112</text:p>
          </table:table-cell>
          <table:table-cell table:formula="of:=['patched-standard'.AC18]" office:value-type="float" office:value="444506" calcext:value-type="float">
            <text:p>444506</text:p>
          </table:table-cell>
          <table:table-cell table:formula="of:=['patched-standard'.O18]" office:value-type="float" office:value="597288" calcext:value-type="float">
            <text:p>597288</text:p>
          </table:table-cell>
          <table:table-cell table:formula="of:=['patched-aggressive'.AB18]" office:value-type="float" office:value="450672" calcext:value-type="float">
            <text:p>450672</text:p>
          </table:table-cell>
          <table:table-cell table:formula="of:=['patched-aggressive'.AC18]" office:value-type="float" office:value="444481" calcext:value-type="float">
            <text:p>444481</text:p>
          </table:table-cell>
          <table:table-cell table:formula="of:=['patched-aggressive'.O18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19]" office:value-type="float" office:value="472460" calcext:value-type="float">
            <text:p>472460</text:p>
          </table:table-cell>
          <table:table-cell table:formula="of:=[original.AC19]" office:value-type="float" office:value="445159" calcext:value-type="float">
            <text:p>445159</text:p>
          </table:table-cell>
          <table:table-cell table:formula="of:=[original.O19]" office:value-type="float" office:value="619292" calcext:value-type="float">
            <text:p>619292</text:p>
          </table:table-cell>
          <table:table-cell table:formula="of:=['patched-standard'.AB19]" office:value-type="float" office:value="466112" calcext:value-type="float">
            <text:p>466112</text:p>
          </table:table-cell>
          <table:table-cell table:formula="of:=['patched-standard'.AC19]" office:value-type="float" office:value="444506" calcext:value-type="float">
            <text:p>444506</text:p>
          </table:table-cell>
          <table:table-cell table:formula="of:=['patched-standard'.O19]" office:value-type="float" office:value="597288" calcext:value-type="float">
            <text:p>597288</text:p>
          </table:table-cell>
          <table:table-cell table:formula="of:=['patched-aggressive'.AB19]" office:value-type="float" office:value="450672" calcext:value-type="float">
            <text:p>450672</text:p>
          </table:table-cell>
          <table:table-cell table:formula="of:=['patched-aggressive'.AC19]" office:value-type="float" office:value="444481" calcext:value-type="float">
            <text:p>444481</text:p>
          </table:table-cell>
          <table:table-cell table:formula="of:=['patched-aggressive'.O19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20]" office:value-type="float" office:value="472460" calcext:value-type="float">
            <text:p>472460</text:p>
          </table:table-cell>
          <table:table-cell table:formula="of:=[original.AC20]" office:value-type="float" office:value="445159" calcext:value-type="float">
            <text:p>445159</text:p>
          </table:table-cell>
          <table:table-cell table:formula="of:=[original.O20]" office:value-type="float" office:value="619292" calcext:value-type="float">
            <text:p>619292</text:p>
          </table:table-cell>
          <table:table-cell table:formula="of:=['patched-standard'.AB20]" office:value-type="float" office:value="466112" calcext:value-type="float">
            <text:p>466112</text:p>
          </table:table-cell>
          <table:table-cell table:formula="of:=['patched-standard'.AC20]" office:value-type="float" office:value="444506" calcext:value-type="float">
            <text:p>444506</text:p>
          </table:table-cell>
          <table:table-cell table:formula="of:=['patched-standard'.O20]" office:value-type="float" office:value="597288" calcext:value-type="float">
            <text:p>597288</text:p>
          </table:table-cell>
          <table:table-cell table:formula="of:=['patched-aggressive'.AB20]" office:value-type="float" office:value="450672" calcext:value-type="float">
            <text:p>450672</text:p>
          </table:table-cell>
          <table:table-cell table:formula="of:=['patched-aggressive'.AC20]" office:value-type="float" office:value="444481" calcext:value-type="float">
            <text:p>444481</text:p>
          </table:table-cell>
          <table:table-cell table:formula="of:=['patched-aggressive'.O20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21]" office:value-type="float" office:value="472460" calcext:value-type="float">
            <text:p>472460</text:p>
          </table:table-cell>
          <table:table-cell table:formula="of:=[original.AC21]" office:value-type="float" office:value="445159" calcext:value-type="float">
            <text:p>445159</text:p>
          </table:table-cell>
          <table:table-cell table:formula="of:=[original.O21]" office:value-type="float" office:value="619292" calcext:value-type="float">
            <text:p>619292</text:p>
          </table:table-cell>
          <table:table-cell table:formula="of:=['patched-standard'.AB21]" office:value-type="float" office:value="466112" calcext:value-type="float">
            <text:p>466112</text:p>
          </table:table-cell>
          <table:table-cell table:formula="of:=['patched-standard'.AC21]" office:value-type="float" office:value="444506" calcext:value-type="float">
            <text:p>444506</text:p>
          </table:table-cell>
          <table:table-cell table:formula="of:=['patched-standard'.O21]" office:value-type="float" office:value="597288" calcext:value-type="float">
            <text:p>597288</text:p>
          </table:table-cell>
          <table:table-cell table:formula="of:=['patched-aggressive'.AB21]" office:value-type="float" office:value="450672" calcext:value-type="float">
            <text:p>450672</text:p>
          </table:table-cell>
          <table:table-cell table:formula="of:=['patched-aggressive'.AC21]" office:value-type="float" office:value="444481" calcext:value-type="float">
            <text:p>444481</text:p>
          </table:table-cell>
          <table:table-cell table:formula="of:=['patched-aggressive'.O21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22]" office:value-type="float" office:value="472460" calcext:value-type="float">
            <text:p>472460</text:p>
          </table:table-cell>
          <table:table-cell table:formula="of:=[original.AC22]" office:value-type="float" office:value="445159" calcext:value-type="float">
            <text:p>445159</text:p>
          </table:table-cell>
          <table:table-cell table:formula="of:=[original.O22]" office:value-type="float" office:value="619292" calcext:value-type="float">
            <text:p>619292</text:p>
          </table:table-cell>
          <table:table-cell table:formula="of:=['patched-standard'.AB22]" office:value-type="float" office:value="466112" calcext:value-type="float">
            <text:p>466112</text:p>
          </table:table-cell>
          <table:table-cell table:formula="of:=['patched-standard'.AC22]" office:value-type="float" office:value="444506" calcext:value-type="float">
            <text:p>444506</text:p>
          </table:table-cell>
          <table:table-cell table:formula="of:=['patched-standard'.O22]" office:value-type="float" office:value="597288" calcext:value-type="float">
            <text:p>597288</text:p>
          </table:table-cell>
          <table:table-cell table:formula="of:=['patched-aggressive'.AB22]" office:value-type="float" office:value="450672" calcext:value-type="float">
            <text:p>450672</text:p>
          </table:table-cell>
          <table:table-cell table:formula="of:=['patched-aggressive'.AC22]" office:value-type="float" office:value="444481" calcext:value-type="float">
            <text:p>444481</text:p>
          </table:table-cell>
          <table:table-cell table:formula="of:=['patched-aggressive'.O22]" office:value-type="float" office:value="583084" calcext:value-type="float">
            <text:p>583084</text:p>
          </table:table-cell>
        </table:table-row>
        <table:table-row table:style-name="ro1">
          <table:table-cell table:formula="of:=[original.AB23]" office:value-type="float" office:value="472460" calcext:value-type="float">
            <text:p>472460</text:p>
          </table:table-cell>
          <table:table-cell table:formula="of:=[original.AC23]" office:value-type="float" office:value="358746" calcext:value-type="float">
            <text:p>358746</text:p>
          </table:table-cell>
          <table:table-cell table:formula="of:=[original.O23]" office:value-type="float" office:value="611092" calcext:value-type="float">
            <text:p>611092</text:p>
          </table:table-cell>
          <table:table-cell table:formula="of:=['patched-standard'.AB23]" office:value-type="float" office:value="386944" calcext:value-type="float">
            <text:p>386944</text:p>
          </table:table-cell>
          <table:table-cell table:formula="of:=['patched-standard'.AC23]" office:value-type="float" office:value="358208" calcext:value-type="float">
            <text:p>358208</text:p>
          </table:table-cell>
          <table:table-cell table:formula="of:=['patched-standard'.O23]" office:value-type="float" office:value="513840" calcext:value-type="float">
            <text:p>513840</text:p>
          </table:table-cell>
          <table:table-cell table:formula="of:=['patched-aggressive'.AB23]" office:value-type="float" office:value="364240" calcext:value-type="float">
            <text:p>364240</text:p>
          </table:table-cell>
          <table:table-cell table:formula="of:=['patched-aggressive'.AC23]" office:value-type="float" office:value="358197" calcext:value-type="float">
            <text:p>358197</text:p>
          </table:table-cell>
          <table:table-cell table:formula="of:=['patched-aggressive'.O23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4]" office:value-type="float" office:value="472460" calcext:value-type="float">
            <text:p>472460</text:p>
          </table:table-cell>
          <table:table-cell table:formula="of:=[original.AC24]" office:value-type="float" office:value="358746" calcext:value-type="float">
            <text:p>358746</text:p>
          </table:table-cell>
          <table:table-cell table:formula="of:=[original.O24]" office:value-type="float" office:value="611092" calcext:value-type="float">
            <text:p>611092</text:p>
          </table:table-cell>
          <table:table-cell table:formula="of:=['patched-standard'.AB24]" office:value-type="float" office:value="386944" calcext:value-type="float">
            <text:p>386944</text:p>
          </table:table-cell>
          <table:table-cell table:formula="of:=['patched-standard'.AC24]" office:value-type="float" office:value="358208" calcext:value-type="float">
            <text:p>358208</text:p>
          </table:table-cell>
          <table:table-cell table:formula="of:=['patched-standard'.O24]" office:value-type="float" office:value="513840" calcext:value-type="float">
            <text:p>513840</text:p>
          </table:table-cell>
          <table:table-cell table:formula="of:=['patched-aggressive'.AB24]" office:value-type="float" office:value="364240" calcext:value-type="float">
            <text:p>364240</text:p>
          </table:table-cell>
          <table:table-cell table:formula="of:=['patched-aggressive'.AC24]" office:value-type="float" office:value="358197" calcext:value-type="float">
            <text:p>358197</text:p>
          </table:table-cell>
          <table:table-cell table:formula="of:=['patched-aggressive'.O24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5]" office:value-type="float" office:value="472460" calcext:value-type="float">
            <text:p>472460</text:p>
          </table:table-cell>
          <table:table-cell table:formula="of:=[original.AC25]" office:value-type="float" office:value="358746" calcext:value-type="float">
            <text:p>358746</text:p>
          </table:table-cell>
          <table:table-cell table:formula="of:=[original.O25]" office:value-type="float" office:value="611092" calcext:value-type="float">
            <text:p>611092</text:p>
          </table:table-cell>
          <table:table-cell table:formula="of:=['patched-standard'.AB25]" office:value-type="float" office:value="386944" calcext:value-type="float">
            <text:p>386944</text:p>
          </table:table-cell>
          <table:table-cell table:formula="of:=['patched-standard'.AC25]" office:value-type="float" office:value="358208" calcext:value-type="float">
            <text:p>358208</text:p>
          </table:table-cell>
          <table:table-cell table:formula="of:=['patched-standard'.O25]" office:value-type="float" office:value="513840" calcext:value-type="float">
            <text:p>513840</text:p>
          </table:table-cell>
          <table:table-cell table:formula="of:=['patched-aggressive'.AB25]" office:value-type="float" office:value="364240" calcext:value-type="float">
            <text:p>364240</text:p>
          </table:table-cell>
          <table:table-cell table:formula="of:=['patched-aggressive'.AC25]" office:value-type="float" office:value="358197" calcext:value-type="float">
            <text:p>358197</text:p>
          </table:table-cell>
          <table:table-cell table:formula="of:=['patched-aggressive'.O25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6]" office:value-type="float" office:value="472460" calcext:value-type="float">
            <text:p>472460</text:p>
          </table:table-cell>
          <table:table-cell table:formula="of:=[original.AC26]" office:value-type="float" office:value="358746" calcext:value-type="float">
            <text:p>358746</text:p>
          </table:table-cell>
          <table:table-cell table:formula="of:=[original.O26]" office:value-type="float" office:value="611092" calcext:value-type="float">
            <text:p>611092</text:p>
          </table:table-cell>
          <table:table-cell table:formula="of:=['patched-standard'.AB26]" office:value-type="float" office:value="386944" calcext:value-type="float">
            <text:p>386944</text:p>
          </table:table-cell>
          <table:table-cell table:formula="of:=['patched-standard'.AC26]" office:value-type="float" office:value="358208" calcext:value-type="float">
            <text:p>358208</text:p>
          </table:table-cell>
          <table:table-cell table:formula="of:=['patched-standard'.O26]" office:value-type="float" office:value="513840" calcext:value-type="float">
            <text:p>513840</text:p>
          </table:table-cell>
          <table:table-cell table:formula="of:=['patched-aggressive'.AB26]" office:value-type="float" office:value="364240" calcext:value-type="float">
            <text:p>364240</text:p>
          </table:table-cell>
          <table:table-cell table:formula="of:=['patched-aggressive'.AC26]" office:value-type="float" office:value="358197" calcext:value-type="float">
            <text:p>358197</text:p>
          </table:table-cell>
          <table:table-cell table:formula="of:=['patched-aggressive'.O26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7]" office:value-type="float" office:value="472460" calcext:value-type="float">
            <text:p>472460</text:p>
          </table:table-cell>
          <table:table-cell table:formula="of:=[original.AC27]" office:value-type="float" office:value="358746" calcext:value-type="float">
            <text:p>358746</text:p>
          </table:table-cell>
          <table:table-cell table:formula="of:=[original.O27]" office:value-type="float" office:value="611092" calcext:value-type="float">
            <text:p>611092</text:p>
          </table:table-cell>
          <table:table-cell table:formula="of:=['patched-standard'.AB27]" office:value-type="float" office:value="386944" calcext:value-type="float">
            <text:p>386944</text:p>
          </table:table-cell>
          <table:table-cell table:formula="of:=['patched-standard'.AC27]" office:value-type="float" office:value="358208" calcext:value-type="float">
            <text:p>358208</text:p>
          </table:table-cell>
          <table:table-cell table:formula="of:=['patched-standard'.O27]" office:value-type="float" office:value="513840" calcext:value-type="float">
            <text:p>513840</text:p>
          </table:table-cell>
          <table:table-cell table:formula="of:=['patched-aggressive'.AB27]" office:value-type="float" office:value="364240" calcext:value-type="float">
            <text:p>364240</text:p>
          </table:table-cell>
          <table:table-cell table:formula="of:=['patched-aggressive'.AC27]" office:value-type="float" office:value="358197" calcext:value-type="float">
            <text:p>358197</text:p>
          </table:table-cell>
          <table:table-cell table:formula="of:=['patched-aggressive'.O27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8]" office:value-type="float" office:value="472460" calcext:value-type="float">
            <text:p>472460</text:p>
          </table:table-cell>
          <table:table-cell table:formula="of:=[original.AC28]" office:value-type="float" office:value="358746" calcext:value-type="float">
            <text:p>358746</text:p>
          </table:table-cell>
          <table:table-cell table:formula="of:=[original.O28]" office:value-type="float" office:value="611092" calcext:value-type="float">
            <text:p>611092</text:p>
          </table:table-cell>
          <table:table-cell table:formula="of:=['patched-standard'.AB28]" office:value-type="float" office:value="386944" calcext:value-type="float">
            <text:p>386944</text:p>
          </table:table-cell>
          <table:table-cell table:formula="of:=['patched-standard'.AC28]" office:value-type="float" office:value="358208" calcext:value-type="float">
            <text:p>358208</text:p>
          </table:table-cell>
          <table:table-cell table:formula="of:=['patched-standard'.O28]" office:value-type="float" office:value="513840" calcext:value-type="float">
            <text:p>513840</text:p>
          </table:table-cell>
          <table:table-cell table:formula="of:=['patched-aggressive'.AB28]" office:value-type="float" office:value="364240" calcext:value-type="float">
            <text:p>364240</text:p>
          </table:table-cell>
          <table:table-cell table:formula="of:=['patched-aggressive'.AC28]" office:value-type="float" office:value="358197" calcext:value-type="float">
            <text:p>358197</text:p>
          </table:table-cell>
          <table:table-cell table:formula="of:=['patched-aggressive'.O28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29]" office:value-type="float" office:value="472460" calcext:value-type="float">
            <text:p>472460</text:p>
          </table:table-cell>
          <table:table-cell table:formula="of:=[original.AC29]" office:value-type="float" office:value="358746" calcext:value-type="float">
            <text:p>358746</text:p>
          </table:table-cell>
          <table:table-cell table:formula="of:=[original.O29]" office:value-type="float" office:value="611092" calcext:value-type="float">
            <text:p>611092</text:p>
          </table:table-cell>
          <table:table-cell table:formula="of:=['patched-standard'.AB29]" office:value-type="float" office:value="386944" calcext:value-type="float">
            <text:p>386944</text:p>
          </table:table-cell>
          <table:table-cell table:formula="of:=['patched-standard'.AC29]" office:value-type="float" office:value="358208" calcext:value-type="float">
            <text:p>358208</text:p>
          </table:table-cell>
          <table:table-cell table:formula="of:=['patched-standard'.O29]" office:value-type="float" office:value="513840" calcext:value-type="float">
            <text:p>513840</text:p>
          </table:table-cell>
          <table:table-cell table:formula="of:=['patched-aggressive'.AB29]" office:value-type="float" office:value="364240" calcext:value-type="float">
            <text:p>364240</text:p>
          </table:table-cell>
          <table:table-cell table:formula="of:=['patched-aggressive'.AC29]" office:value-type="float" office:value="358197" calcext:value-type="float">
            <text:p>358197</text:p>
          </table:table-cell>
          <table:table-cell table:formula="of:=['patched-aggressive'.O29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30]" office:value-type="float" office:value="472460" calcext:value-type="float">
            <text:p>472460</text:p>
          </table:table-cell>
          <table:table-cell table:formula="of:=[original.AC30]" office:value-type="float" office:value="358746" calcext:value-type="float">
            <text:p>358746</text:p>
          </table:table-cell>
          <table:table-cell table:formula="of:=[original.O30]" office:value-type="float" office:value="611092" calcext:value-type="float">
            <text:p>611092</text:p>
          </table:table-cell>
          <table:table-cell table:formula="of:=['patched-standard'.AB30]" office:value-type="float" office:value="386944" calcext:value-type="float">
            <text:p>386944</text:p>
          </table:table-cell>
          <table:table-cell table:formula="of:=['patched-standard'.AC30]" office:value-type="float" office:value="358208" calcext:value-type="float">
            <text:p>358208</text:p>
          </table:table-cell>
          <table:table-cell table:formula="of:=['patched-standard'.O30]" office:value-type="float" office:value="513840" calcext:value-type="float">
            <text:p>513840</text:p>
          </table:table-cell>
          <table:table-cell table:formula="of:=['patched-aggressive'.AB30]" office:value-type="float" office:value="364240" calcext:value-type="float">
            <text:p>364240</text:p>
          </table:table-cell>
          <table:table-cell table:formula="of:=['patched-aggressive'.AC30]" office:value-type="float" office:value="358197" calcext:value-type="float">
            <text:p>358197</text:p>
          </table:table-cell>
          <table:table-cell table:formula="of:=['patched-aggressive'.O30]" office:value-type="float" office:value="498080" calcext:value-type="float">
            <text:p>498080</text:p>
          </table:table-cell>
        </table:table-row>
        <table:table-row table:style-name="ro1">
          <table:table-cell table:formula="of:=[original.AB31]" office:value-type="float" office:value="472460" calcext:value-type="float">
            <text:p>472460</text:p>
          </table:table-cell>
          <table:table-cell table:formula="of:=[original.AC31]" office:value-type="float" office:value="272332" calcext:value-type="float">
            <text:p>272332</text:p>
          </table:table-cell>
          <table:table-cell table:formula="of:=[original.O31]" office:value-type="float" office:value="608168" calcext:value-type="float">
            <text:p>608168</text:p>
          </table:table-cell>
          <table:table-cell table:formula="of:=['patched-standard'.AB31]" office:value-type="float" office:value="303488" calcext:value-type="float">
            <text:p>303488</text:p>
          </table:table-cell>
          <table:table-cell table:formula="of:=['patched-standard'.AC31]" office:value-type="float" office:value="271914" calcext:value-type="float">
            <text:p>271914</text:p>
          </table:table-cell>
          <table:table-cell table:formula="of:=['patched-standard'.O31]" office:value-type="float" office:value="430776" calcext:value-type="float">
            <text:p>430776</text:p>
          </table:table-cell>
          <table:table-cell table:formula="of:=['patched-aggressive'.AB31]" office:value-type="float" office:value="277440" calcext:value-type="float">
            <text:p>277440</text:p>
          </table:table-cell>
          <table:table-cell table:formula="of:=['patched-aggressive'.AC31]" office:value-type="float" office:value="271901" calcext:value-type="float">
            <text:p>271901</text:p>
          </table:table-cell>
          <table:table-cell table:formula="of:=['patched-aggressive'.O31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2]" office:value-type="float" office:value="472460" calcext:value-type="float">
            <text:p>472460</text:p>
          </table:table-cell>
          <table:table-cell table:formula="of:=[original.AC32]" office:value-type="float" office:value="272332" calcext:value-type="float">
            <text:p>272332</text:p>
          </table:table-cell>
          <table:table-cell table:formula="of:=[original.O32]" office:value-type="float" office:value="608168" calcext:value-type="float">
            <text:p>608168</text:p>
          </table:table-cell>
          <table:table-cell table:formula="of:=['patched-standard'.AB32]" office:value-type="float" office:value="303488" calcext:value-type="float">
            <text:p>303488</text:p>
          </table:table-cell>
          <table:table-cell table:formula="of:=['patched-standard'.AC32]" office:value-type="float" office:value="271914" calcext:value-type="float">
            <text:p>271914</text:p>
          </table:table-cell>
          <table:table-cell table:formula="of:=['patched-standard'.O32]" office:value-type="float" office:value="430776" calcext:value-type="float">
            <text:p>430776</text:p>
          </table:table-cell>
          <table:table-cell table:formula="of:=['patched-aggressive'.AB32]" office:value-type="float" office:value="277440" calcext:value-type="float">
            <text:p>277440</text:p>
          </table:table-cell>
          <table:table-cell table:formula="of:=['patched-aggressive'.AC32]" office:value-type="float" office:value="271901" calcext:value-type="float">
            <text:p>271901</text:p>
          </table:table-cell>
          <table:table-cell table:formula="of:=['patched-aggressive'.O32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3]" office:value-type="float" office:value="472460" calcext:value-type="float">
            <text:p>472460</text:p>
          </table:table-cell>
          <table:table-cell table:formula="of:=[original.AC33]" office:value-type="float" office:value="272332" calcext:value-type="float">
            <text:p>272332</text:p>
          </table:table-cell>
          <table:table-cell table:formula="of:=[original.O33]" office:value-type="float" office:value="608168" calcext:value-type="float">
            <text:p>608168</text:p>
          </table:table-cell>
          <table:table-cell table:formula="of:=['patched-standard'.AB33]" office:value-type="float" office:value="303488" calcext:value-type="float">
            <text:p>303488</text:p>
          </table:table-cell>
          <table:table-cell table:formula="of:=['patched-standard'.AC33]" office:value-type="float" office:value="271914" calcext:value-type="float">
            <text:p>271914</text:p>
          </table:table-cell>
          <table:table-cell table:formula="of:=['patched-standard'.O33]" office:value-type="float" office:value="430776" calcext:value-type="float">
            <text:p>430776</text:p>
          </table:table-cell>
          <table:table-cell table:formula="of:=['patched-aggressive'.AB33]" office:value-type="float" office:value="277440" calcext:value-type="float">
            <text:p>277440</text:p>
          </table:table-cell>
          <table:table-cell table:formula="of:=['patched-aggressive'.AC33]" office:value-type="float" office:value="271901" calcext:value-type="float">
            <text:p>271901</text:p>
          </table:table-cell>
          <table:table-cell table:formula="of:=['patched-aggressive'.O33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4]" office:value-type="float" office:value="472460" calcext:value-type="float">
            <text:p>472460</text:p>
          </table:table-cell>
          <table:table-cell table:formula="of:=[original.AC34]" office:value-type="float" office:value="272332" calcext:value-type="float">
            <text:p>272332</text:p>
          </table:table-cell>
          <table:table-cell table:formula="of:=[original.O34]" office:value-type="float" office:value="608168" calcext:value-type="float">
            <text:p>608168</text:p>
          </table:table-cell>
          <table:table-cell table:formula="of:=['patched-standard'.AB34]" office:value-type="float" office:value="303488" calcext:value-type="float">
            <text:p>303488</text:p>
          </table:table-cell>
          <table:table-cell table:formula="of:=['patched-standard'.AC34]" office:value-type="float" office:value="271914" calcext:value-type="float">
            <text:p>271914</text:p>
          </table:table-cell>
          <table:table-cell table:formula="of:=['patched-standard'.O34]" office:value-type="float" office:value="430776" calcext:value-type="float">
            <text:p>430776</text:p>
          </table:table-cell>
          <table:table-cell table:formula="of:=['patched-aggressive'.AB34]" office:value-type="float" office:value="277440" calcext:value-type="float">
            <text:p>277440</text:p>
          </table:table-cell>
          <table:table-cell table:formula="of:=['patched-aggressive'.AC34]" office:value-type="float" office:value="271901" calcext:value-type="float">
            <text:p>271901</text:p>
          </table:table-cell>
          <table:table-cell table:formula="of:=['patched-aggressive'.O34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5]" office:value-type="float" office:value="472460" calcext:value-type="float">
            <text:p>472460</text:p>
          </table:table-cell>
          <table:table-cell table:formula="of:=[original.AC35]" office:value-type="float" office:value="272332" calcext:value-type="float">
            <text:p>272332</text:p>
          </table:table-cell>
          <table:table-cell table:formula="of:=[original.O35]" office:value-type="float" office:value="608168" calcext:value-type="float">
            <text:p>608168</text:p>
          </table:table-cell>
          <table:table-cell table:formula="of:=['patched-standard'.AB35]" office:value-type="float" office:value="303488" calcext:value-type="float">
            <text:p>303488</text:p>
          </table:table-cell>
          <table:table-cell table:formula="of:=['patched-standard'.AC35]" office:value-type="float" office:value="271914" calcext:value-type="float">
            <text:p>271914</text:p>
          </table:table-cell>
          <table:table-cell table:formula="of:=['patched-standard'.O35]" office:value-type="float" office:value="430776" calcext:value-type="float">
            <text:p>430776</text:p>
          </table:table-cell>
          <table:table-cell table:formula="of:=['patched-aggressive'.AB35]" office:value-type="float" office:value="277440" calcext:value-type="float">
            <text:p>277440</text:p>
          </table:table-cell>
          <table:table-cell table:formula="of:=['patched-aggressive'.AC35]" office:value-type="float" office:value="271901" calcext:value-type="float">
            <text:p>271901</text:p>
          </table:table-cell>
          <table:table-cell table:formula="of:=['patched-aggressive'.O35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6]" office:value-type="float" office:value="472460" calcext:value-type="float">
            <text:p>472460</text:p>
          </table:table-cell>
          <table:table-cell table:formula="of:=[original.AC36]" office:value-type="float" office:value="272332" calcext:value-type="float">
            <text:p>272332</text:p>
          </table:table-cell>
          <table:table-cell table:formula="of:=[original.O36]" office:value-type="float" office:value="608168" calcext:value-type="float">
            <text:p>608168</text:p>
          </table:table-cell>
          <table:table-cell table:formula="of:=['patched-standard'.AB36]" office:value-type="float" office:value="303488" calcext:value-type="float">
            <text:p>303488</text:p>
          </table:table-cell>
          <table:table-cell table:formula="of:=['patched-standard'.AC36]" office:value-type="float" office:value="271914" calcext:value-type="float">
            <text:p>271914</text:p>
          </table:table-cell>
          <table:table-cell table:formula="of:=['patched-standard'.O36]" office:value-type="float" office:value="430776" calcext:value-type="float">
            <text:p>430776</text:p>
          </table:table-cell>
          <table:table-cell table:formula="of:=['patched-aggressive'.AB36]" office:value-type="float" office:value="277440" calcext:value-type="float">
            <text:p>277440</text:p>
          </table:table-cell>
          <table:table-cell table:formula="of:=['patched-aggressive'.AC36]" office:value-type="float" office:value="271901" calcext:value-type="float">
            <text:p>271901</text:p>
          </table:table-cell>
          <table:table-cell table:formula="of:=['patched-aggressive'.O36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7]" office:value-type="float" office:value="472460" calcext:value-type="float">
            <text:p>472460</text:p>
          </table:table-cell>
          <table:table-cell table:formula="of:=[original.AC37]" office:value-type="float" office:value="272332" calcext:value-type="float">
            <text:p>272332</text:p>
          </table:table-cell>
          <table:table-cell table:formula="of:=[original.O37]" office:value-type="float" office:value="608168" calcext:value-type="float">
            <text:p>608168</text:p>
          </table:table-cell>
          <table:table-cell table:formula="of:=['patched-standard'.AB37]" office:value-type="float" office:value="303488" calcext:value-type="float">
            <text:p>303488</text:p>
          </table:table-cell>
          <table:table-cell table:formula="of:=['patched-standard'.AC37]" office:value-type="float" office:value="271914" calcext:value-type="float">
            <text:p>271914</text:p>
          </table:table-cell>
          <table:table-cell table:formula="of:=['patched-standard'.O37]" office:value-type="float" office:value="430776" calcext:value-type="float">
            <text:p>430776</text:p>
          </table:table-cell>
          <table:table-cell table:formula="of:=['patched-aggressive'.AB37]" office:value-type="float" office:value="277440" calcext:value-type="float">
            <text:p>277440</text:p>
          </table:table-cell>
          <table:table-cell table:formula="of:=['patched-aggressive'.AC37]" office:value-type="float" office:value="271901" calcext:value-type="float">
            <text:p>271901</text:p>
          </table:table-cell>
          <table:table-cell table:formula="of:=['patched-aggressive'.O37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8]" office:value-type="float" office:value="472460" calcext:value-type="float">
            <text:p>472460</text:p>
          </table:table-cell>
          <table:table-cell table:formula="of:=[original.AC38]" office:value-type="float" office:value="272332" calcext:value-type="float">
            <text:p>272332</text:p>
          </table:table-cell>
          <table:table-cell table:formula="of:=[original.O38]" office:value-type="float" office:value="608168" calcext:value-type="float">
            <text:p>608168</text:p>
          </table:table-cell>
          <table:table-cell table:formula="of:=['patched-standard'.AB38]" office:value-type="float" office:value="303488" calcext:value-type="float">
            <text:p>303488</text:p>
          </table:table-cell>
          <table:table-cell table:formula="of:=['patched-standard'.AC38]" office:value-type="float" office:value="271914" calcext:value-type="float">
            <text:p>271914</text:p>
          </table:table-cell>
          <table:table-cell table:formula="of:=['patched-standard'.O38]" office:value-type="float" office:value="430776" calcext:value-type="float">
            <text:p>430776</text:p>
          </table:table-cell>
          <table:table-cell table:formula="of:=['patched-aggressive'.AB38]" office:value-type="float" office:value="277440" calcext:value-type="float">
            <text:p>277440</text:p>
          </table:table-cell>
          <table:table-cell table:formula="of:=['patched-aggressive'.AC38]" office:value-type="float" office:value="271901" calcext:value-type="float">
            <text:p>271901</text:p>
          </table:table-cell>
          <table:table-cell table:formula="of:=['patched-aggressive'.O38]" office:value-type="float" office:value="405820" calcext:value-type="float">
            <text:p>405820</text:p>
          </table:table-cell>
        </table:table-row>
        <table:table-row table:style-name="ro1">
          <table:table-cell table:formula="of:=[original.AB39]" office:value-type="float" office:value="472460" calcext:value-type="float">
            <text:p>472460</text:p>
          </table:table-cell>
          <table:table-cell table:formula="of:=[original.AC39]" office:value-type="float" office:value="185919" calcext:value-type="float">
            <text:p>185919</text:p>
          </table:table-cell>
          <table:table-cell table:formula="of:=[original.O39]" office:value-type="float" office:value="604976" calcext:value-type="float">
            <text:p>604976</text:p>
          </table:table-cell>
          <table:table-cell table:formula="of:=['patched-standard'.AB39]" office:value-type="float" office:value="214784" calcext:value-type="float">
            <text:p>214784</text:p>
          </table:table-cell>
          <table:table-cell table:formula="of:=['patched-standard'.AC39]" office:value-type="float" office:value="185621" calcext:value-type="float">
            <text:p>185621</text:p>
          </table:table-cell>
          <table:table-cell table:formula="of:=['patched-standard'.O39]" office:value-type="float" office:value="338216" calcext:value-type="float">
            <text:p>338216</text:p>
          </table:table-cell>
          <table:table-cell table:formula="of:=['patched-aggressive'.AB39]" office:value-type="float" office:value="190016" calcext:value-type="float">
            <text:p>190016</text:p>
          </table:table-cell>
          <table:table-cell table:formula="of:=['patched-aggressive'.AC39]" office:value-type="float" office:value="185612" calcext:value-type="float">
            <text:p>185612</text:p>
          </table:table-cell>
          <table:table-cell table:formula="of:=['patched-aggressive'.O39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0]" office:value-type="float" office:value="472460" calcext:value-type="float">
            <text:p>472460</text:p>
          </table:table-cell>
          <table:table-cell table:formula="of:=[original.AC40]" office:value-type="float" office:value="185919" calcext:value-type="float">
            <text:p>185919</text:p>
          </table:table-cell>
          <table:table-cell table:formula="of:=[original.O40]" office:value-type="float" office:value="604976" calcext:value-type="float">
            <text:p>604976</text:p>
          </table:table-cell>
          <table:table-cell table:formula="of:=['patched-standard'.AB40]" office:value-type="float" office:value="214784" calcext:value-type="float">
            <text:p>214784</text:p>
          </table:table-cell>
          <table:table-cell table:formula="of:=['patched-standard'.AC40]" office:value-type="float" office:value="185621" calcext:value-type="float">
            <text:p>185621</text:p>
          </table:table-cell>
          <table:table-cell table:formula="of:=['patched-standard'.O40]" office:value-type="float" office:value="338216" calcext:value-type="float">
            <text:p>338216</text:p>
          </table:table-cell>
          <table:table-cell table:formula="of:=['patched-aggressive'.AB40]" office:value-type="float" office:value="190016" calcext:value-type="float">
            <text:p>190016</text:p>
          </table:table-cell>
          <table:table-cell table:formula="of:=['patched-aggressive'.AC40]" office:value-type="float" office:value="185612" calcext:value-type="float">
            <text:p>185612</text:p>
          </table:table-cell>
          <table:table-cell table:formula="of:=['patched-aggressive'.O40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1]" office:value-type="float" office:value="472460" calcext:value-type="float">
            <text:p>472460</text:p>
          </table:table-cell>
          <table:table-cell table:formula="of:=[original.AC41]" office:value-type="float" office:value="185919" calcext:value-type="float">
            <text:p>185919</text:p>
          </table:table-cell>
          <table:table-cell table:formula="of:=[original.O41]" office:value-type="float" office:value="604976" calcext:value-type="float">
            <text:p>604976</text:p>
          </table:table-cell>
          <table:table-cell table:formula="of:=['patched-standard'.AB41]" office:value-type="float" office:value="214784" calcext:value-type="float">
            <text:p>214784</text:p>
          </table:table-cell>
          <table:table-cell table:formula="of:=['patched-standard'.AC41]" office:value-type="float" office:value="185621" calcext:value-type="float">
            <text:p>185621</text:p>
          </table:table-cell>
          <table:table-cell table:formula="of:=['patched-standard'.O41]" office:value-type="float" office:value="338216" calcext:value-type="float">
            <text:p>338216</text:p>
          </table:table-cell>
          <table:table-cell table:formula="of:=['patched-aggressive'.AB41]" office:value-type="float" office:value="190016" calcext:value-type="float">
            <text:p>190016</text:p>
          </table:table-cell>
          <table:table-cell table:formula="of:=['patched-aggressive'.AC41]" office:value-type="float" office:value="185612" calcext:value-type="float">
            <text:p>185612</text:p>
          </table:table-cell>
          <table:table-cell table:formula="of:=['patched-aggressive'.O41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2]" office:value-type="float" office:value="472460" calcext:value-type="float">
            <text:p>472460</text:p>
          </table:table-cell>
          <table:table-cell table:formula="of:=[original.AC42]" office:value-type="float" office:value="185919" calcext:value-type="float">
            <text:p>185919</text:p>
          </table:table-cell>
          <table:table-cell table:formula="of:=[original.O42]" office:value-type="float" office:value="604976" calcext:value-type="float">
            <text:p>604976</text:p>
          </table:table-cell>
          <table:table-cell table:formula="of:=['patched-standard'.AB42]" office:value-type="float" office:value="214784" calcext:value-type="float">
            <text:p>214784</text:p>
          </table:table-cell>
          <table:table-cell table:formula="of:=['patched-standard'.AC42]" office:value-type="float" office:value="185621" calcext:value-type="float">
            <text:p>185621</text:p>
          </table:table-cell>
          <table:table-cell table:formula="of:=['patched-standard'.O42]" office:value-type="float" office:value="338216" calcext:value-type="float">
            <text:p>338216</text:p>
          </table:table-cell>
          <table:table-cell table:formula="of:=['patched-aggressive'.AB42]" office:value-type="float" office:value="190016" calcext:value-type="float">
            <text:p>190016</text:p>
          </table:table-cell>
          <table:table-cell table:formula="of:=['patched-aggressive'.AC42]" office:value-type="float" office:value="185612" calcext:value-type="float">
            <text:p>185612</text:p>
          </table:table-cell>
          <table:table-cell table:formula="of:=['patched-aggressive'.O42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3]" office:value-type="float" office:value="472460" calcext:value-type="float">
            <text:p>472460</text:p>
          </table:table-cell>
          <table:table-cell table:formula="of:=[original.AC43]" office:value-type="float" office:value="185920" calcext:value-type="float">
            <text:p>185920</text:p>
          </table:table-cell>
          <table:table-cell table:formula="of:=[original.O43]" office:value-type="float" office:value="604976" calcext:value-type="float">
            <text:p>604976</text:p>
          </table:table-cell>
          <table:table-cell table:formula="of:=['patched-standard'.AB43]" office:value-type="float" office:value="214784" calcext:value-type="float">
            <text:p>214784</text:p>
          </table:table-cell>
          <table:table-cell table:formula="of:=['patched-standard'.AC43]" office:value-type="float" office:value="185621" calcext:value-type="float">
            <text:p>185621</text:p>
          </table:table-cell>
          <table:table-cell table:formula="of:=['patched-standard'.O43]" office:value-type="float" office:value="338216" calcext:value-type="float">
            <text:p>338216</text:p>
          </table:table-cell>
          <table:table-cell table:formula="of:=['patched-aggressive'.AB43]" office:value-type="float" office:value="190016" calcext:value-type="float">
            <text:p>190016</text:p>
          </table:table-cell>
          <table:table-cell table:formula="of:=['patched-aggressive'.AC43]" office:value-type="float" office:value="185613" calcext:value-type="float">
            <text:p>185613</text:p>
          </table:table-cell>
          <table:table-cell table:formula="of:=['patched-aggressive'.O43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4]" office:value-type="float" office:value="472460" calcext:value-type="float">
            <text:p>472460</text:p>
          </table:table-cell>
          <table:table-cell table:formula="of:=[original.AC44]" office:value-type="float" office:value="185920" calcext:value-type="float">
            <text:p>185920</text:p>
          </table:table-cell>
          <table:table-cell table:formula="of:=[original.O44]" office:value-type="float" office:value="604976" calcext:value-type="float">
            <text:p>604976</text:p>
          </table:table-cell>
          <table:table-cell table:formula="of:=['patched-standard'.AB44]" office:value-type="float" office:value="214784" calcext:value-type="float">
            <text:p>214784</text:p>
          </table:table-cell>
          <table:table-cell table:formula="of:=['patched-standard'.AC44]" office:value-type="float" office:value="185622" calcext:value-type="float">
            <text:p>185622</text:p>
          </table:table-cell>
          <table:table-cell table:formula="of:=['patched-standard'.O44]" office:value-type="float" office:value="338216" calcext:value-type="float">
            <text:p>338216</text:p>
          </table:table-cell>
          <table:table-cell table:formula="of:=['patched-aggressive'.AB44]" office:value-type="float" office:value="190016" calcext:value-type="float">
            <text:p>190016</text:p>
          </table:table-cell>
          <table:table-cell table:formula="of:=['patched-aggressive'.AC44]" office:value-type="float" office:value="185613" calcext:value-type="float">
            <text:p>185613</text:p>
          </table:table-cell>
          <table:table-cell table:formula="of:=['patched-aggressive'.O44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5]" office:value-type="float" office:value="472460" calcext:value-type="float">
            <text:p>472460</text:p>
          </table:table-cell>
          <table:table-cell table:formula="of:=[original.AC45]" office:value-type="float" office:value="185920" calcext:value-type="float">
            <text:p>185920</text:p>
          </table:table-cell>
          <table:table-cell table:formula="of:=[original.O45]" office:value-type="float" office:value="604976" calcext:value-type="float">
            <text:p>604976</text:p>
          </table:table-cell>
          <table:table-cell table:formula="of:=['patched-standard'.AB45]" office:value-type="float" office:value="214784" calcext:value-type="float">
            <text:p>214784</text:p>
          </table:table-cell>
          <table:table-cell table:formula="of:=['patched-standard'.AC45]" office:value-type="float" office:value="185622" calcext:value-type="float">
            <text:p>185622</text:p>
          </table:table-cell>
          <table:table-cell table:formula="of:=['patched-standard'.O45]" office:value-type="float" office:value="338216" calcext:value-type="float">
            <text:p>338216</text:p>
          </table:table-cell>
          <table:table-cell table:formula="of:=['patched-aggressive'.AB45]" office:value-type="float" office:value="190016" calcext:value-type="float">
            <text:p>190016</text:p>
          </table:table-cell>
          <table:table-cell table:formula="of:=['patched-aggressive'.AC45]" office:value-type="float" office:value="185613" calcext:value-type="float">
            <text:p>185613</text:p>
          </table:table-cell>
          <table:table-cell table:formula="of:=['patched-aggressive'.O45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6]" office:value-type="float" office:value="472460" calcext:value-type="float">
            <text:p>472460</text:p>
          </table:table-cell>
          <table:table-cell table:formula="of:=[original.AC46]" office:value-type="float" office:value="185920" calcext:value-type="float">
            <text:p>185920</text:p>
          </table:table-cell>
          <table:table-cell table:formula="of:=[original.O46]" office:value-type="float" office:value="604976" calcext:value-type="float">
            <text:p>604976</text:p>
          </table:table-cell>
          <table:table-cell table:formula="of:=['patched-standard'.AB46]" office:value-type="float" office:value="214784" calcext:value-type="float">
            <text:p>214784</text:p>
          </table:table-cell>
          <table:table-cell table:formula="of:=['patched-standard'.AC46]" office:value-type="float" office:value="185622" calcext:value-type="float">
            <text:p>185622</text:p>
          </table:table-cell>
          <table:table-cell table:formula="of:=['patched-standard'.O46]" office:value-type="float" office:value="338216" calcext:value-type="float">
            <text:p>338216</text:p>
          </table:table-cell>
          <table:table-cell table:formula="of:=['patched-aggressive'.AB46]" office:value-type="float" office:value="190016" calcext:value-type="float">
            <text:p>190016</text:p>
          </table:table-cell>
          <table:table-cell table:formula="of:=['patched-aggressive'.AC46]" office:value-type="float" office:value="185613" calcext:value-type="float">
            <text:p>185613</text:p>
          </table:table-cell>
          <table:table-cell table:formula="of:=['patched-aggressive'.O46]" office:value-type="float" office:value="314932" calcext:value-type="float">
            <text:p>314932</text:p>
          </table:table-cell>
        </table:table-row>
        <table:table-row table:style-name="ro1">
          <table:table-cell table:formula="of:=[original.AB47]" office:value-type="float" office:value="466316" calcext:value-type="float">
            <text:p>466316</text:p>
          </table:table-cell>
          <table:table-cell table:formula="of:=[original.AC47]" office:value-type="float" office:value="99507" calcext:value-type="float">
            <text:p>99507</text:p>
          </table:table-cell>
          <table:table-cell table:formula="of:=[original.O47]" office:value-type="float" office:value="591584" calcext:value-type="float">
            <text:p>591584</text:p>
          </table:table-cell>
          <table:table-cell table:formula="of:=['patched-standard'.AB47]" office:value-type="float" office:value="214784" calcext:value-type="float">
            <text:p>214784</text:p>
          </table:table-cell>
          <table:table-cell table:formula="of:=['patched-standard'.AC47]" office:value-type="float" office:value="185622" calcext:value-type="float">
            <text:p>185622</text:p>
          </table:table-cell>
          <table:table-cell table:formula="of:=['patched-standard'.O47]" office:value-type="float" office:value="338216" calcext:value-type="float">
            <text:p>338216</text:p>
          </table:table-cell>
          <table:table-cell table:formula="of:=['patched-aggressive'.AB47]" office:value-type="float" office:value="102272" calcext:value-type="float">
            <text:p>102272</text:p>
          </table:table-cell>
          <table:table-cell table:formula="of:=['patched-aggressive'.AC47]" office:value-type="float" office:value="99333" calcext:value-type="float">
            <text:p>99333</text:p>
          </table:table-cell>
          <table:table-cell table:formula="of:=['patched-aggressive'.O4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48]" office:value-type="float" office:value="466316" calcext:value-type="float">
            <text:p>466316</text:p>
          </table:table-cell>
          <table:table-cell table:formula="of:=[original.AC48]" office:value-type="float" office:value="99507" calcext:value-type="float">
            <text:p>99507</text:p>
          </table:table-cell>
          <table:table-cell table:formula="of:=[original.O48]" office:value-type="float" office:value="591584" calcext:value-type="float">
            <text:p>591584</text:p>
          </table:table-cell>
          <table:table-cell table:formula="of:=['patched-standard'.AB48]" office:value-type="float" office:value="120448" calcext:value-type="float">
            <text:p>120448</text:p>
          </table:table-cell>
          <table:table-cell table:formula="of:=['patched-standard'.AC48]" office:value-type="float" office:value="99352" calcext:value-type="float">
            <text:p>99352</text:p>
          </table:table-cell>
          <table:table-cell table:formula="of:=['patched-standard'.O48]" office:value-type="float" office:value="245204" calcext:value-type="float">
            <text:p>245204</text:p>
          </table:table-cell>
          <table:table-cell table:formula="of:=['patched-aggressive'.AB48]" office:value-type="float" office:value="102272" calcext:value-type="float">
            <text:p>102272</text:p>
          </table:table-cell>
          <table:table-cell table:formula="of:=['patched-aggressive'.AC48]" office:value-type="float" office:value="99333" calcext:value-type="float">
            <text:p>99333</text:p>
          </table:table-cell>
          <table:table-cell table:formula="of:=['patched-aggressive'.O4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49]" office:value-type="float" office:value="466316" calcext:value-type="float">
            <text:p>466316</text:p>
          </table:table-cell>
          <table:table-cell table:formula="of:=[original.AC49]" office:value-type="float" office:value="99507" calcext:value-type="float">
            <text:p>99507</text:p>
          </table:table-cell>
          <table:table-cell table:formula="of:=[original.O49]" office:value-type="float" office:value="591584" calcext:value-type="float">
            <text:p>591584</text:p>
          </table:table-cell>
          <table:table-cell table:formula="of:=['patched-standard'.AB49]" office:value-type="float" office:value="120448" calcext:value-type="float">
            <text:p>120448</text:p>
          </table:table-cell>
          <table:table-cell table:formula="of:=['patched-standard'.AC49]" office:value-type="float" office:value="99352" calcext:value-type="float">
            <text:p>99352</text:p>
          </table:table-cell>
          <table:table-cell table:formula="of:=['patched-standard'.O49]" office:value-type="float" office:value="245204" calcext:value-type="float">
            <text:p>245204</text:p>
          </table:table-cell>
          <table:table-cell table:formula="of:=['patched-aggressive'.AB49]" office:value-type="float" office:value="102272" calcext:value-type="float">
            <text:p>102272</text:p>
          </table:table-cell>
          <table:table-cell table:formula="of:=['patched-aggressive'.AC49]" office:value-type="float" office:value="99333" calcext:value-type="float">
            <text:p>99333</text:p>
          </table:table-cell>
          <table:table-cell table:formula="of:=['patched-aggressive'.O4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0]" office:value-type="float" office:value="466316" calcext:value-type="float">
            <text:p>466316</text:p>
          </table:table-cell>
          <table:table-cell table:formula="of:=[original.AC50]" office:value-type="float" office:value="99507" calcext:value-type="float">
            <text:p>99507</text:p>
          </table:table-cell>
          <table:table-cell table:formula="of:=[original.O50]" office:value-type="float" office:value="591584" calcext:value-type="float">
            <text:p>591584</text:p>
          </table:table-cell>
          <table:table-cell table:formula="of:=['patched-standard'.AB50]" office:value-type="float" office:value="120448" calcext:value-type="float">
            <text:p>120448</text:p>
          </table:table-cell>
          <table:table-cell table:formula="of:=['patched-standard'.AC50]" office:value-type="float" office:value="99352" calcext:value-type="float">
            <text:p>99352</text:p>
          </table:table-cell>
          <table:table-cell table:formula="of:=['patched-standard'.O50]" office:value-type="float" office:value="245204" calcext:value-type="float">
            <text:p>245204</text:p>
          </table:table-cell>
          <table:table-cell table:formula="of:=['patched-aggressive'.AB50]" office:value-type="float" office:value="102272" calcext:value-type="float">
            <text:p>102272</text:p>
          </table:table-cell>
          <table:table-cell table:formula="of:=['patched-aggressive'.AC50]" office:value-type="float" office:value="99333" calcext:value-type="float">
            <text:p>99333</text:p>
          </table:table-cell>
          <table:table-cell table:formula="of:=['patched-aggressive'.O5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1]" office:value-type="float" office:value="466316" calcext:value-type="float">
            <text:p>466316</text:p>
          </table:table-cell>
          <table:table-cell table:formula="of:=[original.AC51]" office:value-type="float" office:value="99507" calcext:value-type="float">
            <text:p>99507</text:p>
          </table:table-cell>
          <table:table-cell table:formula="of:=[original.O51]" office:value-type="float" office:value="591584" calcext:value-type="float">
            <text:p>591584</text:p>
          </table:table-cell>
          <table:table-cell table:formula="of:=['patched-standard'.AB51]" office:value-type="float" office:value="120448" calcext:value-type="float">
            <text:p>120448</text:p>
          </table:table-cell>
          <table:table-cell table:formula="of:=['patched-standard'.AC51]" office:value-type="float" office:value="99352" calcext:value-type="float">
            <text:p>99352</text:p>
          </table:table-cell>
          <table:table-cell table:formula="of:=['patched-standard'.O51]" office:value-type="float" office:value="245204" calcext:value-type="float">
            <text:p>245204</text:p>
          </table:table-cell>
          <table:table-cell table:formula="of:=['patched-aggressive'.AB51]" office:value-type="float" office:value="102272" calcext:value-type="float">
            <text:p>102272</text:p>
          </table:table-cell>
          <table:table-cell table:formula="of:=['patched-aggressive'.AC51]" office:value-type="float" office:value="99333" calcext:value-type="float">
            <text:p>99333</text:p>
          </table:table-cell>
          <table:table-cell table:formula="of:=['patched-aggressive'.O5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2]" office:value-type="float" office:value="466316" calcext:value-type="float">
            <text:p>466316</text:p>
          </table:table-cell>
          <table:table-cell table:formula="of:=[original.AC52]" office:value-type="float" office:value="99507" calcext:value-type="float">
            <text:p>99507</text:p>
          </table:table-cell>
          <table:table-cell table:formula="of:=[original.O52]" office:value-type="float" office:value="591584" calcext:value-type="float">
            <text:p>591584</text:p>
          </table:table-cell>
          <table:table-cell table:formula="of:=['patched-standard'.AB52]" office:value-type="float" office:value="120448" calcext:value-type="float">
            <text:p>120448</text:p>
          </table:table-cell>
          <table:table-cell table:formula="of:=['patched-standard'.AC52]" office:value-type="float" office:value="99352" calcext:value-type="float">
            <text:p>99352</text:p>
          </table:table-cell>
          <table:table-cell table:formula="of:=['patched-standard'.O52]" office:value-type="float" office:value="245204" calcext:value-type="float">
            <text:p>245204</text:p>
          </table:table-cell>
          <table:table-cell table:formula="of:=['patched-aggressive'.AB52]" office:value-type="float" office:value="102272" calcext:value-type="float">
            <text:p>102272</text:p>
          </table:table-cell>
          <table:table-cell table:formula="of:=['patched-aggressive'.AC52]" office:value-type="float" office:value="99333" calcext:value-type="float">
            <text:p>99333</text:p>
          </table:table-cell>
          <table:table-cell table:formula="of:=['patched-aggressive'.O5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3]" office:value-type="float" office:value="466316" calcext:value-type="float">
            <text:p>466316</text:p>
          </table:table-cell>
          <table:table-cell table:formula="of:=[original.AC53]" office:value-type="float" office:value="99507" calcext:value-type="float">
            <text:p>99507</text:p>
          </table:table-cell>
          <table:table-cell table:formula="of:=[original.O53]" office:value-type="float" office:value="591584" calcext:value-type="float">
            <text:p>591584</text:p>
          </table:table-cell>
          <table:table-cell table:formula="of:=['patched-standard'.AB53]" office:value-type="float" office:value="120448" calcext:value-type="float">
            <text:p>120448</text:p>
          </table:table-cell>
          <table:table-cell table:formula="of:=['patched-standard'.AC53]" office:value-type="float" office:value="99352" calcext:value-type="float">
            <text:p>99352</text:p>
          </table:table-cell>
          <table:table-cell table:formula="of:=['patched-standard'.O53]" office:value-type="float" office:value="245204" calcext:value-type="float">
            <text:p>245204</text:p>
          </table:table-cell>
          <table:table-cell table:formula="of:=['patched-aggressive'.AB53]" office:value-type="float" office:value="102272" calcext:value-type="float">
            <text:p>102272</text:p>
          </table:table-cell>
          <table:table-cell table:formula="of:=['patched-aggressive'.AC53]" office:value-type="float" office:value="99333" calcext:value-type="float">
            <text:p>99333</text:p>
          </table:table-cell>
          <table:table-cell table:formula="of:=['patched-aggressive'.O5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4]" office:value-type="float" office:value="466316" calcext:value-type="float">
            <text:p>466316</text:p>
          </table:table-cell>
          <table:table-cell table:formula="of:=[original.AC54]" office:value-type="float" office:value="99507" calcext:value-type="float">
            <text:p>99507</text:p>
          </table:table-cell>
          <table:table-cell table:formula="of:=[original.O54]" office:value-type="float" office:value="591584" calcext:value-type="float">
            <text:p>591584</text:p>
          </table:table-cell>
          <table:table-cell table:formula="of:=['patched-standard'.AB54]" office:value-type="float" office:value="120448" calcext:value-type="float">
            <text:p>120448</text:p>
          </table:table-cell>
          <table:table-cell table:formula="of:=['patched-standard'.AC54]" office:value-type="float" office:value="99352" calcext:value-type="float">
            <text:p>99352</text:p>
          </table:table-cell>
          <table:table-cell table:formula="of:=['patched-standard'.O54]" office:value-type="float" office:value="245204" calcext:value-type="float">
            <text:p>245204</text:p>
          </table:table-cell>
          <table:table-cell table:formula="of:=['patched-aggressive'.AB54]" office:value-type="float" office:value="102272" calcext:value-type="float">
            <text:p>102272</text:p>
          </table:table-cell>
          <table:table-cell table:formula="of:=['patched-aggressive'.AC54]" office:value-type="float" office:value="99333" calcext:value-type="float">
            <text:p>99333</text:p>
          </table:table-cell>
          <table:table-cell table:formula="of:=['patched-aggressive'.O5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5]" office:value-type="float" office:value="466316" calcext:value-type="float">
            <text:p>466316</text:p>
          </table:table-cell>
          <table:table-cell table:formula="of:=[original.AC55]" office:value-type="float" office:value="99507" calcext:value-type="float">
            <text:p>99507</text:p>
          </table:table-cell>
          <table:table-cell table:formula="of:=[original.O55]" office:value-type="float" office:value="591584" calcext:value-type="float">
            <text:p>591584</text:p>
          </table:table-cell>
          <table:table-cell table:formula="of:=['patched-standard'.AB55]" office:value-type="float" office:value="120448" calcext:value-type="float">
            <text:p>120448</text:p>
          </table:table-cell>
          <table:table-cell table:formula="of:=['patched-standard'.AC55]" office:value-type="float" office:value="99352" calcext:value-type="float">
            <text:p>99352</text:p>
          </table:table-cell>
          <table:table-cell table:formula="of:=['patched-standard'.O55]" office:value-type="float" office:value="245204" calcext:value-type="float">
            <text:p>245204</text:p>
          </table:table-cell>
          <table:table-cell table:formula="of:=['patched-aggressive'.AB55]" office:value-type="float" office:value="102272" calcext:value-type="float">
            <text:p>102272</text:p>
          </table:table-cell>
          <table:table-cell table:formula="of:=['patched-aggressive'.AC55]" office:value-type="float" office:value="99333" calcext:value-type="float">
            <text:p>99333</text:p>
          </table:table-cell>
          <table:table-cell table:formula="of:=['patched-aggressive'.O5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6]" office:value-type="float" office:value="466316" calcext:value-type="float">
            <text:p>466316</text:p>
          </table:table-cell>
          <table:table-cell table:formula="of:=[original.AC56]" office:value-type="float" office:value="99507" calcext:value-type="float">
            <text:p>99507</text:p>
          </table:table-cell>
          <table:table-cell table:formula="of:=[original.O56]" office:value-type="float" office:value="591584" calcext:value-type="float">
            <text:p>591584</text:p>
          </table:table-cell>
          <table:table-cell table:formula="of:=['patched-standard'.AB56]" office:value-type="float" office:value="120448" calcext:value-type="float">
            <text:p>120448</text:p>
          </table:table-cell>
          <table:table-cell table:formula="of:=['patched-standard'.AC56]" office:value-type="float" office:value="99352" calcext:value-type="float">
            <text:p>99352</text:p>
          </table:table-cell>
          <table:table-cell table:formula="of:=['patched-standard'.O56]" office:value-type="float" office:value="245204" calcext:value-type="float">
            <text:p>245204</text:p>
          </table:table-cell>
          <table:table-cell table:formula="of:=['patched-aggressive'.AB56]" office:value-type="float" office:value="102272" calcext:value-type="float">
            <text:p>102272</text:p>
          </table:table-cell>
          <table:table-cell table:formula="of:=['patched-aggressive'.AC56]" office:value-type="float" office:value="99333" calcext:value-type="float">
            <text:p>99333</text:p>
          </table:table-cell>
          <table:table-cell table:formula="of:=['patched-aggressive'.O5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7]" office:value-type="float" office:value="466316" calcext:value-type="float">
            <text:p>466316</text:p>
          </table:table-cell>
          <table:table-cell table:formula="of:=[original.AC57]" office:value-type="float" office:value="99507" calcext:value-type="float">
            <text:p>99507</text:p>
          </table:table-cell>
          <table:table-cell table:formula="of:=[original.O57]" office:value-type="float" office:value="591584" calcext:value-type="float">
            <text:p>591584</text:p>
          </table:table-cell>
          <table:table-cell table:formula="of:=['patched-standard'.AB57]" office:value-type="float" office:value="120448" calcext:value-type="float">
            <text:p>120448</text:p>
          </table:table-cell>
          <table:table-cell table:formula="of:=['patched-standard'.AC57]" office:value-type="float" office:value="99352" calcext:value-type="float">
            <text:p>99352</text:p>
          </table:table-cell>
          <table:table-cell table:formula="of:=['patched-standard'.O57]" office:value-type="float" office:value="245204" calcext:value-type="float">
            <text:p>245204</text:p>
          </table:table-cell>
          <table:table-cell table:formula="of:=['patched-aggressive'.AB57]" office:value-type="float" office:value="102272" calcext:value-type="float">
            <text:p>102272</text:p>
          </table:table-cell>
          <table:table-cell table:formula="of:=['patched-aggressive'.AC57]" office:value-type="float" office:value="99333" calcext:value-type="float">
            <text:p>99333</text:p>
          </table:table-cell>
          <table:table-cell table:formula="of:=['patched-aggressive'.O5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8]" office:value-type="float" office:value="466316" calcext:value-type="float">
            <text:p>466316</text:p>
          </table:table-cell>
          <table:table-cell table:formula="of:=[original.AC58]" office:value-type="float" office:value="99507" calcext:value-type="float">
            <text:p>99507</text:p>
          </table:table-cell>
          <table:table-cell table:formula="of:=[original.O58]" office:value-type="float" office:value="591584" calcext:value-type="float">
            <text:p>591584</text:p>
          </table:table-cell>
          <table:table-cell table:formula="of:=['patched-standard'.AB58]" office:value-type="float" office:value="120448" calcext:value-type="float">
            <text:p>120448</text:p>
          </table:table-cell>
          <table:table-cell table:formula="of:=['patched-standard'.AC58]" office:value-type="float" office:value="99352" calcext:value-type="float">
            <text:p>99352</text:p>
          </table:table-cell>
          <table:table-cell table:formula="of:=['patched-standard'.O58]" office:value-type="float" office:value="245204" calcext:value-type="float">
            <text:p>245204</text:p>
          </table:table-cell>
          <table:table-cell table:formula="of:=['patched-aggressive'.AB58]" office:value-type="float" office:value="102272" calcext:value-type="float">
            <text:p>102272</text:p>
          </table:table-cell>
          <table:table-cell table:formula="of:=['patched-aggressive'.AC58]" office:value-type="float" office:value="99333" calcext:value-type="float">
            <text:p>99333</text:p>
          </table:table-cell>
          <table:table-cell table:formula="of:=['patched-aggressive'.O5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59]" office:value-type="float" office:value="466316" calcext:value-type="float">
            <text:p>466316</text:p>
          </table:table-cell>
          <table:table-cell table:formula="of:=[original.AC59]" office:value-type="float" office:value="99507" calcext:value-type="float">
            <text:p>99507</text:p>
          </table:table-cell>
          <table:table-cell table:formula="of:=[original.O59]" office:value-type="float" office:value="591584" calcext:value-type="float">
            <text:p>591584</text:p>
          </table:table-cell>
          <table:table-cell table:formula="of:=['patched-standard'.AB59]" office:value-type="float" office:value="120448" calcext:value-type="float">
            <text:p>120448</text:p>
          </table:table-cell>
          <table:table-cell table:formula="of:=['patched-standard'.AC59]" office:value-type="float" office:value="99352" calcext:value-type="float">
            <text:p>99352</text:p>
          </table:table-cell>
          <table:table-cell table:formula="of:=['patched-standard'.O59]" office:value-type="float" office:value="245204" calcext:value-type="float">
            <text:p>245204</text:p>
          </table:table-cell>
          <table:table-cell table:formula="of:=['patched-aggressive'.AB59]" office:value-type="float" office:value="102272" calcext:value-type="float">
            <text:p>102272</text:p>
          </table:table-cell>
          <table:table-cell table:formula="of:=['patched-aggressive'.AC59]" office:value-type="float" office:value="99333" calcext:value-type="float">
            <text:p>99333</text:p>
          </table:table-cell>
          <table:table-cell table:formula="of:=['patched-aggressive'.O5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0]" office:value-type="float" office:value="466316" calcext:value-type="float">
            <text:p>466316</text:p>
          </table:table-cell>
          <table:table-cell table:formula="of:=[original.AC60]" office:value-type="float" office:value="99507" calcext:value-type="float">
            <text:p>99507</text:p>
          </table:table-cell>
          <table:table-cell table:formula="of:=[original.O60]" office:value-type="float" office:value="591584" calcext:value-type="float">
            <text:p>591584</text:p>
          </table:table-cell>
          <table:table-cell table:formula="of:=['patched-standard'.AB60]" office:value-type="float" office:value="120448" calcext:value-type="float">
            <text:p>120448</text:p>
          </table:table-cell>
          <table:table-cell table:formula="of:=['patched-standard'.AC60]" office:value-type="float" office:value="99352" calcext:value-type="float">
            <text:p>99352</text:p>
          </table:table-cell>
          <table:table-cell table:formula="of:=['patched-standard'.O60]" office:value-type="float" office:value="245204" calcext:value-type="float">
            <text:p>245204</text:p>
          </table:table-cell>
          <table:table-cell table:formula="of:=['patched-aggressive'.AB60]" office:value-type="float" office:value="102272" calcext:value-type="float">
            <text:p>102272</text:p>
          </table:table-cell>
          <table:table-cell table:formula="of:=['patched-aggressive'.AC60]" office:value-type="float" office:value="99333" calcext:value-type="float">
            <text:p>99333</text:p>
          </table:table-cell>
          <table:table-cell table:formula="of:=['patched-aggressive'.O6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1]" office:value-type="float" office:value="466316" calcext:value-type="float">
            <text:p>466316</text:p>
          </table:table-cell>
          <table:table-cell table:formula="of:=[original.AC61]" office:value-type="float" office:value="99507" calcext:value-type="float">
            <text:p>99507</text:p>
          </table:table-cell>
          <table:table-cell table:formula="of:=[original.O61]" office:value-type="float" office:value="591584" calcext:value-type="float">
            <text:p>591584</text:p>
          </table:table-cell>
          <table:table-cell table:formula="of:=['patched-standard'.AB61]" office:value-type="float" office:value="120448" calcext:value-type="float">
            <text:p>120448</text:p>
          </table:table-cell>
          <table:table-cell table:formula="of:=['patched-standard'.AC61]" office:value-type="float" office:value="99352" calcext:value-type="float">
            <text:p>99352</text:p>
          </table:table-cell>
          <table:table-cell table:formula="of:=['patched-standard'.O61]" office:value-type="float" office:value="245204" calcext:value-type="float">
            <text:p>245204</text:p>
          </table:table-cell>
          <table:table-cell table:formula="of:=['patched-aggressive'.AB61]" office:value-type="float" office:value="102272" calcext:value-type="float">
            <text:p>102272</text:p>
          </table:table-cell>
          <table:table-cell table:formula="of:=['patched-aggressive'.AC61]" office:value-type="float" office:value="99333" calcext:value-type="float">
            <text:p>99333</text:p>
          </table:table-cell>
          <table:table-cell table:formula="of:=['patched-aggressive'.O6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2]" office:value-type="float" office:value="466316" calcext:value-type="float">
            <text:p>466316</text:p>
          </table:table-cell>
          <table:table-cell table:formula="of:=[original.AC62]" office:value-type="float" office:value="99507" calcext:value-type="float">
            <text:p>99507</text:p>
          </table:table-cell>
          <table:table-cell table:formula="of:=[original.O62]" office:value-type="float" office:value="591584" calcext:value-type="float">
            <text:p>591584</text:p>
          </table:table-cell>
          <table:table-cell table:formula="of:=['patched-standard'.AB62]" office:value-type="float" office:value="120448" calcext:value-type="float">
            <text:p>120448</text:p>
          </table:table-cell>
          <table:table-cell table:formula="of:=['patched-standard'.AC62]" office:value-type="float" office:value="99352" calcext:value-type="float">
            <text:p>99352</text:p>
          </table:table-cell>
          <table:table-cell table:formula="of:=['patched-standard'.O62]" office:value-type="float" office:value="245204" calcext:value-type="float">
            <text:p>245204</text:p>
          </table:table-cell>
          <table:table-cell table:formula="of:=['patched-aggressive'.AB62]" office:value-type="float" office:value="102272" calcext:value-type="float">
            <text:p>102272</text:p>
          </table:table-cell>
          <table:table-cell table:formula="of:=['patched-aggressive'.AC62]" office:value-type="float" office:value="99333" calcext:value-type="float">
            <text:p>99333</text:p>
          </table:table-cell>
          <table:table-cell table:formula="of:=['patched-aggressive'.O6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3]" office:value-type="float" office:value="466316" calcext:value-type="float">
            <text:p>466316</text:p>
          </table:table-cell>
          <table:table-cell table:formula="of:=[original.AC63]" office:value-type="float" office:value="99507" calcext:value-type="float">
            <text:p>99507</text:p>
          </table:table-cell>
          <table:table-cell table:formula="of:=[original.O63]" office:value-type="float" office:value="591584" calcext:value-type="float">
            <text:p>591584</text:p>
          </table:table-cell>
          <table:table-cell table:formula="of:=['patched-standard'.AB63]" office:value-type="float" office:value="120448" calcext:value-type="float">
            <text:p>120448</text:p>
          </table:table-cell>
          <table:table-cell table:formula="of:=['patched-standard'.AC63]" office:value-type="float" office:value="99352" calcext:value-type="float">
            <text:p>99352</text:p>
          </table:table-cell>
          <table:table-cell table:formula="of:=['patched-standard'.O63]" office:value-type="float" office:value="245204" calcext:value-type="float">
            <text:p>245204</text:p>
          </table:table-cell>
          <table:table-cell table:formula="of:=['patched-aggressive'.AB63]" office:value-type="float" office:value="102272" calcext:value-type="float">
            <text:p>102272</text:p>
          </table:table-cell>
          <table:table-cell table:formula="of:=['patched-aggressive'.AC63]" office:value-type="float" office:value="99333" calcext:value-type="float">
            <text:p>99333</text:p>
          </table:table-cell>
          <table:table-cell table:formula="of:=['patched-aggressive'.O6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4]" office:value-type="float" office:value="466316" calcext:value-type="float">
            <text:p>466316</text:p>
          </table:table-cell>
          <table:table-cell table:formula="of:=[original.AC64]" office:value-type="float" office:value="99507" calcext:value-type="float">
            <text:p>99507</text:p>
          </table:table-cell>
          <table:table-cell table:formula="of:=[original.O64]" office:value-type="float" office:value="591584" calcext:value-type="float">
            <text:p>591584</text:p>
          </table:table-cell>
          <table:table-cell table:formula="of:=['patched-standard'.AB64]" office:value-type="float" office:value="120448" calcext:value-type="float">
            <text:p>120448</text:p>
          </table:table-cell>
          <table:table-cell table:formula="of:=['patched-standard'.AC64]" office:value-type="float" office:value="99352" calcext:value-type="float">
            <text:p>99352</text:p>
          </table:table-cell>
          <table:table-cell table:formula="of:=['patched-standard'.O64]" office:value-type="float" office:value="245204" calcext:value-type="float">
            <text:p>245204</text:p>
          </table:table-cell>
          <table:table-cell table:formula="of:=['patched-aggressive'.AB64]" office:value-type="float" office:value="102272" calcext:value-type="float">
            <text:p>102272</text:p>
          </table:table-cell>
          <table:table-cell table:formula="of:=['patched-aggressive'.AC64]" office:value-type="float" office:value="99333" calcext:value-type="float">
            <text:p>99333</text:p>
          </table:table-cell>
          <table:table-cell table:formula="of:=['patched-aggressive'.O6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5]" office:value-type="float" office:value="466316" calcext:value-type="float">
            <text:p>466316</text:p>
          </table:table-cell>
          <table:table-cell table:formula="of:=[original.AC65]" office:value-type="float" office:value="99507" calcext:value-type="float">
            <text:p>99507</text:p>
          </table:table-cell>
          <table:table-cell table:formula="of:=[original.O65]" office:value-type="float" office:value="591584" calcext:value-type="float">
            <text:p>591584</text:p>
          </table:table-cell>
          <table:table-cell table:formula="of:=['patched-standard'.AB65]" office:value-type="float" office:value="120448" calcext:value-type="float">
            <text:p>120448</text:p>
          </table:table-cell>
          <table:table-cell table:formula="of:=['patched-standard'.AC65]" office:value-type="float" office:value="99352" calcext:value-type="float">
            <text:p>99352</text:p>
          </table:table-cell>
          <table:table-cell table:formula="of:=['patched-standard'.O65]" office:value-type="float" office:value="245204" calcext:value-type="float">
            <text:p>245204</text:p>
          </table:table-cell>
          <table:table-cell table:formula="of:=['patched-aggressive'.AB65]" office:value-type="float" office:value="102272" calcext:value-type="float">
            <text:p>102272</text:p>
          </table:table-cell>
          <table:table-cell table:formula="of:=['patched-aggressive'.AC65]" office:value-type="float" office:value="99333" calcext:value-type="float">
            <text:p>99333</text:p>
          </table:table-cell>
          <table:table-cell table:formula="of:=['patched-aggressive'.O6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6]" office:value-type="float" office:value="466316" calcext:value-type="float">
            <text:p>466316</text:p>
          </table:table-cell>
          <table:table-cell table:formula="of:=[original.AC66]" office:value-type="float" office:value="99507" calcext:value-type="float">
            <text:p>99507</text:p>
          </table:table-cell>
          <table:table-cell table:formula="of:=[original.O66]" office:value-type="float" office:value="591584" calcext:value-type="float">
            <text:p>591584</text:p>
          </table:table-cell>
          <table:table-cell table:formula="of:=['patched-standard'.AB66]" office:value-type="float" office:value="120448" calcext:value-type="float">
            <text:p>120448</text:p>
          </table:table-cell>
          <table:table-cell table:formula="of:=['patched-standard'.AC66]" office:value-type="float" office:value="99352" calcext:value-type="float">
            <text:p>99352</text:p>
          </table:table-cell>
          <table:table-cell table:formula="of:=['patched-standard'.O66]" office:value-type="float" office:value="245204" calcext:value-type="float">
            <text:p>245204</text:p>
          </table:table-cell>
          <table:table-cell table:formula="of:=['patched-aggressive'.AB66]" office:value-type="float" office:value="102272" calcext:value-type="float">
            <text:p>102272</text:p>
          </table:table-cell>
          <table:table-cell table:formula="of:=['patched-aggressive'.AC66]" office:value-type="float" office:value="99333" calcext:value-type="float">
            <text:p>99333</text:p>
          </table:table-cell>
          <table:table-cell table:formula="of:=['patched-aggressive'.O6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7]" office:value-type="float" office:value="466316" calcext:value-type="float">
            <text:p>466316</text:p>
          </table:table-cell>
          <table:table-cell table:formula="of:=[original.AC67]" office:value-type="float" office:value="99507" calcext:value-type="float">
            <text:p>99507</text:p>
          </table:table-cell>
          <table:table-cell table:formula="of:=[original.O67]" office:value-type="float" office:value="591584" calcext:value-type="float">
            <text:p>591584</text:p>
          </table:table-cell>
          <table:table-cell table:formula="of:=['patched-standard'.AB67]" office:value-type="float" office:value="120448" calcext:value-type="float">
            <text:p>120448</text:p>
          </table:table-cell>
          <table:table-cell table:formula="of:=['patched-standard'.AC67]" office:value-type="float" office:value="99352" calcext:value-type="float">
            <text:p>99352</text:p>
          </table:table-cell>
          <table:table-cell table:formula="of:=['patched-standard'.O67]" office:value-type="float" office:value="245204" calcext:value-type="float">
            <text:p>245204</text:p>
          </table:table-cell>
          <table:table-cell table:formula="of:=['patched-aggressive'.AB67]" office:value-type="float" office:value="102272" calcext:value-type="float">
            <text:p>102272</text:p>
          </table:table-cell>
          <table:table-cell table:formula="of:=['patched-aggressive'.AC67]" office:value-type="float" office:value="99333" calcext:value-type="float">
            <text:p>99333</text:p>
          </table:table-cell>
          <table:table-cell table:formula="of:=['patched-aggressive'.O6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8]" office:value-type="float" office:value="466316" calcext:value-type="float">
            <text:p>466316</text:p>
          </table:table-cell>
          <table:table-cell table:formula="of:=[original.AC68]" office:value-type="float" office:value="99507" calcext:value-type="float">
            <text:p>99507</text:p>
          </table:table-cell>
          <table:table-cell table:formula="of:=[original.O68]" office:value-type="float" office:value="591584" calcext:value-type="float">
            <text:p>591584</text:p>
          </table:table-cell>
          <table:table-cell table:formula="of:=['patched-standard'.AB68]" office:value-type="float" office:value="120448" calcext:value-type="float">
            <text:p>120448</text:p>
          </table:table-cell>
          <table:table-cell table:formula="of:=['patched-standard'.AC68]" office:value-type="float" office:value="99352" calcext:value-type="float">
            <text:p>99352</text:p>
          </table:table-cell>
          <table:table-cell table:formula="of:=['patched-standard'.O68]" office:value-type="float" office:value="245204" calcext:value-type="float">
            <text:p>245204</text:p>
          </table:table-cell>
          <table:table-cell table:formula="of:=['patched-aggressive'.AB68]" office:value-type="float" office:value="102272" calcext:value-type="float">
            <text:p>102272</text:p>
          </table:table-cell>
          <table:table-cell table:formula="of:=['patched-aggressive'.AC68]" office:value-type="float" office:value="99333" calcext:value-type="float">
            <text:p>99333</text:p>
          </table:table-cell>
          <table:table-cell table:formula="of:=['patched-aggressive'.O6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69]" office:value-type="float" office:value="466316" calcext:value-type="float">
            <text:p>466316</text:p>
          </table:table-cell>
          <table:table-cell table:formula="of:=[original.AC69]" office:value-type="float" office:value="99507" calcext:value-type="float">
            <text:p>99507</text:p>
          </table:table-cell>
          <table:table-cell table:formula="of:=[original.O69]" office:value-type="float" office:value="591584" calcext:value-type="float">
            <text:p>591584</text:p>
          </table:table-cell>
          <table:table-cell table:formula="of:=['patched-standard'.AB69]" office:value-type="float" office:value="120448" calcext:value-type="float">
            <text:p>120448</text:p>
          </table:table-cell>
          <table:table-cell table:formula="of:=['patched-standard'.AC69]" office:value-type="float" office:value="99352" calcext:value-type="float">
            <text:p>99352</text:p>
          </table:table-cell>
          <table:table-cell table:formula="of:=['patched-standard'.O69]" office:value-type="float" office:value="245204" calcext:value-type="float">
            <text:p>245204</text:p>
          </table:table-cell>
          <table:table-cell table:formula="of:=['patched-aggressive'.AB69]" office:value-type="float" office:value="102272" calcext:value-type="float">
            <text:p>102272</text:p>
          </table:table-cell>
          <table:table-cell table:formula="of:=['patched-aggressive'.AC69]" office:value-type="float" office:value="99333" calcext:value-type="float">
            <text:p>99333</text:p>
          </table:table-cell>
          <table:table-cell table:formula="of:=['patched-aggressive'.O6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0]" office:value-type="float" office:value="466316" calcext:value-type="float">
            <text:p>466316</text:p>
          </table:table-cell>
          <table:table-cell table:formula="of:=[original.AC70]" office:value-type="float" office:value="99507" calcext:value-type="float">
            <text:p>99507</text:p>
          </table:table-cell>
          <table:table-cell table:formula="of:=[original.O70]" office:value-type="float" office:value="591584" calcext:value-type="float">
            <text:p>591584</text:p>
          </table:table-cell>
          <table:table-cell table:formula="of:=['patched-standard'.AB70]" office:value-type="float" office:value="120448" calcext:value-type="float">
            <text:p>120448</text:p>
          </table:table-cell>
          <table:table-cell table:formula="of:=['patched-standard'.AC70]" office:value-type="float" office:value="99352" calcext:value-type="float">
            <text:p>99352</text:p>
          </table:table-cell>
          <table:table-cell table:formula="of:=['patched-standard'.O70]" office:value-type="float" office:value="245204" calcext:value-type="float">
            <text:p>245204</text:p>
          </table:table-cell>
          <table:table-cell table:formula="of:=['patched-aggressive'.AB70]" office:value-type="float" office:value="102272" calcext:value-type="float">
            <text:p>102272</text:p>
          </table:table-cell>
          <table:table-cell table:formula="of:=['patched-aggressive'.AC70]" office:value-type="float" office:value="99333" calcext:value-type="float">
            <text:p>99333</text:p>
          </table:table-cell>
          <table:table-cell table:formula="of:=['patched-aggressive'.O7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1]" office:value-type="float" office:value="466316" calcext:value-type="float">
            <text:p>466316</text:p>
          </table:table-cell>
          <table:table-cell table:formula="of:=[original.AC71]" office:value-type="float" office:value="99507" calcext:value-type="float">
            <text:p>99507</text:p>
          </table:table-cell>
          <table:table-cell table:formula="of:=[original.O71]" office:value-type="float" office:value="591584" calcext:value-type="float">
            <text:p>591584</text:p>
          </table:table-cell>
          <table:table-cell table:formula="of:=['patched-standard'.AB71]" office:value-type="float" office:value="120448" calcext:value-type="float">
            <text:p>120448</text:p>
          </table:table-cell>
          <table:table-cell table:formula="of:=['patched-standard'.AC71]" office:value-type="float" office:value="99352" calcext:value-type="float">
            <text:p>99352</text:p>
          </table:table-cell>
          <table:table-cell table:formula="of:=['patched-standard'.O71]" office:value-type="float" office:value="245204" calcext:value-type="float">
            <text:p>245204</text:p>
          </table:table-cell>
          <table:table-cell table:formula="of:=['patched-aggressive'.AB71]" office:value-type="float" office:value="102272" calcext:value-type="float">
            <text:p>102272</text:p>
          </table:table-cell>
          <table:table-cell table:formula="of:=['patched-aggressive'.AC71]" office:value-type="float" office:value="99333" calcext:value-type="float">
            <text:p>99333</text:p>
          </table:table-cell>
          <table:table-cell table:formula="of:=['patched-aggressive'.O7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2]" office:value-type="float" office:value="466316" calcext:value-type="float">
            <text:p>466316</text:p>
          </table:table-cell>
          <table:table-cell table:formula="of:=[original.AC72]" office:value-type="float" office:value="99507" calcext:value-type="float">
            <text:p>99507</text:p>
          </table:table-cell>
          <table:table-cell table:formula="of:=[original.O72]" office:value-type="float" office:value="591584" calcext:value-type="float">
            <text:p>591584</text:p>
          </table:table-cell>
          <table:table-cell table:formula="of:=['patched-standard'.AB72]" office:value-type="float" office:value="120448" calcext:value-type="float">
            <text:p>120448</text:p>
          </table:table-cell>
          <table:table-cell table:formula="of:=['patched-standard'.AC72]" office:value-type="float" office:value="99352" calcext:value-type="float">
            <text:p>99352</text:p>
          </table:table-cell>
          <table:table-cell table:formula="of:=['patched-standard'.O72]" office:value-type="float" office:value="245204" calcext:value-type="float">
            <text:p>245204</text:p>
          </table:table-cell>
          <table:table-cell table:formula="of:=['patched-aggressive'.AB72]" office:value-type="float" office:value="102272" calcext:value-type="float">
            <text:p>102272</text:p>
          </table:table-cell>
          <table:table-cell table:formula="of:=['patched-aggressive'.AC72]" office:value-type="float" office:value="99333" calcext:value-type="float">
            <text:p>99333</text:p>
          </table:table-cell>
          <table:table-cell table:formula="of:=['patched-aggressive'.O7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3]" office:value-type="float" office:value="466316" calcext:value-type="float">
            <text:p>466316</text:p>
          </table:table-cell>
          <table:table-cell table:formula="of:=[original.AC73]" office:value-type="float" office:value="99507" calcext:value-type="float">
            <text:p>99507</text:p>
          </table:table-cell>
          <table:table-cell table:formula="of:=[original.O73]" office:value-type="float" office:value="591584" calcext:value-type="float">
            <text:p>591584</text:p>
          </table:table-cell>
          <table:table-cell table:formula="of:=['patched-standard'.AB73]" office:value-type="float" office:value="120448" calcext:value-type="float">
            <text:p>120448</text:p>
          </table:table-cell>
          <table:table-cell table:formula="of:=['patched-standard'.AC73]" office:value-type="float" office:value="99352" calcext:value-type="float">
            <text:p>99352</text:p>
          </table:table-cell>
          <table:table-cell table:formula="of:=['patched-standard'.O73]" office:value-type="float" office:value="245204" calcext:value-type="float">
            <text:p>245204</text:p>
          </table:table-cell>
          <table:table-cell table:formula="of:=['patched-aggressive'.AB73]" office:value-type="float" office:value="102272" calcext:value-type="float">
            <text:p>102272</text:p>
          </table:table-cell>
          <table:table-cell table:formula="of:=['patched-aggressive'.AC73]" office:value-type="float" office:value="99333" calcext:value-type="float">
            <text:p>99333</text:p>
          </table:table-cell>
          <table:table-cell table:formula="of:=['patched-aggressive'.O7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4]" office:value-type="float" office:value="466316" calcext:value-type="float">
            <text:p>466316</text:p>
          </table:table-cell>
          <table:table-cell table:formula="of:=[original.AC74]" office:value-type="float" office:value="99507" calcext:value-type="float">
            <text:p>99507</text:p>
          </table:table-cell>
          <table:table-cell table:formula="of:=[original.O74]" office:value-type="float" office:value="591584" calcext:value-type="float">
            <text:p>591584</text:p>
          </table:table-cell>
          <table:table-cell table:formula="of:=['patched-standard'.AB74]" office:value-type="float" office:value="120448" calcext:value-type="float">
            <text:p>120448</text:p>
          </table:table-cell>
          <table:table-cell table:formula="of:=['patched-standard'.AC74]" office:value-type="float" office:value="99352" calcext:value-type="float">
            <text:p>99352</text:p>
          </table:table-cell>
          <table:table-cell table:formula="of:=['patched-standard'.O74]" office:value-type="float" office:value="245204" calcext:value-type="float">
            <text:p>245204</text:p>
          </table:table-cell>
          <table:table-cell table:formula="of:=['patched-aggressive'.AB74]" office:value-type="float" office:value="102272" calcext:value-type="float">
            <text:p>102272</text:p>
          </table:table-cell>
          <table:table-cell table:formula="of:=['patched-aggressive'.AC74]" office:value-type="float" office:value="99333" calcext:value-type="float">
            <text:p>99333</text:p>
          </table:table-cell>
          <table:table-cell table:formula="of:=['patched-aggressive'.O7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5]" office:value-type="float" office:value="466316" calcext:value-type="float">
            <text:p>466316</text:p>
          </table:table-cell>
          <table:table-cell table:formula="of:=[original.AC75]" office:value-type="float" office:value="99507" calcext:value-type="float">
            <text:p>99507</text:p>
          </table:table-cell>
          <table:table-cell table:formula="of:=[original.O75]" office:value-type="float" office:value="591584" calcext:value-type="float">
            <text:p>591584</text:p>
          </table:table-cell>
          <table:table-cell table:formula="of:=['patched-standard'.AB75]" office:value-type="float" office:value="120448" calcext:value-type="float">
            <text:p>120448</text:p>
          </table:table-cell>
          <table:table-cell table:formula="of:=['patched-standard'.AC75]" office:value-type="float" office:value="99352" calcext:value-type="float">
            <text:p>99352</text:p>
          </table:table-cell>
          <table:table-cell table:formula="of:=['patched-standard'.O75]" office:value-type="float" office:value="245204" calcext:value-type="float">
            <text:p>245204</text:p>
          </table:table-cell>
          <table:table-cell table:formula="of:=['patched-aggressive'.AB75]" office:value-type="float" office:value="102272" calcext:value-type="float">
            <text:p>102272</text:p>
          </table:table-cell>
          <table:table-cell table:formula="of:=['patched-aggressive'.AC75]" office:value-type="float" office:value="99333" calcext:value-type="float">
            <text:p>99333</text:p>
          </table:table-cell>
          <table:table-cell table:formula="of:=['patched-aggressive'.O7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6]" office:value-type="float" office:value="466316" calcext:value-type="float">
            <text:p>466316</text:p>
          </table:table-cell>
          <table:table-cell table:formula="of:=[original.AC76]" office:value-type="float" office:value="99507" calcext:value-type="float">
            <text:p>99507</text:p>
          </table:table-cell>
          <table:table-cell table:formula="of:=[original.O76]" office:value-type="float" office:value="591584" calcext:value-type="float">
            <text:p>591584</text:p>
          </table:table-cell>
          <table:table-cell table:formula="of:=['patched-standard'.AB76]" office:value-type="float" office:value="120448" calcext:value-type="float">
            <text:p>120448</text:p>
          </table:table-cell>
          <table:table-cell table:formula="of:=['patched-standard'.AC76]" office:value-type="float" office:value="99352" calcext:value-type="float">
            <text:p>99352</text:p>
          </table:table-cell>
          <table:table-cell table:formula="of:=['patched-standard'.O76]" office:value-type="float" office:value="245204" calcext:value-type="float">
            <text:p>245204</text:p>
          </table:table-cell>
          <table:table-cell table:formula="of:=['patched-aggressive'.AB76]" office:value-type="float" office:value="102272" calcext:value-type="float">
            <text:p>102272</text:p>
          </table:table-cell>
          <table:table-cell table:formula="of:=['patched-aggressive'.AC76]" office:value-type="float" office:value="99333" calcext:value-type="float">
            <text:p>99333</text:p>
          </table:table-cell>
          <table:table-cell table:formula="of:=['patched-aggressive'.O7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7]" office:value-type="float" office:value="466316" calcext:value-type="float">
            <text:p>466316</text:p>
          </table:table-cell>
          <table:table-cell table:formula="of:=[original.AC77]" office:value-type="float" office:value="99507" calcext:value-type="float">
            <text:p>99507</text:p>
          </table:table-cell>
          <table:table-cell table:formula="of:=[original.O77]" office:value-type="float" office:value="591584" calcext:value-type="float">
            <text:p>591584</text:p>
          </table:table-cell>
          <table:table-cell table:formula="of:=['patched-standard'.AB77]" office:value-type="float" office:value="120448" calcext:value-type="float">
            <text:p>120448</text:p>
          </table:table-cell>
          <table:table-cell table:formula="of:=['patched-standard'.AC77]" office:value-type="float" office:value="99352" calcext:value-type="float">
            <text:p>99352</text:p>
          </table:table-cell>
          <table:table-cell table:formula="of:=['patched-standard'.O77]" office:value-type="float" office:value="245204" calcext:value-type="float">
            <text:p>245204</text:p>
          </table:table-cell>
          <table:table-cell table:formula="of:=['patched-aggressive'.AB77]" office:value-type="float" office:value="102272" calcext:value-type="float">
            <text:p>102272</text:p>
          </table:table-cell>
          <table:table-cell table:formula="of:=['patched-aggressive'.AC77]" office:value-type="float" office:value="99333" calcext:value-type="float">
            <text:p>99333</text:p>
          </table:table-cell>
          <table:table-cell table:formula="of:=['patched-aggressive'.O7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8]" office:value-type="float" office:value="466316" calcext:value-type="float">
            <text:p>466316</text:p>
          </table:table-cell>
          <table:table-cell table:formula="of:=[original.AC78]" office:value-type="float" office:value="99507" calcext:value-type="float">
            <text:p>99507</text:p>
          </table:table-cell>
          <table:table-cell table:formula="of:=[original.O78]" office:value-type="float" office:value="591584" calcext:value-type="float">
            <text:p>591584</text:p>
          </table:table-cell>
          <table:table-cell table:formula="of:=['patched-standard'.AB78]" office:value-type="float" office:value="120448" calcext:value-type="float">
            <text:p>120448</text:p>
          </table:table-cell>
          <table:table-cell table:formula="of:=['patched-standard'.AC78]" office:value-type="float" office:value="99352" calcext:value-type="float">
            <text:p>99352</text:p>
          </table:table-cell>
          <table:table-cell table:formula="of:=['patched-standard'.O78]" office:value-type="float" office:value="245204" calcext:value-type="float">
            <text:p>245204</text:p>
          </table:table-cell>
          <table:table-cell table:formula="of:=['patched-aggressive'.AB78]" office:value-type="float" office:value="102272" calcext:value-type="float">
            <text:p>102272</text:p>
          </table:table-cell>
          <table:table-cell table:formula="of:=['patched-aggressive'.AC78]" office:value-type="float" office:value="99333" calcext:value-type="float">
            <text:p>99333</text:p>
          </table:table-cell>
          <table:table-cell table:formula="of:=['patched-aggressive'.O7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79]" office:value-type="float" office:value="466316" calcext:value-type="float">
            <text:p>466316</text:p>
          </table:table-cell>
          <table:table-cell table:formula="of:=[original.AC79]" office:value-type="float" office:value="99507" calcext:value-type="float">
            <text:p>99507</text:p>
          </table:table-cell>
          <table:table-cell table:formula="of:=[original.O79]" office:value-type="float" office:value="591584" calcext:value-type="float">
            <text:p>591584</text:p>
          </table:table-cell>
          <table:table-cell table:formula="of:=['patched-standard'.AB79]" office:value-type="float" office:value="120448" calcext:value-type="float">
            <text:p>120448</text:p>
          </table:table-cell>
          <table:table-cell table:formula="of:=['patched-standard'.AC79]" office:value-type="float" office:value="99352" calcext:value-type="float">
            <text:p>99352</text:p>
          </table:table-cell>
          <table:table-cell table:formula="of:=['patched-standard'.O79]" office:value-type="float" office:value="245204" calcext:value-type="float">
            <text:p>245204</text:p>
          </table:table-cell>
          <table:table-cell table:formula="of:=['patched-aggressive'.AB79]" office:value-type="float" office:value="102272" calcext:value-type="float">
            <text:p>102272</text:p>
          </table:table-cell>
          <table:table-cell table:formula="of:=['patched-aggressive'.AC79]" office:value-type="float" office:value="99333" calcext:value-type="float">
            <text:p>99333</text:p>
          </table:table-cell>
          <table:table-cell table:formula="of:=['patched-aggressive'.O7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0]" office:value-type="float" office:value="466316" calcext:value-type="float">
            <text:p>466316</text:p>
          </table:table-cell>
          <table:table-cell table:formula="of:=[original.AC80]" office:value-type="float" office:value="99507" calcext:value-type="float">
            <text:p>99507</text:p>
          </table:table-cell>
          <table:table-cell table:formula="of:=[original.O80]" office:value-type="float" office:value="591584" calcext:value-type="float">
            <text:p>591584</text:p>
          </table:table-cell>
          <table:table-cell table:formula="of:=['patched-standard'.AB80]" office:value-type="float" office:value="120448" calcext:value-type="float">
            <text:p>120448</text:p>
          </table:table-cell>
          <table:table-cell table:formula="of:=['patched-standard'.AC80]" office:value-type="float" office:value="99352" calcext:value-type="float">
            <text:p>99352</text:p>
          </table:table-cell>
          <table:table-cell table:formula="of:=['patched-standard'.O80]" office:value-type="float" office:value="245204" calcext:value-type="float">
            <text:p>245204</text:p>
          </table:table-cell>
          <table:table-cell table:formula="of:=['patched-aggressive'.AB80]" office:value-type="float" office:value="102272" calcext:value-type="float">
            <text:p>102272</text:p>
          </table:table-cell>
          <table:table-cell table:formula="of:=['patched-aggressive'.AC80]" office:value-type="float" office:value="99333" calcext:value-type="float">
            <text:p>99333</text:p>
          </table:table-cell>
          <table:table-cell table:formula="of:=['patched-aggressive'.O8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1]" office:value-type="float" office:value="466316" calcext:value-type="float">
            <text:p>466316</text:p>
          </table:table-cell>
          <table:table-cell table:formula="of:=[original.AC81]" office:value-type="float" office:value="99507" calcext:value-type="float">
            <text:p>99507</text:p>
          </table:table-cell>
          <table:table-cell table:formula="of:=[original.O81]" office:value-type="float" office:value="591584" calcext:value-type="float">
            <text:p>591584</text:p>
          </table:table-cell>
          <table:table-cell table:formula="of:=['patched-standard'.AB81]" office:value-type="float" office:value="120448" calcext:value-type="float">
            <text:p>120448</text:p>
          </table:table-cell>
          <table:table-cell table:formula="of:=['patched-standard'.AC81]" office:value-type="float" office:value="99352" calcext:value-type="float">
            <text:p>99352</text:p>
          </table:table-cell>
          <table:table-cell table:formula="of:=['patched-standard'.O81]" office:value-type="float" office:value="245204" calcext:value-type="float">
            <text:p>245204</text:p>
          </table:table-cell>
          <table:table-cell table:formula="of:=['patched-aggressive'.AB81]" office:value-type="float" office:value="102272" calcext:value-type="float">
            <text:p>102272</text:p>
          </table:table-cell>
          <table:table-cell table:formula="of:=['patched-aggressive'.AC81]" office:value-type="float" office:value="99333" calcext:value-type="float">
            <text:p>99333</text:p>
          </table:table-cell>
          <table:table-cell table:formula="of:=['patched-aggressive'.O8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2]" office:value-type="float" office:value="466316" calcext:value-type="float">
            <text:p>466316</text:p>
          </table:table-cell>
          <table:table-cell table:formula="of:=[original.AC82]" office:value-type="float" office:value="99507" calcext:value-type="float">
            <text:p>99507</text:p>
          </table:table-cell>
          <table:table-cell table:formula="of:=[original.O82]" office:value-type="float" office:value="591584" calcext:value-type="float">
            <text:p>591584</text:p>
          </table:table-cell>
          <table:table-cell table:formula="of:=['patched-standard'.AB82]" office:value-type="float" office:value="120448" calcext:value-type="float">
            <text:p>120448</text:p>
          </table:table-cell>
          <table:table-cell table:formula="of:=['patched-standard'.AC82]" office:value-type="float" office:value="99352" calcext:value-type="float">
            <text:p>99352</text:p>
          </table:table-cell>
          <table:table-cell table:formula="of:=['patched-standard'.O82]" office:value-type="float" office:value="245204" calcext:value-type="float">
            <text:p>245204</text:p>
          </table:table-cell>
          <table:table-cell table:formula="of:=['patched-aggressive'.AB82]" office:value-type="float" office:value="102272" calcext:value-type="float">
            <text:p>102272</text:p>
          </table:table-cell>
          <table:table-cell table:formula="of:=['patched-aggressive'.AC82]" office:value-type="float" office:value="99333" calcext:value-type="float">
            <text:p>99333</text:p>
          </table:table-cell>
          <table:table-cell table:formula="of:=['patched-aggressive'.O8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3]" office:value-type="float" office:value="466316" calcext:value-type="float">
            <text:p>466316</text:p>
          </table:table-cell>
          <table:table-cell table:formula="of:=[original.AC83]" office:value-type="float" office:value="99507" calcext:value-type="float">
            <text:p>99507</text:p>
          </table:table-cell>
          <table:table-cell table:formula="of:=[original.O83]" office:value-type="float" office:value="591584" calcext:value-type="float">
            <text:p>591584</text:p>
          </table:table-cell>
          <table:table-cell table:formula="of:=['patched-standard'.AB83]" office:value-type="float" office:value="120448" calcext:value-type="float">
            <text:p>120448</text:p>
          </table:table-cell>
          <table:table-cell table:formula="of:=['patched-standard'.AC83]" office:value-type="float" office:value="99352" calcext:value-type="float">
            <text:p>99352</text:p>
          </table:table-cell>
          <table:table-cell table:formula="of:=['patched-standard'.O83]" office:value-type="float" office:value="245204" calcext:value-type="float">
            <text:p>245204</text:p>
          </table:table-cell>
          <table:table-cell table:formula="of:=['patched-aggressive'.AB83]" office:value-type="float" office:value="102272" calcext:value-type="float">
            <text:p>102272</text:p>
          </table:table-cell>
          <table:table-cell table:formula="of:=['patched-aggressive'.AC83]" office:value-type="float" office:value="99333" calcext:value-type="float">
            <text:p>99333</text:p>
          </table:table-cell>
          <table:table-cell table:formula="of:=['patched-aggressive'.O8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4]" office:value-type="float" office:value="466316" calcext:value-type="float">
            <text:p>466316</text:p>
          </table:table-cell>
          <table:table-cell table:formula="of:=[original.AC84]" office:value-type="float" office:value="99507" calcext:value-type="float">
            <text:p>99507</text:p>
          </table:table-cell>
          <table:table-cell table:formula="of:=[original.O84]" office:value-type="float" office:value="591584" calcext:value-type="float">
            <text:p>591584</text:p>
          </table:table-cell>
          <table:table-cell table:formula="of:=['patched-standard'.AB84]" office:value-type="float" office:value="120448" calcext:value-type="float">
            <text:p>120448</text:p>
          </table:table-cell>
          <table:table-cell table:formula="of:=['patched-standard'.AC84]" office:value-type="float" office:value="99352" calcext:value-type="float">
            <text:p>99352</text:p>
          </table:table-cell>
          <table:table-cell table:formula="of:=['patched-standard'.O84]" office:value-type="float" office:value="245204" calcext:value-type="float">
            <text:p>245204</text:p>
          </table:table-cell>
          <table:table-cell table:formula="of:=['patched-aggressive'.AB84]" office:value-type="float" office:value="102272" calcext:value-type="float">
            <text:p>102272</text:p>
          </table:table-cell>
          <table:table-cell table:formula="of:=['patched-aggressive'.AC84]" office:value-type="float" office:value="99333" calcext:value-type="float">
            <text:p>99333</text:p>
          </table:table-cell>
          <table:table-cell table:formula="of:=['patched-aggressive'.O8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5]" office:value-type="float" office:value="466316" calcext:value-type="float">
            <text:p>466316</text:p>
          </table:table-cell>
          <table:table-cell table:formula="of:=[original.AC85]" office:value-type="float" office:value="99507" calcext:value-type="float">
            <text:p>99507</text:p>
          </table:table-cell>
          <table:table-cell table:formula="of:=[original.O85]" office:value-type="float" office:value="591584" calcext:value-type="float">
            <text:p>591584</text:p>
          </table:table-cell>
          <table:table-cell table:formula="of:=['patched-standard'.AB85]" office:value-type="float" office:value="120448" calcext:value-type="float">
            <text:p>120448</text:p>
          </table:table-cell>
          <table:table-cell table:formula="of:=['patched-standard'.AC85]" office:value-type="float" office:value="99352" calcext:value-type="float">
            <text:p>99352</text:p>
          </table:table-cell>
          <table:table-cell table:formula="of:=['patched-standard'.O85]" office:value-type="float" office:value="245204" calcext:value-type="float">
            <text:p>245204</text:p>
          </table:table-cell>
          <table:table-cell table:formula="of:=['patched-aggressive'.AB85]" office:value-type="float" office:value="102272" calcext:value-type="float">
            <text:p>102272</text:p>
          </table:table-cell>
          <table:table-cell table:formula="of:=['patched-aggressive'.AC85]" office:value-type="float" office:value="99333" calcext:value-type="float">
            <text:p>99333</text:p>
          </table:table-cell>
          <table:table-cell table:formula="of:=['patched-aggressive'.O8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6]" office:value-type="float" office:value="466316" calcext:value-type="float">
            <text:p>466316</text:p>
          </table:table-cell>
          <table:table-cell table:formula="of:=[original.AC86]" office:value-type="float" office:value="99507" calcext:value-type="float">
            <text:p>99507</text:p>
          </table:table-cell>
          <table:table-cell table:formula="of:=[original.O86]" office:value-type="float" office:value="591584" calcext:value-type="float">
            <text:p>591584</text:p>
          </table:table-cell>
          <table:table-cell table:formula="of:=['patched-standard'.AB86]" office:value-type="float" office:value="120448" calcext:value-type="float">
            <text:p>120448</text:p>
          </table:table-cell>
          <table:table-cell table:formula="of:=['patched-standard'.AC86]" office:value-type="float" office:value="99352" calcext:value-type="float">
            <text:p>99352</text:p>
          </table:table-cell>
          <table:table-cell table:formula="of:=['patched-standard'.O86]" office:value-type="float" office:value="245204" calcext:value-type="float">
            <text:p>245204</text:p>
          </table:table-cell>
          <table:table-cell table:formula="of:=['patched-aggressive'.AB86]" office:value-type="float" office:value="102272" calcext:value-type="float">
            <text:p>102272</text:p>
          </table:table-cell>
          <table:table-cell table:formula="of:=['patched-aggressive'.AC86]" office:value-type="float" office:value="99333" calcext:value-type="float">
            <text:p>99333</text:p>
          </table:table-cell>
          <table:table-cell table:formula="of:=['patched-aggressive'.O8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7]" office:value-type="float" office:value="466316" calcext:value-type="float">
            <text:p>466316</text:p>
          </table:table-cell>
          <table:table-cell table:formula="of:=[original.AC87]" office:value-type="float" office:value="99507" calcext:value-type="float">
            <text:p>99507</text:p>
          </table:table-cell>
          <table:table-cell table:formula="of:=[original.O87]" office:value-type="float" office:value="591584" calcext:value-type="float">
            <text:p>591584</text:p>
          </table:table-cell>
          <table:table-cell table:formula="of:=['patched-standard'.AB87]" office:value-type="float" office:value="120448" calcext:value-type="float">
            <text:p>120448</text:p>
          </table:table-cell>
          <table:table-cell table:formula="of:=['patched-standard'.AC87]" office:value-type="float" office:value="99352" calcext:value-type="float">
            <text:p>99352</text:p>
          </table:table-cell>
          <table:table-cell table:formula="of:=['patched-standard'.O87]" office:value-type="float" office:value="245204" calcext:value-type="float">
            <text:p>245204</text:p>
          </table:table-cell>
          <table:table-cell table:formula="of:=['patched-aggressive'.AB87]" office:value-type="float" office:value="102272" calcext:value-type="float">
            <text:p>102272</text:p>
          </table:table-cell>
          <table:table-cell table:formula="of:=['patched-aggressive'.AC87]" office:value-type="float" office:value="99333" calcext:value-type="float">
            <text:p>99333</text:p>
          </table:table-cell>
          <table:table-cell table:formula="of:=['patched-aggressive'.O8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8]" office:value-type="float" office:value="466316" calcext:value-type="float">
            <text:p>466316</text:p>
          </table:table-cell>
          <table:table-cell table:formula="of:=[original.AC88]" office:value-type="float" office:value="99507" calcext:value-type="float">
            <text:p>99507</text:p>
          </table:table-cell>
          <table:table-cell table:formula="of:=[original.O88]" office:value-type="float" office:value="591584" calcext:value-type="float">
            <text:p>591584</text:p>
          </table:table-cell>
          <table:table-cell table:formula="of:=['patched-standard'.AB88]" office:value-type="float" office:value="120448" calcext:value-type="float">
            <text:p>120448</text:p>
          </table:table-cell>
          <table:table-cell table:formula="of:=['patched-standard'.AC88]" office:value-type="float" office:value="99352" calcext:value-type="float">
            <text:p>99352</text:p>
          </table:table-cell>
          <table:table-cell table:formula="of:=['patched-standard'.O88]" office:value-type="float" office:value="245204" calcext:value-type="float">
            <text:p>245204</text:p>
          </table:table-cell>
          <table:table-cell table:formula="of:=['patched-aggressive'.AB88]" office:value-type="float" office:value="102272" calcext:value-type="float">
            <text:p>102272</text:p>
          </table:table-cell>
          <table:table-cell table:formula="of:=['patched-aggressive'.AC88]" office:value-type="float" office:value="99333" calcext:value-type="float">
            <text:p>99333</text:p>
          </table:table-cell>
          <table:table-cell table:formula="of:=['patched-aggressive'.O8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89]" office:value-type="float" office:value="466316" calcext:value-type="float">
            <text:p>466316</text:p>
          </table:table-cell>
          <table:table-cell table:formula="of:=[original.AC89]" office:value-type="float" office:value="99507" calcext:value-type="float">
            <text:p>99507</text:p>
          </table:table-cell>
          <table:table-cell table:formula="of:=[original.O89]" office:value-type="float" office:value="591584" calcext:value-type="float">
            <text:p>591584</text:p>
          </table:table-cell>
          <table:table-cell table:formula="of:=['patched-standard'.AB89]" office:value-type="float" office:value="120448" calcext:value-type="float">
            <text:p>120448</text:p>
          </table:table-cell>
          <table:table-cell table:formula="of:=['patched-standard'.AC89]" office:value-type="float" office:value="99352" calcext:value-type="float">
            <text:p>99352</text:p>
          </table:table-cell>
          <table:table-cell table:formula="of:=['patched-standard'.O89]" office:value-type="float" office:value="245204" calcext:value-type="float">
            <text:p>245204</text:p>
          </table:table-cell>
          <table:table-cell table:formula="of:=['patched-aggressive'.AB89]" office:value-type="float" office:value="102272" calcext:value-type="float">
            <text:p>102272</text:p>
          </table:table-cell>
          <table:table-cell table:formula="of:=['patched-aggressive'.AC89]" office:value-type="float" office:value="99333" calcext:value-type="float">
            <text:p>99333</text:p>
          </table:table-cell>
          <table:table-cell table:formula="of:=['patched-aggressive'.O8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0]" office:value-type="float" office:value="466316" calcext:value-type="float">
            <text:p>466316</text:p>
          </table:table-cell>
          <table:table-cell table:formula="of:=[original.AC90]" office:value-type="float" office:value="99507" calcext:value-type="float">
            <text:p>99507</text:p>
          </table:table-cell>
          <table:table-cell table:formula="of:=[original.O90]" office:value-type="float" office:value="591584" calcext:value-type="float">
            <text:p>591584</text:p>
          </table:table-cell>
          <table:table-cell table:formula="of:=['patched-standard'.AB90]" office:value-type="float" office:value="120448" calcext:value-type="float">
            <text:p>120448</text:p>
          </table:table-cell>
          <table:table-cell table:formula="of:=['patched-standard'.AC90]" office:value-type="float" office:value="99352" calcext:value-type="float">
            <text:p>99352</text:p>
          </table:table-cell>
          <table:table-cell table:formula="of:=['patched-standard'.O90]" office:value-type="float" office:value="245204" calcext:value-type="float">
            <text:p>245204</text:p>
          </table:table-cell>
          <table:table-cell table:formula="of:=['patched-aggressive'.AB90]" office:value-type="float" office:value="102272" calcext:value-type="float">
            <text:p>102272</text:p>
          </table:table-cell>
          <table:table-cell table:formula="of:=['patched-aggressive'.AC90]" office:value-type="float" office:value="99333" calcext:value-type="float">
            <text:p>99333</text:p>
          </table:table-cell>
          <table:table-cell table:formula="of:=['patched-aggressive'.O9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1]" office:value-type="float" office:value="466316" calcext:value-type="float">
            <text:p>466316</text:p>
          </table:table-cell>
          <table:table-cell table:formula="of:=[original.AC91]" office:value-type="float" office:value="99507" calcext:value-type="float">
            <text:p>99507</text:p>
          </table:table-cell>
          <table:table-cell table:formula="of:=[original.O91]" office:value-type="float" office:value="591584" calcext:value-type="float">
            <text:p>591584</text:p>
          </table:table-cell>
          <table:table-cell table:formula="of:=['patched-standard'.AB91]" office:value-type="float" office:value="120448" calcext:value-type="float">
            <text:p>120448</text:p>
          </table:table-cell>
          <table:table-cell table:formula="of:=['patched-standard'.AC91]" office:value-type="float" office:value="99352" calcext:value-type="float">
            <text:p>99352</text:p>
          </table:table-cell>
          <table:table-cell table:formula="of:=['patched-standard'.O91]" office:value-type="float" office:value="245204" calcext:value-type="float">
            <text:p>245204</text:p>
          </table:table-cell>
          <table:table-cell table:formula="of:=['patched-aggressive'.AB91]" office:value-type="float" office:value="102272" calcext:value-type="float">
            <text:p>102272</text:p>
          </table:table-cell>
          <table:table-cell table:formula="of:=['patched-aggressive'.AC91]" office:value-type="float" office:value="99333" calcext:value-type="float">
            <text:p>99333</text:p>
          </table:table-cell>
          <table:table-cell table:formula="of:=['patched-aggressive'.O9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2]" office:value-type="float" office:value="466316" calcext:value-type="float">
            <text:p>466316</text:p>
          </table:table-cell>
          <table:table-cell table:formula="of:=[original.AC92]" office:value-type="float" office:value="99507" calcext:value-type="float">
            <text:p>99507</text:p>
          </table:table-cell>
          <table:table-cell table:formula="of:=[original.O92]" office:value-type="float" office:value="591584" calcext:value-type="float">
            <text:p>591584</text:p>
          </table:table-cell>
          <table:table-cell table:formula="of:=['patched-standard'.AB92]" office:value-type="float" office:value="120448" calcext:value-type="float">
            <text:p>120448</text:p>
          </table:table-cell>
          <table:table-cell table:formula="of:=['patched-standard'.AC92]" office:value-type="float" office:value="99352" calcext:value-type="float">
            <text:p>99352</text:p>
          </table:table-cell>
          <table:table-cell table:formula="of:=['patched-standard'.O92]" office:value-type="float" office:value="245204" calcext:value-type="float">
            <text:p>245204</text:p>
          </table:table-cell>
          <table:table-cell table:formula="of:=['patched-aggressive'.AB92]" office:value-type="float" office:value="102272" calcext:value-type="float">
            <text:p>102272</text:p>
          </table:table-cell>
          <table:table-cell table:formula="of:=['patched-aggressive'.AC92]" office:value-type="float" office:value="99333" calcext:value-type="float">
            <text:p>99333</text:p>
          </table:table-cell>
          <table:table-cell table:formula="of:=['patched-aggressive'.O9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3]" office:value-type="float" office:value="466316" calcext:value-type="float">
            <text:p>466316</text:p>
          </table:table-cell>
          <table:table-cell table:formula="of:=[original.AC93]" office:value-type="float" office:value="99507" calcext:value-type="float">
            <text:p>99507</text:p>
          </table:table-cell>
          <table:table-cell table:formula="of:=[original.O93]" office:value-type="float" office:value="591584" calcext:value-type="float">
            <text:p>591584</text:p>
          </table:table-cell>
          <table:table-cell table:formula="of:=['patched-standard'.AB93]" office:value-type="float" office:value="120448" calcext:value-type="float">
            <text:p>120448</text:p>
          </table:table-cell>
          <table:table-cell table:formula="of:=['patched-standard'.AC93]" office:value-type="float" office:value="99352" calcext:value-type="float">
            <text:p>99352</text:p>
          </table:table-cell>
          <table:table-cell table:formula="of:=['patched-standard'.O93]" office:value-type="float" office:value="245204" calcext:value-type="float">
            <text:p>245204</text:p>
          </table:table-cell>
          <table:table-cell table:formula="of:=['patched-aggressive'.AB93]" office:value-type="float" office:value="102272" calcext:value-type="float">
            <text:p>102272</text:p>
          </table:table-cell>
          <table:table-cell table:formula="of:=['patched-aggressive'.AC93]" office:value-type="float" office:value="99333" calcext:value-type="float">
            <text:p>99333</text:p>
          </table:table-cell>
          <table:table-cell table:formula="of:=['patched-aggressive'.O9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4]" office:value-type="float" office:value="466316" calcext:value-type="float">
            <text:p>466316</text:p>
          </table:table-cell>
          <table:table-cell table:formula="of:=[original.AC94]" office:value-type="float" office:value="99507" calcext:value-type="float">
            <text:p>99507</text:p>
          </table:table-cell>
          <table:table-cell table:formula="of:=[original.O94]" office:value-type="float" office:value="591584" calcext:value-type="float">
            <text:p>591584</text:p>
          </table:table-cell>
          <table:table-cell table:formula="of:=['patched-standard'.AB94]" office:value-type="float" office:value="120448" calcext:value-type="float">
            <text:p>120448</text:p>
          </table:table-cell>
          <table:table-cell table:formula="of:=['patched-standard'.AC94]" office:value-type="float" office:value="99352" calcext:value-type="float">
            <text:p>99352</text:p>
          </table:table-cell>
          <table:table-cell table:formula="of:=['patched-standard'.O94]" office:value-type="float" office:value="245204" calcext:value-type="float">
            <text:p>245204</text:p>
          </table:table-cell>
          <table:table-cell table:formula="of:=['patched-aggressive'.AB94]" office:value-type="float" office:value="102272" calcext:value-type="float">
            <text:p>102272</text:p>
          </table:table-cell>
          <table:table-cell table:formula="of:=['patched-aggressive'.AC94]" office:value-type="float" office:value="99333" calcext:value-type="float">
            <text:p>99333</text:p>
          </table:table-cell>
          <table:table-cell table:formula="of:=['patched-aggressive'.O9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5]" office:value-type="float" office:value="466316" calcext:value-type="float">
            <text:p>466316</text:p>
          </table:table-cell>
          <table:table-cell table:formula="of:=[original.AC95]" office:value-type="float" office:value="99507" calcext:value-type="float">
            <text:p>99507</text:p>
          </table:table-cell>
          <table:table-cell table:formula="of:=[original.O95]" office:value-type="float" office:value="591584" calcext:value-type="float">
            <text:p>591584</text:p>
          </table:table-cell>
          <table:table-cell table:formula="of:=['patched-standard'.AB95]" office:value-type="float" office:value="120448" calcext:value-type="float">
            <text:p>120448</text:p>
          </table:table-cell>
          <table:table-cell table:formula="of:=['patched-standard'.AC95]" office:value-type="float" office:value="99352" calcext:value-type="float">
            <text:p>99352</text:p>
          </table:table-cell>
          <table:table-cell table:formula="of:=['patched-standard'.O95]" office:value-type="float" office:value="245204" calcext:value-type="float">
            <text:p>245204</text:p>
          </table:table-cell>
          <table:table-cell table:formula="of:=['patched-aggressive'.AB95]" office:value-type="float" office:value="102272" calcext:value-type="float">
            <text:p>102272</text:p>
          </table:table-cell>
          <table:table-cell table:formula="of:=['patched-aggressive'.AC95]" office:value-type="float" office:value="99333" calcext:value-type="float">
            <text:p>99333</text:p>
          </table:table-cell>
          <table:table-cell table:formula="of:=['patched-aggressive'.O9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6]" office:value-type="float" office:value="466316" calcext:value-type="float">
            <text:p>466316</text:p>
          </table:table-cell>
          <table:table-cell table:formula="of:=[original.AC96]" office:value-type="float" office:value="99507" calcext:value-type="float">
            <text:p>99507</text:p>
          </table:table-cell>
          <table:table-cell table:formula="of:=[original.O96]" office:value-type="float" office:value="591584" calcext:value-type="float">
            <text:p>591584</text:p>
          </table:table-cell>
          <table:table-cell table:formula="of:=['patched-standard'.AB96]" office:value-type="float" office:value="120448" calcext:value-type="float">
            <text:p>120448</text:p>
          </table:table-cell>
          <table:table-cell table:formula="of:=['patched-standard'.AC96]" office:value-type="float" office:value="99352" calcext:value-type="float">
            <text:p>99352</text:p>
          </table:table-cell>
          <table:table-cell table:formula="of:=['patched-standard'.O96]" office:value-type="float" office:value="245204" calcext:value-type="float">
            <text:p>245204</text:p>
          </table:table-cell>
          <table:table-cell table:formula="of:=['patched-aggressive'.AB96]" office:value-type="float" office:value="102272" calcext:value-type="float">
            <text:p>102272</text:p>
          </table:table-cell>
          <table:table-cell table:formula="of:=['patched-aggressive'.AC96]" office:value-type="float" office:value="99333" calcext:value-type="float">
            <text:p>99333</text:p>
          </table:table-cell>
          <table:table-cell table:formula="of:=['patched-aggressive'.O9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7]" office:value-type="float" office:value="466316" calcext:value-type="float">
            <text:p>466316</text:p>
          </table:table-cell>
          <table:table-cell table:formula="of:=[original.AC97]" office:value-type="float" office:value="99507" calcext:value-type="float">
            <text:p>99507</text:p>
          </table:table-cell>
          <table:table-cell table:formula="of:=[original.O97]" office:value-type="float" office:value="591584" calcext:value-type="float">
            <text:p>591584</text:p>
          </table:table-cell>
          <table:table-cell table:formula="of:=['patched-standard'.AB97]" office:value-type="float" office:value="120448" calcext:value-type="float">
            <text:p>120448</text:p>
          </table:table-cell>
          <table:table-cell table:formula="of:=['patched-standard'.AC97]" office:value-type="float" office:value="99352" calcext:value-type="float">
            <text:p>99352</text:p>
          </table:table-cell>
          <table:table-cell table:formula="of:=['patched-standard'.O97]" office:value-type="float" office:value="245204" calcext:value-type="float">
            <text:p>245204</text:p>
          </table:table-cell>
          <table:table-cell table:formula="of:=['patched-aggressive'.AB97]" office:value-type="float" office:value="102272" calcext:value-type="float">
            <text:p>102272</text:p>
          </table:table-cell>
          <table:table-cell table:formula="of:=['patched-aggressive'.AC97]" office:value-type="float" office:value="99333" calcext:value-type="float">
            <text:p>99333</text:p>
          </table:table-cell>
          <table:table-cell table:formula="of:=['patched-aggressive'.O9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8]" office:value-type="float" office:value="466316" calcext:value-type="float">
            <text:p>466316</text:p>
          </table:table-cell>
          <table:table-cell table:formula="of:=[original.AC98]" office:value-type="float" office:value="99507" calcext:value-type="float">
            <text:p>99507</text:p>
          </table:table-cell>
          <table:table-cell table:formula="of:=[original.O98]" office:value-type="float" office:value="591584" calcext:value-type="float">
            <text:p>591584</text:p>
          </table:table-cell>
          <table:table-cell table:formula="of:=['patched-standard'.AB98]" office:value-type="float" office:value="120448" calcext:value-type="float">
            <text:p>120448</text:p>
          </table:table-cell>
          <table:table-cell table:formula="of:=['patched-standard'.AC98]" office:value-type="float" office:value="99352" calcext:value-type="float">
            <text:p>99352</text:p>
          </table:table-cell>
          <table:table-cell table:formula="of:=['patched-standard'.O98]" office:value-type="float" office:value="245204" calcext:value-type="float">
            <text:p>245204</text:p>
          </table:table-cell>
          <table:table-cell table:formula="of:=['patched-aggressive'.AB98]" office:value-type="float" office:value="102272" calcext:value-type="float">
            <text:p>102272</text:p>
          </table:table-cell>
          <table:table-cell table:formula="of:=['patched-aggressive'.AC98]" office:value-type="float" office:value="99333" calcext:value-type="float">
            <text:p>99333</text:p>
          </table:table-cell>
          <table:table-cell table:formula="of:=['patched-aggressive'.O9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99]" office:value-type="float" office:value="466316" calcext:value-type="float">
            <text:p>466316</text:p>
          </table:table-cell>
          <table:table-cell table:formula="of:=[original.AC99]" office:value-type="float" office:value="99507" calcext:value-type="float">
            <text:p>99507</text:p>
          </table:table-cell>
          <table:table-cell table:formula="of:=[original.O99]" office:value-type="float" office:value="591584" calcext:value-type="float">
            <text:p>591584</text:p>
          </table:table-cell>
          <table:table-cell table:formula="of:=['patched-standard'.AB99]" office:value-type="float" office:value="120448" calcext:value-type="float">
            <text:p>120448</text:p>
          </table:table-cell>
          <table:table-cell table:formula="of:=['patched-standard'.AC99]" office:value-type="float" office:value="99352" calcext:value-type="float">
            <text:p>99352</text:p>
          </table:table-cell>
          <table:table-cell table:formula="of:=['patched-standard'.O99]" office:value-type="float" office:value="245204" calcext:value-type="float">
            <text:p>245204</text:p>
          </table:table-cell>
          <table:table-cell table:formula="of:=['patched-aggressive'.AB99]" office:value-type="float" office:value="102272" calcext:value-type="float">
            <text:p>102272</text:p>
          </table:table-cell>
          <table:table-cell table:formula="of:=['patched-aggressive'.AC99]" office:value-type="float" office:value="99333" calcext:value-type="float">
            <text:p>99333</text:p>
          </table:table-cell>
          <table:table-cell table:formula="of:=['patched-aggressive'.O9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0]" office:value-type="float" office:value="466316" calcext:value-type="float">
            <text:p>466316</text:p>
          </table:table-cell>
          <table:table-cell table:formula="of:=[original.AC100]" office:value-type="float" office:value="99507" calcext:value-type="float">
            <text:p>99507</text:p>
          </table:table-cell>
          <table:table-cell table:formula="of:=[original.O100]" office:value-type="float" office:value="591584" calcext:value-type="float">
            <text:p>591584</text:p>
          </table:table-cell>
          <table:table-cell table:formula="of:=['patched-standard'.AB100]" office:value-type="float" office:value="120448" calcext:value-type="float">
            <text:p>120448</text:p>
          </table:table-cell>
          <table:table-cell table:formula="of:=['patched-standard'.AC100]" office:value-type="float" office:value="99352" calcext:value-type="float">
            <text:p>99352</text:p>
          </table:table-cell>
          <table:table-cell table:formula="of:=['patched-standard'.O100]" office:value-type="float" office:value="245204" calcext:value-type="float">
            <text:p>245204</text:p>
          </table:table-cell>
          <table:table-cell table:formula="of:=['patched-aggressive'.AB100]" office:value-type="float" office:value="102272" calcext:value-type="float">
            <text:p>102272</text:p>
          </table:table-cell>
          <table:table-cell table:formula="of:=['patched-aggressive'.AC100]" office:value-type="float" office:value="99333" calcext:value-type="float">
            <text:p>99333</text:p>
          </table:table-cell>
          <table:table-cell table:formula="of:=['patched-aggressive'.O10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1]" office:value-type="float" office:value="466316" calcext:value-type="float">
            <text:p>466316</text:p>
          </table:table-cell>
          <table:table-cell table:formula="of:=[original.AC101]" office:value-type="float" office:value="99507" calcext:value-type="float">
            <text:p>99507</text:p>
          </table:table-cell>
          <table:table-cell table:formula="of:=[original.O101]" office:value-type="float" office:value="591584" calcext:value-type="float">
            <text:p>591584</text:p>
          </table:table-cell>
          <table:table-cell table:formula="of:=['patched-standard'.AB101]" office:value-type="float" office:value="120448" calcext:value-type="float">
            <text:p>120448</text:p>
          </table:table-cell>
          <table:table-cell table:formula="of:=['patched-standard'.AC101]" office:value-type="float" office:value="99352" calcext:value-type="float">
            <text:p>99352</text:p>
          </table:table-cell>
          <table:table-cell table:formula="of:=['patched-standard'.O101]" office:value-type="float" office:value="245204" calcext:value-type="float">
            <text:p>245204</text:p>
          </table:table-cell>
          <table:table-cell table:formula="of:=['patched-aggressive'.AB101]" office:value-type="float" office:value="102272" calcext:value-type="float">
            <text:p>102272</text:p>
          </table:table-cell>
          <table:table-cell table:formula="of:=['patched-aggressive'.AC101]" office:value-type="float" office:value="99333" calcext:value-type="float">
            <text:p>99333</text:p>
          </table:table-cell>
          <table:table-cell table:formula="of:=['patched-aggressive'.O10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2]" office:value-type="float" office:value="466316" calcext:value-type="float">
            <text:p>466316</text:p>
          </table:table-cell>
          <table:table-cell table:formula="of:=[original.AC102]" office:value-type="float" office:value="99507" calcext:value-type="float">
            <text:p>99507</text:p>
          </table:table-cell>
          <table:table-cell table:formula="of:=[original.O102]" office:value-type="float" office:value="591584" calcext:value-type="float">
            <text:p>591584</text:p>
          </table:table-cell>
          <table:table-cell table:formula="of:=['patched-standard'.AB102]" office:value-type="float" office:value="120448" calcext:value-type="float">
            <text:p>120448</text:p>
          </table:table-cell>
          <table:table-cell table:formula="of:=['patched-standard'.AC102]" office:value-type="float" office:value="99352" calcext:value-type="float">
            <text:p>99352</text:p>
          </table:table-cell>
          <table:table-cell table:formula="of:=['patched-standard'.O102]" office:value-type="float" office:value="245204" calcext:value-type="float">
            <text:p>245204</text:p>
          </table:table-cell>
          <table:table-cell table:formula="of:=['patched-aggressive'.AB102]" office:value-type="float" office:value="102272" calcext:value-type="float">
            <text:p>102272</text:p>
          </table:table-cell>
          <table:table-cell table:formula="of:=['patched-aggressive'.AC102]" office:value-type="float" office:value="99333" calcext:value-type="float">
            <text:p>99333</text:p>
          </table:table-cell>
          <table:table-cell table:formula="of:=['patched-aggressive'.O10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3]" office:value-type="float" office:value="466316" calcext:value-type="float">
            <text:p>466316</text:p>
          </table:table-cell>
          <table:table-cell table:formula="of:=[original.AC103]" office:value-type="float" office:value="99507" calcext:value-type="float">
            <text:p>99507</text:p>
          </table:table-cell>
          <table:table-cell table:formula="of:=[original.O103]" office:value-type="float" office:value="591584" calcext:value-type="float">
            <text:p>591584</text:p>
          </table:table-cell>
          <table:table-cell table:formula="of:=['patched-standard'.AB103]" office:value-type="float" office:value="120448" calcext:value-type="float">
            <text:p>120448</text:p>
          </table:table-cell>
          <table:table-cell table:formula="of:=['patched-standard'.AC103]" office:value-type="float" office:value="99352" calcext:value-type="float">
            <text:p>99352</text:p>
          </table:table-cell>
          <table:table-cell table:formula="of:=['patched-standard'.O103]" office:value-type="float" office:value="245204" calcext:value-type="float">
            <text:p>245204</text:p>
          </table:table-cell>
          <table:table-cell table:formula="of:=['patched-aggressive'.AB103]" office:value-type="float" office:value="102272" calcext:value-type="float">
            <text:p>102272</text:p>
          </table:table-cell>
          <table:table-cell table:formula="of:=['patched-aggressive'.AC103]" office:value-type="float" office:value="99333" calcext:value-type="float">
            <text:p>99333</text:p>
          </table:table-cell>
          <table:table-cell table:formula="of:=['patched-aggressive'.O10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4]" office:value-type="float" office:value="466316" calcext:value-type="float">
            <text:p>466316</text:p>
          </table:table-cell>
          <table:table-cell table:formula="of:=[original.AC104]" office:value-type="float" office:value="99507" calcext:value-type="float">
            <text:p>99507</text:p>
          </table:table-cell>
          <table:table-cell table:formula="of:=[original.O104]" office:value-type="float" office:value="591584" calcext:value-type="float">
            <text:p>591584</text:p>
          </table:table-cell>
          <table:table-cell table:formula="of:=['patched-standard'.AB104]" office:value-type="float" office:value="120448" calcext:value-type="float">
            <text:p>120448</text:p>
          </table:table-cell>
          <table:table-cell table:formula="of:=['patched-standard'.AC104]" office:value-type="float" office:value="99352" calcext:value-type="float">
            <text:p>99352</text:p>
          </table:table-cell>
          <table:table-cell table:formula="of:=['patched-standard'.O104]" office:value-type="float" office:value="245204" calcext:value-type="float">
            <text:p>245204</text:p>
          </table:table-cell>
          <table:table-cell table:formula="of:=['patched-aggressive'.AB104]" office:value-type="float" office:value="102272" calcext:value-type="float">
            <text:p>102272</text:p>
          </table:table-cell>
          <table:table-cell table:formula="of:=['patched-aggressive'.AC104]" office:value-type="float" office:value="99333" calcext:value-type="float">
            <text:p>99333</text:p>
          </table:table-cell>
          <table:table-cell table:formula="of:=['patched-aggressive'.O10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5]" office:value-type="float" office:value="466316" calcext:value-type="float">
            <text:p>466316</text:p>
          </table:table-cell>
          <table:table-cell table:formula="of:=[original.AC105]" office:value-type="float" office:value="99507" calcext:value-type="float">
            <text:p>99507</text:p>
          </table:table-cell>
          <table:table-cell table:formula="of:=[original.O105]" office:value-type="float" office:value="591584" calcext:value-type="float">
            <text:p>591584</text:p>
          </table:table-cell>
          <table:table-cell table:formula="of:=['patched-standard'.AB105]" office:value-type="float" office:value="120448" calcext:value-type="float">
            <text:p>120448</text:p>
          </table:table-cell>
          <table:table-cell table:formula="of:=['patched-standard'.AC105]" office:value-type="float" office:value="99352" calcext:value-type="float">
            <text:p>99352</text:p>
          </table:table-cell>
          <table:table-cell table:formula="of:=['patched-standard'.O105]" office:value-type="float" office:value="245204" calcext:value-type="float">
            <text:p>245204</text:p>
          </table:table-cell>
          <table:table-cell table:formula="of:=['patched-aggressive'.AB105]" office:value-type="float" office:value="102272" calcext:value-type="float">
            <text:p>102272</text:p>
          </table:table-cell>
          <table:table-cell table:formula="of:=['patched-aggressive'.AC105]" office:value-type="float" office:value="99333" calcext:value-type="float">
            <text:p>99333</text:p>
          </table:table-cell>
          <table:table-cell table:formula="of:=['patched-aggressive'.O105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6]" office:value-type="float" office:value="466316" calcext:value-type="float">
            <text:p>466316</text:p>
          </table:table-cell>
          <table:table-cell table:formula="of:=[original.AC106]" office:value-type="float" office:value="99507" calcext:value-type="float">
            <text:p>99507</text:p>
          </table:table-cell>
          <table:table-cell table:formula="of:=[original.O106]" office:value-type="float" office:value="591584" calcext:value-type="float">
            <text:p>591584</text:p>
          </table:table-cell>
          <table:table-cell table:formula="of:=['patched-standard'.AB106]" office:value-type="float" office:value="120448" calcext:value-type="float">
            <text:p>120448</text:p>
          </table:table-cell>
          <table:table-cell table:formula="of:=['patched-standard'.AC106]" office:value-type="float" office:value="99352" calcext:value-type="float">
            <text:p>99352</text:p>
          </table:table-cell>
          <table:table-cell table:formula="of:=['patched-standard'.O106]" office:value-type="float" office:value="245204" calcext:value-type="float">
            <text:p>245204</text:p>
          </table:table-cell>
          <table:table-cell table:formula="of:=['patched-aggressive'.AB106]" office:value-type="float" office:value="102272" calcext:value-type="float">
            <text:p>102272</text:p>
          </table:table-cell>
          <table:table-cell table:formula="of:=['patched-aggressive'.AC106]" office:value-type="float" office:value="99333" calcext:value-type="float">
            <text:p>99333</text:p>
          </table:table-cell>
          <table:table-cell table:formula="of:=['patched-aggressive'.O106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7]" office:value-type="float" office:value="466316" calcext:value-type="float">
            <text:p>466316</text:p>
          </table:table-cell>
          <table:table-cell table:formula="of:=[original.AC107]" office:value-type="float" office:value="99507" calcext:value-type="float">
            <text:p>99507</text:p>
          </table:table-cell>
          <table:table-cell table:formula="of:=[original.O107]" office:value-type="float" office:value="591584" calcext:value-type="float">
            <text:p>591584</text:p>
          </table:table-cell>
          <table:table-cell table:formula="of:=['patched-standard'.AB107]" office:value-type="float" office:value="120448" calcext:value-type="float">
            <text:p>120448</text:p>
          </table:table-cell>
          <table:table-cell table:formula="of:=['patched-standard'.AC107]" office:value-type="float" office:value="99352" calcext:value-type="float">
            <text:p>99352</text:p>
          </table:table-cell>
          <table:table-cell table:formula="of:=['patched-standard'.O107]" office:value-type="float" office:value="245204" calcext:value-type="float">
            <text:p>245204</text:p>
          </table:table-cell>
          <table:table-cell table:formula="of:=['patched-aggressive'.AB107]" office:value-type="float" office:value="102272" calcext:value-type="float">
            <text:p>102272</text:p>
          </table:table-cell>
          <table:table-cell table:formula="of:=['patched-aggressive'.AC107]" office:value-type="float" office:value="99333" calcext:value-type="float">
            <text:p>99333</text:p>
          </table:table-cell>
          <table:table-cell table:formula="of:=['patched-aggressive'.O107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8]" office:value-type="float" office:value="466316" calcext:value-type="float">
            <text:p>466316</text:p>
          </table:table-cell>
          <table:table-cell table:formula="of:=[original.AC108]" office:value-type="float" office:value="99507" calcext:value-type="float">
            <text:p>99507</text:p>
          </table:table-cell>
          <table:table-cell table:formula="of:=[original.O108]" office:value-type="float" office:value="591584" calcext:value-type="float">
            <text:p>591584</text:p>
          </table:table-cell>
          <table:table-cell table:formula="of:=['patched-standard'.AB108]" office:value-type="float" office:value="120448" calcext:value-type="float">
            <text:p>120448</text:p>
          </table:table-cell>
          <table:table-cell table:formula="of:=['patched-standard'.AC108]" office:value-type="float" office:value="99352" calcext:value-type="float">
            <text:p>99352</text:p>
          </table:table-cell>
          <table:table-cell table:formula="of:=['patched-standard'.O108]" office:value-type="float" office:value="245204" calcext:value-type="float">
            <text:p>245204</text:p>
          </table:table-cell>
          <table:table-cell table:formula="of:=['patched-aggressive'.AB108]" office:value-type="float" office:value="102272" calcext:value-type="float">
            <text:p>102272</text:p>
          </table:table-cell>
          <table:table-cell table:formula="of:=['patched-aggressive'.AC108]" office:value-type="float" office:value="99333" calcext:value-type="float">
            <text:p>99333</text:p>
          </table:table-cell>
          <table:table-cell table:formula="of:=['patched-aggressive'.O108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09]" office:value-type="float" office:value="466316" calcext:value-type="float">
            <text:p>466316</text:p>
          </table:table-cell>
          <table:table-cell table:formula="of:=[original.AC109]" office:value-type="float" office:value="99507" calcext:value-type="float">
            <text:p>99507</text:p>
          </table:table-cell>
          <table:table-cell table:formula="of:=[original.O109]" office:value-type="float" office:value="591584" calcext:value-type="float">
            <text:p>591584</text:p>
          </table:table-cell>
          <table:table-cell table:formula="of:=['patched-standard'.AB109]" office:value-type="float" office:value="120448" calcext:value-type="float">
            <text:p>120448</text:p>
          </table:table-cell>
          <table:table-cell table:formula="of:=['patched-standard'.AC109]" office:value-type="float" office:value="99352" calcext:value-type="float">
            <text:p>99352</text:p>
          </table:table-cell>
          <table:table-cell table:formula="of:=['patched-standard'.O109]" office:value-type="float" office:value="245204" calcext:value-type="float">
            <text:p>245204</text:p>
          </table:table-cell>
          <table:table-cell table:formula="of:=['patched-aggressive'.AB109]" office:value-type="float" office:value="102272" calcext:value-type="float">
            <text:p>102272</text:p>
          </table:table-cell>
          <table:table-cell table:formula="of:=['patched-aggressive'.AC109]" office:value-type="float" office:value="99333" calcext:value-type="float">
            <text:p>99333</text:p>
          </table:table-cell>
          <table:table-cell table:formula="of:=['patched-aggressive'.O109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0]" office:value-type="float" office:value="466316" calcext:value-type="float">
            <text:p>466316</text:p>
          </table:table-cell>
          <table:table-cell table:formula="of:=[original.AC110]" office:value-type="float" office:value="99507" calcext:value-type="float">
            <text:p>99507</text:p>
          </table:table-cell>
          <table:table-cell table:formula="of:=[original.O110]" office:value-type="float" office:value="591584" calcext:value-type="float">
            <text:p>591584</text:p>
          </table:table-cell>
          <table:table-cell table:formula="of:=['patched-standard'.AB110]" office:value-type="float" office:value="120448" calcext:value-type="float">
            <text:p>120448</text:p>
          </table:table-cell>
          <table:table-cell table:formula="of:=['patched-standard'.AC110]" office:value-type="float" office:value="99352" calcext:value-type="float">
            <text:p>99352</text:p>
          </table:table-cell>
          <table:table-cell table:formula="of:=['patched-standard'.O110]" office:value-type="float" office:value="245204" calcext:value-type="float">
            <text:p>245204</text:p>
          </table:table-cell>
          <table:table-cell table:formula="of:=['patched-aggressive'.AB110]" office:value-type="float" office:value="102272" calcext:value-type="float">
            <text:p>102272</text:p>
          </table:table-cell>
          <table:table-cell table:formula="of:=['patched-aggressive'.AC110]" office:value-type="float" office:value="99333" calcext:value-type="float">
            <text:p>99333</text:p>
          </table:table-cell>
          <table:table-cell table:formula="of:=['patched-aggressive'.O110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1]" office:value-type="float" office:value="466316" calcext:value-type="float">
            <text:p>466316</text:p>
          </table:table-cell>
          <table:table-cell table:formula="of:=[original.AC111]" office:value-type="float" office:value="99507" calcext:value-type="float">
            <text:p>99507</text:p>
          </table:table-cell>
          <table:table-cell table:formula="of:=[original.O111]" office:value-type="float" office:value="591584" calcext:value-type="float">
            <text:p>591584</text:p>
          </table:table-cell>
          <table:table-cell table:formula="of:=['patched-standard'.AB111]" office:value-type="float" office:value="120448" calcext:value-type="float">
            <text:p>120448</text:p>
          </table:table-cell>
          <table:table-cell table:formula="of:=['patched-standard'.AC111]" office:value-type="float" office:value="99352" calcext:value-type="float">
            <text:p>99352</text:p>
          </table:table-cell>
          <table:table-cell table:formula="of:=['patched-standard'.O111]" office:value-type="float" office:value="245204" calcext:value-type="float">
            <text:p>245204</text:p>
          </table:table-cell>
          <table:table-cell table:formula="of:=['patched-aggressive'.AB111]" office:value-type="float" office:value="102272" calcext:value-type="float">
            <text:p>102272</text:p>
          </table:table-cell>
          <table:table-cell table:formula="of:=['patched-aggressive'.AC111]" office:value-type="float" office:value="99333" calcext:value-type="float">
            <text:p>99333</text:p>
          </table:table-cell>
          <table:table-cell table:formula="of:=['patched-aggressive'.O111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2]" office:value-type="float" office:value="466316" calcext:value-type="float">
            <text:p>466316</text:p>
          </table:table-cell>
          <table:table-cell table:formula="of:=[original.AC112]" office:value-type="float" office:value="99507" calcext:value-type="float">
            <text:p>99507</text:p>
          </table:table-cell>
          <table:table-cell table:formula="of:=[original.O112]" office:value-type="float" office:value="591584" calcext:value-type="float">
            <text:p>591584</text:p>
          </table:table-cell>
          <table:table-cell table:formula="of:=['patched-standard'.AB112]" office:value-type="float" office:value="120448" calcext:value-type="float">
            <text:p>120448</text:p>
          </table:table-cell>
          <table:table-cell table:formula="of:=['patched-standard'.AC112]" office:value-type="float" office:value="99352" calcext:value-type="float">
            <text:p>99352</text:p>
          </table:table-cell>
          <table:table-cell table:formula="of:=['patched-standard'.O112]" office:value-type="float" office:value="245204" calcext:value-type="float">
            <text:p>245204</text:p>
          </table:table-cell>
          <table:table-cell table:formula="of:=['patched-aggressive'.AB112]" office:value-type="float" office:value="102272" calcext:value-type="float">
            <text:p>102272</text:p>
          </table:table-cell>
          <table:table-cell table:formula="of:=['patched-aggressive'.AC112]" office:value-type="float" office:value="99333" calcext:value-type="float">
            <text:p>99333</text:p>
          </table:table-cell>
          <table:table-cell table:formula="of:=['patched-aggressive'.O112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3]" office:value-type="float" office:value="466316" calcext:value-type="float">
            <text:p>466316</text:p>
          </table:table-cell>
          <table:table-cell table:formula="of:=[original.AC113]" office:value-type="float" office:value="99507" calcext:value-type="float">
            <text:p>99507</text:p>
          </table:table-cell>
          <table:table-cell table:formula="of:=[original.O113]" office:value-type="float" office:value="591584" calcext:value-type="float">
            <text:p>591584</text:p>
          </table:table-cell>
          <table:table-cell table:formula="of:=['patched-standard'.AB113]" office:value-type="float" office:value="120448" calcext:value-type="float">
            <text:p>120448</text:p>
          </table:table-cell>
          <table:table-cell table:formula="of:=['patched-standard'.AC113]" office:value-type="float" office:value="99352" calcext:value-type="float">
            <text:p>99352</text:p>
          </table:table-cell>
          <table:table-cell table:formula="of:=['patched-standard'.O113]" office:value-type="float" office:value="245204" calcext:value-type="float">
            <text:p>245204</text:p>
          </table:table-cell>
          <table:table-cell table:formula="of:=['patched-aggressive'.AB113]" office:value-type="float" office:value="102272" calcext:value-type="float">
            <text:p>102272</text:p>
          </table:table-cell>
          <table:table-cell table:formula="of:=['patched-aggressive'.AC113]" office:value-type="float" office:value="99333" calcext:value-type="float">
            <text:p>99333</text:p>
          </table:table-cell>
          <table:table-cell table:formula="of:=['patched-aggressive'.O113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4]" office:value-type="float" office:value="466316" calcext:value-type="float">
            <text:p>466316</text:p>
          </table:table-cell>
          <table:table-cell table:formula="of:=[original.AC114]" office:value-type="float" office:value="99507" calcext:value-type="float">
            <text:p>99507</text:p>
          </table:table-cell>
          <table:table-cell table:formula="of:=[original.O114]" office:value-type="float" office:value="591584" calcext:value-type="float">
            <text:p>591584</text:p>
          </table:table-cell>
          <table:table-cell table:formula="of:=['patched-standard'.AB114]" office:value-type="float" office:value="120448" calcext:value-type="float">
            <text:p>120448</text:p>
          </table:table-cell>
          <table:table-cell table:formula="of:=['patched-standard'.AC114]" office:value-type="float" office:value="99352" calcext:value-type="float">
            <text:p>99352</text:p>
          </table:table-cell>
          <table:table-cell table:formula="of:=['patched-standard'.O114]" office:value-type="float" office:value="245204" calcext:value-type="float">
            <text:p>245204</text:p>
          </table:table-cell>
          <table:table-cell table:formula="of:=['patched-aggressive'.AB114]" office:value-type="float" office:value="102272" calcext:value-type="float">
            <text:p>102272</text:p>
          </table:table-cell>
          <table:table-cell table:formula="of:=['patched-aggressive'.AC114]" office:value-type="float" office:value="99333" calcext:value-type="float">
            <text:p>99333</text:p>
          </table:table-cell>
          <table:table-cell table:formula="of:=['patched-aggressive'.O114]" office:value-type="float" office:value="224800" calcext:value-type="float">
            <text:p>224800</text:p>
          </table:table-cell>
        </table:table-row>
        <table:table-row table:style-name="ro1">
          <table:table-cell table:formula="of:=[original.AB115]" office:value-type="float" office:value="466316" calcext:value-type="float">
            <text:p>466316</text:p>
          </table:table-cell>
          <table:table-cell table:formula="of:=[original.AC115]" office:value-type="float" office:value="106917" calcext:value-type="float">
            <text:p>106917</text:p>
          </table:table-cell>
          <table:table-cell table:formula="of:=[original.O115]" office:value-type="float" office:value="591584" calcext:value-type="float">
            <text:p>591584</text:p>
          </table:table-cell>
          <table:table-cell table:formula="of:=['patched-standard'.AB115]" office:value-type="float" office:value="120448" calcext:value-type="float">
            <text:p>120448</text:p>
          </table:table-cell>
          <table:table-cell table:formula="of:=['patched-standard'.AC115]" office:value-type="float" office:value="99352" calcext:value-type="float">
            <text:p>99352</text:p>
          </table:table-cell>
          <table:table-cell table:formula="of:=['patched-standard'.O115]" office:value-type="float" office:value="245204" calcext:value-type="float">
            <text:p>245204</text:p>
          </table:table-cell>
          <table:table-cell table:formula="of:=['patched-aggressive'.AB115]" office:value-type="float" office:value="112368" calcext:value-type="float">
            <text:p>112368</text:p>
          </table:table-cell>
          <table:table-cell table:formula="of:=['patched-aggressive'.AC115]" office:value-type="float" office:value="109670" calcext:value-type="float">
            <text:p>109670</text:p>
          </table:table-cell>
          <table:table-cell table:formula="of:=['patched-aggressive'.O115]" office:value-type="float" office:value="235108" calcext:value-type="float">
            <text:p>235108</text:p>
          </table:table-cell>
        </table:table-row>
        <table:table-row table:style-name="ro1">
          <table:table-cell table:formula="of:=[original.AB116]" office:value-type="float" office:value="466316" calcext:value-type="float">
            <text:p>466316</text:p>
          </table:table-cell>
          <table:table-cell table:formula="of:=[original.AC116]" office:value-type="float" office:value="323117" calcext:value-type="float">
            <text:p>323117</text:p>
          </table:table-cell>
          <table:table-cell table:formula="of:=[original.O116]" office:value-type="float" office:value="601328" calcext:value-type="float">
            <text:p>601328</text:p>
          </table:table-cell>
          <table:table-cell table:formula="of:=['patched-standard'.AB116]" office:value-type="float" office:value="308224" calcext:value-type="float">
            <text:p>308224</text:p>
          </table:table-cell>
          <table:table-cell table:formula="of:=['patched-standard'.AC116]" office:value-type="float" office:value="292978" calcext:value-type="float">
            <text:p>292978</text:p>
          </table:table-cell>
          <table:table-cell table:formula="of:=['patched-standard'.O116]" office:value-type="float" office:value="426184" calcext:value-type="float">
            <text:p>426184</text:p>
          </table:table-cell>
          <table:table-cell table:formula="of:=['patched-aggressive'.AB116]" office:value-type="float" office:value="318752" calcext:value-type="float">
            <text:p>318752</text:p>
          </table:table-cell>
          <table:table-cell table:formula="of:=['patched-aggressive'.AC116]" office:value-type="float" office:value="314185" calcext:value-type="float">
            <text:p>314185</text:p>
          </table:table-cell>
          <table:table-cell table:formula="of:=['patched-aggressive'.O116]" office:value-type="float" office:value="505364" calcext:value-type="float">
            <text:p>505364</text:p>
          </table:table-cell>
        </table:table-row>
        <table:table-row table:style-name="ro1">
          <table:table-cell table:formula="of:=[original.AB117]" office:value-type="float" office:value="541964" calcext:value-type="float">
            <text:p>541964</text:p>
          </table:table-cell>
          <table:table-cell table:formula="of:=[original.AC117]" office:value-type="float" office:value="510735" calcext:value-type="float">
            <text:p>510735</text:p>
          </table:table-cell>
          <table:table-cell table:formula="of:=[original.O117]" office:value-type="float" office:value="717952" calcext:value-type="float">
            <text:p>717952</text:p>
          </table:table-cell>
          <table:table-cell table:formula="of:=['patched-standard'.AB117]" office:value-type="float" office:value="509952" calcext:value-type="float">
            <text:p>509952</text:p>
          </table:table-cell>
          <table:table-cell table:formula="of:=['patched-standard'.AC117]" office:value-type="float" office:value="484918" calcext:value-type="float">
            <text:p>484918</text:p>
          </table:table-cell>
          <table:table-cell table:formula="of:=['patched-standard'.O117]" office:value-type="float" office:value="650252" calcext:value-type="float">
            <text:p>650252</text:p>
          </table:table-cell>
          <table:table-cell table:formula="of:=['patched-aggressive'.AB117]" office:value-type="float" office:value="499136" calcext:value-type="float">
            <text:p>499136</text:p>
          </table:table-cell>
          <table:table-cell table:formula="of:=['patched-aggressive'.AC117]" office:value-type="float" office:value="492113" calcext:value-type="float">
            <text:p>492113</text:p>
          </table:table-cell>
          <table:table-cell table:formula="of:=['patched-aggressive'.O117]" office:value-type="float" office:value="642996" calcext:value-type="float">
            <text:p>642996</text:p>
          </table:table-cell>
        </table:table-row>
        <table:table-row table:style-name="ro1">
          <table:table-cell table:formula="of:=[original.AB118]" office:value-type="float" office:value="563980" calcext:value-type="float">
            <text:p>563980</text:p>
          </table:table-cell>
          <table:table-cell table:formula="of:=[original.AC118]" office:value-type="float" office:value="531578" calcext:value-type="float">
            <text:p>531578</text:p>
          </table:table-cell>
          <table:table-cell table:formula="of:=[original.O118]" office:value-type="float" office:value="728732" calcext:value-type="float">
            <text:p>728732</text:p>
          </table:table-cell>
          <table:table-cell table:formula="of:=['patched-standard'.AB118]" office:value-type="float" office:value="557760" calcext:value-type="float">
            <text:p>557760</text:p>
          </table:table-cell>
          <table:table-cell table:formula="of:=['patched-standard'.AC118]" office:value-type="float" office:value="530885" calcext:value-type="float">
            <text:p>530885</text:p>
          </table:table-cell>
          <table:table-cell table:formula="of:=['patched-standard'.O118]" office:value-type="float" office:value="689224" calcext:value-type="float">
            <text:p>689224</text:p>
          </table:table-cell>
          <table:table-cell table:formula="of:=['patched-aggressive'.AB118]" office:value-type="float" office:value="538336" calcext:value-type="float">
            <text:p>538336</text:p>
          </table:table-cell>
          <table:table-cell table:formula="of:=['patched-aggressive'.AC118]" office:value-type="float" office:value="530882" calcext:value-type="float">
            <text:p>530882</text:p>
          </table:table-cell>
          <table:table-cell table:formula="of:=['patched-aggressive'.O118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19]" office:value-type="float" office:value="563980" calcext:value-type="float">
            <text:p>563980</text:p>
          </table:table-cell>
          <table:table-cell table:formula="of:=[original.AC119]" office:value-type="float" office:value="531578" calcext:value-type="float">
            <text:p>531578</text:p>
          </table:table-cell>
          <table:table-cell table:formula="of:=[original.O119]" office:value-type="float" office:value="728732" calcext:value-type="float">
            <text:p>728732</text:p>
          </table:table-cell>
          <table:table-cell table:formula="of:=['patched-standard'.AB119]" office:value-type="float" office:value="557760" calcext:value-type="float">
            <text:p>557760</text:p>
          </table:table-cell>
          <table:table-cell table:formula="of:=['patched-standard'.AC119]" office:value-type="float" office:value="530885" calcext:value-type="float">
            <text:p>530885</text:p>
          </table:table-cell>
          <table:table-cell table:formula="of:=['patched-standard'.O119]" office:value-type="float" office:value="689224" calcext:value-type="float">
            <text:p>689224</text:p>
          </table:table-cell>
          <table:table-cell table:formula="of:=['patched-aggressive'.AB119]" office:value-type="float" office:value="538336" calcext:value-type="float">
            <text:p>538336</text:p>
          </table:table-cell>
          <table:table-cell table:formula="of:=['patched-aggressive'.AC119]" office:value-type="float" office:value="530882" calcext:value-type="float">
            <text:p>530882</text:p>
          </table:table-cell>
          <table:table-cell table:formula="of:=['patched-aggressive'.O119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0]" office:value-type="float" office:value="563980" calcext:value-type="float">
            <text:p>563980</text:p>
          </table:table-cell>
          <table:table-cell table:formula="of:=[original.AC120]" office:value-type="float" office:value="531578" calcext:value-type="float">
            <text:p>531578</text:p>
          </table:table-cell>
          <table:table-cell table:formula="of:=[original.O120]" office:value-type="float" office:value="728732" calcext:value-type="float">
            <text:p>728732</text:p>
          </table:table-cell>
          <table:table-cell table:formula="of:=['patched-standard'.AB120]" office:value-type="float" office:value="557760" calcext:value-type="float">
            <text:p>557760</text:p>
          </table:table-cell>
          <table:table-cell table:formula="of:=['patched-standard'.AC120]" office:value-type="float" office:value="530885" calcext:value-type="float">
            <text:p>530885</text:p>
          </table:table-cell>
          <table:table-cell table:formula="of:=['patched-standard'.O120]" office:value-type="float" office:value="689224" calcext:value-type="float">
            <text:p>689224</text:p>
          </table:table-cell>
          <table:table-cell table:formula="of:=['patched-aggressive'.AB120]" office:value-type="float" office:value="538336" calcext:value-type="float">
            <text:p>538336</text:p>
          </table:table-cell>
          <table:table-cell table:formula="of:=['patched-aggressive'.AC120]" office:value-type="float" office:value="530882" calcext:value-type="float">
            <text:p>530882</text:p>
          </table:table-cell>
          <table:table-cell table:formula="of:=['patched-aggressive'.O120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1]" office:value-type="float" office:value="563980" calcext:value-type="float">
            <text:p>563980</text:p>
          </table:table-cell>
          <table:table-cell table:formula="of:=[original.AC121]" office:value-type="float" office:value="531578" calcext:value-type="float">
            <text:p>531578</text:p>
          </table:table-cell>
          <table:table-cell table:formula="of:=[original.O121]" office:value-type="float" office:value="728732" calcext:value-type="float">
            <text:p>728732</text:p>
          </table:table-cell>
          <table:table-cell table:formula="of:=['patched-standard'.AB121]" office:value-type="float" office:value="557760" calcext:value-type="float">
            <text:p>557760</text:p>
          </table:table-cell>
          <table:table-cell table:formula="of:=['patched-standard'.AC121]" office:value-type="float" office:value="530885" calcext:value-type="float">
            <text:p>530885</text:p>
          </table:table-cell>
          <table:table-cell table:formula="of:=['patched-standard'.O121]" office:value-type="float" office:value="689224" calcext:value-type="float">
            <text:p>689224</text:p>
          </table:table-cell>
          <table:table-cell table:formula="of:=['patched-aggressive'.AB121]" office:value-type="float" office:value="538336" calcext:value-type="float">
            <text:p>538336</text:p>
          </table:table-cell>
          <table:table-cell table:formula="of:=['patched-aggressive'.AC121]" office:value-type="float" office:value="530882" calcext:value-type="float">
            <text:p>530882</text:p>
          </table:table-cell>
          <table:table-cell table:formula="of:=['patched-aggressive'.O121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2]" office:value-type="float" office:value="563980" calcext:value-type="float">
            <text:p>563980</text:p>
          </table:table-cell>
          <table:table-cell table:formula="of:=[original.AC122]" office:value-type="float" office:value="531578" calcext:value-type="float">
            <text:p>531578</text:p>
          </table:table-cell>
          <table:table-cell table:formula="of:=[original.O122]" office:value-type="float" office:value="728732" calcext:value-type="float">
            <text:p>728732</text:p>
          </table:table-cell>
          <table:table-cell table:formula="of:=['patched-standard'.AB122]" office:value-type="float" office:value="557760" calcext:value-type="float">
            <text:p>557760</text:p>
          </table:table-cell>
          <table:table-cell table:formula="of:=['patched-standard'.AC122]" office:value-type="float" office:value="530885" calcext:value-type="float">
            <text:p>530885</text:p>
          </table:table-cell>
          <table:table-cell table:formula="of:=['patched-standard'.O122]" office:value-type="float" office:value="689224" calcext:value-type="float">
            <text:p>689224</text:p>
          </table:table-cell>
          <table:table-cell table:formula="of:=['patched-aggressive'.AB122]" office:value-type="float" office:value="538336" calcext:value-type="float">
            <text:p>538336</text:p>
          </table:table-cell>
          <table:table-cell table:formula="of:=['patched-aggressive'.AC122]" office:value-type="float" office:value="530882" calcext:value-type="float">
            <text:p>530882</text:p>
          </table:table-cell>
          <table:table-cell table:formula="of:=['patched-aggressive'.O122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3]" office:value-type="float" office:value="563980" calcext:value-type="float">
            <text:p>563980</text:p>
          </table:table-cell>
          <table:table-cell table:formula="of:=[original.AC123]" office:value-type="float" office:value="531578" calcext:value-type="float">
            <text:p>531578</text:p>
          </table:table-cell>
          <table:table-cell table:formula="of:=[original.O123]" office:value-type="float" office:value="728732" calcext:value-type="float">
            <text:p>728732</text:p>
          </table:table-cell>
          <table:table-cell table:formula="of:=['patched-standard'.AB123]" office:value-type="float" office:value="557760" calcext:value-type="float">
            <text:p>557760</text:p>
          </table:table-cell>
          <table:table-cell table:formula="of:=['patched-standard'.AC123]" office:value-type="float" office:value="530885" calcext:value-type="float">
            <text:p>530885</text:p>
          </table:table-cell>
          <table:table-cell table:formula="of:=['patched-standard'.O123]" office:value-type="float" office:value="689224" calcext:value-type="float">
            <text:p>689224</text:p>
          </table:table-cell>
          <table:table-cell table:formula="of:=['patched-aggressive'.AB123]" office:value-type="float" office:value="538336" calcext:value-type="float">
            <text:p>538336</text:p>
          </table:table-cell>
          <table:table-cell table:formula="of:=['patched-aggressive'.AC123]" office:value-type="float" office:value="530882" calcext:value-type="float">
            <text:p>530882</text:p>
          </table:table-cell>
          <table:table-cell table:formula="of:=['patched-aggressive'.O123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4]" office:value-type="float" office:value="563980" calcext:value-type="float">
            <text:p>563980</text:p>
          </table:table-cell>
          <table:table-cell table:formula="of:=[original.AC124]" office:value-type="float" office:value="531578" calcext:value-type="float">
            <text:p>531578</text:p>
          </table:table-cell>
          <table:table-cell table:formula="of:=[original.O124]" office:value-type="float" office:value="728732" calcext:value-type="float">
            <text:p>728732</text:p>
          </table:table-cell>
          <table:table-cell table:formula="of:=['patched-standard'.AB124]" office:value-type="float" office:value="557760" calcext:value-type="float">
            <text:p>557760</text:p>
          </table:table-cell>
          <table:table-cell table:formula="of:=['patched-standard'.AC124]" office:value-type="float" office:value="530885" calcext:value-type="float">
            <text:p>530885</text:p>
          </table:table-cell>
          <table:table-cell table:formula="of:=['patched-standard'.O124]" office:value-type="float" office:value="689224" calcext:value-type="float">
            <text:p>689224</text:p>
          </table:table-cell>
          <table:table-cell table:formula="of:=['patched-aggressive'.AB124]" office:value-type="float" office:value="538336" calcext:value-type="float">
            <text:p>538336</text:p>
          </table:table-cell>
          <table:table-cell table:formula="of:=['patched-aggressive'.AC124]" office:value-type="float" office:value="530882" calcext:value-type="float">
            <text:p>530882</text:p>
          </table:table-cell>
          <table:table-cell table:formula="of:=['patched-aggressive'.O124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5]" office:value-type="float" office:value="563980" calcext:value-type="float">
            <text:p>563980</text:p>
          </table:table-cell>
          <table:table-cell table:formula="of:=[original.AC125]" office:value-type="float" office:value="531578" calcext:value-type="float">
            <text:p>531578</text:p>
          </table:table-cell>
          <table:table-cell table:formula="of:=[original.O125]" office:value-type="float" office:value="728732" calcext:value-type="float">
            <text:p>728732</text:p>
          </table:table-cell>
          <table:table-cell table:formula="of:=['patched-standard'.AB125]" office:value-type="float" office:value="557760" calcext:value-type="float">
            <text:p>557760</text:p>
          </table:table-cell>
          <table:table-cell table:formula="of:=['patched-standard'.AC125]" office:value-type="float" office:value="530885" calcext:value-type="float">
            <text:p>530885</text:p>
          </table:table-cell>
          <table:table-cell table:formula="of:=['patched-standard'.O125]" office:value-type="float" office:value="689224" calcext:value-type="float">
            <text:p>689224</text:p>
          </table:table-cell>
          <table:table-cell table:formula="of:=['patched-aggressive'.AB125]" office:value-type="float" office:value="538336" calcext:value-type="float">
            <text:p>538336</text:p>
          </table:table-cell>
          <table:table-cell table:formula="of:=['patched-aggressive'.AC125]" office:value-type="float" office:value="530882" calcext:value-type="float">
            <text:p>530882</text:p>
          </table:table-cell>
          <table:table-cell table:formula="of:=['patched-aggressive'.O125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6]" office:value-type="float" office:value="563980" calcext:value-type="float">
            <text:p>563980</text:p>
          </table:table-cell>
          <table:table-cell table:formula="of:=[original.AC126]" office:value-type="float" office:value="531578" calcext:value-type="float">
            <text:p>531578</text:p>
          </table:table-cell>
          <table:table-cell table:formula="of:=[original.O126]" office:value-type="float" office:value="728732" calcext:value-type="float">
            <text:p>728732</text:p>
          </table:table-cell>
          <table:table-cell table:formula="of:=['patched-standard'.AB126]" office:value-type="float" office:value="557760" calcext:value-type="float">
            <text:p>557760</text:p>
          </table:table-cell>
          <table:table-cell table:formula="of:=['patched-standard'.AC126]" office:value-type="float" office:value="530885" calcext:value-type="float">
            <text:p>530885</text:p>
          </table:table-cell>
          <table:table-cell table:formula="of:=['patched-standard'.O126]" office:value-type="float" office:value="689224" calcext:value-type="float">
            <text:p>689224</text:p>
          </table:table-cell>
          <table:table-cell table:formula="of:=['patched-aggressive'.AB126]" office:value-type="float" office:value="538336" calcext:value-type="float">
            <text:p>538336</text:p>
          </table:table-cell>
          <table:table-cell table:formula="of:=['patched-aggressive'.AC126]" office:value-type="float" office:value="530882" calcext:value-type="float">
            <text:p>530882</text:p>
          </table:table-cell>
          <table:table-cell table:formula="of:=['patched-aggressive'.O126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7]" office:value-type="float" office:value="563980" calcext:value-type="float">
            <text:p>563980</text:p>
          </table:table-cell>
          <table:table-cell table:formula="of:=[original.AC127]" office:value-type="float" office:value="531578" calcext:value-type="float">
            <text:p>531578</text:p>
          </table:table-cell>
          <table:table-cell table:formula="of:=[original.O127]" office:value-type="float" office:value="728732" calcext:value-type="float">
            <text:p>728732</text:p>
          </table:table-cell>
          <table:table-cell table:formula="of:=['patched-standard'.AB127]" office:value-type="float" office:value="557760" calcext:value-type="float">
            <text:p>557760</text:p>
          </table:table-cell>
          <table:table-cell table:formula="of:=['patched-standard'.AC127]" office:value-type="float" office:value="530885" calcext:value-type="float">
            <text:p>530885</text:p>
          </table:table-cell>
          <table:table-cell table:formula="of:=['patched-standard'.O127]" office:value-type="float" office:value="689224" calcext:value-type="float">
            <text:p>689224</text:p>
          </table:table-cell>
          <table:table-cell table:formula="of:=['patched-aggressive'.AB127]" office:value-type="float" office:value="538336" calcext:value-type="float">
            <text:p>538336</text:p>
          </table:table-cell>
          <table:table-cell table:formula="of:=['patched-aggressive'.AC127]" office:value-type="float" office:value="530882" calcext:value-type="float">
            <text:p>530882</text:p>
          </table:table-cell>
          <table:table-cell table:formula="of:=['patched-aggressive'.O127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8]" office:value-type="float" office:value="563980" calcext:value-type="float">
            <text:p>563980</text:p>
          </table:table-cell>
          <table:table-cell table:formula="of:=[original.AC128]" office:value-type="float" office:value="531578" calcext:value-type="float">
            <text:p>531578</text:p>
          </table:table-cell>
          <table:table-cell table:formula="of:=[original.O128]" office:value-type="float" office:value="728732" calcext:value-type="float">
            <text:p>728732</text:p>
          </table:table-cell>
          <table:table-cell table:formula="of:=['patched-standard'.AB128]" office:value-type="float" office:value="557760" calcext:value-type="float">
            <text:p>557760</text:p>
          </table:table-cell>
          <table:table-cell table:formula="of:=['patched-standard'.AC128]" office:value-type="float" office:value="530885" calcext:value-type="float">
            <text:p>530885</text:p>
          </table:table-cell>
          <table:table-cell table:formula="of:=['patched-standard'.O128]" office:value-type="float" office:value="689224" calcext:value-type="float">
            <text:p>689224</text:p>
          </table:table-cell>
          <table:table-cell table:formula="of:=['patched-aggressive'.AB128]" office:value-type="float" office:value="538336" calcext:value-type="float">
            <text:p>538336</text:p>
          </table:table-cell>
          <table:table-cell table:formula="of:=['patched-aggressive'.AC128]" office:value-type="float" office:value="530882" calcext:value-type="float">
            <text:p>530882</text:p>
          </table:table-cell>
          <table:table-cell table:formula="of:=['patched-aggressive'.O128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29]" office:value-type="float" office:value="563980" calcext:value-type="float">
            <text:p>563980</text:p>
          </table:table-cell>
          <table:table-cell table:formula="of:=[original.AC129]" office:value-type="float" office:value="531578" calcext:value-type="float">
            <text:p>531578</text:p>
          </table:table-cell>
          <table:table-cell table:formula="of:=[original.O129]" office:value-type="float" office:value="728732" calcext:value-type="float">
            <text:p>728732</text:p>
          </table:table-cell>
          <table:table-cell table:formula="of:=['patched-standard'.AB129]" office:value-type="float" office:value="557760" calcext:value-type="float">
            <text:p>557760</text:p>
          </table:table-cell>
          <table:table-cell table:formula="of:=['patched-standard'.AC129]" office:value-type="float" office:value="530885" calcext:value-type="float">
            <text:p>530885</text:p>
          </table:table-cell>
          <table:table-cell table:formula="of:=['patched-standard'.O129]" office:value-type="float" office:value="689224" calcext:value-type="float">
            <text:p>689224</text:p>
          </table:table-cell>
          <table:table-cell table:formula="of:=['patched-aggressive'.AB129]" office:value-type="float" office:value="538336" calcext:value-type="float">
            <text:p>538336</text:p>
          </table:table-cell>
          <table:table-cell table:formula="of:=['patched-aggressive'.AC129]" office:value-type="float" office:value="530882" calcext:value-type="float">
            <text:p>530882</text:p>
          </table:table-cell>
          <table:table-cell table:formula="of:=['patched-aggressive'.O129]" office:value-type="float" office:value="681964" calcext:value-type="float">
            <text:p>681964</text:p>
          </table:table-cell>
        </table:table-row>
        <table:table-row table:style-name="ro1">
          <table:table-cell table:formula="of:=[original.AB130]" office:value-type="float" office:value="563980" calcext:value-type="float">
            <text:p>563980</text:p>
          </table:table-cell>
          <table:table-cell table:formula="of:=[original.AC130]" office:value-type="float" office:value="445165" calcext:value-type="float">
            <text:p>445165</text:p>
          </table:table-cell>
          <table:table-cell table:formula="of:=[original.O130]" office:value-type="float" office:value="721416" calcext:value-type="float">
            <text:p>721416</text:p>
          </table:table-cell>
          <table:table-cell table:formula="of:=['patched-standard'.AB130]" office:value-type="float" office:value="477184" calcext:value-type="float">
            <text:p>477184</text:p>
          </table:table-cell>
          <table:table-cell table:formula="of:=['patched-standard'.AC130]" office:value-type="float" office:value="444608" calcext:value-type="float">
            <text:p>444608</text:p>
          </table:table-cell>
          <table:table-cell table:formula="of:=['patched-standard'.O130]" office:value-type="float" office:value="605960" calcext:value-type="float">
            <text:p>605960</text:p>
          </table:table-cell>
          <table:table-cell table:formula="of:=['patched-aggressive'.AB130]" office:value-type="float" office:value="451968" calcext:value-type="float">
            <text:p>451968</text:p>
          </table:table-cell>
          <table:table-cell table:formula="of:=['patched-aggressive'.AC130]" office:value-type="float" office:value="444568" calcext:value-type="float">
            <text:p>444568</text:p>
          </table:table-cell>
          <table:table-cell table:formula="of:=['patched-aggressive'.O130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1]" office:value-type="float" office:value="563980" calcext:value-type="float">
            <text:p>563980</text:p>
          </table:table-cell>
          <table:table-cell table:formula="of:=[original.AC131]" office:value-type="float" office:value="445165" calcext:value-type="float">
            <text:p>445165</text:p>
          </table:table-cell>
          <table:table-cell table:formula="of:=[original.O131]" office:value-type="float" office:value="721416" calcext:value-type="float">
            <text:p>721416</text:p>
          </table:table-cell>
          <table:table-cell table:formula="of:=['patched-standard'.AB131]" office:value-type="float" office:value="477184" calcext:value-type="float">
            <text:p>477184</text:p>
          </table:table-cell>
          <table:table-cell table:formula="of:=['patched-standard'.AC131]" office:value-type="float" office:value="444608" calcext:value-type="float">
            <text:p>444608</text:p>
          </table:table-cell>
          <table:table-cell table:formula="of:=['patched-standard'.O131]" office:value-type="float" office:value="605960" calcext:value-type="float">
            <text:p>605960</text:p>
          </table:table-cell>
          <table:table-cell table:formula="of:=['patched-aggressive'.AB131]" office:value-type="float" office:value="451968" calcext:value-type="float">
            <text:p>451968</text:p>
          </table:table-cell>
          <table:table-cell table:formula="of:=['patched-aggressive'.AC131]" office:value-type="float" office:value="444568" calcext:value-type="float">
            <text:p>444568</text:p>
          </table:table-cell>
          <table:table-cell table:formula="of:=['patched-aggressive'.O131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2]" office:value-type="float" office:value="563980" calcext:value-type="float">
            <text:p>563980</text:p>
          </table:table-cell>
          <table:table-cell table:formula="of:=[original.AC132]" office:value-type="float" office:value="445165" calcext:value-type="float">
            <text:p>445165</text:p>
          </table:table-cell>
          <table:table-cell table:formula="of:=[original.O132]" office:value-type="float" office:value="721416" calcext:value-type="float">
            <text:p>721416</text:p>
          </table:table-cell>
          <table:table-cell table:formula="of:=['patched-standard'.AB132]" office:value-type="float" office:value="477184" calcext:value-type="float">
            <text:p>477184</text:p>
          </table:table-cell>
          <table:table-cell table:formula="of:=['patched-standard'.AC132]" office:value-type="float" office:value="444608" calcext:value-type="float">
            <text:p>444608</text:p>
          </table:table-cell>
          <table:table-cell table:formula="of:=['patched-standard'.O132]" office:value-type="float" office:value="605960" calcext:value-type="float">
            <text:p>605960</text:p>
          </table:table-cell>
          <table:table-cell table:formula="of:=['patched-aggressive'.AB132]" office:value-type="float" office:value="451968" calcext:value-type="float">
            <text:p>451968</text:p>
          </table:table-cell>
          <table:table-cell table:formula="of:=['patched-aggressive'.AC132]" office:value-type="float" office:value="444568" calcext:value-type="float">
            <text:p>444568</text:p>
          </table:table-cell>
          <table:table-cell table:formula="of:=['patched-aggressive'.O132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3]" office:value-type="float" office:value="563980" calcext:value-type="float">
            <text:p>563980</text:p>
          </table:table-cell>
          <table:table-cell table:formula="of:=[original.AC133]" office:value-type="float" office:value="445165" calcext:value-type="float">
            <text:p>445165</text:p>
          </table:table-cell>
          <table:table-cell table:formula="of:=[original.O133]" office:value-type="float" office:value="721416" calcext:value-type="float">
            <text:p>721416</text:p>
          </table:table-cell>
          <table:table-cell table:formula="of:=['patched-standard'.AB133]" office:value-type="float" office:value="477184" calcext:value-type="float">
            <text:p>477184</text:p>
          </table:table-cell>
          <table:table-cell table:formula="of:=['patched-standard'.AC133]" office:value-type="float" office:value="444608" calcext:value-type="float">
            <text:p>444608</text:p>
          </table:table-cell>
          <table:table-cell table:formula="of:=['patched-standard'.O133]" office:value-type="float" office:value="605960" calcext:value-type="float">
            <text:p>605960</text:p>
          </table:table-cell>
          <table:table-cell table:formula="of:=['patched-aggressive'.AB133]" office:value-type="float" office:value="451968" calcext:value-type="float">
            <text:p>451968</text:p>
          </table:table-cell>
          <table:table-cell table:formula="of:=['patched-aggressive'.AC133]" office:value-type="float" office:value="444568" calcext:value-type="float">
            <text:p>444568</text:p>
          </table:table-cell>
          <table:table-cell table:formula="of:=['patched-aggressive'.O133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4]" office:value-type="float" office:value="563980" calcext:value-type="float">
            <text:p>563980</text:p>
          </table:table-cell>
          <table:table-cell table:formula="of:=[original.AC134]" office:value-type="float" office:value="445165" calcext:value-type="float">
            <text:p>445165</text:p>
          </table:table-cell>
          <table:table-cell table:formula="of:=[original.O134]" office:value-type="float" office:value="721416" calcext:value-type="float">
            <text:p>721416</text:p>
          </table:table-cell>
          <table:table-cell table:formula="of:=['patched-standard'.AB134]" office:value-type="float" office:value="477184" calcext:value-type="float">
            <text:p>477184</text:p>
          </table:table-cell>
          <table:table-cell table:formula="of:=['patched-standard'.AC134]" office:value-type="float" office:value="444608" calcext:value-type="float">
            <text:p>444608</text:p>
          </table:table-cell>
          <table:table-cell table:formula="of:=['patched-standard'.O134]" office:value-type="float" office:value="605960" calcext:value-type="float">
            <text:p>605960</text:p>
          </table:table-cell>
          <table:table-cell table:formula="of:=['patched-aggressive'.AB134]" office:value-type="float" office:value="451968" calcext:value-type="float">
            <text:p>451968</text:p>
          </table:table-cell>
          <table:table-cell table:formula="of:=['patched-aggressive'.AC134]" office:value-type="float" office:value="444568" calcext:value-type="float">
            <text:p>444568</text:p>
          </table:table-cell>
          <table:table-cell table:formula="of:=['patched-aggressive'.O134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5]" office:value-type="float" office:value="563980" calcext:value-type="float">
            <text:p>563980</text:p>
          </table:table-cell>
          <table:table-cell table:formula="of:=[original.AC135]" office:value-type="float" office:value="445165" calcext:value-type="float">
            <text:p>445165</text:p>
          </table:table-cell>
          <table:table-cell table:formula="of:=[original.O135]" office:value-type="float" office:value="721416" calcext:value-type="float">
            <text:p>721416</text:p>
          </table:table-cell>
          <table:table-cell table:formula="of:=['patched-standard'.AB135]" office:value-type="float" office:value="477184" calcext:value-type="float">
            <text:p>477184</text:p>
          </table:table-cell>
          <table:table-cell table:formula="of:=['patched-standard'.AC135]" office:value-type="float" office:value="444608" calcext:value-type="float">
            <text:p>444608</text:p>
          </table:table-cell>
          <table:table-cell table:formula="of:=['patched-standard'.O135]" office:value-type="float" office:value="605960" calcext:value-type="float">
            <text:p>605960</text:p>
          </table:table-cell>
          <table:table-cell table:formula="of:=['patched-aggressive'.AB135]" office:value-type="float" office:value="451968" calcext:value-type="float">
            <text:p>451968</text:p>
          </table:table-cell>
          <table:table-cell table:formula="of:=['patched-aggressive'.AC135]" office:value-type="float" office:value="444568" calcext:value-type="float">
            <text:p>444568</text:p>
          </table:table-cell>
          <table:table-cell table:formula="of:=['patched-aggressive'.O135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6]" office:value-type="float" office:value="563980" calcext:value-type="float">
            <text:p>563980</text:p>
          </table:table-cell>
          <table:table-cell table:formula="of:=[original.AC136]" office:value-type="float" office:value="445165" calcext:value-type="float">
            <text:p>445165</text:p>
          </table:table-cell>
          <table:table-cell table:formula="of:=[original.O136]" office:value-type="float" office:value="721416" calcext:value-type="float">
            <text:p>721416</text:p>
          </table:table-cell>
          <table:table-cell table:formula="of:=['patched-standard'.AB136]" office:value-type="float" office:value="477184" calcext:value-type="float">
            <text:p>477184</text:p>
          </table:table-cell>
          <table:table-cell table:formula="of:=['patched-standard'.AC136]" office:value-type="float" office:value="444608" calcext:value-type="float">
            <text:p>444608</text:p>
          </table:table-cell>
          <table:table-cell table:formula="of:=['patched-standard'.O136]" office:value-type="float" office:value="605960" calcext:value-type="float">
            <text:p>605960</text:p>
          </table:table-cell>
          <table:table-cell table:formula="of:=['patched-aggressive'.AB136]" office:value-type="float" office:value="451968" calcext:value-type="float">
            <text:p>451968</text:p>
          </table:table-cell>
          <table:table-cell table:formula="of:=['patched-aggressive'.AC136]" office:value-type="float" office:value="444568" calcext:value-type="float">
            <text:p>444568</text:p>
          </table:table-cell>
          <table:table-cell table:formula="of:=['patched-aggressive'.O136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7]" office:value-type="float" office:value="563980" calcext:value-type="float">
            <text:p>563980</text:p>
          </table:table-cell>
          <table:table-cell table:formula="of:=[original.AC137]" office:value-type="float" office:value="445165" calcext:value-type="float">
            <text:p>445165</text:p>
          </table:table-cell>
          <table:table-cell table:formula="of:=[original.O137]" office:value-type="float" office:value="721416" calcext:value-type="float">
            <text:p>721416</text:p>
          </table:table-cell>
          <table:table-cell table:formula="of:=['patched-standard'.AB137]" office:value-type="float" office:value="477184" calcext:value-type="float">
            <text:p>477184</text:p>
          </table:table-cell>
          <table:table-cell table:formula="of:=['patched-standard'.AC137]" office:value-type="float" office:value="444608" calcext:value-type="float">
            <text:p>444608</text:p>
          </table:table-cell>
          <table:table-cell table:formula="of:=['patched-standard'.O137]" office:value-type="float" office:value="605960" calcext:value-type="float">
            <text:p>605960</text:p>
          </table:table-cell>
          <table:table-cell table:formula="of:=['patched-aggressive'.AB137]" office:value-type="float" office:value="451968" calcext:value-type="float">
            <text:p>451968</text:p>
          </table:table-cell>
          <table:table-cell table:formula="of:=['patched-aggressive'.AC137]" office:value-type="float" office:value="444568" calcext:value-type="float">
            <text:p>444568</text:p>
          </table:table-cell>
          <table:table-cell table:formula="of:=['patched-aggressive'.O137]" office:value-type="float" office:value="593560" calcext:value-type="float">
            <text:p>593560</text:p>
          </table:table-cell>
        </table:table-row>
        <table:table-row table:style-name="ro1">
          <table:table-cell table:formula="of:=[original.AB138]" office:value-type="float" office:value="563980" calcext:value-type="float">
            <text:p>563980</text:p>
          </table:table-cell>
          <table:table-cell table:formula="of:=[original.AC138]" office:value-type="float" office:value="358752" calcext:value-type="float">
            <text:p>358752</text:p>
          </table:table-cell>
          <table:table-cell table:formula="of:=[original.O138]" office:value-type="float" office:value="714088" calcext:value-type="float">
            <text:p>714088</text:p>
          </table:table-cell>
          <table:table-cell table:formula="of:=['patched-standard'.AB138]" office:value-type="float" office:value="395072" calcext:value-type="float">
            <text:p>395072</text:p>
          </table:table-cell>
          <table:table-cell table:formula="of:=['patched-standard'.AC138]" office:value-type="float" office:value="358308" calcext:value-type="float">
            <text:p>358308</text:p>
          </table:table-cell>
          <table:table-cell table:formula="of:=['patched-standard'.O138]" office:value-type="float" office:value="523284" calcext:value-type="float">
            <text:p>523284</text:p>
          </table:table-cell>
          <table:table-cell table:formula="of:=['patched-aggressive'.AB138]" office:value-type="float" office:value="365136" calcext:value-type="float">
            <text:p>365136</text:p>
          </table:table-cell>
          <table:table-cell table:formula="of:=['patched-aggressive'.AC138]" office:value-type="float" office:value="358255" calcext:value-type="float">
            <text:p>358255</text:p>
          </table:table-cell>
          <table:table-cell table:formula="of:=['patched-aggressive'.O138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39]" office:value-type="float" office:value="563980" calcext:value-type="float">
            <text:p>563980</text:p>
          </table:table-cell>
          <table:table-cell table:formula="of:=[original.AC139]" office:value-type="float" office:value="358752" calcext:value-type="float">
            <text:p>358752</text:p>
          </table:table-cell>
          <table:table-cell table:formula="of:=[original.O139]" office:value-type="float" office:value="714088" calcext:value-type="float">
            <text:p>714088</text:p>
          </table:table-cell>
          <table:table-cell table:formula="of:=['patched-standard'.AB139]" office:value-type="float" office:value="395072" calcext:value-type="float">
            <text:p>395072</text:p>
          </table:table-cell>
          <table:table-cell table:formula="of:=['patched-standard'.AC139]" office:value-type="float" office:value="358308" calcext:value-type="float">
            <text:p>358308</text:p>
          </table:table-cell>
          <table:table-cell table:formula="of:=['patched-standard'.O139]" office:value-type="float" office:value="523284" calcext:value-type="float">
            <text:p>523284</text:p>
          </table:table-cell>
          <table:table-cell table:formula="of:=['patched-aggressive'.AB139]" office:value-type="float" office:value="365136" calcext:value-type="float">
            <text:p>365136</text:p>
          </table:table-cell>
          <table:table-cell table:formula="of:=['patched-aggressive'.AC139]" office:value-type="float" office:value="358255" calcext:value-type="float">
            <text:p>358255</text:p>
          </table:table-cell>
          <table:table-cell table:formula="of:=['patched-aggressive'.O139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0]" office:value-type="float" office:value="563980" calcext:value-type="float">
            <text:p>563980</text:p>
          </table:table-cell>
          <table:table-cell table:formula="of:=[original.AC140]" office:value-type="float" office:value="358752" calcext:value-type="float">
            <text:p>358752</text:p>
          </table:table-cell>
          <table:table-cell table:formula="of:=[original.O140]" office:value-type="float" office:value="714088" calcext:value-type="float">
            <text:p>714088</text:p>
          </table:table-cell>
          <table:table-cell table:formula="of:=['patched-standard'.AB140]" office:value-type="float" office:value="395072" calcext:value-type="float">
            <text:p>395072</text:p>
          </table:table-cell>
          <table:table-cell table:formula="of:=['patched-standard'.AC140]" office:value-type="float" office:value="358308" calcext:value-type="float">
            <text:p>358308</text:p>
          </table:table-cell>
          <table:table-cell table:formula="of:=['patched-standard'.O140]" office:value-type="float" office:value="523284" calcext:value-type="float">
            <text:p>523284</text:p>
          </table:table-cell>
          <table:table-cell table:formula="of:=['patched-aggressive'.AB140]" office:value-type="float" office:value="365136" calcext:value-type="float">
            <text:p>365136</text:p>
          </table:table-cell>
          <table:table-cell table:formula="of:=['patched-aggressive'.AC140]" office:value-type="float" office:value="358255" calcext:value-type="float">
            <text:p>358255</text:p>
          </table:table-cell>
          <table:table-cell table:formula="of:=['patched-aggressive'.O140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1]" office:value-type="float" office:value="563980" calcext:value-type="float">
            <text:p>563980</text:p>
          </table:table-cell>
          <table:table-cell table:formula="of:=[original.AC141]" office:value-type="float" office:value="358752" calcext:value-type="float">
            <text:p>358752</text:p>
          </table:table-cell>
          <table:table-cell table:formula="of:=[original.O141]" office:value-type="float" office:value="714088" calcext:value-type="float">
            <text:p>714088</text:p>
          </table:table-cell>
          <table:table-cell table:formula="of:=['patched-standard'.AB141]" office:value-type="float" office:value="395072" calcext:value-type="float">
            <text:p>395072</text:p>
          </table:table-cell>
          <table:table-cell table:formula="of:=['patched-standard'.AC141]" office:value-type="float" office:value="358308" calcext:value-type="float">
            <text:p>358308</text:p>
          </table:table-cell>
          <table:table-cell table:formula="of:=['patched-standard'.O141]" office:value-type="float" office:value="523284" calcext:value-type="float">
            <text:p>523284</text:p>
          </table:table-cell>
          <table:table-cell table:formula="of:=['patched-aggressive'.AB141]" office:value-type="float" office:value="365136" calcext:value-type="float">
            <text:p>365136</text:p>
          </table:table-cell>
          <table:table-cell table:formula="of:=['patched-aggressive'.AC141]" office:value-type="float" office:value="358255" calcext:value-type="float">
            <text:p>358255</text:p>
          </table:table-cell>
          <table:table-cell table:formula="of:=['patched-aggressive'.O141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2]" office:value-type="float" office:value="563980" calcext:value-type="float">
            <text:p>563980</text:p>
          </table:table-cell>
          <table:table-cell table:formula="of:=[original.AC142]" office:value-type="float" office:value="358752" calcext:value-type="float">
            <text:p>358752</text:p>
          </table:table-cell>
          <table:table-cell table:formula="of:=[original.O142]" office:value-type="float" office:value="714088" calcext:value-type="float">
            <text:p>714088</text:p>
          </table:table-cell>
          <table:table-cell table:formula="of:=['patched-standard'.AB142]" office:value-type="float" office:value="395072" calcext:value-type="float">
            <text:p>395072</text:p>
          </table:table-cell>
          <table:table-cell table:formula="of:=['patched-standard'.AC142]" office:value-type="float" office:value="358308" calcext:value-type="float">
            <text:p>358308</text:p>
          </table:table-cell>
          <table:table-cell table:formula="of:=['patched-standard'.O142]" office:value-type="float" office:value="523284" calcext:value-type="float">
            <text:p>523284</text:p>
          </table:table-cell>
          <table:table-cell table:formula="of:=['patched-aggressive'.AB142]" office:value-type="float" office:value="365136" calcext:value-type="float">
            <text:p>365136</text:p>
          </table:table-cell>
          <table:table-cell table:formula="of:=['patched-aggressive'.AC142]" office:value-type="float" office:value="358255" calcext:value-type="float">
            <text:p>358255</text:p>
          </table:table-cell>
          <table:table-cell table:formula="of:=['patched-aggressive'.O142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3]" office:value-type="float" office:value="563980" calcext:value-type="float">
            <text:p>563980</text:p>
          </table:table-cell>
          <table:table-cell table:formula="of:=[original.AC143]" office:value-type="float" office:value="358752" calcext:value-type="float">
            <text:p>358752</text:p>
          </table:table-cell>
          <table:table-cell table:formula="of:=[original.O143]" office:value-type="float" office:value="714088" calcext:value-type="float">
            <text:p>714088</text:p>
          </table:table-cell>
          <table:table-cell table:formula="of:=['patched-standard'.AB143]" office:value-type="float" office:value="395072" calcext:value-type="float">
            <text:p>395072</text:p>
          </table:table-cell>
          <table:table-cell table:formula="of:=['patched-standard'.AC143]" office:value-type="float" office:value="358308" calcext:value-type="float">
            <text:p>358308</text:p>
          </table:table-cell>
          <table:table-cell table:formula="of:=['patched-standard'.O143]" office:value-type="float" office:value="523284" calcext:value-type="float">
            <text:p>523284</text:p>
          </table:table-cell>
          <table:table-cell table:formula="of:=['patched-aggressive'.AB143]" office:value-type="float" office:value="365136" calcext:value-type="float">
            <text:p>365136</text:p>
          </table:table-cell>
          <table:table-cell table:formula="of:=['patched-aggressive'.AC143]" office:value-type="float" office:value="358255" calcext:value-type="float">
            <text:p>358255</text:p>
          </table:table-cell>
          <table:table-cell table:formula="of:=['patched-aggressive'.O143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4]" office:value-type="float" office:value="563980" calcext:value-type="float">
            <text:p>563980</text:p>
          </table:table-cell>
          <table:table-cell table:formula="of:=[original.AC144]" office:value-type="float" office:value="358752" calcext:value-type="float">
            <text:p>358752</text:p>
          </table:table-cell>
          <table:table-cell table:formula="of:=[original.O144]" office:value-type="float" office:value="714088" calcext:value-type="float">
            <text:p>714088</text:p>
          </table:table-cell>
          <table:table-cell table:formula="of:=['patched-standard'.AB144]" office:value-type="float" office:value="395072" calcext:value-type="float">
            <text:p>395072</text:p>
          </table:table-cell>
          <table:table-cell table:formula="of:=['patched-standard'.AC144]" office:value-type="float" office:value="358308" calcext:value-type="float">
            <text:p>358308</text:p>
          </table:table-cell>
          <table:table-cell table:formula="of:=['patched-standard'.O144]" office:value-type="float" office:value="523284" calcext:value-type="float">
            <text:p>523284</text:p>
          </table:table-cell>
          <table:table-cell table:formula="of:=['patched-aggressive'.AB144]" office:value-type="float" office:value="365136" calcext:value-type="float">
            <text:p>365136</text:p>
          </table:table-cell>
          <table:table-cell table:formula="of:=['patched-aggressive'.AC144]" office:value-type="float" office:value="358255" calcext:value-type="float">
            <text:p>358255</text:p>
          </table:table-cell>
          <table:table-cell table:formula="of:=['patched-aggressive'.O144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5]" office:value-type="float" office:value="563980" calcext:value-type="float">
            <text:p>563980</text:p>
          </table:table-cell>
          <table:table-cell table:formula="of:=[original.AC145]" office:value-type="float" office:value="358752" calcext:value-type="float">
            <text:p>358752</text:p>
          </table:table-cell>
          <table:table-cell table:formula="of:=[original.O145]" office:value-type="float" office:value="714088" calcext:value-type="float">
            <text:p>714088</text:p>
          </table:table-cell>
          <table:table-cell table:formula="of:=['patched-standard'.AB145]" office:value-type="float" office:value="395072" calcext:value-type="float">
            <text:p>395072</text:p>
          </table:table-cell>
          <table:table-cell table:formula="of:=['patched-standard'.AC145]" office:value-type="float" office:value="358308" calcext:value-type="float">
            <text:p>358308</text:p>
          </table:table-cell>
          <table:table-cell table:formula="of:=['patched-standard'.O145]" office:value-type="float" office:value="523284" calcext:value-type="float">
            <text:p>523284</text:p>
          </table:table-cell>
          <table:table-cell table:formula="of:=['patched-aggressive'.AB145]" office:value-type="float" office:value="365136" calcext:value-type="float">
            <text:p>365136</text:p>
          </table:table-cell>
          <table:table-cell table:formula="of:=['patched-aggressive'.AC145]" office:value-type="float" office:value="358255" calcext:value-type="float">
            <text:p>358255</text:p>
          </table:table-cell>
          <table:table-cell table:formula="of:=['patched-aggressive'.O145]" office:value-type="float" office:value="500144" calcext:value-type="float">
            <text:p>500144</text:p>
          </table:table-cell>
        </table:table-row>
        <table:table-row table:style-name="ro1">
          <table:table-cell table:formula="of:=[original.AB146]" office:value-type="float" office:value="563980" calcext:value-type="float">
            <text:p>563980</text:p>
          </table:table-cell>
          <table:table-cell table:formula="of:=[original.AC146]" office:value-type="float" office:value="272339" calcext:value-type="float">
            <text:p>272339</text:p>
          </table:table-cell>
          <table:table-cell table:formula="of:=[original.O146]" office:value-type="float" office:value="707824" calcext:value-type="float">
            <text:p>707824</text:p>
          </table:table-cell>
          <table:table-cell table:formula="of:=['patched-standard'.AB146]" office:value-type="float" office:value="310656" calcext:value-type="float">
            <text:p>310656</text:p>
          </table:table-cell>
          <table:table-cell table:formula="of:=['patched-standard'.AC146]" office:value-type="float" office:value="271990" calcext:value-type="float">
            <text:p>271990</text:p>
          </table:table-cell>
          <table:table-cell table:formula="of:=['patched-standard'.O146]" office:value-type="float" office:value="439144" calcext:value-type="float">
            <text:p>439144</text:p>
          </table:table-cell>
          <table:table-cell table:formula="of:=['patched-aggressive'.AB146]" office:value-type="float" office:value="278256" calcext:value-type="float">
            <text:p>278256</text:p>
          </table:table-cell>
          <table:table-cell table:formula="of:=['patched-aggressive'.AC146]" office:value-type="float" office:value="271948" calcext:value-type="float">
            <text:p>271948</text:p>
          </table:table-cell>
          <table:table-cell table:formula="of:=['patched-aggressive'.O146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47]" office:value-type="float" office:value="563980" calcext:value-type="float">
            <text:p>563980</text:p>
          </table:table-cell>
          <table:table-cell table:formula="of:=[original.AC147]" office:value-type="float" office:value="272339" calcext:value-type="float">
            <text:p>272339</text:p>
          </table:table-cell>
          <table:table-cell table:formula="of:=[original.O147]" office:value-type="float" office:value="707824" calcext:value-type="float">
            <text:p>707824</text:p>
          </table:table-cell>
          <table:table-cell table:formula="of:=['patched-standard'.AB147]" office:value-type="float" office:value="310656" calcext:value-type="float">
            <text:p>310656</text:p>
          </table:table-cell>
          <table:table-cell table:formula="of:=['patched-standard'.AC147]" office:value-type="float" office:value="271990" calcext:value-type="float">
            <text:p>271990</text:p>
          </table:table-cell>
          <table:table-cell table:formula="of:=['patched-standard'.O147]" office:value-type="float" office:value="439144" calcext:value-type="float">
            <text:p>439144</text:p>
          </table:table-cell>
          <table:table-cell table:formula="of:=['patched-aggressive'.AB147]" office:value-type="float" office:value="278256" calcext:value-type="float">
            <text:p>278256</text:p>
          </table:table-cell>
          <table:table-cell table:formula="of:=['patched-aggressive'.AC147]" office:value-type="float" office:value="271948" calcext:value-type="float">
            <text:p>271948</text:p>
          </table:table-cell>
          <table:table-cell table:formula="of:=['patched-aggressive'.O147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48]" office:value-type="float" office:value="563980" calcext:value-type="float">
            <text:p>563980</text:p>
          </table:table-cell>
          <table:table-cell table:formula="of:=[original.AC148]" office:value-type="float" office:value="272339" calcext:value-type="float">
            <text:p>272339</text:p>
          </table:table-cell>
          <table:table-cell table:formula="of:=[original.O148]" office:value-type="float" office:value="707824" calcext:value-type="float">
            <text:p>707824</text:p>
          </table:table-cell>
          <table:table-cell table:formula="of:=['patched-standard'.AB148]" office:value-type="float" office:value="310656" calcext:value-type="float">
            <text:p>310656</text:p>
          </table:table-cell>
          <table:table-cell table:formula="of:=['patched-standard'.AC148]" office:value-type="float" office:value="271990" calcext:value-type="float">
            <text:p>271990</text:p>
          </table:table-cell>
          <table:table-cell table:formula="of:=['patched-standard'.O148]" office:value-type="float" office:value="439144" calcext:value-type="float">
            <text:p>439144</text:p>
          </table:table-cell>
          <table:table-cell table:formula="of:=['patched-aggressive'.AB148]" office:value-type="float" office:value="278256" calcext:value-type="float">
            <text:p>278256</text:p>
          </table:table-cell>
          <table:table-cell table:formula="of:=['patched-aggressive'.AC148]" office:value-type="float" office:value="271948" calcext:value-type="float">
            <text:p>271948</text:p>
          </table:table-cell>
          <table:table-cell table:formula="of:=['patched-aggressive'.O148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49]" office:value-type="float" office:value="563980" calcext:value-type="float">
            <text:p>563980</text:p>
          </table:table-cell>
          <table:table-cell table:formula="of:=[original.AC149]" office:value-type="float" office:value="272339" calcext:value-type="float">
            <text:p>272339</text:p>
          </table:table-cell>
          <table:table-cell table:formula="of:=[original.O149]" office:value-type="float" office:value="707824" calcext:value-type="float">
            <text:p>707824</text:p>
          </table:table-cell>
          <table:table-cell table:formula="of:=['patched-standard'.AB149]" office:value-type="float" office:value="310656" calcext:value-type="float">
            <text:p>310656</text:p>
          </table:table-cell>
          <table:table-cell table:formula="of:=['patched-standard'.AC149]" office:value-type="float" office:value="271990" calcext:value-type="float">
            <text:p>271990</text:p>
          </table:table-cell>
          <table:table-cell table:formula="of:=['patched-standard'.O149]" office:value-type="float" office:value="439144" calcext:value-type="float">
            <text:p>439144</text:p>
          </table:table-cell>
          <table:table-cell table:formula="of:=['patched-aggressive'.AB149]" office:value-type="float" office:value="278256" calcext:value-type="float">
            <text:p>278256</text:p>
          </table:table-cell>
          <table:table-cell table:formula="of:=['patched-aggressive'.AC149]" office:value-type="float" office:value="271948" calcext:value-type="float">
            <text:p>271948</text:p>
          </table:table-cell>
          <table:table-cell table:formula="of:=['patched-aggressive'.O149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50]" office:value-type="float" office:value="563980" calcext:value-type="float">
            <text:p>563980</text:p>
          </table:table-cell>
          <table:table-cell table:formula="of:=[original.AC150]" office:value-type="float" office:value="272339" calcext:value-type="float">
            <text:p>272339</text:p>
          </table:table-cell>
          <table:table-cell table:formula="of:=[original.O150]" office:value-type="float" office:value="707824" calcext:value-type="float">
            <text:p>707824</text:p>
          </table:table-cell>
          <table:table-cell table:formula="of:=['patched-standard'.AB150]" office:value-type="float" office:value="310656" calcext:value-type="float">
            <text:p>310656</text:p>
          </table:table-cell>
          <table:table-cell table:formula="of:=['patched-standard'.AC150]" office:value-type="float" office:value="271990" calcext:value-type="float">
            <text:p>271990</text:p>
          </table:table-cell>
          <table:table-cell table:formula="of:=['patched-standard'.O150]" office:value-type="float" office:value="439144" calcext:value-type="float">
            <text:p>439144</text:p>
          </table:table-cell>
          <table:table-cell table:formula="of:=['patched-aggressive'.AB150]" office:value-type="float" office:value="278256" calcext:value-type="float">
            <text:p>278256</text:p>
          </table:table-cell>
          <table:table-cell table:formula="of:=['patched-aggressive'.AC150]" office:value-type="float" office:value="271948" calcext:value-type="float">
            <text:p>271948</text:p>
          </table:table-cell>
          <table:table-cell table:formula="of:=['patched-aggressive'.O150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51]" office:value-type="float" office:value="563980" calcext:value-type="float">
            <text:p>563980</text:p>
          </table:table-cell>
          <table:table-cell table:formula="of:=[original.AC151]" office:value-type="float" office:value="272339" calcext:value-type="float">
            <text:p>272339</text:p>
          </table:table-cell>
          <table:table-cell table:formula="of:=[original.O151]" office:value-type="float" office:value="707824" calcext:value-type="float">
            <text:p>707824</text:p>
          </table:table-cell>
          <table:table-cell table:formula="of:=['patched-standard'.AB151]" office:value-type="float" office:value="310656" calcext:value-type="float">
            <text:p>310656</text:p>
          </table:table-cell>
          <table:table-cell table:formula="of:=['patched-standard'.AC151]" office:value-type="float" office:value="271990" calcext:value-type="float">
            <text:p>271990</text:p>
          </table:table-cell>
          <table:table-cell table:formula="of:=['patched-standard'.O151]" office:value-type="float" office:value="439144" calcext:value-type="float">
            <text:p>439144</text:p>
          </table:table-cell>
          <table:table-cell table:formula="of:=['patched-aggressive'.AB151]" office:value-type="float" office:value="278256" calcext:value-type="float">
            <text:p>278256</text:p>
          </table:table-cell>
          <table:table-cell table:formula="of:=['patched-aggressive'.AC151]" office:value-type="float" office:value="271948" calcext:value-type="float">
            <text:p>271948</text:p>
          </table:table-cell>
          <table:table-cell table:formula="of:=['patched-aggressive'.O151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52]" office:value-type="float" office:value="563980" calcext:value-type="float">
            <text:p>563980</text:p>
          </table:table-cell>
          <table:table-cell table:formula="of:=[original.AC152]" office:value-type="float" office:value="272339" calcext:value-type="float">
            <text:p>272339</text:p>
          </table:table-cell>
          <table:table-cell table:formula="of:=[original.O152]" office:value-type="float" office:value="707824" calcext:value-type="float">
            <text:p>707824</text:p>
          </table:table-cell>
          <table:table-cell table:formula="of:=['patched-standard'.AB152]" office:value-type="float" office:value="310656" calcext:value-type="float">
            <text:p>310656</text:p>
          </table:table-cell>
          <table:table-cell table:formula="of:=['patched-standard'.AC152]" office:value-type="float" office:value="271990" calcext:value-type="float">
            <text:p>271990</text:p>
          </table:table-cell>
          <table:table-cell table:formula="of:=['patched-standard'.O152]" office:value-type="float" office:value="439144" calcext:value-type="float">
            <text:p>439144</text:p>
          </table:table-cell>
          <table:table-cell table:formula="of:=['patched-aggressive'.AB152]" office:value-type="float" office:value="278256" calcext:value-type="float">
            <text:p>278256</text:p>
          </table:table-cell>
          <table:table-cell table:formula="of:=['patched-aggressive'.AC152]" office:value-type="float" office:value="271948" calcext:value-type="float">
            <text:p>271948</text:p>
          </table:table-cell>
          <table:table-cell table:formula="of:=['patched-aggressive'.O152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53]" office:value-type="float" office:value="563980" calcext:value-type="float">
            <text:p>563980</text:p>
          </table:table-cell>
          <table:table-cell table:formula="of:=[original.AC153]" office:value-type="float" office:value="272339" calcext:value-type="float">
            <text:p>272339</text:p>
          </table:table-cell>
          <table:table-cell table:formula="of:=[original.O153]" office:value-type="float" office:value="707824" calcext:value-type="float">
            <text:p>707824</text:p>
          </table:table-cell>
          <table:table-cell table:formula="of:=['patched-standard'.AB153]" office:value-type="float" office:value="310656" calcext:value-type="float">
            <text:p>310656</text:p>
          </table:table-cell>
          <table:table-cell table:formula="of:=['patched-standard'.AC153]" office:value-type="float" office:value="271990" calcext:value-type="float">
            <text:p>271990</text:p>
          </table:table-cell>
          <table:table-cell table:formula="of:=['patched-standard'.O153]" office:value-type="float" office:value="439144" calcext:value-type="float">
            <text:p>439144</text:p>
          </table:table-cell>
          <table:table-cell table:formula="of:=['patched-aggressive'.AB153]" office:value-type="float" office:value="278256" calcext:value-type="float">
            <text:p>278256</text:p>
          </table:table-cell>
          <table:table-cell table:formula="of:=['patched-aggressive'.AC153]" office:value-type="float" office:value="271948" calcext:value-type="float">
            <text:p>271948</text:p>
          </table:table-cell>
          <table:table-cell table:formula="of:=['patched-aggressive'.O153]" office:value-type="float" office:value="407748" calcext:value-type="float">
            <text:p>407748</text:p>
          </table:table-cell>
        </table:table-row>
        <table:table-row table:style-name="ro1">
          <table:table-cell table:formula="of:=[original.AB154]" office:value-type="float" office:value="539404" calcext:value-type="float">
            <text:p>539404</text:p>
          </table:table-cell>
          <table:table-cell table:formula="of:=[original.AC154]" office:value-type="float" office:value="185926" calcext:value-type="float">
            <text:p>185926</text:p>
          </table:table-cell>
          <table:table-cell table:formula="of:=[original.O154]" office:value-type="float" office:value="684148" calcext:value-type="float">
            <text:p>684148</text:p>
          </table:table-cell>
          <table:table-cell table:formula="of:=['patched-standard'.AB154]" office:value-type="float" office:value="219840" calcext:value-type="float">
            <text:p>219840</text:p>
          </table:table-cell>
          <table:table-cell table:formula="of:=['patched-standard'.AC154]" office:value-type="float" office:value="185678" calcext:value-type="float">
            <text:p>185678</text:p>
          </table:table-cell>
          <table:table-cell table:formula="of:=['patched-standard'.O154]" office:value-type="float" office:value="345172" calcext:value-type="float">
            <text:p>345172</text:p>
          </table:table-cell>
          <table:table-cell table:formula="of:=['patched-aggressive'.AB154]" office:value-type="float" office:value="190576" calcext:value-type="float">
            <text:p>190576</text:p>
          </table:table-cell>
          <table:table-cell table:formula="of:=['patched-aggressive'.AC154]" office:value-type="float" office:value="185639" calcext:value-type="float">
            <text:p>185639</text:p>
          </table:table-cell>
          <table:table-cell table:formula="of:=['patched-aggressive'.O154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55]" office:value-type="float" office:value="539404" calcext:value-type="float">
            <text:p>539404</text:p>
          </table:table-cell>
          <table:table-cell table:formula="of:=[original.AC155]" office:value-type="float" office:value="185926" calcext:value-type="float">
            <text:p>185926</text:p>
          </table:table-cell>
          <table:table-cell table:formula="of:=[original.O155]" office:value-type="float" office:value="684148" calcext:value-type="float">
            <text:p>684148</text:p>
          </table:table-cell>
          <table:table-cell table:formula="of:=['patched-standard'.AB155]" office:value-type="float" office:value="219840" calcext:value-type="float">
            <text:p>219840</text:p>
          </table:table-cell>
          <table:table-cell table:formula="of:=['patched-standard'.AC155]" office:value-type="float" office:value="185678" calcext:value-type="float">
            <text:p>185678</text:p>
          </table:table-cell>
          <table:table-cell table:formula="of:=['patched-standard'.O155]" office:value-type="float" office:value="345172" calcext:value-type="float">
            <text:p>345172</text:p>
          </table:table-cell>
          <table:table-cell table:formula="of:=['patched-aggressive'.AB155]" office:value-type="float" office:value="190576" calcext:value-type="float">
            <text:p>190576</text:p>
          </table:table-cell>
          <table:table-cell table:formula="of:=['patched-aggressive'.AC155]" office:value-type="float" office:value="185639" calcext:value-type="float">
            <text:p>185639</text:p>
          </table:table-cell>
          <table:table-cell table:formula="of:=['patched-aggressive'.O155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56]" office:value-type="float" office:value="539404" calcext:value-type="float">
            <text:p>539404</text:p>
          </table:table-cell>
          <table:table-cell table:formula="of:=[original.AC156]" office:value-type="float" office:value="185926" calcext:value-type="float">
            <text:p>185926</text:p>
          </table:table-cell>
          <table:table-cell table:formula="of:=[original.O156]" office:value-type="float" office:value="684148" calcext:value-type="float">
            <text:p>684148</text:p>
          </table:table-cell>
          <table:table-cell table:formula="of:=['patched-standard'.AB156]" office:value-type="float" office:value="219840" calcext:value-type="float">
            <text:p>219840</text:p>
          </table:table-cell>
          <table:table-cell table:formula="of:=['patched-standard'.AC156]" office:value-type="float" office:value="185678" calcext:value-type="float">
            <text:p>185678</text:p>
          </table:table-cell>
          <table:table-cell table:formula="of:=['patched-standard'.O156]" office:value-type="float" office:value="345172" calcext:value-type="float">
            <text:p>345172</text:p>
          </table:table-cell>
          <table:table-cell table:formula="of:=['patched-aggressive'.AB156]" office:value-type="float" office:value="190576" calcext:value-type="float">
            <text:p>190576</text:p>
          </table:table-cell>
          <table:table-cell table:formula="of:=['patched-aggressive'.AC156]" office:value-type="float" office:value="185639" calcext:value-type="float">
            <text:p>185639</text:p>
          </table:table-cell>
          <table:table-cell table:formula="of:=['patched-aggressive'.O156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57]" office:value-type="float" office:value="539404" calcext:value-type="float">
            <text:p>539404</text:p>
          </table:table-cell>
          <table:table-cell table:formula="of:=[original.AC157]" office:value-type="float" office:value="185926" calcext:value-type="float">
            <text:p>185926</text:p>
          </table:table-cell>
          <table:table-cell table:formula="of:=[original.O157]" office:value-type="float" office:value="684148" calcext:value-type="float">
            <text:p>684148</text:p>
          </table:table-cell>
          <table:table-cell table:formula="of:=['patched-standard'.AB157]" office:value-type="float" office:value="219840" calcext:value-type="float">
            <text:p>219840</text:p>
          </table:table-cell>
          <table:table-cell table:formula="of:=['patched-standard'.AC157]" office:value-type="float" office:value="185678" calcext:value-type="float">
            <text:p>185678</text:p>
          </table:table-cell>
          <table:table-cell table:formula="of:=['patched-standard'.O157]" office:value-type="float" office:value="345172" calcext:value-type="float">
            <text:p>345172</text:p>
          </table:table-cell>
          <table:table-cell table:formula="of:=['patched-aggressive'.AB157]" office:value-type="float" office:value="190576" calcext:value-type="float">
            <text:p>190576</text:p>
          </table:table-cell>
          <table:table-cell table:formula="of:=['patched-aggressive'.AC157]" office:value-type="float" office:value="185639" calcext:value-type="float">
            <text:p>185639</text:p>
          </table:table-cell>
          <table:table-cell table:formula="of:=['patched-aggressive'.O157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58]" office:value-type="float" office:value="539404" calcext:value-type="float">
            <text:p>539404</text:p>
          </table:table-cell>
          <table:table-cell table:formula="of:=[original.AC158]" office:value-type="float" office:value="185926" calcext:value-type="float">
            <text:p>185926</text:p>
          </table:table-cell>
          <table:table-cell table:formula="of:=[original.O158]" office:value-type="float" office:value="684148" calcext:value-type="float">
            <text:p>684148</text:p>
          </table:table-cell>
          <table:table-cell table:formula="of:=['patched-standard'.AB158]" office:value-type="float" office:value="219840" calcext:value-type="float">
            <text:p>219840</text:p>
          </table:table-cell>
          <table:table-cell table:formula="of:=['patched-standard'.AC158]" office:value-type="float" office:value="185678" calcext:value-type="float">
            <text:p>185678</text:p>
          </table:table-cell>
          <table:table-cell table:formula="of:=['patched-standard'.O158]" office:value-type="float" office:value="345172" calcext:value-type="float">
            <text:p>345172</text:p>
          </table:table-cell>
          <table:table-cell table:formula="of:=['patched-aggressive'.AB158]" office:value-type="float" office:value="190576" calcext:value-type="float">
            <text:p>190576</text:p>
          </table:table-cell>
          <table:table-cell table:formula="of:=['patched-aggressive'.AC158]" office:value-type="float" office:value="185639" calcext:value-type="float">
            <text:p>185639</text:p>
          </table:table-cell>
          <table:table-cell table:formula="of:=['patched-aggressive'.O158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59]" office:value-type="float" office:value="539404" calcext:value-type="float">
            <text:p>539404</text:p>
          </table:table-cell>
          <table:table-cell table:formula="of:=[original.AC159]" office:value-type="float" office:value="185926" calcext:value-type="float">
            <text:p>185926</text:p>
          </table:table-cell>
          <table:table-cell table:formula="of:=[original.O159]" office:value-type="float" office:value="684148" calcext:value-type="float">
            <text:p>684148</text:p>
          </table:table-cell>
          <table:table-cell table:formula="of:=['patched-standard'.AB159]" office:value-type="float" office:value="219840" calcext:value-type="float">
            <text:p>219840</text:p>
          </table:table-cell>
          <table:table-cell table:formula="of:=['patched-standard'.AC159]" office:value-type="float" office:value="185678" calcext:value-type="float">
            <text:p>185678</text:p>
          </table:table-cell>
          <table:table-cell table:formula="of:=['patched-standard'.O159]" office:value-type="float" office:value="345172" calcext:value-type="float">
            <text:p>345172</text:p>
          </table:table-cell>
          <table:table-cell table:formula="of:=['patched-aggressive'.AB159]" office:value-type="float" office:value="190576" calcext:value-type="float">
            <text:p>190576</text:p>
          </table:table-cell>
          <table:table-cell table:formula="of:=['patched-aggressive'.AC159]" office:value-type="float" office:value="185639" calcext:value-type="float">
            <text:p>185639</text:p>
          </table:table-cell>
          <table:table-cell table:formula="of:=['patched-aggressive'.O159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60]" office:value-type="float" office:value="539404" calcext:value-type="float">
            <text:p>539404</text:p>
          </table:table-cell>
          <table:table-cell table:formula="of:=[original.AC160]" office:value-type="float" office:value="185926" calcext:value-type="float">
            <text:p>185926</text:p>
          </table:table-cell>
          <table:table-cell table:formula="of:=[original.O160]" office:value-type="float" office:value="684148" calcext:value-type="float">
            <text:p>684148</text:p>
          </table:table-cell>
          <table:table-cell table:formula="of:=['patched-standard'.AB160]" office:value-type="float" office:value="219840" calcext:value-type="float">
            <text:p>219840</text:p>
          </table:table-cell>
          <table:table-cell table:formula="of:=['patched-standard'.AC160]" office:value-type="float" office:value="185678" calcext:value-type="float">
            <text:p>185678</text:p>
          </table:table-cell>
          <table:table-cell table:formula="of:=['patched-standard'.O160]" office:value-type="float" office:value="345172" calcext:value-type="float">
            <text:p>345172</text:p>
          </table:table-cell>
          <table:table-cell table:formula="of:=['patched-aggressive'.AB160]" office:value-type="float" office:value="190576" calcext:value-type="float">
            <text:p>190576</text:p>
          </table:table-cell>
          <table:table-cell table:formula="of:=['patched-aggressive'.AC160]" office:value-type="float" office:value="185639" calcext:value-type="float">
            <text:p>185639</text:p>
          </table:table-cell>
          <table:table-cell table:formula="of:=['patched-aggressive'.O160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61]" office:value-type="float" office:value="539404" calcext:value-type="float">
            <text:p>539404</text:p>
          </table:table-cell>
          <table:table-cell table:formula="of:=[original.AC161]" office:value-type="float" office:value="185926" calcext:value-type="float">
            <text:p>185926</text:p>
          </table:table-cell>
          <table:table-cell table:formula="of:=[original.O161]" office:value-type="float" office:value="684148" calcext:value-type="float">
            <text:p>684148</text:p>
          </table:table-cell>
          <table:table-cell table:formula="of:=['patched-standard'.AB161]" office:value-type="float" office:value="219840" calcext:value-type="float">
            <text:p>219840</text:p>
          </table:table-cell>
          <table:table-cell table:formula="of:=['patched-standard'.AC161]" office:value-type="float" office:value="185678" calcext:value-type="float">
            <text:p>185678</text:p>
          </table:table-cell>
          <table:table-cell table:formula="of:=['patched-standard'.O161]" office:value-type="float" office:value="345172" calcext:value-type="float">
            <text:p>345172</text:p>
          </table:table-cell>
          <table:table-cell table:formula="of:=['patched-aggressive'.AB161]" office:value-type="float" office:value="190576" calcext:value-type="float">
            <text:p>190576</text:p>
          </table:table-cell>
          <table:table-cell table:formula="of:=['patched-aggressive'.AC161]" office:value-type="float" office:value="185639" calcext:value-type="float">
            <text:p>185639</text:p>
          </table:table-cell>
          <table:table-cell table:formula="of:=['patched-aggressive'.O161]" office:value-type="float" office:value="316612" calcext:value-type="float">
            <text:p>316612</text:p>
          </table:table-cell>
        </table:table-row>
        <table:table-row table:style-name="ro1">
          <table:table-cell table:formula="of:=[original.AB162]" office:value-type="float" office:value="66660" calcext:value-type="float">
            <text:p>66660</text:p>
          </table:table-cell>
          <table:table-cell table:formula="of:=[original.AC162]" office:value-type="float" office:value="13100" calcext:value-type="float">
            <text:p>13100</text:p>
          </table:table-cell>
          <table:table-cell table:formula="of:=[original.O162]" office:value-type="float" office:value="203140" calcext:value-type="float">
            <text:p>203140</text:p>
          </table:table-cell>
          <table:table-cell table:formula="of:=['patched-standard'.AB162]" office:value-type="float" office:value="13504" calcext:value-type="float">
            <text:p>13504</text:p>
          </table:table-cell>
          <table:table-cell table:formula="of:=['patched-standard'.AC162]" office:value-type="float" office:value="13067" calcext:value-type="float">
            <text:p>13067</text:p>
          </table:table-cell>
          <table:table-cell table:formula="of:=['patched-standard'.O162]" office:value-type="float" office:value="141276" calcext:value-type="float">
            <text:p>141276</text:p>
          </table:table-cell>
          <table:table-cell table:formula="of:=['patched-aggressive'.AB162]" office:value-type="float" office:value="13280" calcext:value-type="float">
            <text:p>13280</text:p>
          </table:table-cell>
          <table:table-cell table:formula="of:=['patched-aggressive'.AC162]" office:value-type="float" office:value="13054" calcext:value-type="float">
            <text:p>13054</text:p>
          </table:table-cell>
          <table:table-cell table:formula="of:=['patched-aggressive'.O162]" office:value-type="float" office:value="130500" calcext:value-type="float">
            <text:p>130500</text:p>
          </table:table-cell>
        </table:table-row>
        <table:table-row table:style-name="ro1">
          <table:table-cell table:formula="of:=[original.AB163]" office:value-type="float" office:value="66660" calcext:value-type="float">
            <text:p>66660</text:p>
          </table:table-cell>
          <table:table-cell table:formula="of:=[original.AC163]" office:value-type="float" office:value="13100" calcext:value-type="float">
            <text:p>13100</text:p>
          </table:table-cell>
          <table:table-cell table:formula="of:=[original.O163]" office:value-type="float" office:value="203140" calcext:value-type="float">
            <text:p>203140</text:p>
          </table:table-cell>
          <table:table-cell table:formula="of:=['patched-standard'.AB163]" office:value-type="float" office:value="13504" calcext:value-type="float">
            <text:p>13504</text:p>
          </table:table-cell>
          <table:table-cell table:formula="of:=['patched-standard'.AC163]" office:value-type="float" office:value="13067" calcext:value-type="float">
            <text:p>13067</text:p>
          </table:table-cell>
          <table:table-cell table:formula="of:=['patched-standard'.O163]" office:value-type="float" office:value="141276" calcext:value-type="float">
            <text:p>141276</text:p>
          </table:table-cell>
          <table:table-cell table:formula="of:=['patched-aggressive'.AB163]" office:value-type="float" office:value="13280" calcext:value-type="float">
            <text:p>13280</text:p>
          </table:table-cell>
          <table:table-cell table:formula="of:=['patched-aggressive'.AC163]" office:value-type="float" office:value="13054" calcext:value-type="float">
            <text:p>13054</text:p>
          </table:table-cell>
          <table:table-cell table:formula="of:=['patched-aggressive'.O163]" office:value-type="float" office:value="130500" calcext:value-type="float">
            <text:p>130500</text:p>
          </table:table-cell>
        </table:table-row>
        <table:table-row table:style-name="ro1">
          <table:table-cell table:formula="of:=[original.AB164]" office:value-type="float" office:value="66660" calcext:value-type="float">
            <text:p>66660</text:p>
          </table:table-cell>
          <table:table-cell table:formula="of:=[original.AC164]" office:value-type="float" office:value="13100" calcext:value-type="float">
            <text:p>13100</text:p>
          </table:table-cell>
          <table:table-cell table:formula="of:=[original.O164]" office:value-type="float" office:value="203140" calcext:value-type="float">
            <text:p>203140</text:p>
          </table:table-cell>
          <table:table-cell table:formula="of:=['patched-standard'.AB164]" office:value-type="float" office:value="13504" calcext:value-type="float">
            <text:p>13504</text:p>
          </table:table-cell>
          <table:table-cell table:formula="of:=['patched-standard'.AC164]" office:value-type="float" office:value="13067" calcext:value-type="float">
            <text:p>13067</text:p>
          </table:table-cell>
          <table:table-cell table:formula="of:=['patched-standard'.O164]" office:value-type="float" office:value="141276" calcext:value-type="float">
            <text:p>141276</text:p>
          </table:table-cell>
          <table:table-cell table:formula="of:=['patched-aggressive'.AB164]" office:value-type="float" office:value="13280" calcext:value-type="float">
            <text:p>13280</text:p>
          </table:table-cell>
          <table:table-cell table:formula="of:=['patched-aggressive'.AC164]" office:value-type="float" office:value="13054" calcext:value-type="float">
            <text:p>13054</text:p>
          </table:table-cell>
          <table:table-cell table:formula="of:=['patched-aggressive'.O164]" office:value-type="float" office:value="130500" calcext:value-type="float">
            <text:p>130500</text:p>
          </table:table-cell>
        </table:table-row>
        <table:table-row table:style-name="ro1">
          <table:table-cell table:formula="of:=[original.AB165]" office:value-type="float" office:value="66660" calcext:value-type="float">
            <text:p>66660</text:p>
          </table:table-cell>
          <table:table-cell table:formula="of:=[original.AC165]" office:value-type="float" office:value="13100" calcext:value-type="float">
            <text:p>13100</text:p>
          </table:table-cell>
          <table:table-cell table:formula="of:=[original.O165]" office:value-type="float" office:value="203140" calcext:value-type="float">
            <text:p>203140</text:p>
          </table:table-cell>
          <table:table-cell table:formula="of:=['patched-standard'.AB165]" office:value-type="float" office:value="13504" calcext:value-type="float">
            <text:p>13504</text:p>
          </table:table-cell>
          <table:table-cell table:formula="of:=['patched-standard'.AC165]" office:value-type="float" office:value="13067" calcext:value-type="float">
            <text:p>13067</text:p>
          </table:table-cell>
          <table:table-cell table:formula="of:=['patched-standard'.O165]" office:value-type="float" office:value="141276" calcext:value-type="float">
            <text:p>141276</text:p>
          </table:table-cell>
          <table:table-cell table:formula="of:=['patched-aggressive'.AB165]" office:value-type="float" office:value="13280" calcext:value-type="float">
            <text:p>13280</text:p>
          </table:table-cell>
          <table:table-cell table:formula="of:=['patched-aggressive'.AC165]" office:value-type="float" office:value="13054" calcext:value-type="float">
            <text:p>13054</text:p>
          </table:table-cell>
          <table:table-cell table:formula="of:=['patched-aggressive'.O165]" office:value-type="float" office:value="130500" calcext:value-type="float">
            <text:p>13050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7:56:11.285709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21T17:57:02.667921488</dc:date>
    <meta:editing-duration>PT55M2S</meta:editing-duration>
    <meta:editing-cycles>31</meta:editing-cycles>
    <meta:generator>LibreOffice/5.1.6.2$Linux_X86_64 LibreOffice_project/10m0$Build-2</meta:generator>
    <meta:document-statistic meta:table-count="9" meta:cell-count="2247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76">
                <text:p>33376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872">
                <text:p>120872</text:p>
              </table:table-cell>
              <table:table-cell office:value-type="float" office:value="120460">
                <text:p>120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220">
                <text:p>229220</text:p>
              </table:table-cell>
              <table:table-cell office:value-type="float" office:value="227420">
                <text:p>227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296">
                <text:p>275296</text:p>
              </table:table-cell>
              <table:table-cell office:value-type="float" office:value="269864">
                <text:p>269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960">
                <text:p>120960</text:p>
              </table:table-cell>
              <table:table-cell office:value-type="float" office:value="116484">
                <text:p>11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300">
                <text:p>190300</text:p>
              </table:table-cell>
              <table:table-cell office:value-type="float" office:value="194532">
                <text:p>19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876">
                <text:p>285876</text:p>
              </table:table-cell>
              <table:table-cell office:value-type="float" office:value="290976">
                <text:p>29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904">
                <text:p>379904</text:p>
              </table:table-cell>
              <table:table-cell office:value-type="float" office:value="387516">
                <text:p>38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6920">
                <text:p>466920</text:p>
              </table:table-cell>
              <table:table-cell office:value-type="float" office:value="481844">
                <text:p>481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992">
                <text:p>571992</text:p>
              </table:table-cell>
              <table:table-cell office:value-type="float" office:value="618016">
                <text:p>61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0172">
                <text:p>580172</text:p>
              </table:table-cell>
              <table:table-cell office:value-type="float" office:value="588108">
                <text:p>588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136">
                <text:p>580136</text:p>
              </table:table-cell>
              <table:table-cell office:value-type="float" office:value="505692">
                <text:p>50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4420">
                <text:p>574420</text:p>
              </table:table-cell>
              <table:table-cell office:value-type="float" office:value="417672">
                <text:p>417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124">
                <text:p>535124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1632">
                <text:p>491632</text:p>
              </table:table-cell>
              <table:table-cell office:value-type="float" office:value="240696">
                <text:p>240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788">
                <text:p>494788</text:p>
              </table:table-cell>
              <table:table-cell office:value-type="float" office:value="280408">
                <text:p>2804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276">
                <text:p>499276</text:p>
              </table:table-cell>
              <table:table-cell office:value-type="float" office:value="369772">
                <text:p>3697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5348">
                <text:p>505348</text:p>
              </table:table-cell>
              <table:table-cell office:value-type="float" office:value="462428">
                <text:p>462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8316">
                <text:p>588316</text:p>
              </table:table-cell>
              <table:table-cell office:value-type="float" office:value="551060">
                <text:p>5510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1368">
                <text:p>681368</text:p>
              </table:table-cell>
              <table:table-cell office:value-type="float" office:value="643716">
                <text:p>6437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7440">
                <text:p>687440</text:p>
              </table:table-cell>
              <table:table-cell office:value-type="float" office:value="684464">
                <text:p>6844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7440">
                <text:p>687440</text:p>
              </table:table-cell>
              <table:table-cell office:value-type="float" office:value="684536">
                <text:p>684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7440">
                <text:p>687440</text:p>
              </table:table-cell>
              <table:table-cell office:value-type="float" office:value="607008">
                <text:p>607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7276">
                <text:p>687276</text:p>
              </table:table-cell>
              <table:table-cell office:value-type="float" office:value="520508">
                <text:p>5205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9476">
                <text:p>659476</text:p>
              </table:table-cell>
              <table:table-cell office:value-type="float" office:value="434020">
                <text:p>4340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4008">
                <text:p>634008</text:p>
              </table:table-cell>
              <table:table-cell office:value-type="float" office:value="347604">
                <text:p>3476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9536">
                <text:p>189536</text:p>
              </table:table-cell>
              <table:table-cell office:value-type="float" office:value="148376">
                <text:p>148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2691">
                <text:p>1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0870">
                <text:p>708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0446">
                <text:p>16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2034">
                <text:p>25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36678">
                <text:p>336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27530">
                <text:p>427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45125">
                <text:p>445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58712">
                <text:p>358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72299">
                <text:p>2722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72300">
                <text:p>272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185887">
                <text:p>18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99474">
                <text:p>99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51310">
                <text:p>1513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49497">
                <text:p>249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43194">
                <text:p>343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35928">
                <text:p>435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26499">
                <text:p>5264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31542">
                <text:p>531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45129">
                <text:p>445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58716">
                <text:p>358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72302">
                <text:p>272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72304">
                <text:p>272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185900">
                <text:p>1859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074">
                <text:p>13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96">
                <text:p>12096</text:p>
              </table:table-cell>
              <table:table-cell office:value-type="float" office:value="11828">
                <text:p>11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0">
                <text:p>13120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6">
                <text:p>13376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224">
                <text:p>76224</text:p>
              </table:table-cell>
              <table:table-cell office:value-type="float" office:value="75976">
                <text:p>75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232">
                <text:p>167232</text:p>
              </table:table-cell>
              <table:table-cell office:value-type="float" office:value="166852">
                <text:p>166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584">
                <text:p>259584</text:p>
              </table:table-cell>
              <table:table-cell office:value-type="float" office:value="259015">
                <text:p>259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4832">
                <text:p>344832</text:p>
              </table:table-cell>
              <table:table-cell office:value-type="float" office:value="344231">
                <text:p>344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6288">
                <text:p>436288</text:p>
              </table:table-cell>
              <table:table-cell office:value-type="float" office:value="435609">
                <text:p>435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872">
                <text:p>455872</text:p>
              </table:table-cell>
              <table:table-cell office:value-type="float" office:value="455145">
                <text:p>455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7344">
                <text:p>377344</text:p>
              </table:table-cell>
              <table:table-cell office:value-type="float" office:value="366757">
                <text:p>366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32">
                <text:p>288832</text:p>
              </table:table-cell>
              <table:table-cell office:value-type="float" office:value="278370">
                <text:p>278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832">
                <text:p>288832</text:p>
              </table:table-cell>
              <table:table-cell office:value-type="float" office:value="278371">
                <text:p>278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448">
                <text:p>200448</text:p>
              </table:table-cell>
              <table:table-cell office:value-type="float" office:value="189983">
                <text:p>18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936">
                <text:p>111936</text:p>
              </table:table-cell>
              <table:table-cell office:value-type="float" office:value="101595">
                <text:p>101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6560">
                <text:p>146560</text:p>
              </table:table-cell>
              <table:table-cell office:value-type="float" office:value="144202">
                <text:p>144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968">
                <text:p>235968</text:p>
              </table:table-cell>
              <table:table-cell office:value-type="float" office:value="235419">
                <text:p>235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8640">
                <text:p>328640</text:p>
              </table:table-cell>
              <table:table-cell office:value-type="float" office:value="328025">
                <text:p>328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5936">
                <text:p>415936</text:p>
              </table:table-cell>
              <table:table-cell office:value-type="float" office:value="415235">
                <text:p>415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7200">
                <text:p>507200</text:p>
              </table:table-cell>
              <table:table-cell office:value-type="float" office:value="506418">
                <text:p>5064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320">
                <text:p>544320</text:p>
              </table:table-cell>
              <table:table-cell office:value-type="float" office:value="543535">
                <text:p>5435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6816">
                <text:p>466816</text:p>
              </table:table-cell>
              <table:table-cell office:value-type="float" office:value="455148">
                <text:p>4551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52">
                <text:p>380352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3888">
                <text:p>293888</text:p>
              </table:table-cell>
              <table:table-cell office:value-type="float" office:value="278373">
                <text:p>278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888">
                <text:p>293888</text:p>
              </table:table-cell>
              <table:table-cell office:value-type="float" office:value="278374">
                <text:p>278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488">
                <text:p>207488</text:p>
              </table:table-cell>
              <table:table-cell office:value-type="float" office:value="189995">
                <text:p>1899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04">
                <text:p>13504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4">
                <text:p>11984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24">
                <text:p>13024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96">
                <text:p>13296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76">
                <text:p>13376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92">
                <text:p>76592</text:p>
              </table:table-cell>
              <table:table-cell office:value-type="float" office:value="76326">
                <text:p>7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504">
                <text:p>161504</text:p>
              </table:table-cell>
              <table:table-cell office:value-type="float" office:value="161158">
                <text:p>161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056">
                <text:p>241056</text:p>
              </table:table-cell>
              <table:table-cell office:value-type="float" office:value="240625">
                <text:p>2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424">
                <text:p>313424</text:p>
              </table:table-cell>
              <table:table-cell office:value-type="float" office:value="312913">
                <text:p>312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96">
                <text:p>392496</text:p>
              </table:table-cell>
              <table:table-cell office:value-type="float" office:value="391907">
                <text:p>391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5792">
                <text:p>455792</text:p>
              </table:table-cell>
              <table:table-cell office:value-type="float" office:value="455138">
                <text:p>455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680">
                <text:p>369680</text:p>
              </table:table-cell>
              <table:table-cell office:value-type="float" office:value="366751">
                <text:p>366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200">
                <text:p>281200</text:p>
              </table:table-cell>
              <table:table-cell office:value-type="float" office:value="278363">
                <text:p>278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1200">
                <text:p>281200</text:p>
              </table:table-cell>
              <table:table-cell office:value-type="float" office:value="278365">
                <text:p>278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720">
                <text:p>192720</text:p>
              </table:table-cell>
              <table:table-cell office:value-type="float" office:value="189977">
                <text:p>189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240">
                <text:p>104240</text:p>
              </table:table-cell>
              <table:table-cell office:value-type="float" office:value="101590">
                <text:p>1015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7616">
                <text:p>187616</text:p>
              </table:table-cell>
              <table:table-cell office:value-type="float" office:value="187241">
                <text:p>187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8656">
                <text:p>278656</text:p>
              </table:table-cell>
              <table:table-cell office:value-type="float" office:value="278194">
                <text:p>2781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84">
                <text:p>368384</text:p>
              </table:table-cell>
              <table:table-cell office:value-type="float" office:value="367816">
                <text:p>3678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5520">
                <text:p>455520</text:p>
              </table:table-cell>
              <table:table-cell office:value-type="float" office:value="454862">
                <text:p>4548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4272">
                <text:p>544272</text:p>
              </table:table-cell>
              <table:table-cell office:value-type="float" office:value="543530">
                <text:p>5435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8352">
                <text:p>458352</text:p>
              </table:table-cell>
              <table:table-cell office:value-type="float" office:value="455142">
                <text:p>455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112">
                <text:p>370112</text:p>
              </table:table-cell>
              <table:table-cell office:value-type="float" office:value="366754">
                <text:p>366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1872">
                <text:p>281872</text:p>
              </table:table-cell>
              <table:table-cell office:value-type="float" office:value="278367">
                <text:p>2783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872">
                <text:p>281872</text:p>
              </table:table-cell>
              <table:table-cell office:value-type="float" office:value="278369">
                <text:p>2783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728">
                <text:p>193728</text:p>
              </table:table-cell>
              <table:table-cell office:value-type="float" office:value="189990">
                <text:p>1899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408">
                <text:p>13408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52">
                <text:p>13952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76">
                <text:p>14976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76">
                <text:p>1497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80">
                <text:p>75980</text:p>
              </table:table-cell>
              <table:table-cell office:value-type="float" office:value="76224">
                <text:p>7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828">
                <text:p>170828</text:p>
              </table:table-cell>
              <table:table-cell office:value-type="float" office:value="167232">
                <text:p>16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108">
                <text:p>268108</text:p>
              </table:table-cell>
              <table:table-cell office:value-type="float" office:value="259584">
                <text:p>259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7580">
                <text:p>357580</text:p>
              </table:table-cell>
              <table:table-cell office:value-type="float" office:value="344832">
                <text:p>344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836">
                <text:p>453836</text:p>
              </table:table-cell>
              <table:table-cell office:value-type="float" office:value="436288">
                <text:p>436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524">
                <text:p>472524</text:p>
              </table:table-cell>
              <table:table-cell office:value-type="float" office:value="455872">
                <text:p>45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24">
                <text:p>472524</text:p>
              </table:table-cell>
              <table:table-cell office:value-type="float" office:value="377344">
                <text:p>37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380">
                <text:p>466380</text:p>
              </table:table-cell>
              <table:table-cell office:value-type="float" office:value="288832">
                <text:p>288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420">
                <text:p>425420</text:p>
              </table:table-cell>
              <table:table-cell office:value-type="float" office:value="200448">
                <text:p>200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364">
                <text:p>380364</text:p>
              </table:table-cell>
              <table:table-cell office:value-type="float" office:value="111936">
                <text:p>1119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0364">
                <text:p>380364</text:p>
              </table:table-cell>
              <table:table-cell office:value-type="float" office:value="146560">
                <text:p>1465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0364">
                <text:p>380364</text:p>
              </table:table-cell>
              <table:table-cell office:value-type="float" office:value="235968">
                <text:p>235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364">
                <text:p>380364</text:p>
              </table:table-cell>
              <table:table-cell office:value-type="float" office:value="328640">
                <text:p>3286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3820">
                <text:p>463820</text:p>
              </table:table-cell>
              <table:table-cell office:value-type="float" office:value="415936">
                <text:p>415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8668">
                <text:p>558668</text:p>
              </table:table-cell>
              <table:table-cell office:value-type="float" office:value="507200">
                <text:p>5072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044">
                <text:p>564044</text:p>
              </table:table-cell>
              <table:table-cell office:value-type="float" office:value="544320">
                <text:p>5443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044">
                <text:p>564044</text:p>
              </table:table-cell>
              <table:table-cell office:value-type="float" office:value="466816">
                <text:p>46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044">
                <text:p>564044</text:p>
              </table:table-cell>
              <table:table-cell office:value-type="float" office:value="380352">
                <text:p>380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5372">
                <text:p>535372</text:p>
              </table:table-cell>
              <table:table-cell office:value-type="float" office:value="293888">
                <text:p>2938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8748">
                <text:p>508748</text:p>
              </table:table-cell>
              <table:table-cell office:value-type="float" office:value="207488">
                <text:p>207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432">
                <text:p>66432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48">
                <text:p>32948</text:p>
              </table:table-cell>
              <table:table-cell office:value-type="float" office:value="33192">
                <text:p>33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320">
                <text:p>120320</text:p>
              </table:table-cell>
              <table:table-cell office:value-type="float" office:value="119916">
                <text:p>119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5820">
                <text:p>235820</text:p>
              </table:table-cell>
              <table:table-cell office:value-type="float" office:value="230304">
                <text:p>230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244">
                <text:p>277244</text:p>
              </table:table-cell>
              <table:table-cell office:value-type="float" office:value="274148">
                <text:p>274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728">
                <text:p>123728</text:p>
              </table:table-cell>
              <table:table-cell office:value-type="float" office:value="120696">
                <text:p>120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128">
                <text:p>278128</text:p>
              </table:table-cell>
              <table:table-cell office:value-type="float" office:value="254224">
                <text:p>254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8712">
                <text:p>478712</text:p>
              </table:table-cell>
              <table:table-cell office:value-type="float" office:value="467992">
                <text:p>467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9292">
                <text:p>619292</text:p>
              </table:table-cell>
              <table:table-cell office:value-type="float" office:value="614368">
                <text:p>614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292">
                <text:p>619292</text:p>
              </table:table-cell>
              <table:table-cell office:value-type="float" office:value="597288">
                <text:p>597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1092">
                <text:p>611092</text:p>
              </table:table-cell>
              <table:table-cell office:value-type="float" office:value="513840">
                <text:p>5138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8168">
                <text:p>608168</text:p>
              </table:table-cell>
              <table:table-cell office:value-type="float" office:value="430776">
                <text:p>430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4976">
                <text:p>604976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1584">
                <text:p>591584</text:p>
              </table:table-cell>
              <table:table-cell office:value-type="float" office:value="338216">
                <text:p>338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1584">
                <text:p>591584</text:p>
              </table:table-cell>
              <table:table-cell office:value-type="float" office:value="245204">
                <text:p>2452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1328">
                <text:p>601328</text:p>
              </table:table-cell>
              <table:table-cell office:value-type="float" office:value="426184">
                <text:p>426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7952">
                <text:p>717952</text:p>
              </table:table-cell>
              <table:table-cell office:value-type="float" office:value="650252">
                <text:p>650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8732">
                <text:p>728732</text:p>
              </table:table-cell>
              <table:table-cell office:value-type="float" office:value="689224">
                <text:p>6892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1416">
                <text:p>721416</text:p>
              </table:table-cell>
              <table:table-cell office:value-type="float" office:value="605960">
                <text:p>6059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4088">
                <text:p>714088</text:p>
              </table:table-cell>
              <table:table-cell office:value-type="float" office:value="523284">
                <text:p>523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824">
                <text:p>707824</text:p>
              </table:table-cell>
              <table:table-cell office:value-type="float" office:value="439144">
                <text:p>439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4148">
                <text:p>684148</text:p>
              </table:table-cell>
              <table:table-cell office:value-type="float" office:value="345172">
                <text:p>345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140">
                <text:p>203140</text:p>
              </table:table-cell>
              <table:table-cell office:value-type="float" office:value="141276">
                <text:p>1412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